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P131" style:family="paragraph" style:parent-style-name="Standard">
      <style:paragraph-properties fo:break-before="auto" fo:line-height="115%" style:writing-mode="lr-tb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P151" style:family="paragraph" style:parent-style-name="Standard">
      <style:paragraph-properties fo:break-before="auto" fo:line-height="115%" style:writing-mode="lr-tb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/>
    <style:style style:name="T169_21" style:family="text"/>
    <style:style style:name="T169_22" style:family="text"/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P172" style:family="paragraph" style:parent-style-name="Standard">
      <style:paragraph-properties fo:break-before="auto" fo:line-height="115%" style:writing-mode="lr-tb"/>
    </style:style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/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/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/>
    <style:style style:name="P190" style:family="paragraph" style:parent-style-name="Standard">
      <style:paragraph-properties fo:break-before="auto" fo:line-height="115%" style:writing-mode="lr-tb"/>
    </style:style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/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/>
    <style:style style:name="P196" style:family="paragraph" style:parent-style-name="Standard">
      <style:paragraph-properties fo:break-before="auto" fo:line-height="115%" style:writing-mode="lr-tb"/>
    </style:style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T197_17" style:family="text"/>
    <style:style style:name="T197_18" style:family="text"/>
    <style:style style:name="T197_19" style:family="text"/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/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/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/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/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T208_18" style:family="text"/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/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/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/>
    <style:style style:name="T214_18" style:family="text"/>
    <style:style style:name="T214_19" style:family="text"/>
    <style:style style:name="T214_20" style:family="text"/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/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/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T220_13" style:family="text"/>
    <style:style style:name="T220_14" style:family="text"/>
    <style:style style:name="T220_15" style:family="text"/>
    <style:style style:name="T220_16" style:family="text"/>
    <style:style style:name="T220_17" style:family="text"/>
    <style:style style:name="T220_18" style:family="text"/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/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T224_16" style:family="text"/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/>
    <style:style style:name="P226" style:family="paragraph" style:parent-style-name="Standard">
      <style:paragraph-properties fo:break-before="auto" fo:line-height="115%" style:writing-mode="lr-tb"/>
    </style:style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/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/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/>
    <style:style style:name="T233_16" style:family="text"/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/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/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/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/>
    <style:style style:name="P244" style:family="paragraph" style:parent-style-name="Standard">
      <style:paragraph-properties fo:break-before="auto" fo:line-height="115%" style:writing-mode="lr-tb"/>
    </style:style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T245_12" style:family="text"/>
    <style:style style:name="T245_13" style:family="text"/>
    <style:style style:name="T245_14" style:family="text"/>
    <style:style style:name="T245_15" style:family="text"/>
    <style:style style:name="T245_16" style:family="text"/>
    <style:style style:name="T245_17" style:family="text"/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/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/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T250_14" style:family="text"/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/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T253_11" style:family="text"/>
    <style:style style:name="T253_12" style:family="text"/>
    <style:style style:name="T253_13" style:family="text"/>
    <style:style style:name="T253_14" style:family="text"/>
    <style:style style:name="T253_15" style:family="text"/>
    <style:style style:name="T253_16" style:family="text"/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T254_16" style:family="text"/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/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P258" style:family="paragraph" style:parent-style-name="Standard">
      <style:paragraph-properties fo:break-before="auto" fo:line-height="115%" style:writing-mode="lr-tb"/>
    </style:style>
    <style:style style:name="T258_1" style:family="text"/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/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T263_16" style:family="text"/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/>
    <style:style style:name="P265" style:family="paragraph" style:parent-style-name="Standard">
      <style:paragraph-properties fo:break-before="auto" fo:line-height="115%" style:writing-mode="lr-tb"/>
    </style:style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T266_10" style:family="text"/>
    <style:style style:name="T266_11" style:family="text"/>
    <style:style style:name="T266_12" style:family="text"/>
    <style:style style:name="T266_13" style:family="text"/>
    <style:style style:name="T266_14" style:family="text"/>
    <style:style style:name="T266_15" style:family="text"/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/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P269" style:family="paragraph" style:parent-style-name="Standard">
      <style:paragraph-properties fo:break-before="auto" fo:line-height="115%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P270" style:family="paragraph" style:parent-style-name="Standard">
      <style:paragraph-properties fo:break-before="auto" fo:line-height="115%" style:writing-mode="lr-tb"/>
    </style:style>
    <style:style style:name="T270_1" style:family="text"/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T271_14" style:family="text"/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T272_13" style:family="text"/>
    <style:style style:name="T272_14" style:family="text"/>
    <style:style style:name="T272_15" style:family="text"/>
    <style:style style:name="T272_16" style:family="text"/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/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T274_18" style:family="text"/>
    <style:style style:name="T274_19" style:family="text"/>
    <style:style style:name="T274_20" style:family="text"/>
    <style:style style:name="T274_21" style:family="text"/>
    <style:style style:name="T274_22" style:family="text"/>
    <style:style style:name="T274_23" style:family="text"/>
    <style:style style:name="T274_24" style:family="text"/>
    <style:style style:name="T274_25" style:family="text"/>
    <style:style style:name="T274_26" style:family="text"/>
    <style:style style:name="P275" style:family="paragraph" style:parent-style-name="Standard">
      <style:paragraph-properties fo:break-before="auto" fo:line-height="115%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T275_9" style:family="text"/>
    <style:style style:name="T275_10" style:family="text"/>
    <style:style style:name="T275_11" style:family="text"/>
    <style:style style:name="T275_12" style:family="text"/>
    <style:style style:name="T275_13" style:family="text"/>
    <style:style style:name="T275_14" style:family="text"/>
    <style:style style:name="T275_15" style:family="text"/>
    <style:style style:name="T275_16" style:family="text"/>
    <style:style style:name="P276" style:family="paragraph" style:parent-style-name="Standard">
      <style:paragraph-properties fo:break-before="auto" fo:line-height="115%" style:writing-mode="lr-tb"/>
    </style:style>
    <style:style style:name="T276_1" style:family="text"/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T277_15" style:family="text"/>
    <style:style style:name="T277_16" style:family="text"/>
    <style:style style:name="T277_17" style:family="text"/>
    <style:style style:name="T277_18" style:family="text"/>
    <style:style style:name="T277_19" style:family="text"/>
    <style:style style:name="T277_20" style:family="text"/>
    <style:style style:name="T277_21" style:family="text"/>
    <style:style style:name="T277_22" style:family="text"/>
    <style:style style:name="T277_23" style:family="text"/>
    <style:style style:name="T277_24" style:family="text"/>
    <style:style style:name="T277_25" style:family="text"/>
    <style:style style:name="T277_26" style:family="text"/>
    <style:style style:name="P278" style:family="paragraph" style:parent-style-name="Standard">
      <style:paragraph-properties fo:break-before="auto" fo:line-height="115%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T278_13" style:family="text"/>
    <style:style style:name="T278_14" style:family="text"/>
    <style:style style:name="T278_15" style:family="text"/>
    <style:style style:name="T278_16" style:family="text"/>
    <style:style style:name="P279" style:family="paragraph" style:parent-style-name="Standard">
      <style:paragraph-properties fo:break-before="auto" fo:line-height="115%" style:writing-mode="lr-tb"/>
    </style:style>
    <style:style style:name="T279_1" style:family="text"/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/>
    <style:style style:name="P283" style:family="paragraph" style:parent-style-name="Standard">
      <style:paragraph-properties fo:break-before="auto" fo:line-height="115%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P284" style:family="paragraph" style:parent-style-name="Standard">
      <style:paragraph-properties fo:break-before="auto" fo:line-height="115%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P285" style:family="paragraph" style:parent-style-name="Standard">
      <style:paragraph-properties fo:break-before="auto" fo:line-height="115%" style:writing-mode="lr-tb"/>
    </style:style>
    <style:style style:name="T285_1" style:family="text"/>
    <style:style style:name="P286" style:family="paragraph" style:parent-style-name="Standard">
      <style:paragraph-properties fo:break-before="auto" fo:line-height="115%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/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P288" style:family="paragraph" style:parent-style-name="Standard">
      <style:paragraph-properties fo:break-before="auto" fo:line-height="115%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T288_10" style:family="text"/>
    <style:style style:name="T288_11" style:family="text"/>
    <style:style style:name="T288_12" style:family="text"/>
    <style:style style:name="T288_13" style:family="text"/>
    <style:style style:name="T288_14" style:family="text"/>
    <style:style style:name="T288_15" style:family="text"/>
    <style:style style:name="T288_16" style:family="text"/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/>
    <style:style style:name="P290" style:family="paragraph" style:parent-style-name="Standard">
      <style:paragraph-properties fo:break-before="auto" fo:line-height="115%" style:writing-mode="lr-tb"/>
    </style:style>
    <style:style style:name="P291" style:family="paragraph" style:parent-style-name="Standard">
      <style:paragraph-properties fo:break-before="auto" fo:line-height="115%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T291_13" style:family="text"/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/>
    <style:style style:name="P293" style:family="paragraph" style:parent-style-name="Standard">
      <style:paragraph-properties fo:break-before="auto" fo:line-height="115%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/>
    <style:style style:name="P296" style:family="paragraph" style:parent-style-name="Standard">
      <style:paragraph-properties fo:break-before="auto" fo:line-height="115%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T296_8" style:family="text"/>
    <style:style style:name="T296_9" style:family="text"/>
    <style:style style:name="T296_10" style:family="text"/>
    <style:style style:name="T296_11" style:family="text"/>
    <style:style style:name="T296_12" style:family="text"/>
    <style:style style:name="T296_13" style:family="text"/>
    <style:style style:name="T296_14" style:family="text"/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T297_14" style:family="text"/>
    <style:style style:name="T297_15" style:family="text"/>
    <style:style style:name="T297_16" style:family="text"/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/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T299_11" style:family="text"/>
    <style:style style:name="T299_12" style:family="text"/>
    <style:style style:name="T299_13" style:family="text"/>
    <style:style style:name="T299_14" style:family="text"/>
    <style:style style:name="T299_15" style:family="text"/>
    <style:style style:name="T299_16" style:family="text"/>
    <style:style style:name="T299_17" style:family="text"/>
    <style:style style:name="T299_18" style:family="text"/>
    <style:style style:name="T299_19" style:family="text"/>
    <style:style style:name="T299_20" style:family="text"/>
    <style:style style:name="T299_21" style:family="text"/>
    <style:style style:name="T299_22" style:family="text"/>
    <style:style style:name="T299_23" style:family="text"/>
    <style:style style:name="T299_24" style:family="text"/>
    <style:style style:name="T299_25" style:family="text"/>
    <style:style style:name="T299_26" style:family="text"/>
    <style:style style:name="T299_27" style:family="text"/>
    <style:style style:name="T299_28" style:family="text"/>
    <style:style style:name="T299_29" style:family="text"/>
    <style:style style:name="T299_30" style:family="text"/>
    <style:style style:name="T299_31" style:family="text"/>
    <style:style style:name="T299_32" style:family="text"/>
    <style:style style:name="P300" style:family="paragraph" style:parent-style-name="Standard">
      <style:paragraph-properties fo:break-before="auto" fo:line-height="115%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T300_11" style:family="text"/>
    <style:style style:name="T300_12" style:family="text"/>
    <style:style style:name="T300_13" style:family="text"/>
    <style:style style:name="T300_14" style:family="text"/>
    <style:style style:name="T300_15" style:family="text"/>
    <style:style style:name="T300_16" style:family="text"/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/>
    <style:style style:name="P302" style:family="paragraph" style:parent-style-name="Standard">
      <style:paragraph-properties fo:break-before="auto" fo:line-height="115%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T302_9" style:family="text"/>
    <style:style style:name="T302_10" style:family="text"/>
    <style:style style:name="T302_11" style:family="text"/>
    <style:style style:name="T302_12" style:family="text"/>
    <style:style style:name="T302_13" style:family="text"/>
    <style:style style:name="T302_14" style:family="text"/>
    <style:style style:name="T302_15" style:family="text"/>
    <style:style style:name="T302_16" style:family="text"/>
    <style:style style:name="T302_17" style:family="text"/>
    <style:style style:name="T302_18" style:family="text"/>
    <style:style style:name="T302_19" style:family="text"/>
    <style:style style:name="T302_20" style:family="text"/>
    <style:style style:name="T302_21" style:family="text"/>
    <style:style style:name="T302_22" style:family="text"/>
    <style:style style:name="T302_23" style:family="text"/>
    <style:style style:name="T302_24" style:family="text"/>
    <style:style style:name="T302_25" style:family="text"/>
    <style:style style:name="T302_26" style:family="text"/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T303_8" style:family="text"/>
    <style:style style:name="T303_9" style:family="text"/>
    <style:style style:name="T303_10" style:family="text"/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/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T306_8" style:family="text"/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/>
    <style:style style:name="P308" style:family="paragraph" style:parent-style-name="Standard">
      <style:paragraph-properties fo:break-before="auto" fo:line-height="115%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/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/>
    <style:style style:name="T312_10" style:family="text"/>
    <style:style style:name="T312_11" style:family="text"/>
    <style:style style:name="T312_12" style:family="text"/>
    <style:style style:name="T312_13" style:family="text"/>
    <style:style style:name="T312_14" style:family="text"/>
    <style:style style:name="T312_15" style:family="text"/>
    <style:style style:name="T312_16" style:family="text"/>
    <style:style style:name="P313" style:family="paragraph" style:parent-style-name="Standard">
      <style:paragraph-properties fo:break-before="auto" fo:line-height="115%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T313_6" style:family="text"/>
    <style:style style:name="T313_7" style:family="text"/>
    <style:style style:name="T313_8" style:family="text"/>
    <style:style style:name="T313_9" style:family="text"/>
    <style:style style:name="P314" style:family="paragraph" style:parent-style-name="Standard">
      <style:paragraph-properties fo:break-before="auto" fo:line-height="115%" style:writing-mode="lr-tb"/>
    </style:style>
    <style:style style:name="T314_1" style:family="text"/>
    <style:style style:name="P315" style:family="paragraph" style:parent-style-name="Standard">
      <style:paragraph-properties fo:break-before="auto" fo:line-height="115%" style:writing-mode="lr-tb"/>
    </style:style>
    <style:style style:name="P316" style:family="paragraph" style:parent-style-name="Standard">
      <style:paragraph-properties fo:break-before="auto" fo:line-height="115%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T316_12" style:family="text"/>
    <style:style style:name="T316_13" style:family="text"/>
    <style:style style:name="T316_14" style:family="text"/>
    <style:style style:name="T316_15" style:family="text"/>
    <style:style style:name="T316_16" style:family="text"/>
    <style:style style:name="T316_17" style:family="text"/>
    <style:style style:name="T316_18" style:family="text"/>
    <style:style style:name="T316_19" style:family="text"/>
    <style:style style:name="T316_20" style:family="text"/>
    <style:style style:name="P317" style:family="paragraph" style:parent-style-name="Standard">
      <style:paragraph-properties fo:break-before="auto" fo:line-height="115%" style:writing-mode="lr-tb"/>
    </style:style>
    <style:style style:name="T317_1" style:family="text"/>
    <style:style style:name="P318" style:family="paragraph" style:parent-style-name="Standard">
      <style:paragraph-properties fo:break-before="auto" fo:line-height="115%" style:writing-mode="lr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P319" style:family="paragraph" style:parent-style-name="Standard">
      <style:paragraph-properties fo:break-before="auto" fo:line-height="115%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P320" style:family="paragraph" style:parent-style-name="Standard">
      <style:paragraph-properties fo:break-before="auto" fo:line-height="115%" style:writing-mode="lr-tb"/>
    </style:style>
    <style:style style:name="T320_1" style:family="text"/>
    <style:style style:name="P321" style:family="paragraph" style:parent-style-name="Standard">
      <style:paragraph-properties fo:break-before="auto" fo:line-height="115%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P322" style:family="paragraph" style:parent-style-name="Standard">
      <style:paragraph-properties fo:break-before="auto" fo:line-height="115%" style:writing-mode="lr-tb"/>
    </style:style>
    <style:style style:name="T322_1" style:family="text"/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T323_8" style:family="text"/>
    <style:style style:name="T323_9" style:family="text"/>
    <style:style style:name="T323_10" style:family="text"/>
    <style:style style:name="T323_11" style:family="text"/>
    <style:style style:name="T323_12" style:family="text"/>
    <style:style style:name="T323_13" style:family="text"/>
    <style:style style:name="T323_14" style:family="text"/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T324_12" style:family="text"/>
    <style:style style:name="T324_13" style:family="text"/>
    <style:style style:name="T324_14" style:family="text"/>
    <style:style style:name="T324_15" style:family="text"/>
    <style:style style:name="T324_16" style:family="text"/>
    <style:style style:name="P325" style:family="paragraph" style:parent-style-name="Standard">
      <style:paragraph-properties fo:break-before="auto" fo:line-height="115%" style:writing-mode="lr-tb"/>
    </style:style>
    <style:style style:name="T325_1" style:family="text"/>
    <style:style style:name="P326" style:family="paragraph" style:parent-style-name="Standard">
      <style:paragraph-properties fo:break-before="auto" fo:line-height="115%" style:writing-mode="lr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T326_8" style:family="text"/>
    <style:style style:name="T326_9" style:family="text"/>
    <style:style style:name="T326_10" style:family="text"/>
    <style:style style:name="P327" style:family="paragraph" style:parent-style-name="Standard">
      <style:paragraph-properties fo:break-before="auto" fo:line-height="115%" style:writing-mode="lr-tb"/>
    </style:style>
    <style:style style:name="T327_1" style:family="text"/>
    <style:style style:name="P328" style:family="paragraph" style:parent-style-name="Standard">
      <style:paragraph-properties fo:break-before="auto" fo:line-height="115%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T328_8" style:family="text"/>
    <style:style style:name="T328_9" style:family="text"/>
    <style:style style:name="T328_10" style:family="text"/>
    <style:style style:name="T328_11" style:family="text"/>
    <style:style style:name="T328_12" style:family="text"/>
    <style:style style:name="T328_13" style:family="text"/>
    <style:style style:name="T328_14" style:family="text"/>
    <style:style style:name="P329" style:family="paragraph" style:parent-style-name="Standard">
      <style:paragraph-properties fo:break-before="auto" fo:line-height="115%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T329_9" style:family="text"/>
    <style:style style:name="T329_10" style:family="text"/>
    <style:style style:name="T329_11" style:family="text"/>
    <style:style style:name="T329_12" style:family="text"/>
    <style:style style:name="T329_13" style:family="text"/>
    <style:style style:name="T329_14" style:family="text"/>
    <style:style style:name="T329_15" style:family="text"/>
    <style:style style:name="T329_16" style:family="text"/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/>
    <style:style style:name="P331" style:family="paragraph" style:parent-style-name="Standard">
      <style:paragraph-properties fo:break-before="auto" fo:line-height="115%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T331_6" style:family="text"/>
    <style:style style:name="T331_7" style:family="text"/>
    <style:style style:name="T331_8" style:family="text"/>
    <style:style style:name="T331_9" style:family="text"/>
    <style:style style:name="T331_10" style:family="text"/>
    <style:style style:name="T331_11" style:family="text"/>
    <style:style style:name="T331_12" style:family="text"/>
    <style:style style:name="T331_13" style:family="text"/>
    <style:style style:name="T331_14" style:family="text"/>
    <style:style style:name="T331_15" style:family="text"/>
    <style:style style:name="P332" style:family="paragraph" style:parent-style-name="Standard">
      <style:paragraph-properties fo:break-before="auto" fo:line-height="115%" style:writing-mode="lr-tb"/>
    </style:style>
    <style:style style:name="T332_1" style:family="text"/>
    <style:style style:name="P333" style:family="paragraph" style:parent-style-name="Standard">
      <style:paragraph-properties fo:break-before="auto" fo:line-height="115%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T333_9" style:family="text"/>
    <style:style style:name="T333_10" style:family="text"/>
    <style:style style:name="T333_11" style:family="text"/>
    <style:style style:name="T333_12" style:family="text"/>
    <style:style style:name="T333_13" style:family="text"/>
    <style:style style:name="T333_14" style:family="text"/>
    <style:style style:name="T333_15" style:family="text"/>
    <style:style style:name="T333_16" style:family="text"/>
    <style:style style:name="T333_17" style:family="text"/>
    <style:style style:name="T333_18" style:family="text"/>
    <style:style style:name="T333_19" style:family="text"/>
    <style:style style:name="T333_20" style:family="text"/>
    <style:style style:name="T333_21" style:family="text"/>
    <style:style style:name="T333_22" style:family="text"/>
    <style:style style:name="T333_23" style:family="text"/>
    <style:style style:name="T333_24" style:family="text"/>
    <style:style style:name="T333_25" style:family="text"/>
    <style:style style:name="T333_26" style:family="text"/>
    <style:style style:name="P334" style:family="paragraph" style:parent-style-name="Standard">
      <style:paragraph-properties fo:break-before="auto" fo:line-height="115%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P335" style:family="paragraph" style:parent-style-name="Standard">
      <style:paragraph-properties fo:break-before="auto" fo:line-height="115%" style:writing-mode="lr-tb"/>
    </style:style>
    <style:style style:name="T335_1" style:family="text"/>
    <style:style style:name="P336" style:family="paragraph" style:parent-style-name="Standard">
      <style:paragraph-properties fo:break-before="auto" fo:line-height="115%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P337" style:family="paragraph" style:parent-style-name="Standard">
      <style:paragraph-properties fo:break-before="auto" fo:line-height="115%" style:writing-mode="lr-tb"/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T337_5" style:family="text"/>
    <style:style style:name="T337_6" style:family="text"/>
    <style:style style:name="T337_7" style:family="text"/>
    <style:style style:name="T337_8" style:family="text"/>
    <style:style style:name="P338" style:family="paragraph" style:parent-style-name="Standard">
      <style:paragraph-properties fo:break-before="auto" fo:line-height="115%" style:writing-mode="lr-tb"/>
    </style:style>
    <style:style style:name="T338_1" style:family="text"/>
    <style:style style:name="P339" style:family="paragraph" style:parent-style-name="Standard">
      <style:paragraph-properties fo:break-before="auto" fo:line-height="115%" style:writing-mode="lr-tb"/>
    </style:style>
    <style:style style:name="T339_1" style:family="text"/>
    <style:style style:name="T339_2" style:family="text"/>
    <style:style style:name="T339_3" style:family="text"/>
    <style:style style:name="T339_4" style:family="text"/>
    <style:style style:name="T339_5" style:family="text"/>
    <style:style style:name="T339_6" style:family="text"/>
    <style:style style:name="P340" style:family="paragraph" style:parent-style-name="Standard">
      <style:paragraph-properties fo:break-before="auto" fo:line-height="115%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T340_6" style:family="text"/>
    <style:style style:name="T340_7" style:family="text"/>
    <style:style style:name="T340_8" style:family="text"/>
    <style:style style:name="P341" style:family="paragraph" style:parent-style-name="Standard">
      <style:paragraph-properties fo:break-before="auto" fo:line-height="115%" style:writing-mode="lr-tb"/>
    </style:style>
    <style:style style:name="T341_1" style:family="text"/>
    <style:style style:name="P342" style:family="paragraph" style:parent-style-name="Standard">
      <style:paragraph-properties fo:break-before="auto" fo:line-height="115%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T342_7" style:family="text"/>
    <style:style style:name="T342_8" style:family="text"/>
    <style:style style:name="P343" style:family="paragraph" style:parent-style-name="Standard">
      <style:paragraph-properties fo:break-before="auto" fo:line-height="115%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/>
    <style:style style:name="T343_6" style:family="text"/>
    <style:style style:name="T343_7" style:family="text"/>
    <style:style style:name="T343_8" style:family="text"/>
    <style:style style:name="T343_9" style:family="text"/>
    <style:style style:name="T343_10" style:family="text"/>
    <style:style style:name="T343_11" style:family="text"/>
    <style:style style:name="T343_12" style:family="text"/>
    <style:style style:name="T343_13" style:family="text"/>
    <style:style style:name="T343_14" style:family="text"/>
    <style:style style:name="T343_15" style:family="text"/>
    <style:style style:name="T343_16" style:family="text"/>
    <style:style style:name="P344" style:family="paragraph" style:parent-style-name="Standard">
      <style:paragraph-properties fo:break-before="auto" fo:line-height="115%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T344_6" style:family="text"/>
    <style:style style:name="T344_7" style:family="text"/>
    <style:style style:name="T344_8" style:family="text"/>
    <style:style style:name="T344_9" style:family="text"/>
    <style:style style:name="T344_10" style:family="text"/>
    <style:style style:name="T344_11" style:family="text"/>
    <style:style style:name="T344_12" style:family="text"/>
    <style:style style:name="T344_13" style:family="text"/>
    <style:style style:name="T344_14" style:family="text"/>
    <style:style style:name="T344_15" style:family="text"/>
    <style:style style:name="T344_16" style:family="text"/>
    <style:style style:name="P345" style:family="paragraph" style:parent-style-name="Standard">
      <style:paragraph-properties fo:break-before="auto" fo:line-height="115%" style:writing-mode="lr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T345_6" style:family="text"/>
    <style:style style:name="T345_7" style:family="text"/>
    <style:style style:name="T345_8" style:family="text"/>
    <style:style style:name="T345_9" style:family="text"/>
    <style:style style:name="T345_10" style:family="text"/>
    <style:style style:name="P346" style:family="paragraph" style:parent-style-name="Standard">
      <style:paragraph-properties fo:break-before="auto" fo:line-height="115%" style:writing-mode="lr-tb"/>
    </style:style>
    <style:style style:name="T346_1" style:family="text"/>
    <style:style style:name="P347" style:family="paragraph" style:parent-style-name="Standard">
      <style:paragraph-properties fo:break-before="auto" fo:line-height="115%" style:writing-mode="lr-tb"/>
    </style:style>
    <style:style style:name="P348" style:family="paragraph" style:parent-style-name="Standard">
      <style:paragraph-properties fo:break-before="auto" fo:line-height="115%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T348_12" style:family="text"/>
    <style:style style:name="T348_13" style:family="text"/>
    <style:style style:name="T348_14" style:family="text"/>
    <style:style style:name="T348_15" style:family="text"/>
    <style:style style:name="T348_16" style:family="text"/>
    <style:style style:name="T348_17" style:family="text"/>
    <style:style style:name="T348_18" style:family="text"/>
    <style:style style:name="T348_19" style:family="text"/>
    <style:style style:name="T348_20" style:family="text"/>
    <style:style style:name="P349" style:family="paragraph" style:parent-style-name="Standard">
      <style:paragraph-properties fo:break-before="auto" fo:line-height="115%" style:writing-mode="lr-tb"/>
    </style:style>
    <style:style style:name="T349_1" style:family="text"/>
    <style:style style:name="P350" style:family="paragraph" style:parent-style-name="Standard">
      <style:paragraph-properties fo:break-before="auto" fo:line-height="115%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P351" style:family="paragraph" style:parent-style-name="Standard">
      <style:paragraph-properties fo:break-before="auto" fo:line-height="115%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P352" style:family="paragraph" style:parent-style-name="Standard">
      <style:paragraph-properties fo:break-before="auto" fo:line-height="115%" style:writing-mode="lr-tb"/>
    </style:style>
    <style:style style:name="T352_1" style:family="text"/>
    <style:style style:name="P353" style:family="paragraph" style:parent-style-name="Standard">
      <style:paragraph-properties fo:break-before="auto" fo:line-height="115%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P354" style:family="paragraph" style:parent-style-name="Standard">
      <style:paragraph-properties fo:break-before="auto" fo:line-height="115%" style:writing-mode="lr-tb"/>
    </style:style>
    <style:style style:name="T354_1" style:family="text"/>
    <style:style style:name="P355" style:family="paragraph" style:parent-style-name="Standard">
      <style:paragraph-properties fo:break-before="auto" fo:line-height="115%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T355_8" style:family="text"/>
    <style:style style:name="T355_9" style:family="text"/>
    <style:style style:name="T355_10" style:family="text"/>
    <style:style style:name="T355_11" style:family="text"/>
    <style:style style:name="T355_12" style:family="text"/>
    <style:style style:name="T355_13" style:family="text"/>
    <style:style style:name="T355_14" style:family="text"/>
    <style:style style:name="T355_15" style:family="text"/>
    <style:style style:name="T355_16" style:family="text"/>
    <style:style style:name="T355_17" style:family="text"/>
    <style:style style:name="T355_18" style:family="text"/>
    <style:style style:name="T355_19" style:family="text"/>
    <style:style style:name="T355_20" style:family="text"/>
    <style:style style:name="T355_21" style:family="text"/>
    <style:style style:name="T355_22" style:family="text"/>
    <style:style style:name="P356" style:family="paragraph" style:parent-style-name="Standard">
      <style:paragraph-properties fo:break-before="auto" fo:line-height="115%" style:writing-mode="lr-tb"/>
    </style:style>
    <style:style style:name="T356_1" style:family="text"/>
    <style:style style:name="T356_2" style:family="text"/>
    <style:style style:name="T356_3" style:family="text"/>
    <style:style style:name="T356_4" style:family="text"/>
    <style:style style:name="T356_5" style:family="text"/>
    <style:style style:name="T356_6" style:family="text"/>
    <style:style style:name="T356_7" style:family="text"/>
    <style:style style:name="T356_8" style:family="text"/>
    <style:style style:name="T356_9" style:family="text"/>
    <style:style style:name="T356_10" style:family="text"/>
    <style:style style:name="T356_11" style:family="text"/>
    <style:style style:name="T356_12" style:family="text"/>
    <style:style style:name="T356_13" style:family="text"/>
    <style:style style:name="T356_14" style:family="text"/>
    <style:style style:name="T356_15" style:family="text"/>
    <style:style style:name="T356_16" style:family="text"/>
    <style:style style:name="P357" style:family="paragraph" style:parent-style-name="Standard">
      <style:paragraph-properties fo:break-before="auto" fo:line-height="115%" style:writing-mode="lr-tb"/>
    </style:style>
    <style:style style:name="T357_1" style:family="text"/>
    <style:style style:name="P358" style:family="paragraph" style:parent-style-name="Standard">
      <style:paragraph-properties fo:break-before="auto" fo:line-height="115%" style:writing-mode="lr-tb"/>
    </style:style>
    <style:style style:name="T358_1" style:family="text"/>
    <style:style style:name="T358_2" style:family="text"/>
    <style:style style:name="T358_3" style:family="text"/>
    <style:style style:name="T358_4" style:family="text"/>
    <style:style style:name="T358_5" style:family="text"/>
    <style:style style:name="T358_6" style:family="text"/>
    <style:style style:name="T358_7" style:family="text"/>
    <style:style style:name="T358_8" style:family="text"/>
    <style:style style:name="T358_9" style:family="text"/>
    <style:style style:name="T358_10" style:family="text"/>
    <style:style style:name="T358_11" style:family="text"/>
    <style:style style:name="T358_12" style:family="text"/>
    <style:style style:name="T358_13" style:family="text"/>
    <style:style style:name="T358_14" style:family="text"/>
    <style:style style:name="T358_15" style:family="text"/>
    <style:style style:name="T358_16" style:family="text"/>
    <style:style style:name="T358_17" style:family="text"/>
    <style:style style:name="T358_18" style:family="text"/>
    <style:style style:name="T358_19" style:family="text"/>
    <style:style style:name="T358_20" style:family="text"/>
    <style:style style:name="T358_21" style:family="text"/>
    <style:style style:name="T358_22" style:family="text"/>
    <style:style style:name="P359" style:family="paragraph" style:parent-style-name="Standard">
      <style:paragraph-properties fo:break-before="auto" fo:line-height="115%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T359_6" style:family="text"/>
    <style:style style:name="T359_7" style:family="text"/>
    <style:style style:name="T359_8" style:family="text"/>
    <style:style style:name="T359_9" style:family="text"/>
    <style:style style:name="T359_10" style:family="text"/>
    <style:style style:name="T359_11" style:family="text"/>
    <style:style style:name="T359_12" style:family="text"/>
    <style:style style:name="T359_13" style:family="text"/>
    <style:style style:name="T359_14" style:family="text"/>
    <style:style style:name="T359_15" style:family="text"/>
    <style:style style:name="T359_16" style:family="text"/>
    <style:style style:name="P360" style:family="paragraph" style:parent-style-name="Standard">
      <style:paragraph-properties fo:break-before="auto" fo:line-height="115%" style:writing-mode="lr-tb"/>
    </style:style>
    <style:style style:name="T360_1" style:family="text"/>
    <style:style style:name="P361" style:family="paragraph" style:parent-style-name="Standard">
      <style:paragraph-properties fo:break-before="auto" fo:line-height="115%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T361_8" style:family="text"/>
    <style:style style:name="T361_9" style:family="text"/>
    <style:style style:name="T361_10" style:family="text"/>
    <style:style style:name="T361_11" style:family="text"/>
    <style:style style:name="T361_12" style:family="text"/>
    <style:style style:name="T361_13" style:family="text"/>
    <style:style style:name="T361_14" style:family="text"/>
    <style:style style:name="T361_15" style:family="text"/>
    <style:style style:name="T361_16" style:family="text"/>
    <style:style style:name="T361_17" style:family="text"/>
    <style:style style:name="T361_18" style:family="text"/>
    <style:style style:name="T361_19" style:family="text"/>
    <style:style style:name="T361_20" style:family="text"/>
    <style:style style:name="P362" style:family="paragraph" style:parent-style-name="Standard">
      <style:paragraph-properties fo:break-before="auto" fo:line-height="115%" style:writing-mode="lr-tb"/>
    </style:style>
    <style:style style:name="T362_1" style:family="text"/>
    <style:style style:name="T362_2" style:family="text"/>
    <style:style style:name="T362_3" style:family="text"/>
    <style:style style:name="T362_4" style:family="text"/>
    <style:style style:name="T362_5" style:family="text"/>
    <style:style style:name="T362_6" style:family="text"/>
    <style:style style:name="T362_7" style:family="text"/>
    <style:style style:name="T362_8" style:family="text"/>
    <style:style style:name="T362_9" style:family="text"/>
    <style:style style:name="T362_10" style:family="text"/>
    <style:style style:name="T362_11" style:family="text"/>
    <style:style style:name="T362_12" style:family="text"/>
    <style:style style:name="T362_13" style:family="text"/>
    <style:style style:name="T362_14" style:family="text"/>
    <style:style style:name="T362_15" style:family="text"/>
    <style:style style:name="T362_16" style:family="text"/>
    <style:style style:name="P363" style:family="paragraph" style:parent-style-name="Standard">
      <style:paragraph-properties fo:break-before="auto" fo:line-height="115%" style:writing-mode="lr-tb"/>
    </style:style>
    <style:style style:name="T363_1" style:family="text"/>
    <style:style style:name="P364" style:family="paragraph" style:parent-style-name="Standard">
      <style:paragraph-properties fo:break-before="auto" fo:line-height="115%" style:writing-mode="lr-tb"/>
    </style:style>
    <style:style style:name="T364_1" style:family="text"/>
    <style:style style:name="T364_2" style:family="text"/>
    <style:style style:name="T364_3" style:family="text"/>
    <style:style style:name="T364_4" style:family="text"/>
    <style:style style:name="T364_5" style:family="text"/>
    <style:style style:name="T364_6" style:family="text"/>
    <style:style style:name="T364_7" style:family="text"/>
    <style:style style:name="T364_8" style:family="text"/>
    <style:style style:name="T364_9" style:family="text"/>
    <style:style style:name="T364_10" style:family="text"/>
    <style:style style:name="P365" style:family="paragraph" style:parent-style-name="Standard">
      <style:paragraph-properties fo:break-before="auto" fo:line-height="115%" style:writing-mode="lr-tb"/>
    </style:style>
    <style:style style:name="T365_1" style:family="text"/>
    <style:style style:name="P366" style:family="paragraph" style:parent-style-name="Standard">
      <style:paragraph-properties fo:break-before="auto" fo:line-height="115%" style:writing-mode="lr-tb"/>
    </style:style>
    <style:style style:name="T366_1" style:family="text"/>
    <style:style style:name="T366_2" style:family="text"/>
    <style:style style:name="T366_3" style:family="text"/>
    <style:style style:name="T366_4" style:family="text"/>
    <style:style style:name="T366_5" style:family="text"/>
    <style:style style:name="T366_6" style:family="text"/>
    <style:style style:name="T366_7" style:family="text"/>
    <style:style style:name="T366_8" style:family="text"/>
    <style:style style:name="T366_9" style:family="text"/>
    <style:style style:name="T366_10" style:family="text"/>
    <style:style style:name="T366_11" style:family="text"/>
    <style:style style:name="T366_12" style:family="text"/>
    <style:style style:name="T366_13" style:family="text"/>
    <style:style style:name="T366_14" style:family="text"/>
    <style:style style:name="T366_15" style:family="text"/>
    <style:style style:name="T366_16" style:family="text"/>
    <style:style style:name="T366_17" style:family="text"/>
    <style:style style:name="T366_18" style:family="text"/>
    <style:style style:name="T366_19" style:family="text"/>
    <style:style style:name="T366_20" style:family="text"/>
    <style:style style:name="T366_21" style:family="text"/>
    <style:style style:name="T366_22" style:family="text"/>
    <style:style style:name="P367" style:family="paragraph" style:parent-style-name="Standard">
      <style:paragraph-properties fo:break-before="auto" fo:line-height="115%" style:writing-mode="lr-tb"/>
    </style:style>
    <style:style style:name="T367_1" style:family="text"/>
    <style:style style:name="T367_2" style:family="text"/>
    <style:style style:name="T367_3" style:family="text"/>
    <style:style style:name="T367_4" style:family="text"/>
    <style:style style:name="T367_5" style:family="text"/>
    <style:style style:name="T367_6" style:family="text"/>
    <style:style style:name="T367_7" style:family="text"/>
    <style:style style:name="T367_8" style:family="text"/>
    <style:style style:name="T367_9" style:family="text"/>
    <style:style style:name="T367_10" style:family="text"/>
    <style:style style:name="T367_11" style:family="text"/>
    <style:style style:name="T367_12" style:family="text"/>
    <style:style style:name="T367_13" style:family="text"/>
    <style:style style:name="T367_14" style:family="text"/>
    <style:style style:name="T367_15" style:family="text"/>
    <style:style style:name="T367_16" style:family="text"/>
    <style:style style:name="P368" style:family="paragraph" style:parent-style-name="Standard">
      <style:paragraph-properties fo:break-before="auto" fo:line-height="115%" style:writing-mode="lr-tb"/>
    </style:style>
    <style:style style:name="T368_1" style:family="text"/>
    <style:style style:name="P369" style:family="paragraph" style:parent-style-name="Standard">
      <style:paragraph-properties fo:break-before="auto" fo:line-height="115%" style:writing-mode="lr-tb"/>
    </style:style>
    <style:style style:name="T369_1" style:family="text"/>
    <style:style style:name="T369_2" style:family="text"/>
    <style:style style:name="T369_3" style:family="text"/>
    <style:style style:name="T369_4" style:family="text"/>
    <style:style style:name="T369_5" style:family="text"/>
    <style:style style:name="T369_6" style:family="text"/>
    <style:style style:name="T369_7" style:family="text"/>
    <style:style style:name="T369_8" style:family="text"/>
    <style:style style:name="T369_9" style:family="text"/>
    <style:style style:name="T369_10" style:family="text"/>
    <style:style style:name="T369_11" style:family="text"/>
    <style:style style:name="T369_12" style:family="text"/>
    <style:style style:name="T369_13" style:family="text"/>
    <style:style style:name="T369_14" style:family="text"/>
    <style:style style:name="T369_15" style:family="text"/>
    <style:style style:name="T369_16" style:family="text"/>
    <style:style style:name="T369_17" style:family="text"/>
    <style:style style:name="T369_18" style:family="text"/>
    <style:style style:name="T369_19" style:family="text"/>
    <style:style style:name="T369_20" style:family="text"/>
    <style:style style:name="T369_21" style:family="text"/>
    <style:style style:name="T369_22" style:family="text"/>
    <style:style style:name="P370" style:family="paragraph" style:parent-style-name="Standard">
      <style:paragraph-properties fo:break-before="auto" fo:line-height="115%" style:writing-mode="lr-tb"/>
    </style:style>
    <style:style style:name="T370_1" style:family="text"/>
    <style:style style:name="T370_2" style:family="text"/>
    <style:style style:name="T370_3" style:family="text"/>
    <style:style style:name="T370_4" style:family="text"/>
    <style:style style:name="T370_5" style:family="text"/>
    <style:style style:name="T370_6" style:family="text"/>
    <style:style style:name="T370_7" style:family="text"/>
    <style:style style:name="T370_8" style:family="text"/>
    <style:style style:name="T370_9" style:family="text"/>
    <style:style style:name="T370_10" style:family="text"/>
    <style:style style:name="T370_11" style:family="text"/>
    <style:style style:name="T370_12" style:family="text"/>
    <style:style style:name="T370_13" style:family="text"/>
    <style:style style:name="T370_14" style:family="text"/>
    <style:style style:name="T370_15" style:family="text"/>
    <style:style style:name="T370_16" style:family="text"/>
    <style:style style:name="P371" style:family="paragraph" style:parent-style-name="Standard">
      <style:paragraph-properties fo:break-before="auto" fo:line-height="115%" style:writing-mode="lr-tb"/>
    </style:style>
    <style:style style:name="T371_1" style:family="text"/>
    <style:style style:name="P372" style:family="paragraph" style:parent-style-name="Standard">
      <style:paragraph-properties fo:break-before="auto" fo:line-height="115%" style:writing-mode="lr-tb"/>
    </style:style>
    <style:style style:name="T372_1" style:family="text"/>
    <style:style style:name="T372_2" style:family="text"/>
    <style:style style:name="T372_3" style:family="text"/>
    <style:style style:name="T372_4" style:family="text"/>
    <style:style style:name="T372_5" style:family="text"/>
    <style:style style:name="T372_6" style:family="text"/>
    <style:style style:name="T372_7" style:family="text"/>
    <style:style style:name="T372_8" style:family="text"/>
    <style:style style:name="T372_9" style:family="text"/>
    <style:style style:name="T372_10" style:family="text"/>
    <style:style style:name="T372_11" style:family="text"/>
    <style:style style:name="T372_12" style:family="text"/>
    <style:style style:name="T372_13" style:family="text"/>
    <style:style style:name="T372_14" style:family="text"/>
    <style:style style:name="T372_15" style:family="text"/>
    <style:style style:name="T372_16" style:family="text"/>
    <style:style style:name="T372_17" style:family="text"/>
    <style:style style:name="T372_18" style:family="text"/>
    <style:style style:name="T372_19" style:family="text"/>
    <style:style style:name="T372_20" style:family="text"/>
    <style:style style:name="P373" style:family="paragraph" style:parent-style-name="Standard">
      <style:paragraph-properties fo:break-before="auto" fo:line-height="115%" style:writing-mode="lr-tb"/>
    </style:style>
    <style:style style:name="T373_1" style:family="text"/>
    <style:style style:name="T373_2" style:family="text"/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/>
    <style:style style:name="T373_9" style:family="text"/>
    <style:style style:name="T373_10" style:family="text"/>
    <style:style style:name="T373_11" style:family="text"/>
    <style:style style:name="T373_12" style:family="text"/>
    <style:style style:name="T373_13" style:family="text"/>
    <style:style style:name="T373_14" style:family="text"/>
    <style:style style:name="T373_15" style:family="text"/>
    <style:style style:name="T373_16" style:family="text"/>
    <style:style style:name="P374" style:family="paragraph" style:parent-style-name="Standard">
      <style:paragraph-properties fo:break-before="auto" fo:line-height="115%" style:writing-mode="lr-tb"/>
    </style:style>
    <style:style style:name="T374_1" style:family="text"/>
    <style:style style:name="P375" style:family="paragraph" style:parent-style-name="Standard">
      <style:paragraph-properties fo:break-before="auto" fo:line-height="115%" style:writing-mode="lr-tb"/>
    </style:style>
    <style:style style:name="T375_1" style:family="text"/>
    <style:style style:name="T375_2" style:family="text"/>
    <style:style style:name="T375_3" style:family="text"/>
    <style:style style:name="T375_4" style:family="text"/>
    <style:style style:name="T375_5" style:family="text"/>
    <style:style style:name="T375_6" style:family="text"/>
    <style:style style:name="T375_7" style:family="text"/>
    <style:style style:name="T375_8" style:family="text"/>
    <style:style style:name="T375_9" style:family="text"/>
    <style:style style:name="T375_10" style:family="text"/>
    <style:style style:name="T375_11" style:family="text"/>
    <style:style style:name="T375_12" style:family="text"/>
    <style:style style:name="T375_13" style:family="text"/>
    <style:style style:name="P376" style:family="paragraph" style:parent-style-name="Standard">
      <style:paragraph-properties fo:break-before="auto" fo:line-height="115%" style:writing-mode="lr-tb"/>
    </style:style>
    <style:style style:name="T376_1" style:family="text"/>
    <style:style style:name="P377" style:family="paragraph" style:parent-style-name="Standard">
      <style:paragraph-properties fo:break-before="auto" fo:line-height="115%" style:writing-mode="lr-tb"/>
    </style:style>
    <style:style style:name="T377_1" style:family="text"/>
    <style:style style:name="T377_2" style:family="text"/>
    <style:style style:name="T377_3" style:family="text"/>
    <style:style style:name="T377_4" style:family="text"/>
    <style:style style:name="T377_5" style:family="text"/>
    <style:style style:name="T377_6" style:family="text"/>
    <style:style style:name="T377_7" style:family="text"/>
    <style:style style:name="T377_8" style:family="text"/>
    <style:style style:name="T377_9" style:family="text"/>
    <style:style style:name="T377_10" style:family="text"/>
    <style:style style:name="T377_11" style:family="text"/>
    <style:style style:name="T377_12" style:family="text"/>
    <style:style style:name="T377_13" style:family="text"/>
    <style:style style:name="T377_14" style:family="text"/>
    <style:style style:name="T377_15" style:family="text"/>
    <style:style style:name="T377_16" style:family="text"/>
    <style:style style:name="T377_17" style:family="text"/>
    <style:style style:name="T377_18" style:family="text"/>
    <style:style style:name="T377_19" style:family="text"/>
    <style:style style:name="T377_20" style:family="text"/>
    <style:style style:name="T377_21" style:family="text"/>
    <style:style style:name="T377_22" style:family="text"/>
    <style:style style:name="T377_23" style:family="text"/>
    <style:style style:name="T377_24" style:family="text"/>
    <style:style style:name="P378" style:family="paragraph" style:parent-style-name="Standard">
      <style:paragraph-properties fo:break-before="auto" fo:line-height="115%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T378_6" style:family="text"/>
    <style:style style:name="T378_7" style:family="text"/>
    <style:style style:name="T378_8" style:family="text"/>
    <style:style style:name="T378_9" style:family="text"/>
    <style:style style:name="T378_10" style:family="text"/>
    <style:style style:name="P379" style:family="paragraph" style:parent-style-name="Standard">
      <style:paragraph-properties fo:break-before="auto" fo:line-height="115%" style:writing-mode="lr-tb"/>
    </style:style>
    <style:style style:name="T379_1" style:family="text"/>
    <style:style style:name="P380" style:family="paragraph" style:parent-style-name="Standard">
      <style:paragraph-properties fo:break-before="auto" fo:line-height="115%" style:writing-mode="lr-tb"/>
    </style:style>
    <style:style style:name="T380_1" style:family="text"/>
    <style:style style:name="T380_2" style:family="text"/>
    <style:style style:name="T380_3" style:family="text"/>
    <style:style style:name="T380_4" style:family="text"/>
    <style:style style:name="T380_5" style:family="text"/>
    <style:style style:name="T380_6" style:family="text"/>
    <style:style style:name="T380_7" style:family="text"/>
    <style:style style:name="T380_8" style:family="text"/>
    <style:style style:name="T380_9" style:family="text"/>
    <style:style style:name="T380_10" style:family="text"/>
    <style:style style:name="T380_11" style:family="text"/>
    <style:style style:name="T380_12" style:family="text"/>
    <style:style style:name="T380_13" style:family="text"/>
    <style:style style:name="T380_14" style:family="text"/>
    <style:style style:name="T380_15" style:family="text"/>
    <style:style style:name="T380_16" style:family="text"/>
    <style:style style:name="T380_17" style:family="text"/>
    <style:style style:name="T380_18" style:family="text"/>
    <style:style style:name="T380_19" style:family="text"/>
    <style:style style:name="T380_20" style:family="text"/>
    <style:style style:name="T380_21" style:family="text"/>
    <style:style style:name="T380_22" style:family="text"/>
    <style:style style:name="T380_23" style:family="text"/>
    <style:style style:name="T380_24" style:family="text"/>
    <style:style style:name="P381" style:family="paragraph" style:parent-style-name="Standard">
      <style:paragraph-properties fo:break-before="auto" fo:line-height="115%" style:writing-mode="lr-tb"/>
    </style:style>
    <style:style style:name="T381_1" style:family="text"/>
    <style:style style:name="T381_2" style:family="text"/>
    <style:style style:name="T381_3" style:family="text"/>
    <style:style style:name="T381_4" style:family="text"/>
    <style:style style:name="T381_5" style:family="text"/>
    <style:style style:name="T381_6" style:family="text"/>
    <style:style style:name="T381_7" style:family="text"/>
    <style:style style:name="T381_8" style:family="text"/>
    <style:style style:name="T381_9" style:family="text"/>
    <style:style style:name="T381_10" style:family="text"/>
    <style:style style:name="P382" style:family="paragraph" style:parent-style-name="Standard">
      <style:paragraph-properties fo:break-before="auto" fo:line-height="115%" style:writing-mode="lr-tb"/>
    </style:style>
    <style:style style:name="T382_1" style:family="text"/>
    <style:style style:name="P383" style:family="paragraph" style:parent-style-name="Standard">
      <style:paragraph-properties fo:break-before="auto" fo:line-height="115%" style:writing-mode="lr-tb"/>
    </style:style>
    <style:style style:name="T383_1" style:family="text"/>
    <style:style style:name="T383_2" style:family="text"/>
    <style:style style:name="T383_3" style:family="text"/>
    <style:style style:name="T383_4" style:family="text"/>
    <style:style style:name="T383_5" style:family="text"/>
    <style:style style:name="T383_6" style:family="text"/>
    <style:style style:name="T383_7" style:family="text"/>
    <style:style style:name="T383_8" style:family="text"/>
    <style:style style:name="T383_9" style:family="text"/>
    <style:style style:name="T383_10" style:family="text"/>
    <style:style style:name="T383_11" style:family="text"/>
    <style:style style:name="T383_12" style:family="text"/>
    <style:style style:name="T383_13" style:family="text"/>
    <style:style style:name="T383_14" style:family="text"/>
    <style:style style:name="T383_15" style:family="text"/>
    <style:style style:name="T383_16" style:family="text"/>
    <style:style style:name="T383_17" style:family="text"/>
    <style:style style:name="T383_18" style:family="text"/>
    <style:style style:name="T383_19" style:family="text"/>
    <style:style style:name="T383_20" style:family="text"/>
    <style:style style:name="T383_21" style:family="text"/>
    <style:style style:name="T383_22" style:family="text"/>
    <style:style style:name="T383_23" style:family="text"/>
    <style:style style:name="T383_24" style:family="text"/>
    <style:style style:name="P384" style:family="paragraph" style:parent-style-name="Standard">
      <style:paragraph-properties fo:break-before="auto" fo:line-height="115%" style:writing-mode="lr-tb"/>
    </style:style>
    <style:style style:name="T384_1" style:family="text"/>
    <style:style style:name="T384_2" style:family="text"/>
    <style:style style:name="T384_3" style:family="text"/>
    <style:style style:name="T384_4" style:family="text"/>
    <style:style style:name="T384_5" style:family="text"/>
    <style:style style:name="T384_6" style:family="text"/>
    <style:style style:name="T384_7" style:family="text"/>
    <style:style style:name="T384_8" style:family="text"/>
    <style:style style:name="T384_9" style:family="text"/>
    <style:style style:name="T384_10" style:family="text"/>
    <style:style style:name="P385" style:family="paragraph" style:parent-style-name="Standard">
      <style:paragraph-properties fo:break-before="auto" fo:line-height="115%" style:writing-mode="lr-tb"/>
    </style:style>
    <style:style style:name="T385_1" style:family="text"/>
    <style:style style:name="P386" style:family="paragraph" style:parent-style-name="Standard">
      <style:paragraph-properties fo:break-before="auto" fo:line-height="115%" style:writing-mode="lr-tb"/>
    </style:style>
    <style:style style:name="T386_1" style:family="text"/>
    <style:style style:name="T386_2" style:family="text"/>
    <style:style style:name="T386_3" style:family="text"/>
    <style:style style:name="T386_4" style:family="text"/>
    <style:style style:name="T386_5" style:family="text"/>
    <style:style style:name="T386_6" style:family="text"/>
    <style:style style:name="T386_7" style:family="text"/>
    <style:style style:name="T386_8" style:family="text"/>
    <style:style style:name="P387" style:family="paragraph" style:parent-style-name="Standard">
      <style:paragraph-properties fo:break-before="auto" fo:line-height="115%" style:writing-mode="lr-tb"/>
    </style:style>
    <style:style style:name="T387_1" style:family="text"/>
    <style:style style:name="T387_2" style:family="text"/>
    <style:style style:name="T387_3" style:family="text"/>
    <style:style style:name="T387_4" style:family="text"/>
    <style:style style:name="T387_5" style:family="text"/>
    <style:style style:name="P388" style:family="paragraph" style:parent-style-name="Standard">
      <style:paragraph-properties fo:break-before="auto" fo:line-height="115%" style:writing-mode="lr-tb"/>
    </style:style>
    <style:style style:name="T388_1" style:family="text"/>
    <style:style style:name="P389" style:family="paragraph" style:parent-style-name="Standard">
      <style:paragraph-properties fo:break-before="auto" fo:line-height="115%" style:writing-mode="lr-tb"/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T389_5" style:family="text"/>
    <style:style style:name="T389_6" style:family="text"/>
    <style:style style:name="P390" style:family="paragraph" style:parent-style-name="Standard">
      <style:paragraph-properties fo:break-before="auto" fo:line-height="115%" style:writing-mode="lr-tb"/>
    </style:style>
    <style:style style:name="T390_1" style:family="text"/>
    <style:style style:name="T390_2" style:family="text"/>
    <style:style style:name="T390_3" style:family="text"/>
    <style:style style:name="T390_4" style:family="text"/>
    <style:style style:name="T390_5" style:family="text"/>
    <style:style style:name="T390_6" style:family="text"/>
    <style:style style:name="T390_7" style:family="text"/>
    <style:style style:name="T390_8" style:family="text"/>
    <style:style style:name="P391" style:family="paragraph" style:parent-style-name="Standard">
      <style:paragraph-properties fo:break-before="auto" fo:line-height="115%" style:writing-mode="lr-tb"/>
    </style:style>
    <style:style style:name="T391_1" style:family="text"/>
    <style:style style:name="P392" style:family="paragraph" style:parent-style-name="Standard">
      <style:paragraph-properties fo:break-before="auto" fo:line-height="115%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/>
    <style:style style:name="T392_6" style:family="text"/>
    <style:style style:name="P393" style:family="paragraph" style:parent-style-name="Standard">
      <style:paragraph-properties fo:break-before="auto" fo:line-height="115%" style:writing-mode="lr-tb"/>
    </style:style>
    <style:style style:name="T393_1" style:family="text"/>
    <style:style style:name="T393_2" style:family="text"/>
    <style:style style:name="T393_3" style:family="text"/>
    <style:style style:name="T393_4" style:family="text"/>
    <style:style style:name="T393_5" style:family="text"/>
    <style:style style:name="T393_6" style:family="text"/>
    <style:style style:name="T393_7" style:family="text"/>
    <style:style style:name="T393_8" style:family="text"/>
    <style:style style:name="P394" style:family="paragraph" style:parent-style-name="Standard">
      <style:paragraph-properties fo:break-before="auto" fo:line-height="115%" style:writing-mode="lr-tb"/>
    </style:style>
    <style:style style:name="T394_1" style:family="text"/>
    <style:style style:name="P395" style:family="paragraph" style:parent-style-name="Standard">
      <style:paragraph-properties fo:break-before="auto" fo:line-height="115%" style:writing-mode="lr-tb"/>
    </style:style>
    <style:style style:name="T395_1" style:family="text"/>
    <style:style style:name="T395_2" style:family="text"/>
    <style:style style:name="T395_3" style:family="text"/>
    <style:style style:name="T395_4" style:family="text"/>
    <style:style style:name="T395_5" style:family="text"/>
    <style:style style:name="T395_6" style:family="text"/>
    <style:style style:name="T395_7" style:family="text"/>
    <style:style style:name="T395_8" style:family="text"/>
    <style:style style:name="P396" style:family="paragraph" style:parent-style-name="Standard">
      <style:paragraph-properties fo:break-before="auto" fo:line-height="115%" style:writing-mode="lr-tb"/>
    </style:style>
    <style:style style:name="T396_1" style:family="text"/>
    <style:style style:name="T396_2" style:family="text"/>
    <style:style style:name="T396_3" style:family="text"/>
    <style:style style:name="T396_4" style:family="text"/>
    <style:style style:name="T396_5" style:family="text"/>
    <style:style style:name="T396_6" style:family="text"/>
    <style:style style:name="T396_7" style:family="text"/>
    <style:style style:name="T396_8" style:family="text"/>
    <style:style style:name="T396_9" style:family="text"/>
    <style:style style:name="T396_10" style:family="text"/>
    <style:style style:name="T396_11" style:family="text"/>
    <style:style style:name="T396_12" style:family="text"/>
    <style:style style:name="T396_13" style:family="text"/>
    <style:style style:name="T396_14" style:family="text"/>
    <style:style style:name="T396_15" style:family="text"/>
    <style:style style:name="T396_16" style:family="text"/>
    <style:style style:name="P397" style:family="paragraph" style:parent-style-name="Standard">
      <style:paragraph-properties fo:break-before="auto" fo:line-height="115%" style:writing-mode="lr-tb"/>
    </style:style>
    <style:style style:name="T397_1" style:family="text"/>
    <style:style style:name="T397_2" style:family="text"/>
    <style:style style:name="T397_3" style:family="text"/>
    <style:style style:name="T397_4" style:family="text"/>
    <style:style style:name="T397_5" style:family="text"/>
    <style:style style:name="T397_6" style:family="text"/>
    <style:style style:name="T397_7" style:family="text"/>
    <style:style style:name="T397_8" style:family="text"/>
    <style:style style:name="T397_9" style:family="text"/>
    <style:style style:name="T397_10" style:family="text"/>
    <style:style style:name="T397_11" style:family="text"/>
    <style:style style:name="T397_12" style:family="text"/>
    <style:style style:name="T397_13" style:family="text"/>
    <style:style style:name="T397_14" style:family="text"/>
    <style:style style:name="T397_15" style:family="text"/>
    <style:style style:name="T397_16" style:family="text"/>
    <style:style style:name="P398" style:family="paragraph" style:parent-style-name="Standard">
      <style:paragraph-properties fo:break-before="auto" fo:line-height="115%" style:writing-mode="lr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T398_5" style:family="text"/>
    <style:style style:name="T398_6" style:family="text"/>
    <style:style style:name="T398_7" style:family="text"/>
    <style:style style:name="T398_8" style:family="text"/>
    <style:style style:name="T398_9" style:family="text"/>
    <style:style style:name="T398_10" style:family="text"/>
    <style:style style:name="P399" style:family="paragraph" style:parent-style-name="Standard">
      <style:paragraph-properties fo:break-before="auto" fo:line-height="115%" style:writing-mode="lr-tb"/>
    </style:style>
    <style:style style:name="T399_1" style:family="text"/>
    <style:style style:name="T399_2" style:family="text"/>
    <style:style style:name="T399_3" style:family="text"/>
    <style:style style:name="T399_4" style:family="text"/>
    <style:style style:name="T399_5" style:family="text"/>
    <style:style style:name="T399_6" style:family="text"/>
    <style:style style:name="T399_7" style:family="text"/>
    <style:style style:name="T399_8" style:family="text"/>
    <style:style style:name="T399_9" style:family="text"/>
    <style:style style:name="T399_10" style:family="text"/>
    <style:style style:name="P400" style:family="paragraph" style:parent-style-name="Standard">
      <style:paragraph-properties fo:break-before="auto" fo:line-height="115%" style:writing-mode="lr-tb"/>
    </style:style>
    <style:style style:name="T400_1" style:family="text"/>
    <style:style style:name="P401" style:family="paragraph" style:parent-style-name="Standard">
      <style:paragraph-properties fo:break-before="auto" fo:line-height="115%" style:writing-mode="lr-tb"/>
    </style:style>
    <style:style style:name="P402" style:family="paragraph" style:parent-style-name="Standard">
      <style:paragraph-properties fo:break-before="auto" fo:line-height="115%" style:writing-mode="lr-tb"/>
    </style:style>
    <style:style style:name="T402_1" style:family="text"/>
    <style:style style:name="T402_2" style:family="text"/>
    <style:style style:name="T402_3" style:family="text"/>
    <style:style style:name="T402_4" style:family="text"/>
    <style:style style:name="T402_5" style:family="text"/>
    <style:style style:name="T402_6" style:family="text"/>
    <style:style style:name="T402_7" style:family="text"/>
    <style:style style:name="T402_8" style:family="text"/>
    <style:style style:name="T402_9" style:family="text"/>
    <style:style style:name="P403" style:family="paragraph" style:parent-style-name="Standard">
      <style:paragraph-properties fo:break-before="auto" fo:line-height="115%" style:writing-mode="lr-tb"/>
    </style:style>
    <style:style style:name="T403_1" style:family="text"/>
    <style:style style:name="P404" style:family="paragraph" style:parent-style-name="Standard">
      <style:paragraph-properties fo:break-before="auto" fo:line-height="115%" style:writing-mode="lr-tb"/>
    </style:style>
    <style:style style:name="T404_1" style:family="text"/>
    <style:style style:name="T404_2" style:family="text"/>
    <style:style style:name="T404_3" style:family="text"/>
    <style:style style:name="T404_4" style:family="text"/>
    <style:style style:name="T404_5" style:family="text"/>
    <style:style style:name="T404_6" style:family="text"/>
    <style:style style:name="T404_7" style:family="text"/>
    <style:style style:name="T404_8" style:family="text"/>
    <style:style style:name="T404_9" style:family="text"/>
    <style:style style:name="T404_10" style:family="text"/>
    <style:style style:name="T404_11" style:family="text"/>
    <style:style style:name="T404_12" style:family="text"/>
    <style:style style:name="T404_13" style:family="text"/>
    <style:style style:name="T404_14" style:family="text"/>
    <style:style style:name="P405" style:family="paragraph" style:parent-style-name="Standard">
      <style:paragraph-properties fo:break-before="auto" fo:line-height="115%" style:writing-mode="lr-tb"/>
    </style:style>
    <style:style style:name="T405_1" style:family="text"/>
    <style:style style:name="T405_2" style:family="text"/>
    <style:style style:name="T405_3" style:family="text"/>
    <style:style style:name="T405_4" style:family="text"/>
    <style:style style:name="T405_5" style:family="text"/>
    <style:style style:name="T405_6" style:family="text"/>
    <style:style style:name="T405_7" style:family="text"/>
    <style:style style:name="T405_8" style:family="text"/>
    <style:style style:name="T405_9" style:family="text"/>
    <style:style style:name="T405_10" style:family="text"/>
    <style:style style:name="T405_11" style:family="text"/>
    <style:style style:name="T405_12" style:family="text"/>
    <style:style style:name="T405_13" style:family="text"/>
    <style:style style:name="T405_14" style:family="text"/>
    <style:style style:name="T405_15" style:family="text"/>
    <style:style style:name="T405_16" style:family="text"/>
    <style:style style:name="P406" style:family="paragraph" style:parent-style-name="Standard">
      <style:paragraph-properties fo:break-before="auto" fo:line-height="115%" style:writing-mode="lr-tb"/>
    </style:style>
    <style:style style:name="T406_1" style:family="text"/>
    <style:style style:name="T406_2" style:family="text"/>
    <style:style style:name="T406_3" style:family="text"/>
    <style:style style:name="T406_4" style:family="text"/>
    <style:style style:name="T406_5" style:family="text"/>
    <style:style style:name="T406_6" style:family="text"/>
    <style:style style:name="T406_7" style:family="text"/>
    <style:style style:name="T406_8" style:family="text"/>
    <style:style style:name="P407" style:family="paragraph" style:parent-style-name="Standard">
      <style:paragraph-properties fo:break-before="auto" fo:line-height="115%" style:writing-mode="lr-tb"/>
    </style:style>
    <style:style style:name="T407_1" style:family="text"/>
    <style:style style:name="T407_2" style:family="text"/>
    <style:style style:name="T407_3" style:family="text"/>
    <style:style style:name="T407_4" style:family="text"/>
    <style:style style:name="T407_5" style:family="text"/>
    <style:style style:name="T407_6" style:family="text"/>
    <style:style style:name="T407_7" style:family="text"/>
    <style:style style:name="T407_8" style:family="text"/>
    <style:style style:name="T407_9" style:family="text"/>
    <style:style style:name="T407_10" style:family="text"/>
    <style:style style:name="T407_11" style:family="text"/>
    <style:style style:name="T407_12" style:family="text"/>
    <style:style style:name="T407_13" style:family="text"/>
    <style:style style:name="T407_14" style:family="text"/>
    <style:style style:name="T407_15" style:family="text"/>
    <style:style style:name="T407_16" style:family="text"/>
    <style:style style:name="P408" style:family="paragraph" style:parent-style-name="Standard">
      <style:paragraph-properties fo:break-before="auto" fo:line-height="115%" style:writing-mode="lr-tb"/>
    </style:style>
    <style:style style:name="T408_1" style:family="text"/>
    <style:style style:name="T408_2" style:family="text"/>
    <style:style style:name="T408_3" style:family="text"/>
    <style:style style:name="T408_4" style:family="text"/>
    <style:style style:name="T408_5" style:family="text"/>
    <style:style style:name="T408_6" style:family="text"/>
    <style:style style:name="T408_7" style:family="text"/>
    <style:style style:name="T408_8" style:family="text"/>
    <style:style style:name="P409" style:family="paragraph" style:parent-style-name="Standard">
      <style:paragraph-properties fo:break-before="auto" fo:line-height="115%" style:writing-mode="lr-tb"/>
    </style:style>
    <style:style style:name="T409_1" style:family="text"/>
    <style:style style:name="T409_2" style:family="text"/>
    <style:style style:name="T409_3" style:family="text"/>
    <style:style style:name="T409_4" style:family="text"/>
    <style:style style:name="T409_5" style:family="text"/>
    <style:style style:name="T409_6" style:family="text"/>
    <style:style style:name="T409_7" style:family="text"/>
    <style:style style:name="T409_8" style:family="text"/>
    <style:style style:name="P410" style:family="paragraph" style:parent-style-name="Standard">
      <style:paragraph-properties fo:break-before="auto" fo:line-height="115%" style:writing-mode="lr-tb"/>
    </style:style>
    <style:style style:name="T410_1" style:family="text"/>
    <style:style style:name="T410_2" style:family="text"/>
    <style:style style:name="T410_3" style:family="text"/>
    <style:style style:name="T410_4" style:family="text"/>
    <style:style style:name="T410_5" style:family="text"/>
    <style:style style:name="T410_6" style:family="text"/>
    <style:style style:name="T410_7" style:family="text"/>
    <style:style style:name="T410_8" style:family="text"/>
    <style:style style:name="T410_9" style:family="text"/>
    <style:style style:name="T410_10" style:family="text"/>
    <style:style style:name="T410_11" style:family="text"/>
    <style:style style:name="T410_12" style:family="text"/>
    <style:style style:name="T410_13" style:family="text"/>
    <style:style style:name="T410_14" style:family="text"/>
    <style:style style:name="T410_15" style:family="text"/>
    <style:style style:name="T410_16" style:family="text"/>
    <style:style style:name="P411" style:family="paragraph" style:parent-style-name="Standard">
      <style:paragraph-properties fo:break-before="auto" fo:line-height="115%" style:writing-mode="lr-tb"/>
    </style:style>
    <style:style style:name="T411_1" style:family="text"/>
    <style:style style:name="P412" style:family="paragraph" style:parent-style-name="Standard">
      <style:paragraph-properties fo:break-before="auto" fo:line-height="115%" style:writing-mode="lr-tb"/>
    </style:style>
    <style:style style:name="P413" style:family="paragraph" style:parent-style-name="Standard">
      <style:paragraph-properties fo:break-before="auto" fo:line-height="115%" style:writing-mode="lr-tb"/>
    </style:style>
    <style:style style:name="T413_1" style:family="text"/>
    <style:style style:name="T413_2" style:family="text"/>
    <style:style style:name="T413_3" style:family="text"/>
    <style:style style:name="T413_4" style:family="text"/>
    <style:style style:name="T413_5" style:family="text"/>
    <style:style style:name="T413_6" style:family="text"/>
    <style:style style:name="T413_7" style:family="text"/>
    <style:style style:name="T413_8" style:family="text"/>
    <style:style style:name="T413_9" style:family="text"/>
    <style:style style:name="T413_10" style:family="text"/>
    <style:style style:name="T413_11" style:family="text"/>
    <style:style style:name="T413_12" style:family="text"/>
    <style:style style:name="T413_13" style:family="text"/>
    <style:style style:name="T413_14" style:family="text"/>
    <style:style style:name="P414" style:family="paragraph" style:parent-style-name="Standard">
      <style:paragraph-properties fo:break-before="auto" fo:line-height="115%" style:writing-mode="lr-tb"/>
    </style:style>
    <style:style style:name="T414_1" style:family="text"/>
    <style:style style:name="T414_2" style:family="text"/>
    <style:style style:name="T414_3" style:family="text"/>
    <style:style style:name="T414_4" style:family="text"/>
    <style:style style:name="T414_5" style:family="text"/>
    <style:style style:name="T414_6" style:family="text"/>
    <style:style style:name="T414_7" style:family="text"/>
    <style:style style:name="T414_8" style:family="text"/>
    <style:style style:name="T414_9" style:family="text"/>
    <style:style style:name="T414_10" style:family="text"/>
    <style:style style:name="T414_11" style:family="text"/>
    <style:style style:name="T414_12" style:family="text"/>
    <style:style style:name="T414_13" style:family="text"/>
    <style:style style:name="T414_14" style:family="text"/>
    <style:style style:name="T414_15" style:family="text"/>
    <style:style style:name="T414_16" style:family="text"/>
    <style:style style:name="P415" style:family="paragraph" style:parent-style-name="Standard">
      <style:paragraph-properties fo:break-before="auto" fo:line-height="115%" style:writing-mode="lr-tb"/>
    </style:style>
    <style:style style:name="T415_1" style:family="text"/>
    <style:style style:name="T415_2" style:family="text"/>
    <style:style style:name="T415_3" style:family="text"/>
    <style:style style:name="T415_4" style:family="text"/>
    <style:style style:name="T415_5" style:family="text"/>
    <style:style style:name="T415_6" style:family="text"/>
    <style:style style:name="T415_7" style:family="text"/>
    <style:style style:name="T415_8" style:family="text"/>
    <style:style style:name="P416" style:family="paragraph" style:parent-style-name="Standard">
      <style:paragraph-properties fo:break-before="auto" fo:line-height="115%" style:writing-mode="lr-tb"/>
    </style:style>
    <style:style style:name="T416_1" style:family="text"/>
    <style:style style:name="T416_2" style:family="text"/>
    <style:style style:name="T416_3" style:family="text"/>
    <style:style style:name="T416_4" style:family="text"/>
    <style:style style:name="T416_5" style:family="text"/>
    <style:style style:name="T416_6" style:family="text"/>
    <style:style style:name="T416_7" style:family="text"/>
    <style:style style:name="T416_8" style:family="text"/>
    <style:style style:name="T416_9" style:family="text"/>
    <style:style style:name="T416_10" style:family="text"/>
    <style:style style:name="T416_11" style:family="text"/>
    <style:style style:name="T416_12" style:family="text"/>
    <style:style style:name="T416_13" style:family="text"/>
    <style:style style:name="T416_14" style:family="text"/>
    <style:style style:name="T416_15" style:family="text"/>
    <style:style style:name="T416_16" style:family="text"/>
    <style:style style:name="P417" style:family="paragraph" style:parent-style-name="Standard">
      <style:paragraph-properties fo:break-before="auto" fo:line-height="115%" style:writing-mode="lr-tb"/>
    </style:style>
    <style:style style:name="T417_1" style:family="text"/>
    <style:style style:name="T417_2" style:family="text"/>
    <style:style style:name="T417_3" style:family="text"/>
    <style:style style:name="T417_4" style:family="text"/>
    <style:style style:name="T417_5" style:family="text"/>
    <style:style style:name="T417_6" style:family="text"/>
    <style:style style:name="T417_7" style:family="text"/>
    <style:style style:name="T417_8" style:family="text"/>
    <style:style style:name="P418" style:family="paragraph" style:parent-style-name="Standard">
      <style:paragraph-properties fo:break-before="auto" fo:line-height="115%" style:writing-mode="lr-tb"/>
    </style:style>
    <style:style style:name="T418_1" style:family="text"/>
    <style:style style:name="T418_2" style:family="text"/>
    <style:style style:name="T418_3" style:family="text"/>
    <style:style style:name="T418_4" style:family="text"/>
    <style:style style:name="T418_5" style:family="text"/>
    <style:style style:name="T418_6" style:family="text"/>
    <style:style style:name="T418_7" style:family="text"/>
    <style:style style:name="T418_8" style:family="text"/>
    <style:style style:name="P419" style:family="paragraph" style:parent-style-name="Standard">
      <style:paragraph-properties fo:break-before="auto" fo:line-height="115%" style:writing-mode="lr-tb"/>
    </style:style>
    <style:style style:name="T419_1" style:family="text"/>
    <style:style style:name="T419_2" style:family="text"/>
    <style:style style:name="T419_3" style:family="text"/>
    <style:style style:name="T419_4" style:family="text"/>
    <style:style style:name="T419_5" style:family="text"/>
    <style:style style:name="T419_6" style:family="text"/>
    <style:style style:name="T419_7" style:family="text"/>
    <style:style style:name="T419_8" style:family="text"/>
    <style:style style:name="T419_9" style:family="text"/>
    <style:style style:name="T419_10" style:family="text"/>
    <style:style style:name="T419_11" style:family="text"/>
    <style:style style:name="T419_12" style:family="text"/>
    <style:style style:name="T419_13" style:family="text"/>
    <style:style style:name="T419_14" style:family="text"/>
    <style:style style:name="T419_15" style:family="text"/>
    <style:style style:name="T419_16" style:family="text"/>
    <style:style style:name="P420" style:family="paragraph" style:parent-style-name="Standard">
      <style:paragraph-properties fo:break-before="auto" fo:line-height="115%" style:writing-mode="lr-tb"/>
    </style:style>
    <style:style style:name="T420_1" style:family="text"/>
    <style:style style:name="P421" style:family="paragraph" style:parent-style-name="Standard">
      <style:paragraph-properties fo:break-before="auto" fo:line-height="115%" style:writing-mode="lr-tb"/>
    </style:style>
    <style:style style:name="P422" style:family="paragraph" style:parent-style-name="Standard">
      <style:paragraph-properties fo:break-before="auto" fo:line-height="115%" style:writing-mode="lr-tb"/>
    </style:style>
    <style:style style:name="T422_1" style:family="text"/>
    <style:style style:name="T422_2" style:family="text"/>
    <style:style style:name="T422_3" style:family="text"/>
    <style:style style:name="T422_4" style:family="text"/>
    <style:style style:name="T422_5" style:family="text"/>
    <style:style style:name="T422_6" style:family="text"/>
    <style:style style:name="T422_7" style:family="text"/>
    <style:style style:name="T422_8" style:family="text"/>
    <style:style style:name="T422_9" style:family="text"/>
    <style:style style:name="T422_10" style:family="text"/>
    <style:style style:name="T422_11" style:family="text"/>
    <style:style style:name="T422_12" style:family="text"/>
    <style:style style:name="T422_13" style:family="text"/>
    <style:style style:name="T422_14" style:family="text"/>
    <style:style style:name="T422_15" style:family="text"/>
    <style:style style:name="T422_16" style:family="text"/>
    <style:style style:name="T422_17" style:family="text"/>
    <style:style style:name="T422_18" style:family="text"/>
    <style:style style:name="P423" style:family="paragraph" style:parent-style-name="Standard">
      <style:paragraph-properties fo:break-before="auto" fo:line-height="115%" style:writing-mode="lr-tb"/>
    </style:style>
    <style:style style:name="T423_1" style:family="text"/>
    <style:style style:name="T423_2" style:family="text"/>
    <style:style style:name="T423_3" style:family="text"/>
    <style:style style:name="T423_4" style:family="text"/>
    <style:style style:name="T423_5" style:family="text"/>
    <style:style style:name="T423_6" style:family="text"/>
    <style:style style:name="T423_7" style:family="text"/>
    <style:style style:name="T423_8" style:family="text"/>
    <style:style style:name="P424" style:family="paragraph" style:parent-style-name="Standard">
      <style:paragraph-properties fo:break-before="auto" fo:line-height="115%" style:writing-mode="lr-tb"/>
    </style:style>
    <style:style style:name="T424_1" style:family="text"/>
    <style:style style:name="T424_2" style:family="text"/>
    <style:style style:name="T424_3" style:family="text"/>
    <style:style style:name="T424_4" style:family="text"/>
    <style:style style:name="T424_5" style:family="text"/>
    <style:style style:name="T424_6" style:family="text"/>
    <style:style style:name="T424_7" style:family="text"/>
    <style:style style:name="T424_8" style:family="text"/>
    <style:style style:name="T424_9" style:family="text"/>
    <style:style style:name="T424_10" style:family="text"/>
    <style:style style:name="T424_11" style:family="text"/>
    <style:style style:name="T424_12" style:family="text"/>
    <style:style style:name="T424_13" style:family="text"/>
    <style:style style:name="T424_14" style:family="text"/>
    <style:style style:name="T424_15" style:family="text"/>
    <style:style style:name="T424_16" style:family="text"/>
    <style:style style:name="P425" style:family="paragraph" style:parent-style-name="Standard">
      <style:paragraph-properties fo:break-before="auto" fo:line-height="115%" style:writing-mode="lr-tb"/>
    </style:style>
    <style:style style:name="T425_1" style:family="text"/>
    <style:style style:name="T425_2" style:family="text"/>
    <style:style style:name="T425_3" style:family="text"/>
    <style:style style:name="T425_4" style:family="text"/>
    <style:style style:name="T425_5" style:family="text"/>
    <style:style style:name="T425_6" style:family="text"/>
    <style:style style:name="T425_7" style:family="text"/>
    <style:style style:name="T425_8" style:family="text"/>
    <style:style style:name="P426" style:family="paragraph" style:parent-style-name="Standard">
      <style:paragraph-properties fo:break-before="auto" fo:line-height="115%" style:writing-mode="lr-tb"/>
    </style:style>
    <style:style style:name="T426_1" style:family="text"/>
    <style:style style:name="T426_2" style:family="text"/>
    <style:style style:name="T426_3" style:family="text"/>
    <style:style style:name="T426_4" style:family="text"/>
    <style:style style:name="T426_5" style:family="text"/>
    <style:style style:name="T426_6" style:family="text"/>
    <style:style style:name="T426_7" style:family="text"/>
    <style:style style:name="T426_8" style:family="text"/>
    <style:style style:name="P427" style:family="paragraph" style:parent-style-name="Standard">
      <style:paragraph-properties fo:break-before="auto" fo:line-height="115%" style:writing-mode="lr-tb"/>
    </style:style>
    <style:style style:name="T427_1" style:family="text"/>
    <style:style style:name="T427_2" style:family="text"/>
    <style:style style:name="T427_3" style:family="text"/>
    <style:style style:name="T427_4" style:family="text"/>
    <style:style style:name="T427_5" style:family="text"/>
    <style:style style:name="T427_6" style:family="text"/>
    <style:style style:name="T427_7" style:family="text"/>
    <style:style style:name="T427_8" style:family="text"/>
    <style:style style:name="T427_9" style:family="text"/>
    <style:style style:name="T427_10" style:family="text"/>
    <style:style style:name="T427_11" style:family="text"/>
    <style:style style:name="T427_12" style:family="text"/>
    <style:style style:name="T427_13" style:family="text"/>
    <style:style style:name="T427_14" style:family="text"/>
    <style:style style:name="T427_15" style:family="text"/>
    <style:style style:name="T427_16" style:family="text"/>
    <style:style style:name="P428" style:family="paragraph" style:parent-style-name="Standard">
      <style:paragraph-properties fo:break-before="auto" fo:line-height="115%" style:writing-mode="lr-tb"/>
    </style:style>
    <style:style style:name="T428_1" style:family="text"/>
    <style:style style:name="P429" style:family="paragraph" style:parent-style-name="Standard">
      <style:paragraph-properties fo:break-before="auto" fo:line-height="115%" style:writing-mode="lr-tb"/>
    </style:style>
    <style:style style:name="P430" style:family="paragraph" style:parent-style-name="Standard">
      <style:paragraph-properties fo:break-before="auto" fo:line-height="115%" style:writing-mode="lr-tb"/>
    </style:style>
    <style:style style:name="T430_1" style:family="text"/>
    <style:style style:name="T430_2" style:family="text"/>
    <style:style style:name="T430_3" style:family="text"/>
    <style:style style:name="T430_4" style:family="text"/>
    <style:style style:name="T430_5" style:family="text"/>
    <style:style style:name="T430_6" style:family="text"/>
    <style:style style:name="T430_7" style:family="text"/>
    <style:style style:name="T430_8" style:family="text"/>
    <style:style style:name="T430_9" style:family="text"/>
    <style:style style:name="T430_10" style:family="text"/>
    <style:style style:name="T430_11" style:family="text"/>
    <style:style style:name="T430_12" style:family="text"/>
    <style:style style:name="T430_13" style:family="text"/>
    <style:style style:name="T430_14" style:family="text"/>
    <style:style style:name="T430_15" style:family="text"/>
    <style:style style:name="T430_16" style:family="text"/>
    <style:style style:name="P431" style:family="paragraph" style:parent-style-name="Standard">
      <style:paragraph-properties fo:break-before="auto" fo:line-height="115%" style:writing-mode="lr-tb"/>
    </style:style>
    <style:style style:name="T431_1" style:family="text"/>
    <style:style style:name="T431_2" style:family="text"/>
    <style:style style:name="T431_3" style:family="text"/>
    <style:style style:name="T431_4" style:family="text"/>
    <style:style style:name="T431_5" style:family="text"/>
    <style:style style:name="T431_6" style:family="text"/>
    <style:style style:name="T431_7" style:family="text"/>
    <style:style style:name="T431_8" style:family="text"/>
    <style:style style:name="P432" style:family="paragraph" style:parent-style-name="Standard">
      <style:paragraph-properties fo:break-before="auto" fo:line-height="115%" style:writing-mode="lr-tb"/>
    </style:style>
    <style:style style:name="T432_1" style:family="text"/>
    <style:style style:name="T432_2" style:family="text"/>
    <style:style style:name="T432_3" style:family="text"/>
    <style:style style:name="T432_4" style:family="text"/>
    <style:style style:name="T432_5" style:family="text"/>
    <style:style style:name="T432_6" style:family="text"/>
    <style:style style:name="T432_7" style:family="text"/>
    <style:style style:name="T432_8" style:family="text"/>
    <style:style style:name="T432_9" style:family="text"/>
    <style:style style:name="T432_10" style:family="text"/>
    <style:style style:name="T432_11" style:family="text"/>
    <style:style style:name="T432_12" style:family="text"/>
    <style:style style:name="T432_13" style:family="text"/>
    <style:style style:name="T432_14" style:family="text"/>
    <style:style style:name="T432_15" style:family="text"/>
    <style:style style:name="T432_16" style:family="text"/>
    <style:style style:name="P433" style:family="paragraph" style:parent-style-name="Standard">
      <style:paragraph-properties fo:break-before="auto" fo:line-height="115%" style:writing-mode="lr-tb"/>
    </style:style>
    <style:style style:name="T433_1" style:family="text"/>
    <style:style style:name="T433_2" style:family="text"/>
    <style:style style:name="T433_3" style:family="text"/>
    <style:style style:name="T433_4" style:family="text"/>
    <style:style style:name="T433_5" style:family="text"/>
    <style:style style:name="T433_6" style:family="text"/>
    <style:style style:name="T433_7" style:family="text"/>
    <style:style style:name="T433_8" style:family="text"/>
    <style:style style:name="P434" style:family="paragraph" style:parent-style-name="Standard">
      <style:paragraph-properties fo:break-before="auto" fo:line-height="115%" style:writing-mode="lr-tb"/>
    </style:style>
    <style:style style:name="T434_1" style:family="text"/>
    <style:style style:name="T434_2" style:family="text"/>
    <style:style style:name="T434_3" style:family="text"/>
    <style:style style:name="T434_4" style:family="text"/>
    <style:style style:name="T434_5" style:family="text"/>
    <style:style style:name="T434_6" style:family="text"/>
    <style:style style:name="T434_7" style:family="text"/>
    <style:style style:name="T434_8" style:family="text"/>
    <style:style style:name="P435" style:family="paragraph" style:parent-style-name="Standard">
      <style:paragraph-properties fo:break-before="auto" fo:line-height="115%" style:writing-mode="lr-tb"/>
    </style:style>
    <style:style style:name="T435_1" style:family="text"/>
    <style:style style:name="T435_2" style:family="text"/>
    <style:style style:name="T435_3" style:family="text"/>
    <style:style style:name="T435_4" style:family="text"/>
    <style:style style:name="T435_5" style:family="text"/>
    <style:style style:name="T435_6" style:family="text"/>
    <style:style style:name="T435_7" style:family="text"/>
    <style:style style:name="T435_8" style:family="text"/>
    <style:style style:name="T435_9" style:family="text"/>
    <style:style style:name="T435_10" style:family="text"/>
    <style:style style:name="T435_11" style:family="text"/>
    <style:style style:name="T435_12" style:family="text"/>
    <style:style style:name="T435_13" style:family="text"/>
    <style:style style:name="T435_14" style:family="text"/>
    <style:style style:name="T435_15" style:family="text"/>
    <style:style style:name="T435_16" style:family="text"/>
    <style:style style:name="P436" style:family="paragraph" style:parent-style-name="Standard">
      <style:paragraph-properties fo:break-before="auto" fo:line-height="115%" style:writing-mode="lr-tb"/>
    </style:style>
    <style:style style:name="T436_1" style:family="text"/>
    <style:style style:name="P437" style:family="paragraph" style:parent-style-name="Standard">
      <style:paragraph-properties fo:break-before="auto" fo:line-height="115%" style:writing-mode="lr-tb"/>
    </style:style>
    <style:style style:name="P438" style:family="paragraph" style:parent-style-name="Standard">
      <style:paragraph-properties fo:break-before="auto" fo:line-height="115%" style:writing-mode="lr-tb"/>
    </style:style>
    <style:style style:name="T438_1" style:family="text"/>
    <style:style style:name="T438_2" style:family="text"/>
    <style:style style:name="T438_3" style:family="text"/>
    <style:style style:name="T438_4" style:family="text"/>
    <style:style style:name="T438_5" style:family="text"/>
    <style:style style:name="T438_6" style:family="text"/>
    <style:style style:name="T438_7" style:family="text"/>
    <style:style style:name="T438_8" style:family="text"/>
    <style:style style:name="T438_9" style:family="text"/>
    <style:style style:name="T438_10" style:family="text"/>
    <style:style style:name="T438_11" style:family="text"/>
    <style:style style:name="T438_12" style:family="text"/>
    <style:style style:name="T438_13" style:family="text"/>
    <style:style style:name="T438_14" style:family="text"/>
    <style:style style:name="T438_15" style:family="text"/>
    <style:style style:name="T438_16" style:family="text"/>
    <style:style style:name="T438_17" style:family="text"/>
    <style:style style:name="T438_18" style:family="text"/>
    <style:style style:name="T438_19" style:family="text"/>
    <style:style style:name="T438_20" style:family="text"/>
    <style:style style:name="P439" style:family="paragraph" style:parent-style-name="Standard">
      <style:paragraph-properties fo:break-before="auto" fo:line-height="115%" style:writing-mode="lr-tb"/>
    </style:style>
    <style:style style:name="T439_1" style:family="text"/>
    <style:style style:name="T439_2" style:family="text"/>
    <style:style style:name="T439_3" style:family="text"/>
    <style:style style:name="T439_4" style:family="text"/>
    <style:style style:name="T439_5" style:family="text"/>
    <style:style style:name="T439_6" style:family="text"/>
    <style:style style:name="T439_7" style:family="text"/>
    <style:style style:name="T439_8" style:family="text"/>
    <style:style style:name="P440" style:family="paragraph" style:parent-style-name="Standard">
      <style:paragraph-properties fo:break-before="auto" fo:line-height="115%" style:writing-mode="lr-tb"/>
    </style:style>
    <style:style style:name="T440_1" style:family="text"/>
    <style:style style:name="T440_2" style:family="text"/>
    <style:style style:name="T440_3" style:family="text"/>
    <style:style style:name="T440_4" style:family="text"/>
    <style:style style:name="T440_5" style:family="text"/>
    <style:style style:name="T440_6" style:family="text"/>
    <style:style style:name="T440_7" style:family="text"/>
    <style:style style:name="T440_8" style:family="text"/>
    <style:style style:name="T440_9" style:family="text"/>
    <style:style style:name="T440_10" style:family="text"/>
    <style:style style:name="T440_11" style:family="text"/>
    <style:style style:name="T440_12" style:family="text"/>
    <style:style style:name="T440_13" style:family="text"/>
    <style:style style:name="T440_14" style:family="text"/>
    <style:style style:name="T440_15" style:family="text"/>
    <style:style style:name="T440_16" style:family="text"/>
    <style:style style:name="P441" style:family="paragraph" style:parent-style-name="Standard">
      <style:paragraph-properties fo:break-before="auto" fo:line-height="115%" style:writing-mode="lr-tb"/>
    </style:style>
    <style:style style:name="T441_1" style:family="text"/>
    <style:style style:name="T441_2" style:family="text"/>
    <style:style style:name="T441_3" style:family="text"/>
    <style:style style:name="T441_4" style:family="text"/>
    <style:style style:name="T441_5" style:family="text"/>
    <style:style style:name="T441_6" style:family="text"/>
    <style:style style:name="T441_7" style:family="text"/>
    <style:style style:name="T441_8" style:family="text"/>
    <style:style style:name="P442" style:family="paragraph" style:parent-style-name="Standard">
      <style:paragraph-properties fo:break-before="auto" fo:line-height="115%" style:writing-mode="lr-tb"/>
    </style:style>
    <style:style style:name="T442_1" style:family="text"/>
    <style:style style:name="T442_2" style:family="text"/>
    <style:style style:name="T442_3" style:family="text"/>
    <style:style style:name="T442_4" style:family="text"/>
    <style:style style:name="T442_5" style:family="text"/>
    <style:style style:name="T442_6" style:family="text"/>
    <style:style style:name="T442_7" style:family="text"/>
    <style:style style:name="T442_8" style:family="text"/>
    <style:style style:name="P443" style:family="paragraph" style:parent-style-name="Standard">
      <style:paragraph-properties fo:break-before="auto" fo:line-height="115%" style:writing-mode="lr-tb"/>
    </style:style>
    <style:style style:name="T443_1" style:family="text"/>
    <style:style style:name="T443_2" style:family="text"/>
    <style:style style:name="T443_3" style:family="text"/>
    <style:style style:name="T443_4" style:family="text"/>
    <style:style style:name="T443_5" style:family="text"/>
    <style:style style:name="T443_6" style:family="text"/>
    <style:style style:name="T443_7" style:family="text"/>
    <style:style style:name="T443_8" style:family="text"/>
    <style:style style:name="T443_9" style:family="text"/>
    <style:style style:name="T443_10" style:family="text"/>
    <style:style style:name="T443_11" style:family="text"/>
    <style:style style:name="T443_12" style:family="text"/>
    <style:style style:name="T443_13" style:family="text"/>
    <style:style style:name="T443_14" style:family="text"/>
    <style:style style:name="T443_15" style:family="text"/>
    <style:style style:name="T443_16" style:family="text"/>
    <style:style style:name="P444" style:family="paragraph" style:parent-style-name="Standard">
      <style:paragraph-properties fo:break-before="auto" fo:line-height="115%" style:writing-mode="lr-tb"/>
    </style:style>
    <style:style style:name="T444_1" style:family="text"/>
    <style:style style:name="P445" style:family="paragraph" style:parent-style-name="Standard">
      <style:paragraph-properties fo:break-before="auto" fo:line-height="115%" style:writing-mode="lr-tb"/>
    </style:style>
    <style:style style:name="P446" style:family="paragraph" style:parent-style-name="Standard">
      <style:paragraph-properties fo:break-before="auto" fo:line-height="115%" style:writing-mode="lr-tb"/>
    </style:style>
    <style:style style:name="T446_1" style:family="text"/>
    <style:style style:name="T446_2" style:family="text"/>
    <style:style style:name="T446_3" style:family="text"/>
    <style:style style:name="T446_4" style:family="text"/>
    <style:style style:name="T446_5" style:family="text"/>
    <style:style style:name="T446_6" style:family="text"/>
    <style:style style:name="T446_7" style:family="text"/>
    <style:style style:name="T446_8" style:family="text"/>
    <style:style style:name="T446_9" style:family="text"/>
    <style:style style:name="T446_10" style:family="text"/>
    <style:style style:name="T446_11" style:family="text"/>
    <style:style style:name="T446_12" style:family="text"/>
    <style:style style:name="T446_13" style:family="text"/>
    <style:style style:name="T446_14" style:family="text"/>
    <style:style style:name="T446_15" style:family="text"/>
    <style:style style:name="T446_16" style:family="text"/>
    <style:style style:name="T446_17" style:family="text"/>
    <style:style style:name="T446_18" style:family="text"/>
    <style:style style:name="P447" style:family="paragraph" style:parent-style-name="Standard">
      <style:paragraph-properties fo:break-before="auto" fo:line-height="115%" style:writing-mode="lr-tb"/>
    </style:style>
    <style:style style:name="T447_1" style:family="text"/>
    <style:style style:name="T447_2" style:family="text"/>
    <style:style style:name="T447_3" style:family="text"/>
    <style:style style:name="T447_4" style:family="text"/>
    <style:style style:name="T447_5" style:family="text"/>
    <style:style style:name="T447_6" style:family="text"/>
    <style:style style:name="T447_7" style:family="text"/>
    <style:style style:name="T447_8" style:family="text"/>
    <style:style style:name="P448" style:family="paragraph" style:parent-style-name="Standard">
      <style:paragraph-properties fo:break-before="auto" fo:line-height="115%" style:writing-mode="lr-tb"/>
    </style:style>
    <style:style style:name="T448_1" style:family="text"/>
    <style:style style:name="T448_2" style:family="text"/>
    <style:style style:name="T448_3" style:family="text"/>
    <style:style style:name="T448_4" style:family="text"/>
    <style:style style:name="T448_5" style:family="text"/>
    <style:style style:name="T448_6" style:family="text"/>
    <style:style style:name="T448_7" style:family="text"/>
    <style:style style:name="T448_8" style:family="text"/>
    <style:style style:name="T448_9" style:family="text"/>
    <style:style style:name="T448_10" style:family="text"/>
    <style:style style:name="T448_11" style:family="text"/>
    <style:style style:name="T448_12" style:family="text"/>
    <style:style style:name="T448_13" style:family="text"/>
    <style:style style:name="T448_14" style:family="text"/>
    <style:style style:name="T448_15" style:family="text"/>
    <style:style style:name="T448_16" style:family="text"/>
    <style:style style:name="P449" style:family="paragraph" style:parent-style-name="Standard">
      <style:paragraph-properties fo:break-before="auto" fo:line-height="115%" style:writing-mode="lr-tb"/>
    </style:style>
    <style:style style:name="T449_1" style:family="text"/>
    <style:style style:name="T449_2" style:family="text"/>
    <style:style style:name="T449_3" style:family="text"/>
    <style:style style:name="T449_4" style:family="text"/>
    <style:style style:name="T449_5" style:family="text"/>
    <style:style style:name="T449_6" style:family="text"/>
    <style:style style:name="T449_7" style:family="text"/>
    <style:style style:name="T449_8" style:family="text"/>
    <style:style style:name="P450" style:family="paragraph" style:parent-style-name="Standard">
      <style:paragraph-properties fo:break-before="auto" fo:line-height="115%" style:writing-mode="lr-tb"/>
    </style:style>
    <style:style style:name="T450_1" style:family="text"/>
    <style:style style:name="T450_2" style:family="text"/>
    <style:style style:name="T450_3" style:family="text"/>
    <style:style style:name="T450_4" style:family="text"/>
    <style:style style:name="T450_5" style:family="text"/>
    <style:style style:name="T450_6" style:family="text"/>
    <style:style style:name="T450_7" style:family="text"/>
    <style:style style:name="T450_8" style:family="text"/>
    <style:style style:name="P451" style:family="paragraph" style:parent-style-name="Standard">
      <style:paragraph-properties fo:break-before="auto" fo:line-height="115%" style:writing-mode="lr-tb"/>
    </style:style>
    <style:style style:name="T451_1" style:family="text"/>
    <style:style style:name="T451_2" style:family="text"/>
    <style:style style:name="T451_3" style:family="text"/>
    <style:style style:name="T451_4" style:family="text"/>
    <style:style style:name="T451_5" style:family="text"/>
    <style:style style:name="T451_6" style:family="text"/>
    <style:style style:name="T451_7" style:family="text"/>
    <style:style style:name="T451_8" style:family="text"/>
    <style:style style:name="T451_9" style:family="text"/>
    <style:style style:name="T451_10" style:family="text"/>
    <style:style style:name="T451_11" style:family="text"/>
    <style:style style:name="T451_12" style:family="text"/>
    <style:style style:name="T451_13" style:family="text"/>
    <style:style style:name="T451_14" style:family="text"/>
    <style:style style:name="T451_15" style:family="text"/>
    <style:style style:name="T451_16" style:family="text"/>
    <style:style style:name="P452" style:family="paragraph" style:parent-style-name="Standard">
      <style:paragraph-properties fo:break-before="auto" fo:line-height="115%" style:writing-mode="lr-tb"/>
    </style:style>
    <style:style style:name="T452_1" style:family="text"/>
    <style:style style:name="P453" style:family="paragraph" style:parent-style-name="Standard">
      <style:paragraph-properties fo:break-before="auto" fo:line-height="115%" style:writing-mode="lr-tb"/>
    </style:style>
    <style:style style:name="P454" style:family="paragraph" style:parent-style-name="Standard">
      <style:paragraph-properties fo:break-before="auto" fo:line-height="115%" style:writing-mode="lr-tb"/>
    </style:style>
    <style:style style:name="T454_1" style:family="text"/>
    <style:style style:name="T454_2" style:family="text"/>
    <style:style style:name="T454_3" style:family="text"/>
    <style:style style:name="T454_4" style:family="text"/>
    <style:style style:name="T454_5" style:family="text"/>
    <style:style style:name="T454_6" style:family="text"/>
    <style:style style:name="T454_7" style:family="text"/>
    <style:style style:name="T454_8" style:family="text"/>
    <style:style style:name="T454_9" style:family="text"/>
    <style:style style:name="T454_10" style:family="text"/>
    <style:style style:name="T454_11" style:family="text"/>
    <style:style style:name="T454_12" style:family="text"/>
    <style:style style:name="T454_13" style:family="text"/>
    <style:style style:name="T454_14" style:family="text"/>
    <style:style style:name="T454_15" style:family="text"/>
    <style:style style:name="T454_16" style:family="text"/>
    <style:style style:name="T454_17" style:family="text"/>
    <style:style style:name="T454_18" style:family="text"/>
    <style:style style:name="P455" style:family="paragraph" style:parent-style-name="Standard">
      <style:paragraph-properties fo:break-before="auto" fo:line-height="115%" style:writing-mode="lr-tb"/>
    </style:style>
    <style:style style:name="T455_1" style:family="text"/>
    <style:style style:name="T455_2" style:family="text"/>
    <style:style style:name="T455_3" style:family="text"/>
    <style:style style:name="T455_4" style:family="text"/>
    <style:style style:name="T455_5" style:family="text"/>
    <style:style style:name="T455_6" style:family="text"/>
    <style:style style:name="T455_7" style:family="text"/>
    <style:style style:name="T455_8" style:family="text"/>
    <style:style style:name="P456" style:family="paragraph" style:parent-style-name="Standard">
      <style:paragraph-properties fo:break-before="auto" fo:line-height="115%" style:writing-mode="lr-tb"/>
    </style:style>
    <style:style style:name="T456_1" style:family="text"/>
    <style:style style:name="T456_2" style:family="text"/>
    <style:style style:name="T456_3" style:family="text"/>
    <style:style style:name="T456_4" style:family="text"/>
    <style:style style:name="T456_5" style:family="text"/>
    <style:style style:name="T456_6" style:family="text"/>
    <style:style style:name="T456_7" style:family="text"/>
    <style:style style:name="T456_8" style:family="text"/>
    <style:style style:name="T456_9" style:family="text"/>
    <style:style style:name="T456_10" style:family="text"/>
    <style:style style:name="T456_11" style:family="text"/>
    <style:style style:name="T456_12" style:family="text"/>
    <style:style style:name="T456_13" style:family="text"/>
    <style:style style:name="T456_14" style:family="text"/>
    <style:style style:name="T456_15" style:family="text"/>
    <style:style style:name="T456_16" style:family="text"/>
    <style:style style:name="P457" style:family="paragraph" style:parent-style-name="Standard">
      <style:paragraph-properties fo:break-before="auto" fo:line-height="115%" style:writing-mode="lr-tb"/>
    </style:style>
    <style:style style:name="T457_1" style:family="text"/>
    <style:style style:name="T457_2" style:family="text"/>
    <style:style style:name="T457_3" style:family="text"/>
    <style:style style:name="T457_4" style:family="text"/>
    <style:style style:name="T457_5" style:family="text"/>
    <style:style style:name="T457_6" style:family="text"/>
    <style:style style:name="T457_7" style:family="text"/>
    <style:style style:name="T457_8" style:family="text"/>
    <style:style style:name="P458" style:family="paragraph" style:parent-style-name="Standard">
      <style:paragraph-properties fo:break-before="auto" fo:line-height="115%" style:writing-mode="lr-tb"/>
    </style:style>
    <style:style style:name="T458_1" style:family="text"/>
    <style:style style:name="T458_2" style:family="text"/>
    <style:style style:name="T458_3" style:family="text"/>
    <style:style style:name="T458_4" style:family="text"/>
    <style:style style:name="T458_5" style:family="text"/>
    <style:style style:name="T458_6" style:family="text"/>
    <style:style style:name="T458_7" style:family="text"/>
    <style:style style:name="T458_8" style:family="text"/>
    <style:style style:name="P459" style:family="paragraph" style:parent-style-name="Standard">
      <style:paragraph-properties fo:break-before="auto" fo:line-height="115%" style:writing-mode="lr-tb"/>
    </style:style>
    <style:style style:name="T459_1" style:family="text"/>
    <style:style style:name="T459_2" style:family="text"/>
    <style:style style:name="T459_3" style:family="text"/>
    <style:style style:name="T459_4" style:family="text"/>
    <style:style style:name="T459_5" style:family="text"/>
    <style:style style:name="T459_6" style:family="text"/>
    <style:style style:name="T459_7" style:family="text"/>
    <style:style style:name="T459_8" style:family="text"/>
    <style:style style:name="T459_9" style:family="text"/>
    <style:style style:name="T459_10" style:family="text"/>
    <style:style style:name="T459_11" style:family="text"/>
    <style:style style:name="T459_12" style:family="text"/>
    <style:style style:name="T459_13" style:family="text"/>
    <style:style style:name="T459_14" style:family="text"/>
    <style:style style:name="T459_15" style:family="text"/>
    <style:style style:name="T459_16" style:family="text"/>
    <style:style style:name="P460" style:family="paragraph" style:parent-style-name="Standard">
      <style:paragraph-properties fo:break-before="auto" fo:line-height="115%" style:writing-mode="lr-tb"/>
    </style:style>
    <style:style style:name="T460_1" style:family="text"/>
    <style:style style:name="P461" style:family="paragraph" style:parent-style-name="Standard">
      <style:paragraph-properties fo:break-before="auto" fo:line-height="115%" style:writing-mode="lr-tb"/>
    </style:style>
    <style:style style:name="P462" style:family="paragraph" style:parent-style-name="Standard">
      <style:paragraph-properties fo:break-before="auto" fo:line-height="115%" style:writing-mode="lr-tb"/>
    </style:style>
    <style:style style:name="T462_1" style:family="text"/>
    <style:style style:name="T462_2" style:family="text"/>
    <style:style style:name="T462_3" style:family="text"/>
    <style:style style:name="T462_4" style:family="text"/>
    <style:style style:name="T462_5" style:family="text"/>
    <style:style style:name="T462_6" style:family="text"/>
    <style:style style:name="T462_7" style:family="text"/>
    <style:style style:name="T462_8" style:family="text"/>
    <style:style style:name="T462_9" style:family="text"/>
    <style:style style:name="T462_10" style:family="text"/>
    <style:style style:name="T462_11" style:family="text"/>
    <style:style style:name="T462_12" style:family="text"/>
    <style:style style:name="T462_13" style:family="text"/>
    <style:style style:name="T462_14" style:family="text"/>
    <style:style style:name="T462_15" style:family="text"/>
    <style:style style:name="T462_16" style:family="text"/>
    <style:style style:name="T462_17" style:family="text"/>
    <style:style style:name="T462_18" style:family="text"/>
    <style:style style:name="P463" style:family="paragraph" style:parent-style-name="Standard">
      <style:paragraph-properties fo:break-before="auto" fo:line-height="115%" style:writing-mode="lr-tb"/>
    </style:style>
    <style:style style:name="T463_1" style:family="text"/>
    <style:style style:name="T463_2" style:family="text"/>
    <style:style style:name="T463_3" style:family="text"/>
    <style:style style:name="T463_4" style:family="text"/>
    <style:style style:name="T463_5" style:family="text"/>
    <style:style style:name="T463_6" style:family="text"/>
    <style:style style:name="T463_7" style:family="text"/>
    <style:style style:name="T463_8" style:family="text"/>
    <style:style style:name="P464" style:family="paragraph" style:parent-style-name="Standard">
      <style:paragraph-properties fo:break-before="auto" fo:line-height="115%" style:writing-mode="lr-tb"/>
    </style:style>
    <style:style style:name="T464_1" style:family="text"/>
    <style:style style:name="T464_2" style:family="text"/>
    <style:style style:name="T464_3" style:family="text"/>
    <style:style style:name="T464_4" style:family="text"/>
    <style:style style:name="T464_5" style:family="text"/>
    <style:style style:name="T464_6" style:family="text"/>
    <style:style style:name="T464_7" style:family="text"/>
    <style:style style:name="T464_8" style:family="text"/>
    <style:style style:name="T464_9" style:family="text"/>
    <style:style style:name="T464_10" style:family="text"/>
    <style:style style:name="T464_11" style:family="text"/>
    <style:style style:name="T464_12" style:family="text"/>
    <style:style style:name="T464_13" style:family="text"/>
    <style:style style:name="T464_14" style:family="text"/>
    <style:style style:name="T464_15" style:family="text"/>
    <style:style style:name="T464_16" style:family="text"/>
    <style:style style:name="P465" style:family="paragraph" style:parent-style-name="Standard">
      <style:paragraph-properties fo:break-before="auto" fo:line-height="115%" style:writing-mode="lr-tb"/>
    </style:style>
    <style:style style:name="T465_1" style:family="text"/>
    <style:style style:name="T465_2" style:family="text"/>
    <style:style style:name="T465_3" style:family="text"/>
    <style:style style:name="T465_4" style:family="text"/>
    <style:style style:name="T465_5" style:family="text"/>
    <style:style style:name="T465_6" style:family="text"/>
    <style:style style:name="T465_7" style:family="text"/>
    <style:style style:name="T465_8" style:family="text"/>
    <style:style style:name="P466" style:family="paragraph" style:parent-style-name="Standard">
      <style:paragraph-properties fo:break-before="auto" fo:line-height="115%" style:writing-mode="lr-tb"/>
    </style:style>
    <style:style style:name="T466_1" style:family="text"/>
    <style:style style:name="T466_2" style:family="text"/>
    <style:style style:name="T466_3" style:family="text"/>
    <style:style style:name="T466_4" style:family="text"/>
    <style:style style:name="T466_5" style:family="text"/>
    <style:style style:name="T466_6" style:family="text"/>
    <style:style style:name="T466_7" style:family="text"/>
    <style:style style:name="T466_8" style:family="text"/>
    <style:style style:name="P467" style:family="paragraph" style:parent-style-name="Standard">
      <style:paragraph-properties fo:break-before="auto" fo:line-height="115%" style:writing-mode="lr-tb"/>
    </style:style>
    <style:style style:name="T467_1" style:family="text"/>
    <style:style style:name="T467_2" style:family="text"/>
    <style:style style:name="T467_3" style:family="text"/>
    <style:style style:name="T467_4" style:family="text"/>
    <style:style style:name="T467_5" style:family="text"/>
    <style:style style:name="T467_6" style:family="text"/>
    <style:style style:name="T467_7" style:family="text"/>
    <style:style style:name="T467_8" style:family="text"/>
    <style:style style:name="T467_9" style:family="text"/>
    <style:style style:name="T467_10" style:family="text"/>
    <style:style style:name="T467_11" style:family="text"/>
    <style:style style:name="T467_12" style:family="text"/>
    <style:style style:name="T467_13" style:family="text"/>
    <style:style style:name="T467_14" style:family="text"/>
    <style:style style:name="T467_15" style:family="text"/>
    <style:style style:name="T467_16" style:family="text"/>
    <style:style style:name="P468" style:family="paragraph" style:parent-style-name="Standard">
      <style:paragraph-properties fo:break-before="auto" fo:line-height="115%" style:writing-mode="lr-tb"/>
    </style:style>
    <style:style style:name="T468_1" style:family="text"/>
    <style:style style:name="P469" style:family="paragraph" style:parent-style-name="Standard">
      <style:paragraph-properties fo:break-before="auto" fo:line-height="115%" style:writing-mode="lr-tb"/>
    </style:style>
    <style:style style:name="P470" style:family="paragraph" style:parent-style-name="Standard">
      <style:paragraph-properties fo:break-before="auto" fo:line-height="115%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T470_6" style:family="text"/>
    <style:style style:name="T470_7" style:family="text"/>
    <style:style style:name="T470_8" style:family="text"/>
    <style:style style:name="T470_9" style:family="text"/>
    <style:style style:name="T470_10" style:family="text"/>
    <style:style style:name="T470_11" style:family="text"/>
    <style:style style:name="T470_12" style:family="text"/>
    <style:style style:name="P471" style:family="paragraph" style:parent-style-name="Standard">
      <style:paragraph-properties fo:break-before="auto" fo:line-height="115%" style:writing-mode="lr-tb"/>
    </style:style>
    <style:style style:name="T471_1" style:family="text"/>
    <style:style style:name="T471_2" style:family="text"/>
    <style:style style:name="T471_3" style:family="text"/>
    <style:style style:name="T471_4" style:family="text"/>
    <style:style style:name="T471_5" style:family="text"/>
    <style:style style:name="T471_6" style:family="text"/>
    <style:style style:name="T471_7" style:family="text"/>
    <style:style style:name="T471_8" style:family="text"/>
    <style:style style:name="P472" style:family="paragraph" style:parent-style-name="Standard">
      <style:paragraph-properties fo:break-before="auto" fo:line-height="115%" style:writing-mode="lr-tb"/>
    </style:style>
    <style:style style:name="T472_1" style:family="text"/>
    <style:style style:name="T472_2" style:family="text"/>
    <style:style style:name="T472_3" style:family="text"/>
    <style:style style:name="T472_4" style:family="text"/>
    <style:style style:name="T472_5" style:family="text"/>
    <style:style style:name="T472_6" style:family="text"/>
    <style:style style:name="T472_7" style:family="text"/>
    <style:style style:name="T472_8" style:family="text"/>
    <style:style style:name="T472_9" style:family="text"/>
    <style:style style:name="P473" style:family="paragraph" style:parent-style-name="Standard">
      <style:paragraph-properties fo:break-before="auto" fo:line-height="115%" style:writing-mode="lr-tb"/>
    </style:style>
    <style:style style:name="T473_1" style:family="text"/>
    <style:style style:name="T473_2" style:family="text"/>
    <style:style style:name="T473_3" style:family="text"/>
    <style:style style:name="T473_4" style:family="text"/>
    <style:style style:name="T473_5" style:family="text"/>
    <style:style style:name="T473_6" style:family="text"/>
    <style:style style:name="T473_7" style:family="text"/>
    <style:style style:name="T473_8" style:family="text"/>
    <style:style style:name="T473_9" style:family="text"/>
    <style:style style:name="T473_10" style:family="text"/>
    <style:style style:name="P474" style:family="paragraph" style:parent-style-name="Standard">
      <style:paragraph-properties fo:break-before="auto" fo:line-height="115%" style:writing-mode="lr-tb"/>
    </style:style>
    <style:style style:name="T474_1" style:family="text"/>
    <style:style style:name="T474_2" style:family="text"/>
    <style:style style:name="T474_3" style:family="text"/>
    <style:style style:name="T474_4" style:family="text"/>
    <style:style style:name="T474_5" style:family="text"/>
    <style:style style:name="T474_6" style:family="text"/>
    <style:style style:name="T474_7" style:family="text"/>
    <style:style style:name="T474_8" style:family="text"/>
    <style:style style:name="T474_9" style:family="text"/>
    <style:style style:name="T474_10" style:family="text"/>
    <style:style style:name="T474_11" style:family="text"/>
    <style:style style:name="T474_12" style:family="text"/>
    <style:style style:name="T474_13" style:family="text"/>
    <style:style style:name="P475" style:family="paragraph" style:parent-style-name="Standard">
      <style:paragraph-properties fo:break-before="auto" fo:line-height="115%" style:writing-mode="lr-tb"/>
    </style:style>
    <style:style style:name="T475_1" style:family="text"/>
    <style:style style:name="T475_2" style:family="text"/>
    <style:style style:name="T475_3" style:family="text"/>
    <style:style style:name="T475_4" style:family="text"/>
    <style:style style:name="T475_5" style:family="text"/>
    <style:style style:name="T475_6" style:family="text"/>
    <style:style style:name="T475_7" style:family="text"/>
    <style:style style:name="T475_8" style:family="text"/>
    <style:style style:name="T475_9" style:family="text"/>
    <style:style style:name="T475_10" style:family="text"/>
    <style:style style:name="T475_11" style:family="text"/>
    <style:style style:name="T475_12" style:family="text"/>
    <style:style style:name="T475_13" style:family="text"/>
    <style:style style:name="T475_14" style:family="text"/>
    <style:style style:name="T475_15" style:family="text"/>
    <style:style style:name="T475_16" style:family="text"/>
    <style:style style:name="P476" style:family="paragraph" style:parent-style-name="Standard">
      <style:paragraph-properties fo:break-before="auto" fo:line-height="115%" style:writing-mode="lr-tb"/>
    </style:style>
    <style:style style:name="T476_1" style:family="text"/>
    <style:style style:name="T476_2" style:family="text"/>
    <style:style style:name="T476_3" style:family="text"/>
    <style:style style:name="T476_4" style:family="text"/>
    <style:style style:name="T476_5" style:family="text"/>
    <style:style style:name="T476_6" style:family="text"/>
    <style:style style:name="T476_7" style:family="text"/>
    <style:style style:name="T476_8" style:family="text"/>
    <style:style style:name="T476_9" style:family="text"/>
    <style:style style:name="T476_10" style:family="text"/>
    <style:style style:name="T476_11" style:family="text"/>
    <style:style style:name="T476_12" style:family="text"/>
    <style:style style:name="T476_13" style:family="text"/>
    <style:style style:name="T476_14" style:family="text"/>
    <style:style style:name="T476_15" style:family="text"/>
    <style:style style:name="T476_16" style:family="text"/>
    <style:style style:name="T476_17" style:family="text"/>
    <style:style style:name="T476_18" style:family="text"/>
    <style:style style:name="T476_19" style:family="text"/>
    <style:style style:name="P477" style:family="paragraph" style:parent-style-name="Standard">
      <style:paragraph-properties fo:break-before="auto" fo:line-height="115%" style:writing-mode="lr-tb"/>
    </style:style>
    <style:style style:name="T477_1" style:family="text"/>
    <style:style style:name="T477_2" style:family="text"/>
    <style:style style:name="T477_3" style:family="text"/>
    <style:style style:name="T477_4" style:family="text"/>
    <style:style style:name="T477_5" style:family="text"/>
    <style:style style:name="T477_6" style:family="text"/>
    <style:style style:name="T477_7" style:family="text"/>
    <style:style style:name="T477_8" style:family="text"/>
    <style:style style:name="T477_9" style:family="text"/>
    <style:style style:name="T477_10" style:family="text"/>
    <style:style style:name="P478" style:family="paragraph" style:parent-style-name="Standard">
      <style:paragraph-properties fo:break-before="auto" fo:line-height="115%" style:writing-mode="lr-tb"/>
    </style:style>
    <style:style style:name="T478_1" style:family="text"/>
    <style:style style:name="T478_2" style:family="text"/>
    <style:style style:name="T478_3" style:family="text"/>
    <style:style style:name="T478_4" style:family="text"/>
    <style:style style:name="T478_5" style:family="text"/>
    <style:style style:name="T478_6" style:family="text"/>
    <style:style style:name="T478_7" style:family="text"/>
    <style:style style:name="T478_8" style:family="text"/>
    <style:style style:name="T478_9" style:family="text"/>
    <style:style style:name="T478_10" style:family="text"/>
    <style:style style:name="P479" style:family="paragraph" style:parent-style-name="Standard">
      <style:paragraph-properties fo:break-before="auto" fo:line-height="115%" style:writing-mode="lr-tb"/>
    </style:style>
    <style:style style:name="T479_1" style:family="text"/>
    <style:style style:name="T479_2" style:family="text"/>
    <style:style style:name="T479_3" style:family="text"/>
    <style:style style:name="T479_4" style:family="text"/>
    <style:style style:name="T479_5" style:family="text"/>
    <style:style style:name="T479_6" style:family="text"/>
    <style:style style:name="T479_7" style:family="text"/>
    <style:style style:name="T479_8" style:family="text"/>
    <style:style style:name="T479_9" style:family="text"/>
    <style:style style:name="T479_10" style:family="text"/>
    <style:style style:name="T479_11" style:family="text"/>
    <style:style style:name="P480" style:family="paragraph" style:parent-style-name="Standard">
      <style:paragraph-properties fo:break-before="auto" fo:line-height="115%" style:writing-mode="lr-tb"/>
    </style:style>
    <style:style style:name="T480_1" style:family="text"/>
    <style:style style:name="T480_2" style:family="text"/>
    <style:style style:name="T480_3" style:family="text"/>
    <style:style style:name="T480_4" style:family="text"/>
    <style:style style:name="T480_5" style:family="text"/>
    <style:style style:name="T480_6" style:family="text"/>
    <style:style style:name="T480_7" style:family="text"/>
    <style:style style:name="T480_8" style:family="text"/>
    <style:style style:name="T480_9" style:family="text"/>
    <style:style style:name="T480_10" style:family="text"/>
    <style:style style:name="T480_11" style:family="text"/>
    <style:style style:name="T480_12" style:family="text"/>
    <style:style style:name="T480_13" style:family="text"/>
    <style:style style:name="T480_14" style:family="text"/>
    <style:style style:name="T480_15" style:family="text"/>
    <style:style style:name="T480_16" style:family="text"/>
    <style:style style:name="T480_17" style:family="text"/>
    <style:style style:name="T480_18" style:family="text"/>
    <style:style style:name="P481" style:family="paragraph" style:parent-style-name="Standard">
      <style:paragraph-properties fo:break-before="auto" fo:line-height="115%" style:writing-mode="lr-tb"/>
    </style:style>
    <style:style style:name="T481_1" style:family="text"/>
    <style:style style:name="P482" style:family="paragraph" style:parent-style-name="Standard">
      <style:paragraph-properties fo:break-before="auto" fo:line-height="115%" style:writing-mode="lr-tb"/>
    </style:style>
    <style:style style:name="T482_1" style:family="text"/>
    <style:style style:name="T482_2" style:family="text"/>
    <style:style style:name="T482_3" style:family="text"/>
    <style:style style:name="T482_4" style:family="text"/>
    <style:style style:name="T482_5" style:family="text"/>
    <style:style style:name="T482_6" style:family="text"/>
    <style:style style:name="T482_7" style:family="text"/>
    <style:style style:name="T482_8" style:family="text"/>
    <style:style style:name="P483" style:family="paragraph" style:parent-style-name="Standard">
      <style:paragraph-properties fo:break-before="auto" fo:line-height="115%" style:writing-mode="lr-tb"/>
    </style:style>
    <style:style style:name="T483_1" style:family="text"/>
    <style:style style:name="T483_2" style:family="text"/>
    <style:style style:name="T483_3" style:family="text"/>
    <style:style style:name="T483_4" style:family="text"/>
    <style:style style:name="T483_5" style:family="text"/>
    <style:style style:name="T483_6" style:family="text"/>
    <style:style style:name="T483_7" style:family="text"/>
    <style:style style:name="T483_8" style:family="text"/>
    <style:style style:name="P484" style:family="paragraph" style:parent-style-name="Standard">
      <style:paragraph-properties fo:break-before="auto" fo:line-height="115%" style:writing-mode="lr-tb"/>
    </style:style>
    <style:style style:name="T484_1" style:family="text"/>
    <style:style style:name="P485" style:family="paragraph" style:parent-style-name="Standard">
      <style:paragraph-properties fo:break-before="auto" fo:line-height="115%" style:writing-mode="lr-tb"/>
    </style:style>
    <style:style style:name="P486" style:family="paragraph" style:parent-style-name="Standard">
      <style:paragraph-properties fo:break-before="auto" fo:line-height="115%" style:writing-mode="lr-tb"/>
    </style:style>
    <style:style style:name="T486_1" style:family="text"/>
    <style:style style:name="T486_2" style:family="text"/>
    <style:style style:name="T486_3" style:family="text"/>
    <style:style style:name="T486_4" style:family="text"/>
    <style:style style:name="T486_5" style:family="text"/>
    <style:style style:name="T486_6" style:family="text"/>
    <style:style style:name="T486_7" style:family="text"/>
    <style:style style:name="T486_8" style:family="text"/>
    <style:style style:name="T486_9" style:family="text"/>
    <style:style style:name="T486_10" style:family="text"/>
    <style:style style:name="T486_11" style:family="text"/>
    <style:style style:name="T486_12" style:family="text"/>
    <style:style style:name="T486_13" style:family="text"/>
    <style:style style:name="T486_14" style:family="text"/>
    <style:style style:name="T486_15" style:family="text"/>
    <style:style style:name="T486_16" style:family="text"/>
    <style:style style:name="T486_17" style:family="text"/>
    <style:style style:name="T486_18" style:family="text"/>
    <style:style style:name="P487" style:family="paragraph" style:parent-style-name="Standard">
      <style:paragraph-properties fo:break-before="auto" fo:line-height="115%" style:writing-mode="lr-tb"/>
    </style:style>
    <style:style style:name="T487_1" style:family="text"/>
    <style:style style:name="T487_2" style:family="text"/>
    <style:style style:name="T487_3" style:family="text"/>
    <style:style style:name="T487_4" style:family="text"/>
    <style:style style:name="T487_5" style:family="text"/>
    <style:style style:name="T487_6" style:family="text"/>
    <style:style style:name="T487_7" style:family="text"/>
    <style:style style:name="T487_8" style:family="text"/>
    <style:style style:name="P488" style:family="paragraph" style:parent-style-name="Standard">
      <style:paragraph-properties fo:break-before="auto" fo:line-height="115%" style:writing-mode="lr-tb"/>
    </style:style>
    <style:style style:name="T488_1" style:family="text"/>
    <style:style style:name="T488_2" style:family="text"/>
    <style:style style:name="T488_3" style:family="text"/>
    <style:style style:name="T488_4" style:family="text"/>
    <style:style style:name="T488_5" style:family="text"/>
    <style:style style:name="T488_6" style:family="text"/>
    <style:style style:name="T488_7" style:family="text"/>
    <style:style style:name="T488_8" style:family="text"/>
    <style:style style:name="P489" style:family="paragraph" style:parent-style-name="Standard">
      <style:paragraph-properties fo:break-before="auto" fo:line-height="115%" style:writing-mode="lr-tb"/>
    </style:style>
    <style:style style:name="T489_1" style:family="text"/>
    <style:style style:name="T489_2" style:family="text"/>
    <style:style style:name="T489_3" style:family="text"/>
    <style:style style:name="T489_4" style:family="text"/>
    <style:style style:name="T489_5" style:family="text"/>
    <style:style style:name="T489_6" style:family="text"/>
    <style:style style:name="T489_7" style:family="text"/>
    <style:style style:name="T489_8" style:family="text"/>
    <style:style style:name="T489_9" style:family="text"/>
    <style:style style:name="T489_10" style:family="text"/>
    <style:style style:name="P490" style:family="paragraph" style:parent-style-name="Standard">
      <style:paragraph-properties fo:break-before="auto" fo:line-height="115%" style:writing-mode="lr-tb"/>
    </style:style>
    <style:style style:name="T490_1" style:family="text"/>
    <style:style style:name="T490_2" style:family="text"/>
    <style:style style:name="T490_3" style:family="text"/>
    <style:style style:name="T490_4" style:family="text"/>
    <style:style style:name="T490_5" style:family="text"/>
    <style:style style:name="T490_6" style:family="text"/>
    <style:style style:name="T490_7" style:family="text"/>
    <style:style style:name="T490_8" style:family="text"/>
    <style:style style:name="T490_9" style:family="text"/>
    <style:style style:name="T490_10" style:family="text"/>
    <style:style style:name="T490_11" style:family="text"/>
    <style:style style:name="T490_12" style:family="text"/>
    <style:style style:name="T490_13" style:family="text"/>
    <style:style style:name="T490_14" style:family="text"/>
    <style:style style:name="P491" style:family="paragraph" style:parent-style-name="Standard">
      <style:paragraph-properties fo:break-before="auto" fo:line-height="115%" style:writing-mode="lr-tb"/>
    </style:style>
    <style:style style:name="T491_1" style:family="text"/>
    <style:style style:name="T491_2" style:family="text"/>
    <style:style style:name="T491_3" style:family="text"/>
    <style:style style:name="T491_4" style:family="text"/>
    <style:style style:name="T491_5" style:family="text"/>
    <style:style style:name="T491_6" style:family="text"/>
    <style:style style:name="T491_7" style:family="text"/>
    <style:style style:name="T491_8" style:family="text"/>
    <style:style style:name="T491_9" style:family="text"/>
    <style:style style:name="T491_10" style:family="text"/>
    <style:style style:name="T491_11" style:family="text"/>
    <style:style style:name="T491_12" style:family="text"/>
    <style:style style:name="T491_13" style:family="text"/>
    <style:style style:name="T491_14" style:family="text"/>
    <style:style style:name="P492" style:family="paragraph" style:parent-style-name="Standard">
      <style:paragraph-properties fo:break-before="auto" fo:line-height="115%" style:writing-mode="lr-tb"/>
    </style:style>
    <style:style style:name="T492_1" style:family="text"/>
    <style:style style:name="T492_2" style:family="text"/>
    <style:style style:name="T492_3" style:family="text"/>
    <style:style style:name="T492_4" style:family="text"/>
    <style:style style:name="T492_5" style:family="text"/>
    <style:style style:name="T492_6" style:family="text"/>
    <style:style style:name="T492_7" style:family="text"/>
    <style:style style:name="T492_8" style:family="text"/>
    <style:style style:name="P493" style:family="paragraph" style:parent-style-name="Standard">
      <style:paragraph-properties fo:break-before="auto" fo:line-height="115%" style:writing-mode="lr-tb"/>
    </style:style>
    <style:style style:name="T493_1" style:family="text"/>
    <style:style style:name="T493_2" style:family="text"/>
    <style:style style:name="T493_3" style:family="text"/>
    <style:style style:name="T493_4" style:family="text"/>
    <style:style style:name="T493_5" style:family="text"/>
    <style:style style:name="T493_6" style:family="text"/>
    <style:style style:name="T493_7" style:family="text"/>
    <style:style style:name="T493_8" style:family="text"/>
    <style:style style:name="P494" style:family="paragraph" style:parent-style-name="Standard">
      <style:paragraph-properties fo:break-before="auto" fo:line-height="115%" style:writing-mode="lr-tb"/>
    </style:style>
    <style:style style:name="T494_1" style:family="text"/>
    <style:style style:name="T494_2" style:family="text"/>
    <style:style style:name="T494_3" style:family="text"/>
    <style:style style:name="T494_4" style:family="text"/>
    <style:style style:name="T494_5" style:family="text"/>
    <style:style style:name="T494_6" style:family="text"/>
    <style:style style:name="T494_7" style:family="text"/>
    <style:style style:name="T494_8" style:family="text"/>
    <style:style style:name="T494_9" style:family="text"/>
    <style:style style:name="P495" style:family="paragraph" style:parent-style-name="Standard">
      <style:paragraph-properties fo:break-before="auto" fo:line-height="115%" style:writing-mode="lr-tb"/>
    </style:style>
    <style:style style:name="T495_1" style:family="text"/>
    <style:style style:name="T495_2" style:family="text"/>
    <style:style style:name="T495_3" style:family="text"/>
    <style:style style:name="T495_4" style:family="text"/>
    <style:style style:name="T495_5" style:family="text"/>
    <style:style style:name="T495_6" style:family="text"/>
    <style:style style:name="T495_7" style:family="text"/>
    <style:style style:name="T495_8" style:family="text"/>
    <style:style style:name="T495_9" style:family="text"/>
    <style:style style:name="T495_10" style:family="text"/>
    <style:style style:name="T495_11" style:family="text"/>
    <style:style style:name="P496" style:family="paragraph" style:parent-style-name="Standard">
      <style:paragraph-properties fo:break-before="auto" fo:line-height="115%" style:writing-mode="lr-tb"/>
    </style:style>
    <style:style style:name="T496_1" style:family="text"/>
    <style:style style:name="T496_2" style:family="text"/>
    <style:style style:name="T496_3" style:family="text"/>
    <style:style style:name="T496_4" style:family="text"/>
    <style:style style:name="T496_5" style:family="text"/>
    <style:style style:name="T496_6" style:family="text"/>
    <style:style style:name="T496_7" style:family="text"/>
    <style:style style:name="T496_8" style:family="text"/>
    <style:style style:name="T496_9" style:family="text"/>
    <style:style style:name="T496_10" style:family="text"/>
    <style:style style:name="T496_11" style:family="text"/>
    <style:style style:name="T496_12" style:family="text"/>
    <style:style style:name="T496_13" style:family="text"/>
    <style:style style:name="T496_14" style:family="text"/>
    <style:style style:name="T496_15" style:family="text"/>
    <style:style style:name="T496_16" style:family="text"/>
    <style:style style:name="T496_17" style:family="text"/>
    <style:style style:name="T496_18" style:family="text"/>
    <style:style style:name="P497" style:family="paragraph" style:parent-style-name="Standard">
      <style:paragraph-properties fo:break-before="auto" fo:line-height="115%" style:writing-mode="lr-tb"/>
    </style:style>
    <style:style style:name="T497_1" style:family="text"/>
    <style:style style:name="P498" style:family="paragraph" style:parent-style-name="Standard">
      <style:paragraph-properties fo:break-before="auto" fo:line-height="115%" style:writing-mode="lr-tb"/>
    </style:style>
    <style:style style:name="T498_1" style:family="text"/>
    <style:style style:name="T498_2" style:family="text"/>
    <style:style style:name="T498_3" style:family="text"/>
    <style:style style:name="T498_4" style:family="text"/>
    <style:style style:name="T498_5" style:family="text"/>
    <style:style style:name="T498_6" style:family="text"/>
    <style:style style:name="T498_7" style:family="text"/>
    <style:style style:name="T498_8" style:family="text"/>
    <style:style style:name="P499" style:family="paragraph" style:parent-style-name="Standard">
      <style:paragraph-properties fo:break-before="auto" fo:line-height="115%" style:writing-mode="lr-tb"/>
    </style:style>
    <style:style style:name="T499_1" style:family="text"/>
    <style:style style:name="T499_2" style:family="text"/>
    <style:style style:name="T499_3" style:family="text"/>
    <style:style style:name="T499_4" style:family="text"/>
    <style:style style:name="T499_5" style:family="text"/>
    <style:style style:name="T499_6" style:family="text"/>
    <style:style style:name="T499_7" style:family="text"/>
    <style:style style:name="T499_8" style:family="text"/>
    <style:style style:name="P500" style:family="paragraph" style:parent-style-name="Standard">
      <style:paragraph-properties fo:break-before="auto" fo:line-height="115%" style:writing-mode="lr-tb"/>
    </style:style>
    <style:style style:name="T500_1" style:family="text"/>
    <style:style style:name="P501" style:family="paragraph" style:parent-style-name="Standard">
      <style:paragraph-properties fo:break-before="auto" fo:line-height="115%" style:writing-mode="lr-tb"/>
    </style:style>
    <style:style style:name="P502" style:family="paragraph" style:parent-style-name="Standard">
      <style:paragraph-properties fo:break-before="auto" fo:line-height="115%" style:writing-mode="lr-tb"/>
    </style:style>
    <style:style style:name="T502_1" style:family="text"/>
    <style:style style:name="T502_2" style:family="text"/>
    <style:style style:name="T502_3" style:family="text"/>
    <style:style style:name="P503" style:family="paragraph" style:parent-style-name="Standard">
      <style:paragraph-properties fo:break-before="auto" fo:line-height="115%" style:writing-mode="lr-tb"/>
    </style:style>
    <style:style style:name="T503_1" style:family="text"/>
    <style:style style:name="P504" style:family="paragraph" style:parent-style-name="Standard">
      <style:paragraph-properties fo:break-before="auto" fo:line-height="115%" style:writing-mode="lr-tb"/>
    </style:style>
    <style:style style:name="T504_1" style:family="text"/>
    <style:style style:name="T504_2" style:family="text"/>
    <style:style style:name="T504_3" style:family="text"/>
    <style:style style:name="T504_4" style:family="text"/>
    <style:style style:name="T504_5" style:family="text"/>
    <style:style style:name="P505" style:family="paragraph" style:parent-style-name="Standard">
      <style:paragraph-properties fo:break-before="auto" fo:line-height="115%" style:writing-mode="lr-tb"/>
    </style:style>
    <style:style style:name="T505_1" style:family="text"/>
    <style:style style:name="P506" style:family="paragraph" style:parent-style-name="Standard">
      <style:paragraph-properties fo:break-before="auto" fo:line-height="115%" style:writing-mode="lr-tb"/>
    </style:style>
    <style:style style:name="T506_1" style:family="text"/>
    <style:style style:name="T506_2" style:family="text"/>
    <style:style style:name="T506_3" style:family="text"/>
    <style:style style:name="T506_4" style:family="text"/>
    <style:style style:name="T506_5" style:family="text"/>
    <style:style style:name="T506_6" style:family="text"/>
    <style:style style:name="T506_7" style:family="text"/>
    <style:style style:name="T506_8" style:family="text"/>
    <style:style style:name="T506_9" style:family="text"/>
    <style:style style:name="T506_10" style:family="text"/>
    <style:style style:name="T506_11" style:family="text"/>
    <style:style style:name="T506_12" style:family="text"/>
    <style:style style:name="T506_13" style:family="text"/>
    <style:style style:name="T506_14" style:family="text"/>
    <style:style style:name="T506_15" style:family="text"/>
    <style:style style:name="T506_16" style:family="text"/>
    <style:style style:name="T506_17" style:family="text"/>
    <style:style style:name="T506_18" style:family="text"/>
    <style:style style:name="T506_19" style:family="text"/>
    <style:style style:name="T506_20" style:family="text"/>
    <style:style style:name="T506_21" style:family="text"/>
    <style:style style:name="P507" style:family="paragraph" style:parent-style-name="Standard">
      <style:paragraph-properties fo:break-before="auto" fo:line-height="115%" style:writing-mode="lr-tb"/>
    </style:style>
    <style:style style:name="T507_1" style:family="text"/>
    <style:style style:name="P508" style:family="paragraph" style:parent-style-name="Standard">
      <style:paragraph-properties fo:break-before="auto" fo:line-height="115%" style:writing-mode="lr-tb"/>
    </style:style>
    <style:style style:name="T508_1" style:family="text"/>
    <style:style style:name="T508_2" style:family="text"/>
    <style:style style:name="T508_3" style:family="text"/>
    <style:style style:name="T508_4" style:family="text"/>
    <style:style style:name="T508_5" style:family="text"/>
    <style:style style:name="T508_6" style:family="text"/>
    <style:style style:name="T508_7" style:family="text"/>
    <style:style style:name="T508_8" style:family="text"/>
    <style:style style:name="T508_9" style:family="text"/>
    <style:style style:name="P509" style:family="paragraph" style:parent-style-name="Standard">
      <style:paragraph-properties fo:break-before="auto" fo:line-height="115%" style:writing-mode="lr-tb"/>
    </style:style>
    <style:style style:name="T509_1" style:family="text"/>
    <style:style style:name="T509_2" style:family="text"/>
    <style:style style:name="T509_3" style:family="text"/>
    <style:style style:name="T509_4" style:family="text"/>
    <style:style style:name="T509_5" style:family="text"/>
    <style:style style:name="T509_6" style:family="text"/>
    <style:style style:name="T509_7" style:family="text"/>
    <style:style style:name="T509_8" style:family="text"/>
    <style:style style:name="T509_9" style:family="text"/>
    <style:style style:name="T509_10" style:family="text"/>
    <style:style style:name="T509_11" style:family="text"/>
    <style:style style:name="T509_12" style:family="text"/>
    <style:style style:name="T509_13" style:family="text"/>
    <style:style style:name="T509_14" style:family="text"/>
    <style:style style:name="T509_15" style:family="text"/>
    <style:style style:name="T509_16" style:family="text"/>
    <style:style style:name="T509_17" style:family="text"/>
    <style:style style:name="T509_18" style:family="text"/>
    <style:style style:name="T509_19" style:family="text"/>
    <style:style style:name="T509_20" style:family="text"/>
    <style:style style:name="T509_21" style:family="text"/>
    <style:style style:name="T509_22" style:family="text"/>
    <style:style style:name="T509_23" style:family="text"/>
    <style:style style:name="T509_24" style:family="text"/>
    <style:style style:name="T509_25" style:family="text"/>
    <style:style style:name="T509_26" style:family="text"/>
    <style:style style:name="T509_27" style:family="text"/>
    <style:style style:name="T509_28" style:family="text"/>
    <style:style style:name="T509_29" style:family="text"/>
    <style:style style:name="T509_30" style:family="text"/>
    <style:style style:name="T509_31" style:family="text"/>
    <style:style style:name="T509_32" style:family="text"/>
    <style:style style:name="T509_33" style:family="text"/>
    <style:style style:name="T509_34" style:family="text"/>
    <style:style style:name="T509_35" style:family="text"/>
    <style:style style:name="T509_36" style:family="text"/>
    <style:style style:name="T509_37" style:family="text"/>
    <style:style style:name="T509_38" style:family="text"/>
    <style:style style:name="T509_39" style:family="text"/>
    <style:style style:name="T509_40" style:family="text"/>
    <style:style style:name="P510" style:family="paragraph" style:parent-style-name="Standard">
      <style:paragraph-properties fo:break-before="auto" fo:line-height="115%" style:writing-mode="lr-tb"/>
    </style:style>
    <style:style style:name="T510_1" style:family="text"/>
    <style:style style:name="T510_2" style:family="text"/>
    <style:style style:name="T510_3" style:family="text"/>
    <style:style style:name="P511" style:family="paragraph" style:parent-style-name="Standard">
      <style:paragraph-properties fo:break-before="auto" fo:line-height="115%" style:writing-mode="lr-tb"/>
    </style:style>
    <style:style style:name="T511_1" style:family="text"/>
    <style:style style:name="P512" style:family="paragraph" style:parent-style-name="Standard">
      <style:paragraph-properties fo:break-before="auto" fo:line-height="115%" style:writing-mode="lr-tb"/>
    </style:style>
    <style:style style:name="T512_1" style:family="text"/>
    <style:style style:name="T512_2" style:family="text"/>
    <style:style style:name="T512_3" style:family="text"/>
    <style:style style:name="T512_4" style:family="text"/>
    <style:style style:name="T512_5" style:family="text"/>
    <style:style style:name="T512_6" style:family="text"/>
    <style:style style:name="T512_7" style:family="text"/>
    <style:style style:name="T512_8" style:family="text"/>
    <style:style style:name="T512_9" style:family="text"/>
    <style:style style:name="T512_10" style:family="text"/>
    <style:style style:name="T512_11" style:family="text"/>
    <style:style style:name="T512_12" style:family="text"/>
    <style:style style:name="T512_13" style:family="text"/>
    <style:style style:name="T512_14" style:family="text"/>
    <style:style style:name="T512_15" style:family="text"/>
    <style:style style:name="P513" style:family="paragraph" style:parent-style-name="Standard">
      <style:paragraph-properties fo:break-before="auto" fo:line-height="115%" style:writing-mode="lr-tb"/>
    </style:style>
    <style:style style:name="T513_1" style:family="text"/>
    <style:style style:name="T513_2" style:family="text"/>
    <style:style style:name="P514" style:family="paragraph" style:parent-style-name="Standard">
      <style:paragraph-properties fo:break-before="auto" fo:line-height="115%" style:writing-mode="lr-tb"/>
    </style:style>
    <style:style style:name="T514_1" style:family="text"/>
    <style:style style:name="T514_2" style:family="text"/>
    <style:style style:name="T514_3" style:family="text"/>
    <style:style style:name="T514_4" style:family="text"/>
    <style:style style:name="T514_5" style:family="text"/>
    <style:style style:name="T514_6" style:family="text"/>
    <style:style style:name="T514_7" style:family="text"/>
    <style:style style:name="P515" style:family="paragraph" style:parent-style-name="Standard">
      <style:paragraph-properties fo:break-before="auto" fo:line-height="115%" style:writing-mode="lr-tb"/>
    </style:style>
    <style:style style:name="T515_1" style:family="text"/>
    <style:style style:name="T515_2" style:family="text"/>
    <style:style style:name="T515_3" style:family="text"/>
    <style:style style:name="T515_4" style:family="text"/>
    <style:style style:name="T515_5" style:family="text"/>
    <style:style style:name="T515_6" style:family="text"/>
    <style:style style:name="T515_7" style:family="text"/>
    <style:style style:name="T515_8" style:family="text"/>
    <style:style style:name="T515_9" style:family="text"/>
    <style:style style:name="T515_10" style:family="text"/>
    <style:style style:name="T515_11" style:family="text"/>
    <style:style style:name="T515_12" style:family="text"/>
    <style:style style:name="P516" style:family="paragraph" style:parent-style-name="Standard">
      <style:paragraph-properties fo:break-before="auto" fo:line-height="115%" style:writing-mode="lr-tb"/>
    </style:style>
    <style:style style:name="T516_1" style:family="text"/>
    <style:style style:name="T516_2" style:family="text"/>
    <style:style style:name="T516_3" style:family="text"/>
    <style:style style:name="P517" style:family="paragraph" style:parent-style-name="Standard">
      <style:paragraph-properties fo:break-before="auto" fo:line-height="115%" style:writing-mode="lr-tb"/>
    </style:style>
    <style:style style:name="T517_1" style:family="text"/>
    <style:style style:name="T517_2" style:family="text"/>
    <style:style style:name="T517_3" style:family="text"/>
    <style:style style:name="T517_4" style:family="text"/>
    <style:style style:name="T517_5" style:family="text"/>
    <style:style style:name="T517_6" style:family="text"/>
    <style:style style:name="T517_7" style:family="text"/>
    <style:style style:name="T517_8" style:family="text"/>
    <style:style style:name="T517_9" style:family="text"/>
    <style:style style:name="P518" style:family="paragraph" style:parent-style-name="Standard">
      <style:paragraph-properties fo:break-before="auto" fo:line-height="115%" style:writing-mode="lr-tb"/>
    </style:style>
    <style:style style:name="T518_1" style:family="text"/>
    <style:style style:name="P519" style:family="paragraph" style:parent-style-name="Standard">
      <style:paragraph-properties fo:break-before="auto" fo:line-height="115%" style:writing-mode="lr-tb"/>
    </style:style>
    <style:style style:name="P520" style:family="paragraph" style:parent-style-name="Standard">
      <style:paragraph-properties fo:break-before="auto" fo:line-height="115%" style:writing-mode="lr-tb"/>
    </style:style>
    <style:style style:name="T520_1" style:family="text"/>
    <style:style style:name="T520_2" style:family="text"/>
    <style:style style:name="T520_3" style:family="text"/>
    <style:style style:name="T520_4" style:family="text"/>
    <style:style style:name="T520_5" style:family="text"/>
    <style:style style:name="T520_6" style:family="text"/>
    <style:style style:name="T520_7" style:family="text"/>
    <style:style style:name="T520_8" style:family="text"/>
    <style:style style:name="T520_9" style:family="text"/>
    <style:style style:name="T520_10" style:family="text"/>
    <style:style style:name="T520_11" style:family="text"/>
    <style:style style:name="T520_12" style:family="text"/>
    <style:style style:name="T520_13" style:family="text"/>
    <style:style style:name="T520_14" style:family="text"/>
    <style:style style:name="T520_15" style:family="text"/>
    <style:style style:name="T520_16" style:family="text"/>
    <style:style style:name="T520_17" style:family="text"/>
    <style:style style:name="T520_18" style:family="text"/>
    <style:style style:name="T520_19" style:family="text"/>
    <style:style style:name="T520_20" style:family="text"/>
    <style:style style:name="T520_21" style:family="text"/>
    <style:style style:name="T520_22" style:family="text"/>
    <style:style style:name="T520_23" style:family="text"/>
    <style:style style:name="T520_24" style:family="text"/>
    <style:style style:name="T520_25" style:family="text"/>
    <style:style style:name="T520_26" style:family="text"/>
    <style:style style:name="T520_27" style:family="text"/>
    <style:style style:name="T520_28" style:family="text"/>
    <style:style style:name="T520_29" style:family="text"/>
    <style:style style:name="P521" style:family="paragraph" style:parent-style-name="Standard">
      <style:paragraph-properties fo:break-before="auto" fo:line-height="115%" style:writing-mode="lr-tb"/>
    </style:style>
    <style:style style:name="T521_1" style:family="text"/>
    <style:style style:name="P522" style:family="paragraph" style:parent-style-name="Standard">
      <style:paragraph-properties fo:break-before="auto" fo:line-height="115%" style:writing-mode="lr-tb"/>
    </style:style>
    <style:style style:name="T522_1" style:family="text"/>
    <style:style style:name="T522_2" style:family="text"/>
    <style:style style:name="T522_3" style:family="text"/>
    <style:style style:name="T522_4" style:family="text"/>
    <style:style style:name="T522_5" style:family="text"/>
    <style:style style:name="T522_6" style:family="text"/>
    <style:style style:name="T522_7" style:family="text"/>
    <style:style style:name="T522_8" style:family="text"/>
    <style:style style:name="T522_9" style:family="text"/>
    <style:style style:name="T522_10" style:family="text"/>
    <style:style style:name="T522_11" style:family="text"/>
    <style:style style:name="T522_12" style:family="text"/>
    <style:style style:name="T522_13" style:family="text"/>
    <style:style style:name="T522_14" style:family="text"/>
    <style:style style:name="T522_15" style:family="text"/>
    <style:style style:name="T522_16" style:family="text"/>
    <style:style style:name="P523" style:family="paragraph" style:parent-style-name="Standard">
      <style:paragraph-properties fo:break-before="auto" fo:line-height="115%" style:writing-mode="lr-tb"/>
    </style:style>
    <style:style style:name="T523_1" style:family="text"/>
    <style:style style:name="T523_2" style:family="text"/>
    <style:style style:name="T523_3" style:family="text"/>
    <style:style style:name="T523_4" style:family="text"/>
    <style:style style:name="T523_5" style:family="text"/>
    <style:style style:name="T523_6" style:family="text"/>
    <style:style style:name="T523_7" style:family="text"/>
    <style:style style:name="T523_8" style:family="text"/>
    <style:style style:name="T523_9" style:family="text"/>
    <style:style style:name="P524" style:family="paragraph" style:parent-style-name="Standard">
      <style:paragraph-properties fo:break-before="auto" fo:line-height="115%" style:writing-mode="lr-tb"/>
    </style:style>
    <style:style style:name="T524_1" style:family="text"/>
    <style:style style:name="T524_2" style:family="text"/>
    <style:style style:name="T524_3" style:family="text"/>
    <style:style style:name="T524_4" style:family="text"/>
    <style:style style:name="T524_5" style:family="text"/>
    <style:style style:name="T524_6" style:family="text"/>
    <style:style style:name="T524_7" style:family="text"/>
    <style:style style:name="T524_8" style:family="text"/>
    <style:style style:name="T524_9" style:family="text"/>
    <style:style style:name="T524_10" style:family="text"/>
    <style:style style:name="T524_11" style:family="text"/>
    <style:style style:name="T524_12" style:family="text"/>
    <style:style style:name="T524_13" style:family="text"/>
    <style:style style:name="T524_14" style:family="text"/>
    <style:style style:name="T524_15" style:family="text"/>
    <style:style style:name="T524_16" style:family="text"/>
    <style:style style:name="T524_17" style:family="text"/>
    <style:style style:name="T524_18" style:family="text"/>
    <style:style style:name="T524_19" style:family="text"/>
    <style:style style:name="T524_20" style:family="text"/>
    <style:style style:name="T524_21" style:family="text"/>
    <style:style style:name="T524_22" style:family="text"/>
    <style:style style:name="T524_23" style:family="text"/>
    <style:style style:name="T524_24" style:family="text"/>
    <style:style style:name="T524_25" style:family="text"/>
    <style:style style:name="T524_26" style:family="text"/>
    <style:style style:name="T524_27" style:family="text"/>
    <style:style style:name="T524_28" style:family="text"/>
    <style:style style:name="T524_29" style:family="text"/>
    <style:style style:name="T524_30" style:family="text"/>
    <style:style style:name="T524_31" style:family="text"/>
    <style:style style:name="T524_32" style:family="text"/>
    <style:style style:name="T524_33" style:family="text"/>
    <style:style style:name="T524_34" style:family="text"/>
    <style:style style:name="T524_35" style:family="text"/>
    <style:style style:name="T524_36" style:family="text"/>
    <style:style style:name="T524_37" style:family="text"/>
    <style:style style:name="T524_38" style:family="text"/>
    <style:style style:name="T524_39" style:family="text"/>
    <style:style style:name="T524_40" style:family="text"/>
    <style:style style:name="T524_41" style:family="text"/>
    <style:style style:name="T524_42" style:family="text"/>
    <style:style style:name="T524_43" style:family="text"/>
    <style:style style:name="T524_44" style:family="text"/>
    <style:style style:name="T524_45" style:family="text"/>
    <style:style style:name="T524_46" style:family="text"/>
    <style:style style:name="P525" style:family="paragraph" style:parent-style-name="Standard">
      <style:paragraph-properties fo:break-before="auto" fo:line-height="115%" style:writing-mode="lr-tb"/>
    </style:style>
    <style:style style:name="T525_1" style:family="text"/>
    <style:style style:name="T525_2" style:family="text"/>
    <style:style style:name="T525_3" style:family="text"/>
    <style:style style:name="P526" style:family="paragraph" style:parent-style-name="Standard">
      <style:paragraph-properties fo:break-before="auto" fo:line-height="115%" style:writing-mode="lr-tb"/>
    </style:style>
    <style:style style:name="T526_1" style:family="text"/>
    <style:style style:name="P527" style:family="paragraph" style:parent-style-name="Standard">
      <style:paragraph-properties fo:break-before="auto" fo:line-height="115%" style:writing-mode="lr-tb"/>
    </style:style>
    <style:style style:name="T527_1" style:family="text"/>
    <style:style style:name="T527_2" style:family="text"/>
    <style:style style:name="T527_3" style:family="text"/>
    <style:style style:name="T527_4" style:family="text"/>
    <style:style style:name="T527_5" style:family="text"/>
    <style:style style:name="T527_6" style:family="text"/>
    <style:style style:name="T527_7" style:family="text"/>
    <style:style style:name="T527_8" style:family="text"/>
    <style:style style:name="T527_9" style:family="text"/>
    <style:style style:name="T527_10" style:family="text"/>
    <style:style style:name="T527_11" style:family="text"/>
    <style:style style:name="T527_12" style:family="text"/>
    <style:style style:name="T527_13" style:family="text"/>
    <style:style style:name="T527_14" style:family="text"/>
    <style:style style:name="T527_15" style:family="text"/>
    <style:style style:name="P528" style:family="paragraph" style:parent-style-name="Standard">
      <style:paragraph-properties fo:break-before="auto" fo:line-height="115%" style:writing-mode="lr-tb"/>
    </style:style>
    <style:style style:name="T528_1" style:family="text"/>
    <style:style style:name="T528_2" style:family="text"/>
    <style:style style:name="P529" style:family="paragraph" style:parent-style-name="Standard">
      <style:paragraph-properties fo:break-before="auto" fo:line-height="115%" style:writing-mode="lr-tb"/>
    </style:style>
    <style:style style:name="T529_1" style:family="text"/>
    <style:style style:name="T529_2" style:family="text"/>
    <style:style style:name="T529_3" style:family="text"/>
    <style:style style:name="T529_4" style:family="text"/>
    <style:style style:name="T529_5" style:family="text"/>
    <style:style style:name="T529_6" style:family="text"/>
    <style:style style:name="T529_7" style:family="text"/>
    <style:style style:name="P530" style:family="paragraph" style:parent-style-name="Standard">
      <style:paragraph-properties fo:break-before="auto" fo:line-height="115%" style:writing-mode="lr-tb"/>
    </style:style>
    <style:style style:name="T530_1" style:family="text"/>
    <style:style style:name="T530_2" style:family="text"/>
    <style:style style:name="T530_3" style:family="text"/>
    <style:style style:name="T530_4" style:family="text"/>
    <style:style style:name="T530_5" style:family="text"/>
    <style:style style:name="T530_6" style:family="text"/>
    <style:style style:name="T530_7" style:family="text"/>
    <style:style style:name="T530_8" style:family="text"/>
    <style:style style:name="T530_9" style:family="text"/>
    <style:style style:name="T530_10" style:family="text"/>
    <style:style style:name="T530_11" style:family="text"/>
    <style:style style:name="T530_12" style:family="text"/>
    <style:style style:name="P531" style:family="paragraph" style:parent-style-name="Standard">
      <style:paragraph-properties fo:break-before="auto" fo:line-height="115%" style:writing-mode="lr-tb"/>
    </style:style>
    <style:style style:name="T531_1" style:family="text"/>
    <style:style style:name="T531_2" style:family="text"/>
    <style:style style:name="T531_3" style:family="text"/>
    <style:style style:name="P532" style:family="paragraph" style:parent-style-name="Standard">
      <style:paragraph-properties fo:break-before="auto" fo:line-height="115%" style:writing-mode="lr-tb"/>
    </style:style>
    <style:style style:name="T532_1" style:family="text"/>
    <style:style style:name="T532_2" style:family="text"/>
    <style:style style:name="T532_3" style:family="text"/>
    <style:style style:name="T532_4" style:family="text"/>
    <style:style style:name="T532_5" style:family="text"/>
    <style:style style:name="T532_6" style:family="text"/>
    <style:style style:name="T532_7" style:family="text"/>
    <style:style style:name="T532_8" style:family="text"/>
    <style:style style:name="T532_9" style:family="text"/>
    <style:style style:name="T532_10" style:family="text"/>
    <style:style style:name="T532_11" style:family="text"/>
    <style:style style:name="T532_12" style:family="text"/>
    <style:style style:name="T532_13" style:family="text"/>
    <style:style style:name="T532_14" style:family="text"/>
    <style:style style:name="T532_15" style:family="text"/>
    <style:style style:name="T532_16" style:family="text"/>
    <style:style style:name="P533" style:family="paragraph" style:parent-style-name="Standard">
      <style:paragraph-properties fo:break-before="auto" fo:line-height="115%" style:writing-mode="lr-tb"/>
    </style:style>
    <style:style style:name="T533_1" style:family="text"/>
    <style:style style:name="P534" style:family="paragraph" style:parent-style-name="Standard">
      <style:paragraph-properties fo:break-before="auto" fo:line-height="115%" style:writing-mode="lr-tb"/>
    </style:style>
    <style:style style:name="P535" style:family="paragraph" style:parent-style-name="Standard">
      <style:paragraph-properties fo:break-before="auto" fo:line-height="115%" style:writing-mode="lr-tb"/>
    </style:style>
    <style:style style:name="T535_1" style:family="text"/>
    <style:style style:name="T535_2" style:family="text"/>
    <style:style style:name="T535_3" style:family="text"/>
    <style:style style:name="T535_4" style:family="text"/>
    <style:style style:name="T535_5" style:family="text"/>
    <style:style style:name="T535_6" style:family="text"/>
    <style:style style:name="T535_7" style:family="text"/>
    <style:style style:name="T535_8" style:family="text"/>
    <style:style style:name="T535_9" style:family="text"/>
    <style:style style:name="T535_10" style:family="text"/>
    <style:style style:name="T535_11" style:family="text"/>
    <style:style style:name="P536" style:family="paragraph" style:parent-style-name="Standard">
      <style:paragraph-properties fo:break-before="auto" fo:line-height="115%" style:writing-mode="lr-tb"/>
    </style:style>
    <style:style style:name="T536_1" style:family="text"/>
    <style:style style:name="P537" style:family="paragraph" style:parent-style-name="Standard">
      <style:paragraph-properties fo:break-before="auto" fo:line-height="115%" style:writing-mode="lr-tb"/>
    </style:style>
    <style:style style:name="T537_1" style:family="text"/>
    <style:style style:name="T537_2" style:family="text"/>
    <style:style style:name="T537_3" style:family="text"/>
    <style:style style:name="T537_4" style:family="text"/>
    <style:style style:name="T537_5" style:family="text"/>
    <style:style style:name="T537_6" style:family="text"/>
    <style:style style:name="T537_7" style:family="text"/>
    <style:style style:name="T537_8" style:family="text"/>
    <style:style style:name="T537_9" style:family="text"/>
    <style:style style:name="T537_10" style:family="text"/>
    <style:style style:name="T537_11" style:family="text"/>
    <style:style style:name="T537_12" style:family="text"/>
    <style:style style:name="T537_13" style:family="text"/>
    <style:style style:name="T537_14" style:family="text"/>
    <style:style style:name="T537_15" style:family="text"/>
    <style:style style:name="T537_16" style:family="text"/>
    <style:style style:name="P538" style:family="paragraph" style:parent-style-name="Standard">
      <style:paragraph-properties fo:break-before="auto" fo:line-height="115%" style:writing-mode="lr-tb"/>
    </style:style>
    <style:style style:name="T538_1" style:family="text"/>
    <style:style style:name="T538_2" style:family="text"/>
    <style:style style:name="T538_3" style:family="text"/>
    <style:style style:name="T538_4" style:family="text"/>
    <style:style style:name="T538_5" style:family="text"/>
    <style:style style:name="T538_6" style:family="text"/>
    <style:style style:name="T538_7" style:family="text"/>
    <style:style style:name="T538_8" style:family="text"/>
    <style:style style:name="T538_9" style:family="text"/>
    <style:style style:name="P539" style:family="paragraph" style:parent-style-name="Standard">
      <style:paragraph-properties fo:break-before="auto" fo:line-height="115%" style:writing-mode="lr-tb"/>
    </style:style>
    <style:style style:name="T539_1" style:family="text"/>
    <style:style style:name="T539_2" style:family="text"/>
    <style:style style:name="T539_3" style:family="text"/>
    <style:style style:name="T539_4" style:family="text"/>
    <style:style style:name="T539_5" style:family="text"/>
    <style:style style:name="T539_6" style:family="text"/>
    <style:style style:name="T539_7" style:family="text"/>
    <style:style style:name="T539_8" style:family="text"/>
    <style:style style:name="T539_9" style:family="text"/>
    <style:style style:name="T539_10" style:family="text"/>
    <style:style style:name="T539_11" style:family="text"/>
    <style:style style:name="T539_12" style:family="text"/>
    <style:style style:name="T539_13" style:family="text"/>
    <style:style style:name="T539_14" style:family="text"/>
    <style:style style:name="T539_15" style:family="text"/>
    <style:style style:name="T539_16" style:family="text"/>
    <style:style style:name="T539_17" style:family="text"/>
    <style:style style:name="T539_18" style:family="text"/>
    <style:style style:name="T539_19" style:family="text"/>
    <style:style style:name="T539_20" style:family="text"/>
    <style:style style:name="T539_21" style:family="text"/>
    <style:style style:name="T539_22" style:family="text"/>
    <style:style style:name="T539_23" style:family="text"/>
    <style:style style:name="T539_24" style:family="text"/>
    <style:style style:name="T539_25" style:family="text"/>
    <style:style style:name="T539_26" style:family="text"/>
    <style:style style:name="T539_27" style:family="text"/>
    <style:style style:name="T539_28" style:family="text"/>
    <style:style style:name="T539_29" style:family="text"/>
    <style:style style:name="T539_30" style:family="text"/>
    <style:style style:name="T539_31" style:family="text"/>
    <style:style style:name="T539_32" style:family="text"/>
    <style:style style:name="T539_33" style:family="text"/>
    <style:style style:name="T539_34" style:family="text"/>
    <style:style style:name="T539_35" style:family="text"/>
    <style:style style:name="T539_36" style:family="text"/>
    <style:style style:name="T539_37" style:family="text"/>
    <style:style style:name="T539_38" style:family="text"/>
    <style:style style:name="T539_39" style:family="text"/>
    <style:style style:name="T539_40" style:family="text"/>
    <style:style style:name="T539_41" style:family="text"/>
    <style:style style:name="T539_42" style:family="text"/>
    <style:style style:name="T539_43" style:family="text"/>
    <style:style style:name="T539_44" style:family="text"/>
    <style:style style:name="T539_45" style:family="text"/>
    <style:style style:name="T539_46" style:family="text"/>
    <style:style style:name="P540" style:family="paragraph" style:parent-style-name="Standard">
      <style:paragraph-properties fo:break-before="auto" fo:line-height="115%" style:writing-mode="lr-tb"/>
    </style:style>
    <style:style style:name="T540_1" style:family="text"/>
    <style:style style:name="T540_2" style:family="text"/>
    <style:style style:name="T540_3" style:family="text"/>
    <style:style style:name="P541" style:family="paragraph" style:parent-style-name="Standard">
      <style:paragraph-properties fo:break-before="auto" fo:line-height="115%" style:writing-mode="lr-tb"/>
    </style:style>
    <style:style style:name="T541_1" style:family="text"/>
    <style:style style:name="P542" style:family="paragraph" style:parent-style-name="Standard">
      <style:paragraph-properties fo:break-before="auto" fo:line-height="115%" style:writing-mode="lr-tb"/>
    </style:style>
    <style:style style:name="T542_1" style:family="text"/>
    <style:style style:name="T542_2" style:family="text"/>
    <style:style style:name="T542_3" style:family="text"/>
    <style:style style:name="T542_4" style:family="text"/>
    <style:style style:name="T542_5" style:family="text"/>
    <style:style style:name="T542_6" style:family="text"/>
    <style:style style:name="T542_7" style:family="text"/>
    <style:style style:name="T542_8" style:family="text"/>
    <style:style style:name="T542_9" style:family="text"/>
    <style:style style:name="T542_10" style:family="text"/>
    <style:style style:name="T542_11" style:family="text"/>
    <style:style style:name="T542_12" style:family="text"/>
    <style:style style:name="T542_13" style:family="text"/>
    <style:style style:name="T542_14" style:family="text"/>
    <style:style style:name="T542_15" style:family="text"/>
    <style:style style:name="P543" style:family="paragraph" style:parent-style-name="Standard">
      <style:paragraph-properties fo:break-before="auto" fo:line-height="115%" style:writing-mode="lr-tb"/>
    </style:style>
    <style:style style:name="T543_1" style:family="text"/>
    <style:style style:name="T543_2" style:family="text"/>
    <style:style style:name="P544" style:family="paragraph" style:parent-style-name="Standard">
      <style:paragraph-properties fo:break-before="auto" fo:line-height="115%" style:writing-mode="lr-tb"/>
    </style:style>
    <style:style style:name="T544_1" style:family="text"/>
    <style:style style:name="T544_2" style:family="text"/>
    <style:style style:name="T544_3" style:family="text"/>
    <style:style style:name="T544_4" style:family="text"/>
    <style:style style:name="T544_5" style:family="text"/>
    <style:style style:name="T544_6" style:family="text"/>
    <style:style style:name="T544_7" style:family="text"/>
    <style:style style:name="P545" style:family="paragraph" style:parent-style-name="Standard">
      <style:paragraph-properties fo:break-before="auto" fo:line-height="115%" style:writing-mode="lr-tb"/>
    </style:style>
    <style:style style:name="T545_1" style:family="text"/>
    <style:style style:name="T545_2" style:family="text"/>
    <style:style style:name="T545_3" style:family="text"/>
    <style:style style:name="T545_4" style:family="text"/>
    <style:style style:name="T545_5" style:family="text"/>
    <style:style style:name="T545_6" style:family="text"/>
    <style:style style:name="T545_7" style:family="text"/>
    <style:style style:name="T545_8" style:family="text"/>
    <style:style style:name="T545_9" style:family="text"/>
    <style:style style:name="T545_10" style:family="text"/>
    <style:style style:name="T545_11" style:family="text"/>
    <style:style style:name="T545_12" style:family="text"/>
    <style:style style:name="P546" style:family="paragraph" style:parent-style-name="Standard">
      <style:paragraph-properties fo:break-before="auto" fo:line-height="115%" style:writing-mode="lr-tb"/>
    </style:style>
    <style:style style:name="T546_1" style:family="text"/>
    <style:style style:name="T546_2" style:family="text"/>
    <style:style style:name="T546_3" style:family="text"/>
    <style:style style:name="P547" style:family="paragraph" style:parent-style-name="Standard">
      <style:paragraph-properties fo:break-before="auto" fo:line-height="115%" style:writing-mode="lr-tb"/>
    </style:style>
    <style:style style:name="T547_1" style:family="text"/>
    <style:style style:name="T547_2" style:family="text"/>
    <style:style style:name="T547_3" style:family="text"/>
    <style:style style:name="T547_4" style:family="text"/>
    <style:style style:name="T547_5" style:family="text"/>
    <style:style style:name="T547_6" style:family="text"/>
    <style:style style:name="T547_7" style:family="text"/>
    <style:style style:name="T547_8" style:family="text"/>
    <style:style style:name="T547_9" style:family="text"/>
    <style:style style:name="T547_10" style:family="text"/>
    <style:style style:name="T547_11" style:family="text"/>
    <style:style style:name="T547_12" style:family="text"/>
    <style:style style:name="T547_13" style:family="text"/>
    <style:style style:name="T547_14" style:family="text"/>
    <style:style style:name="T547_15" style:family="text"/>
    <style:style style:name="T547_16" style:family="text"/>
    <style:style style:name="P548" style:family="paragraph" style:parent-style-name="Standard">
      <style:paragraph-properties fo:break-before="auto" fo:line-height="115%" style:writing-mode="lr-tb"/>
    </style:style>
    <style:style style:name="T548_1" style:family="text"/>
    <style:style style:name="P549" style:family="paragraph" style:parent-style-name="Standard">
      <style:paragraph-properties fo:break-before="auto" fo:line-height="115%" style:writing-mode="lr-tb"/>
    </style:style>
    <style:style style:name="P550" style:family="paragraph" style:parent-style-name="Standard">
      <style:paragraph-properties fo:break-before="auto" fo:line-height="115%" style:writing-mode="lr-tb"/>
    </style:style>
    <style:style style:name="T550_1" style:family="text"/>
    <style:style style:name="T550_2" style:family="text"/>
    <style:style style:name="T550_3" style:family="text"/>
    <style:style style:name="T550_4" style:family="text"/>
    <style:style style:name="T550_5" style:family="text"/>
    <style:style style:name="T550_6" style:family="text"/>
    <style:style style:name="T550_7" style:family="text"/>
    <style:style style:name="T550_8" style:family="text"/>
    <style:style style:name="T550_9" style:family="text"/>
    <style:style style:name="T550_10" style:family="text"/>
    <style:style style:name="T550_11" style:family="text"/>
    <style:style style:name="T550_12" style:family="text"/>
    <style:style style:name="T550_13" style:family="text"/>
    <style:style style:name="T550_14" style:family="text"/>
    <style:style style:name="T550_15" style:family="text"/>
    <style:style style:name="T550_16" style:family="text"/>
    <style:style style:name="T550_17" style:family="text"/>
    <style:style style:name="T550_18" style:family="text"/>
    <style:style style:name="T550_19" style:family="text"/>
    <style:style style:name="T550_20" style:family="text"/>
    <style:style style:name="T550_21" style:family="text"/>
    <style:style style:name="P551" style:family="paragraph" style:parent-style-name="Standard">
      <style:paragraph-properties fo:break-before="auto" fo:line-height="115%" style:writing-mode="lr-tb"/>
    </style:style>
    <style:style style:name="T551_1" style:family="text"/>
    <style:style style:name="P552" style:family="paragraph" style:parent-style-name="Standard">
      <style:paragraph-properties fo:break-before="auto" fo:line-height="115%" style:writing-mode="lr-tb"/>
    </style:style>
    <style:style style:name="T552_1" style:family="text"/>
    <style:style style:name="T552_2" style:family="text"/>
    <style:style style:name="T552_3" style:family="text"/>
    <style:style style:name="T552_4" style:family="text"/>
    <style:style style:name="T552_5" style:family="text"/>
    <style:style style:name="T552_6" style:family="text"/>
    <style:style style:name="T552_7" style:family="text"/>
    <style:style style:name="T552_8" style:family="text"/>
    <style:style style:name="T552_9" style:family="text"/>
    <style:style style:name="P553" style:family="paragraph" style:parent-style-name="Standard">
      <style:paragraph-properties fo:break-before="auto" fo:line-height="115%" style:writing-mode="lr-tb"/>
    </style:style>
    <style:style style:name="T553_1" style:family="text"/>
    <style:style style:name="T553_2" style:family="text"/>
    <style:style style:name="T553_3" style:family="text"/>
    <style:style style:name="T553_4" style:family="text"/>
    <style:style style:name="T553_5" style:family="text"/>
    <style:style style:name="T553_6" style:family="text"/>
    <style:style style:name="T553_7" style:family="text"/>
    <style:style style:name="T553_8" style:family="text"/>
    <style:style style:name="T553_9" style:family="text"/>
    <style:style style:name="T553_10" style:family="text"/>
    <style:style style:name="T553_11" style:family="text"/>
    <style:style style:name="T553_12" style:family="text"/>
    <style:style style:name="T553_13" style:family="text"/>
    <style:style style:name="T553_14" style:family="text"/>
    <style:style style:name="T553_15" style:family="text"/>
    <style:style style:name="T553_16" style:family="text"/>
    <style:style style:name="T553_17" style:family="text"/>
    <style:style style:name="T553_18" style:family="text"/>
    <style:style style:name="T553_19" style:family="text"/>
    <style:style style:name="T553_20" style:family="text"/>
    <style:style style:name="T553_21" style:family="text"/>
    <style:style style:name="T553_22" style:family="text"/>
    <style:style style:name="T553_23" style:family="text"/>
    <style:style style:name="T553_24" style:family="text"/>
    <style:style style:name="T553_25" style:family="text"/>
    <style:style style:name="T553_26" style:family="text"/>
    <style:style style:name="T553_27" style:family="text"/>
    <style:style style:name="T553_28" style:family="text"/>
    <style:style style:name="T553_29" style:family="text"/>
    <style:style style:name="T553_30" style:family="text"/>
    <style:style style:name="T553_31" style:family="text"/>
    <style:style style:name="T553_32" style:family="text"/>
    <style:style style:name="T553_33" style:family="text"/>
    <style:style style:name="T553_34" style:family="text"/>
    <style:style style:name="T553_35" style:family="text"/>
    <style:style style:name="T553_36" style:family="text"/>
    <style:style style:name="T553_37" style:family="text"/>
    <style:style style:name="T553_38" style:family="text"/>
    <style:style style:name="T553_39" style:family="text"/>
    <style:style style:name="T553_40" style:family="text"/>
    <style:style style:name="P554" style:family="paragraph" style:parent-style-name="Standard">
      <style:paragraph-properties fo:break-before="auto" fo:line-height="115%" style:writing-mode="lr-tb"/>
    </style:style>
    <style:style style:name="T554_1" style:family="text"/>
    <style:style style:name="T554_2" style:family="text"/>
    <style:style style:name="T554_3" style:family="text"/>
    <style:style style:name="P555" style:family="paragraph" style:parent-style-name="Standard">
      <style:paragraph-properties fo:break-before="auto" fo:line-height="115%" style:writing-mode="lr-tb"/>
    </style:style>
    <style:style style:name="T555_1" style:family="text"/>
    <style:style style:name="P556" style:family="paragraph" style:parent-style-name="Standard">
      <style:paragraph-properties fo:break-before="auto" fo:line-height="115%" style:writing-mode="lr-tb"/>
    </style:style>
    <style:style style:name="T556_1" style:family="text"/>
    <style:style style:name="T556_2" style:family="text"/>
    <style:style style:name="T556_3" style:family="text"/>
    <style:style style:name="T556_4" style:family="text"/>
    <style:style style:name="T556_5" style:family="text"/>
    <style:style style:name="T556_6" style:family="text"/>
    <style:style style:name="T556_7" style:family="text"/>
    <style:style style:name="T556_8" style:family="text"/>
    <style:style style:name="T556_9" style:family="text"/>
    <style:style style:name="T556_10" style:family="text"/>
    <style:style style:name="T556_11" style:family="text"/>
    <style:style style:name="T556_12" style:family="text"/>
    <style:style style:name="T556_13" style:family="text"/>
    <style:style style:name="T556_14" style:family="text"/>
    <style:style style:name="T556_15" style:family="text"/>
    <style:style style:name="P557" style:family="paragraph" style:parent-style-name="Standard">
      <style:paragraph-properties fo:break-before="auto" fo:line-height="115%" style:writing-mode="lr-tb"/>
    </style:style>
    <style:style style:name="T557_1" style:family="text"/>
    <style:style style:name="T557_2" style:family="text"/>
    <style:style style:name="P558" style:family="paragraph" style:parent-style-name="Standard">
      <style:paragraph-properties fo:break-before="auto" fo:line-height="115%" style:writing-mode="lr-tb"/>
    </style:style>
    <style:style style:name="T558_1" style:family="text"/>
    <style:style style:name="T558_2" style:family="text"/>
    <style:style style:name="T558_3" style:family="text"/>
    <style:style style:name="T558_4" style:family="text"/>
    <style:style style:name="T558_5" style:family="text"/>
    <style:style style:name="T558_6" style:family="text"/>
    <style:style style:name="T558_7" style:family="text"/>
    <style:style style:name="P559" style:family="paragraph" style:parent-style-name="Standard">
      <style:paragraph-properties fo:break-before="auto" fo:line-height="115%" style:writing-mode="lr-tb"/>
    </style:style>
    <style:style style:name="T559_1" style:family="text"/>
    <style:style style:name="T559_2" style:family="text"/>
    <style:style style:name="T559_3" style:family="text"/>
    <style:style style:name="T559_4" style:family="text"/>
    <style:style style:name="T559_5" style:family="text"/>
    <style:style style:name="T559_6" style:family="text"/>
    <style:style style:name="T559_7" style:family="text"/>
    <style:style style:name="T559_8" style:family="text"/>
    <style:style style:name="T559_9" style:family="text"/>
    <style:style style:name="T559_10" style:family="text"/>
    <style:style style:name="T559_11" style:family="text"/>
    <style:style style:name="T559_12" style:family="text"/>
    <style:style style:name="P560" style:family="paragraph" style:parent-style-name="Standard">
      <style:paragraph-properties fo:break-before="auto" fo:line-height="115%" style:writing-mode="lr-tb"/>
    </style:style>
    <style:style style:name="T560_1" style:family="text"/>
    <style:style style:name="T560_2" style:family="text"/>
    <style:style style:name="T560_3" style:family="text"/>
    <style:style style:name="P561" style:family="paragraph" style:parent-style-name="Standard">
      <style:paragraph-properties fo:break-before="auto" fo:line-height="115%" style:writing-mode="lr-tb"/>
    </style:style>
    <style:style style:name="T561_1" style:family="text"/>
    <style:style style:name="T561_2" style:family="text"/>
    <style:style style:name="T561_3" style:family="text"/>
    <style:style style:name="T561_4" style:family="text"/>
    <style:style style:name="T561_5" style:family="text"/>
    <style:style style:name="T561_6" style:family="text"/>
    <style:style style:name="T561_7" style:family="text"/>
    <style:style style:name="T561_8" style:family="text"/>
    <style:style style:name="T561_9" style:family="text"/>
    <style:style style:name="T561_10" style:family="text"/>
    <style:style style:name="P562" style:family="paragraph" style:parent-style-name="Standard">
      <style:paragraph-properties fo:break-before="auto" fo:line-height="115%" style:writing-mode="lr-tb"/>
    </style:style>
    <style:style style:name="T562_1" style:family="text"/>
    <style:style style:name="P563" style:family="paragraph" style:parent-style-name="Standard">
      <style:paragraph-properties fo:break-before="auto" fo:line-height="115%" style:writing-mode="lr-tb"/>
    </style:style>
    <style:style style:name="P564" style:family="paragraph" style:parent-style-name="Standard">
      <style:paragraph-properties fo:break-before="auto" fo:line-height="115%" style:writing-mode="lr-tb"/>
    </style:style>
    <style:style style:name="T564_1" style:family="text"/>
    <style:style style:name="T564_2" style:family="text"/>
    <style:style style:name="T564_3" style:family="text"/>
    <style:style style:name="T564_4" style:family="text"/>
    <style:style style:name="T564_5" style:family="text"/>
    <style:style style:name="T564_6" style:family="text"/>
    <style:style style:name="T564_7" style:family="text"/>
    <style:style style:name="T564_8" style:family="text"/>
    <style:style style:name="T564_9" style:family="text"/>
    <style:style style:name="T564_10" style:family="text"/>
    <style:style style:name="T564_11" style:family="text"/>
    <style:style style:name="T564_12" style:family="text"/>
    <style:style style:name="T564_13" style:family="text"/>
    <style:style style:name="T564_14" style:family="text"/>
    <style:style style:name="T564_15" style:family="text"/>
    <style:style style:name="T564_16" style:family="text"/>
    <style:style style:name="T564_17" style:family="text"/>
    <style:style style:name="T564_18" style:family="text"/>
    <style:style style:name="T564_19" style:family="text"/>
    <style:style style:name="T564_20" style:family="text"/>
    <style:style style:name="T564_21" style:family="text"/>
    <style:style style:name="T564_22" style:family="text"/>
    <style:style style:name="P565" style:family="paragraph" style:parent-style-name="Standard">
      <style:paragraph-properties fo:break-before="auto" fo:line-height="115%" style:writing-mode="lr-tb"/>
    </style:style>
    <style:style style:name="T565_1" style:family="text"/>
    <style:style style:name="P566" style:family="paragraph" style:parent-style-name="Standard">
      <style:paragraph-properties fo:break-before="auto" fo:line-height="115%" style:writing-mode="lr-tb"/>
    </style:style>
    <style:style style:name="T566_1" style:family="text"/>
    <style:style style:name="T566_2" style:family="text"/>
    <style:style style:name="T566_3" style:family="text"/>
    <style:style style:name="T566_4" style:family="text"/>
    <style:style style:name="T566_5" style:family="text"/>
    <style:style style:name="T566_6" style:family="text"/>
    <style:style style:name="T566_7" style:family="text"/>
    <style:style style:name="T566_8" style:family="text"/>
    <style:style style:name="T566_9" style:family="text"/>
    <style:style style:name="P567" style:family="paragraph" style:parent-style-name="Standard">
      <style:paragraph-properties fo:break-before="auto" fo:line-height="115%" style:writing-mode="lr-tb"/>
    </style:style>
    <style:style style:name="T567_1" style:family="text"/>
    <style:style style:name="T567_2" style:family="text"/>
    <style:style style:name="T567_3" style:family="text"/>
    <style:style style:name="T567_4" style:family="text"/>
    <style:style style:name="T567_5" style:family="text"/>
    <style:style style:name="T567_6" style:family="text"/>
    <style:style style:name="T567_7" style:family="text"/>
    <style:style style:name="T567_8" style:family="text"/>
    <style:style style:name="T567_9" style:family="text"/>
    <style:style style:name="T567_10" style:family="text"/>
    <style:style style:name="T567_11" style:family="text"/>
    <style:style style:name="T567_12" style:family="text"/>
    <style:style style:name="T567_13" style:family="text"/>
    <style:style style:name="T567_14" style:family="text"/>
    <style:style style:name="T567_15" style:family="text"/>
    <style:style style:name="T567_16" style:family="text"/>
    <style:style style:name="T567_17" style:family="text"/>
    <style:style style:name="T567_18" style:family="text"/>
    <style:style style:name="T567_19" style:family="text"/>
    <style:style style:name="T567_20" style:family="text"/>
    <style:style style:name="T567_21" style:family="text"/>
    <style:style style:name="T567_22" style:family="text"/>
    <style:style style:name="T567_23" style:family="text"/>
    <style:style style:name="T567_24" style:family="text"/>
    <style:style style:name="T567_25" style:family="text"/>
    <style:style style:name="T567_26" style:family="text"/>
    <style:style style:name="T567_27" style:family="text"/>
    <style:style style:name="T567_28" style:family="text"/>
    <style:style style:name="T567_29" style:family="text"/>
    <style:style style:name="T567_30" style:family="text"/>
    <style:style style:name="T567_31" style:family="text"/>
    <style:style style:name="T567_32" style:family="text"/>
    <style:style style:name="T567_33" style:family="text"/>
    <style:style style:name="T567_34" style:family="text"/>
    <style:style style:name="T567_35" style:family="text"/>
    <style:style style:name="T567_36" style:family="text"/>
    <style:style style:name="T567_37" style:family="text"/>
    <style:style style:name="T567_38" style:family="text"/>
    <style:style style:name="T567_39" style:family="text"/>
    <style:style style:name="T567_40" style:family="text"/>
    <style:style style:name="T567_41" style:family="text"/>
    <style:style style:name="T567_42" style:family="text"/>
    <style:style style:name="T567_43" style:family="text"/>
    <style:style style:name="T567_44" style:family="text"/>
    <style:style style:name="T567_45" style:family="text"/>
    <style:style style:name="T567_46" style:family="text"/>
    <style:style style:name="P568" style:family="paragraph" style:parent-style-name="Standard">
      <style:paragraph-properties fo:break-before="auto" fo:line-height="115%" style:writing-mode="lr-tb"/>
    </style:style>
    <style:style style:name="T568_1" style:family="text"/>
    <style:style style:name="T568_2" style:family="text"/>
    <style:style style:name="T568_3" style:family="text"/>
    <style:style style:name="P569" style:family="paragraph" style:parent-style-name="Standard">
      <style:paragraph-properties fo:break-before="auto" fo:line-height="115%" style:writing-mode="lr-tb"/>
    </style:style>
    <style:style style:name="T569_1" style:family="text"/>
    <style:style style:name="P570" style:family="paragraph" style:parent-style-name="Standard">
      <style:paragraph-properties fo:break-before="auto" fo:line-height="115%" style:writing-mode="lr-tb"/>
    </style:style>
    <style:style style:name="T570_1" style:family="text"/>
    <style:style style:name="T570_2" style:family="text"/>
    <style:style style:name="T570_3" style:family="text"/>
    <style:style style:name="T570_4" style:family="text"/>
    <style:style style:name="T570_5" style:family="text"/>
    <style:style style:name="T570_6" style:family="text"/>
    <style:style style:name="T570_7" style:family="text"/>
    <style:style style:name="T570_8" style:family="text"/>
    <style:style style:name="T570_9" style:family="text"/>
    <style:style style:name="T570_10" style:family="text"/>
    <style:style style:name="T570_11" style:family="text"/>
    <style:style style:name="T570_12" style:family="text"/>
    <style:style style:name="T570_13" style:family="text"/>
    <style:style style:name="T570_14" style:family="text"/>
    <style:style style:name="T570_15" style:family="text"/>
    <style:style style:name="P571" style:family="paragraph" style:parent-style-name="Standard">
      <style:paragraph-properties fo:break-before="auto" fo:line-height="115%" style:writing-mode="lr-tb"/>
    </style:style>
    <style:style style:name="T571_1" style:family="text"/>
    <style:style style:name="T571_2" style:family="text"/>
    <style:style style:name="P572" style:family="paragraph" style:parent-style-name="Standard">
      <style:paragraph-properties fo:break-before="auto" fo:line-height="115%" style:writing-mode="lr-tb"/>
    </style:style>
    <style:style style:name="T572_1" style:family="text"/>
    <style:style style:name="T572_2" style:family="text"/>
    <style:style style:name="T572_3" style:family="text"/>
    <style:style style:name="T572_4" style:family="text"/>
    <style:style style:name="T572_5" style:family="text"/>
    <style:style style:name="T572_6" style:family="text"/>
    <style:style style:name="T572_7" style:family="text"/>
    <style:style style:name="P573" style:family="paragraph" style:parent-style-name="Standard">
      <style:paragraph-properties fo:break-before="auto" fo:line-height="115%" style:writing-mode="lr-tb"/>
    </style:style>
    <style:style style:name="T573_1" style:family="text"/>
    <style:style style:name="T573_2" style:family="text"/>
    <style:style style:name="T573_3" style:family="text"/>
    <style:style style:name="T573_4" style:family="text"/>
    <style:style style:name="T573_5" style:family="text"/>
    <style:style style:name="T573_6" style:family="text"/>
    <style:style style:name="T573_7" style:family="text"/>
    <style:style style:name="T573_8" style:family="text"/>
    <style:style style:name="T573_9" style:family="text"/>
    <style:style style:name="T573_10" style:family="text"/>
    <style:style style:name="T573_11" style:family="text"/>
    <style:style style:name="T573_12" style:family="text"/>
    <style:style style:name="P574" style:family="paragraph" style:parent-style-name="Standard">
      <style:paragraph-properties fo:break-before="auto" fo:line-height="115%" style:writing-mode="lr-tb"/>
    </style:style>
    <style:style style:name="T574_1" style:family="text"/>
    <style:style style:name="T574_2" style:family="text"/>
    <style:style style:name="T574_3" style:family="text"/>
    <style:style style:name="P575" style:family="paragraph" style:parent-style-name="Standard">
      <style:paragraph-properties fo:break-before="auto" fo:line-height="115%" style:writing-mode="lr-tb"/>
    </style:style>
    <style:style style:name="T575_1" style:family="text"/>
    <style:style style:name="T575_2" style:family="text"/>
    <style:style style:name="T575_3" style:family="text"/>
    <style:style style:name="T575_4" style:family="text"/>
    <style:style style:name="T575_5" style:family="text"/>
    <style:style style:name="T575_6" style:family="text"/>
    <style:style style:name="T575_7" style:family="text"/>
    <style:style style:name="T575_8" style:family="text"/>
    <style:style style:name="T575_9" style:family="text"/>
    <style:style style:name="T575_10" style:family="text"/>
    <style:style style:name="T575_11" style:family="text"/>
    <style:style style:name="T575_12" style:family="text"/>
    <style:style style:name="T575_13" style:family="text"/>
    <style:style style:name="T575_14" style:family="text"/>
    <style:style style:name="T575_15" style:family="text"/>
    <style:style style:name="T575_16" style:family="text"/>
    <style:style style:name="P576" style:family="paragraph" style:parent-style-name="Standard">
      <style:paragraph-properties fo:break-before="auto" fo:line-height="115%" style:writing-mode="lr-tb"/>
    </style:style>
    <style:style style:name="T576_1" style:family="text"/>
    <style:style style:name="P577" style:family="paragraph" style:parent-style-name="Standard">
      <style:paragraph-properties fo:break-before="auto" fo:line-height="115%" style:writing-mode="lr-tb"/>
    </style:style>
    <style:style style:name="P578" style:family="paragraph" style:parent-style-name="Standard">
      <style:paragraph-properties fo:break-before="auto" fo:line-height="115%" style:writing-mode="lr-tb"/>
    </style:style>
    <style:style style:name="T578_1" style:family="text"/>
    <style:style style:name="T578_2" style:family="text"/>
    <style:style style:name="T578_3" style:family="text"/>
    <style:style style:name="T578_4" style:family="text"/>
    <style:style style:name="T578_5" style:family="text"/>
    <style:style style:name="T578_6" style:family="text"/>
    <style:style style:name="T578_7" style:family="text"/>
    <style:style style:name="T578_8" style:family="text"/>
    <style:style style:name="T578_9" style:family="text"/>
    <style:style style:name="T578_10" style:family="text"/>
    <style:style style:name="T578_11" style:family="text"/>
    <style:style style:name="T578_12" style:family="text"/>
    <style:style style:name="T578_13" style:family="text"/>
    <style:style style:name="T578_14" style:family="text"/>
    <style:style style:name="T578_15" style:family="text"/>
    <style:style style:name="T578_16" style:family="text"/>
    <style:style style:name="T578_17" style:family="text"/>
    <style:style style:name="T578_18" style:family="text"/>
    <style:style style:name="T578_19" style:family="text"/>
    <style:style style:name="T578_20" style:family="text"/>
    <style:style style:name="T578_21" style:family="text"/>
    <style:style style:name="T578_22" style:family="text"/>
    <style:style style:name="T578_23" style:family="text"/>
    <style:style style:name="P579" style:family="paragraph" style:parent-style-name="Standard">
      <style:paragraph-properties fo:break-before="auto" fo:line-height="115%" style:writing-mode="lr-tb"/>
    </style:style>
    <style:style style:name="T579_1" style:family="text"/>
    <style:style style:name="P580" style:family="paragraph" style:parent-style-name="Standard">
      <style:paragraph-properties fo:break-before="auto" fo:line-height="115%" style:writing-mode="lr-tb"/>
    </style:style>
    <style:style style:name="T580_1" style:family="text"/>
    <style:style style:name="T580_2" style:family="text"/>
    <style:style style:name="T580_3" style:family="text"/>
    <style:style style:name="T580_4" style:family="text"/>
    <style:style style:name="T580_5" style:family="text"/>
    <style:style style:name="T580_6" style:family="text"/>
    <style:style style:name="T580_7" style:family="text"/>
    <style:style style:name="T580_8" style:family="text"/>
    <style:style style:name="T580_9" style:family="text"/>
    <style:style style:name="P581" style:family="paragraph" style:parent-style-name="Standard">
      <style:paragraph-properties fo:break-before="auto" fo:line-height="115%" style:writing-mode="lr-tb"/>
    </style:style>
    <style:style style:name="T581_1" style:family="text"/>
    <style:style style:name="T581_2" style:family="text"/>
    <style:style style:name="T581_3" style:family="text"/>
    <style:style style:name="T581_4" style:family="text"/>
    <style:style style:name="T581_5" style:family="text"/>
    <style:style style:name="T581_6" style:family="text"/>
    <style:style style:name="T581_7" style:family="text"/>
    <style:style style:name="T581_8" style:family="text"/>
    <style:style style:name="T581_9" style:family="text"/>
    <style:style style:name="T581_10" style:family="text"/>
    <style:style style:name="T581_11" style:family="text"/>
    <style:style style:name="T581_12" style:family="text"/>
    <style:style style:name="T581_13" style:family="text"/>
    <style:style style:name="T581_14" style:family="text"/>
    <style:style style:name="T581_15" style:family="text"/>
    <style:style style:name="T581_16" style:family="text"/>
    <style:style style:name="T581_17" style:family="text"/>
    <style:style style:name="T581_18" style:family="text"/>
    <style:style style:name="T581_19" style:family="text"/>
    <style:style style:name="T581_20" style:family="text"/>
    <style:style style:name="T581_21" style:family="text"/>
    <style:style style:name="T581_22" style:family="text"/>
    <style:style style:name="T581_23" style:family="text"/>
    <style:style style:name="T581_24" style:family="text"/>
    <style:style style:name="T581_25" style:family="text"/>
    <style:style style:name="T581_26" style:family="text"/>
    <style:style style:name="T581_27" style:family="text"/>
    <style:style style:name="T581_28" style:family="text"/>
    <style:style style:name="T581_29" style:family="text"/>
    <style:style style:name="T581_30" style:family="text"/>
    <style:style style:name="T581_31" style:family="text"/>
    <style:style style:name="T581_32" style:family="text"/>
    <style:style style:name="T581_33" style:family="text"/>
    <style:style style:name="T581_34" style:family="text"/>
    <style:style style:name="T581_35" style:family="text"/>
    <style:style style:name="T581_36" style:family="text"/>
    <style:style style:name="T581_37" style:family="text"/>
    <style:style style:name="T581_38" style:family="text"/>
    <style:style style:name="T581_39" style:family="text"/>
    <style:style style:name="T581_40" style:family="text"/>
    <style:style style:name="P582" style:family="paragraph" style:parent-style-name="Standard">
      <style:paragraph-properties fo:break-before="auto" fo:line-height="115%" style:writing-mode="lr-tb"/>
    </style:style>
    <style:style style:name="T582_1" style:family="text"/>
    <style:style style:name="T582_2" style:family="text"/>
    <style:style style:name="T582_3" style:family="text"/>
    <style:style style:name="P583" style:family="paragraph" style:parent-style-name="Standard">
      <style:paragraph-properties fo:break-before="auto" fo:line-height="115%" style:writing-mode="lr-tb"/>
    </style:style>
    <style:style style:name="T583_1" style:family="text"/>
    <style:style style:name="P584" style:family="paragraph" style:parent-style-name="Standard">
      <style:paragraph-properties fo:break-before="auto" fo:line-height="115%" style:writing-mode="lr-tb"/>
    </style:style>
    <style:style style:name="T584_1" style:family="text"/>
    <style:style style:name="T584_2" style:family="text"/>
    <style:style style:name="T584_3" style:family="text"/>
    <style:style style:name="T584_4" style:family="text"/>
    <style:style style:name="T584_5" style:family="text"/>
    <style:style style:name="T584_6" style:family="text"/>
    <style:style style:name="T584_7" style:family="text"/>
    <style:style style:name="T584_8" style:family="text"/>
    <style:style style:name="T584_9" style:family="text"/>
    <style:style style:name="T584_10" style:family="text"/>
    <style:style style:name="T584_11" style:family="text"/>
    <style:style style:name="T584_12" style:family="text"/>
    <style:style style:name="T584_13" style:family="text"/>
    <style:style style:name="T584_14" style:family="text"/>
    <style:style style:name="T584_15" style:family="text"/>
    <style:style style:name="P585" style:family="paragraph" style:parent-style-name="Standard">
      <style:paragraph-properties fo:break-before="auto" fo:line-height="115%" style:writing-mode="lr-tb"/>
    </style:style>
    <style:style style:name="T585_1" style:family="text"/>
    <style:style style:name="T585_2" style:family="text"/>
    <style:style style:name="P586" style:family="paragraph" style:parent-style-name="Standard">
      <style:paragraph-properties fo:break-before="auto" fo:line-height="115%" style:writing-mode="lr-tb"/>
    </style:style>
    <style:style style:name="T586_1" style:family="text"/>
    <style:style style:name="T586_2" style:family="text"/>
    <style:style style:name="T586_3" style:family="text"/>
    <style:style style:name="T586_4" style:family="text"/>
    <style:style style:name="T586_5" style:family="text"/>
    <style:style style:name="T586_6" style:family="text"/>
    <style:style style:name="T586_7" style:family="text"/>
    <style:style style:name="P587" style:family="paragraph" style:parent-style-name="Standard">
      <style:paragraph-properties fo:break-before="auto" fo:line-height="115%" style:writing-mode="lr-tb"/>
    </style:style>
    <style:style style:name="T587_1" style:family="text"/>
    <style:style style:name="T587_2" style:family="text"/>
    <style:style style:name="T587_3" style:family="text"/>
    <style:style style:name="T587_4" style:family="text"/>
    <style:style style:name="T587_5" style:family="text"/>
    <style:style style:name="T587_6" style:family="text"/>
    <style:style style:name="T587_7" style:family="text"/>
    <style:style style:name="T587_8" style:family="text"/>
    <style:style style:name="T587_9" style:family="text"/>
    <style:style style:name="T587_10" style:family="text"/>
    <style:style style:name="T587_11" style:family="text"/>
    <style:style style:name="T587_12" style:family="text"/>
    <style:style style:name="P588" style:family="paragraph" style:parent-style-name="Standard">
      <style:paragraph-properties fo:break-before="auto" fo:line-height="115%" style:writing-mode="lr-tb"/>
    </style:style>
    <style:style style:name="T588_1" style:family="text"/>
    <style:style style:name="T588_2" style:family="text"/>
    <style:style style:name="T588_3" style:family="text"/>
    <style:style style:name="P589" style:family="paragraph" style:parent-style-name="Standard">
      <style:paragraph-properties fo:break-before="auto" fo:line-height="115%" style:writing-mode="lr-tb"/>
    </style:style>
    <style:style style:name="T589_1" style:family="text"/>
    <style:style style:name="T589_2" style:family="text"/>
    <style:style style:name="T589_3" style:family="text"/>
    <style:style style:name="T589_4" style:family="text"/>
    <style:style style:name="T589_5" style:family="text"/>
    <style:style style:name="T589_6" style:family="text"/>
    <style:style style:name="T589_7" style:family="text"/>
    <style:style style:name="T589_8" style:family="text"/>
    <style:style style:name="T589_9" style:family="text"/>
    <style:style style:name="T589_10" style:family="text"/>
    <style:style style:name="P590" style:family="paragraph" style:parent-style-name="Standard">
      <style:paragraph-properties fo:break-before="auto" fo:line-height="115%" style:writing-mode="lr-tb"/>
    </style:style>
    <style:style style:name="T590_1" style:family="text"/>
    <style:style style:name="P591" style:family="paragraph" style:parent-style-name="Standard">
      <style:paragraph-properties fo:break-before="auto" fo:line-height="115%" style:writing-mode="lr-tb"/>
    </style:style>
    <style:style style:name="P592" style:family="paragraph" style:parent-style-name="Standard">
      <style:paragraph-properties fo:break-before="auto" fo:line-height="115%" style:writing-mode="lr-tb"/>
    </style:style>
    <style:style style:name="T592_1" style:family="text"/>
    <style:style style:name="T592_2" style:family="text"/>
    <style:style style:name="T592_3" style:family="text"/>
    <style:style style:name="T592_4" style:family="text"/>
    <style:style style:name="T592_5" style:family="text"/>
    <style:style style:name="T592_6" style:family="text"/>
    <style:style style:name="T592_7" style:family="text"/>
    <style:style style:name="T592_8" style:family="text"/>
    <style:style style:name="T592_9" style:family="text"/>
    <style:style style:name="T592_10" style:family="text"/>
    <style:style style:name="T592_11" style:family="text"/>
    <style:style style:name="P593" style:family="paragraph" style:parent-style-name="Standard">
      <style:paragraph-properties fo:break-before="auto" fo:line-height="115%" style:writing-mode="lr-tb"/>
    </style:style>
    <style:style style:name="T593_1" style:family="text"/>
    <style:style style:name="P594" style:family="paragraph" style:parent-style-name="Standard">
      <style:paragraph-properties fo:break-before="auto" fo:line-height="115%" style:writing-mode="lr-tb"/>
    </style:style>
    <style:style style:name="T594_1" style:family="text"/>
    <style:style style:name="T594_2" style:family="text"/>
    <style:style style:name="T594_3" style:family="text"/>
    <style:style style:name="T594_4" style:family="text"/>
    <style:style style:name="T594_5" style:family="text"/>
    <style:style style:name="T594_6" style:family="text"/>
    <style:style style:name="T594_7" style:family="text"/>
    <style:style style:name="T594_8" style:family="text"/>
    <style:style style:name="T594_9" style:family="text"/>
    <style:style style:name="P595" style:family="paragraph" style:parent-style-name="Standard">
      <style:paragraph-properties fo:break-before="auto" fo:line-height="115%" style:writing-mode="lr-tb"/>
    </style:style>
    <style:style style:name="T595_1" style:family="text"/>
    <style:style style:name="T595_2" style:family="text"/>
    <style:style style:name="T595_3" style:family="text"/>
    <style:style style:name="T595_4" style:family="text"/>
    <style:style style:name="T595_5" style:family="text"/>
    <style:style style:name="T595_6" style:family="text"/>
    <style:style style:name="T595_7" style:family="text"/>
    <style:style style:name="T595_8" style:family="text"/>
    <style:style style:name="T595_9" style:family="text"/>
    <style:style style:name="T595_10" style:family="text"/>
    <style:style style:name="T595_11" style:family="text"/>
    <style:style style:name="T595_12" style:family="text"/>
    <style:style style:name="T595_13" style:family="text"/>
    <style:style style:name="T595_14" style:family="text"/>
    <style:style style:name="T595_15" style:family="text"/>
    <style:style style:name="T595_16" style:family="text"/>
    <style:style style:name="T595_17" style:family="text"/>
    <style:style style:name="T595_18" style:family="text"/>
    <style:style style:name="T595_19" style:family="text"/>
    <style:style style:name="T595_20" style:family="text"/>
    <style:style style:name="T595_21" style:family="text"/>
    <style:style style:name="T595_22" style:family="text"/>
    <style:style style:name="T595_23" style:family="text"/>
    <style:style style:name="T595_24" style:family="text"/>
    <style:style style:name="T595_25" style:family="text"/>
    <style:style style:name="T595_26" style:family="text"/>
    <style:style style:name="T595_27" style:family="text"/>
    <style:style style:name="T595_28" style:family="text"/>
    <style:style style:name="T595_29" style:family="text"/>
    <style:style style:name="T595_30" style:family="text"/>
    <style:style style:name="T595_31" style:family="text"/>
    <style:style style:name="T595_32" style:family="text"/>
    <style:style style:name="T595_33" style:family="text"/>
    <style:style style:name="T595_34" style:family="text"/>
    <style:style style:name="T595_35" style:family="text"/>
    <style:style style:name="T595_36" style:family="text"/>
    <style:style style:name="T595_37" style:family="text"/>
    <style:style style:name="T595_38" style:family="text"/>
    <style:style style:name="T595_39" style:family="text"/>
    <style:style style:name="T595_40" style:family="text"/>
    <style:style style:name="T595_41" style:family="text"/>
    <style:style style:name="T595_42" style:family="text"/>
    <style:style style:name="T595_43" style:family="text"/>
    <style:style style:name="T595_44" style:family="text"/>
    <style:style style:name="T595_45" style:family="text"/>
    <style:style style:name="T595_46" style:family="text"/>
    <style:style style:name="P596" style:family="paragraph" style:parent-style-name="Standard">
      <style:paragraph-properties fo:break-before="auto" fo:line-height="115%" style:writing-mode="lr-tb"/>
    </style:style>
    <style:style style:name="T596_1" style:family="text"/>
    <style:style style:name="T596_2" style:family="text"/>
    <style:style style:name="T596_3" style:family="text"/>
    <style:style style:name="P597" style:family="paragraph" style:parent-style-name="Standard">
      <style:paragraph-properties fo:break-before="auto" fo:line-height="115%" style:writing-mode="lr-tb"/>
    </style:style>
    <style:style style:name="T597_1" style:family="text"/>
    <style:style style:name="P598" style:family="paragraph" style:parent-style-name="Standard">
      <style:paragraph-properties fo:break-before="auto" fo:line-height="115%" style:writing-mode="lr-tb"/>
    </style:style>
    <style:style style:name="T598_1" style:family="text"/>
    <style:style style:name="T598_2" style:family="text"/>
    <style:style style:name="T598_3" style:family="text"/>
    <style:style style:name="T598_4" style:family="text"/>
    <style:style style:name="T598_5" style:family="text"/>
    <style:style style:name="T598_6" style:family="text"/>
    <style:style style:name="T598_7" style:family="text"/>
    <style:style style:name="T598_8" style:family="text"/>
    <style:style style:name="T598_9" style:family="text"/>
    <style:style style:name="T598_10" style:family="text"/>
    <style:style style:name="T598_11" style:family="text"/>
    <style:style style:name="T598_12" style:family="text"/>
    <style:style style:name="T598_13" style:family="text"/>
    <style:style style:name="T598_14" style:family="text"/>
    <style:style style:name="T598_15" style:family="text"/>
    <style:style style:name="P599" style:family="paragraph" style:parent-style-name="Standard">
      <style:paragraph-properties fo:break-before="auto" fo:line-height="115%" style:writing-mode="lr-tb"/>
    </style:style>
    <style:style style:name="T599_1" style:family="text"/>
    <style:style style:name="T599_2" style:family="text"/>
    <style:style style:name="P600" style:family="paragraph" style:parent-style-name="Standard">
      <style:paragraph-properties fo:break-before="auto" fo:line-height="115%" style:writing-mode="lr-tb"/>
    </style:style>
    <style:style style:name="T600_1" style:family="text"/>
    <style:style style:name="T600_2" style:family="text"/>
    <style:style style:name="T600_3" style:family="text"/>
    <style:style style:name="T600_4" style:family="text"/>
    <style:style style:name="T600_5" style:family="text"/>
    <style:style style:name="T600_6" style:family="text"/>
    <style:style style:name="T600_7" style:family="text"/>
    <style:style style:name="P601" style:family="paragraph" style:parent-style-name="Standard">
      <style:paragraph-properties fo:break-before="auto" fo:line-height="115%" style:writing-mode="lr-tb"/>
    </style:style>
    <style:style style:name="T601_1" style:family="text"/>
    <style:style style:name="T601_2" style:family="text"/>
    <style:style style:name="T601_3" style:family="text"/>
    <style:style style:name="T601_4" style:family="text"/>
    <style:style style:name="T601_5" style:family="text"/>
    <style:style style:name="T601_6" style:family="text"/>
    <style:style style:name="T601_7" style:family="text"/>
    <style:style style:name="T601_8" style:family="text"/>
    <style:style style:name="T601_9" style:family="text"/>
    <style:style style:name="T601_10" style:family="text"/>
    <style:style style:name="T601_11" style:family="text"/>
    <style:style style:name="T601_12" style:family="text"/>
    <style:style style:name="P602" style:family="paragraph" style:parent-style-name="Standard">
      <style:paragraph-properties fo:break-before="auto" fo:line-height="115%" style:writing-mode="lr-tb"/>
    </style:style>
    <style:style style:name="T602_1" style:family="text"/>
    <style:style style:name="T602_2" style:family="text"/>
    <style:style style:name="T602_3" style:family="text"/>
    <style:style style:name="P603" style:family="paragraph" style:parent-style-name="Standard">
      <style:paragraph-properties fo:break-before="auto" fo:line-height="115%" style:writing-mode="lr-tb"/>
    </style:style>
    <style:style style:name="T603_1" style:family="text"/>
    <style:style style:name="T603_2" style:family="text"/>
    <style:style style:name="T603_3" style:family="text"/>
    <style:style style:name="T603_4" style:family="text"/>
    <style:style style:name="T603_5" style:family="text"/>
    <style:style style:name="T603_6" style:family="text"/>
    <style:style style:name="T603_7" style:family="text"/>
    <style:style style:name="T603_8" style:family="text"/>
    <style:style style:name="T603_9" style:family="text"/>
    <style:style style:name="T603_10" style:family="text"/>
    <style:style style:name="T603_11" style:family="text"/>
    <style:style style:name="T603_12" style:family="text"/>
    <style:style style:name="T603_13" style:family="text"/>
    <style:style style:name="T603_14" style:family="text"/>
    <style:style style:name="T603_15" style:family="text"/>
    <style:style style:name="T603_16" style:family="text"/>
    <style:style style:name="P604" style:family="paragraph" style:parent-style-name="Standard">
      <style:paragraph-properties fo:break-before="auto" fo:line-height="115%" style:writing-mode="lr-tb"/>
    </style:style>
    <style:style style:name="T604_1" style:family="text"/>
    <style:style style:name="P605" style:family="paragraph" style:parent-style-name="Standard">
      <style:paragraph-properties fo:break-before="auto" fo:line-height="115%" style:writing-mode="lr-tb"/>
    </style:style>
    <style:style style:name="P606" style:family="paragraph" style:parent-style-name="Standard">
      <style:paragraph-properties fo:break-before="auto" fo:line-height="115%" style:writing-mode="lr-tb"/>
    </style:style>
    <style:style style:name="T606_1" style:family="text"/>
    <style:style style:name="T606_2" style:family="text"/>
    <style:style style:name="T606_3" style:family="text"/>
    <style:style style:name="T606_4" style:family="text"/>
    <style:style style:name="T606_5" style:family="text"/>
    <style:style style:name="T606_6" style:family="text"/>
    <style:style style:name="T606_7" style:family="text"/>
    <style:style style:name="T606_8" style:family="text"/>
    <style:style style:name="T606_9" style:family="text"/>
    <style:style style:name="T606_10" style:family="text"/>
    <style:style style:name="T606_11" style:family="text"/>
    <style:style style:name="T606_12" style:family="text"/>
    <style:style style:name="T606_13" style:family="text"/>
    <style:style style:name="T606_14" style:family="text"/>
    <style:style style:name="T606_15" style:family="text"/>
    <style:style style:name="T606_16" style:family="text"/>
    <style:style style:name="T606_17" style:family="text"/>
    <style:style style:name="T606_18" style:family="text"/>
    <style:style style:name="T606_19" style:family="text"/>
    <style:style style:name="P607" style:family="paragraph" style:parent-style-name="Standard">
      <style:paragraph-properties fo:break-before="auto" fo:line-height="115%" style:writing-mode="lr-tb"/>
    </style:style>
    <style:style style:name="T607_1" style:family="text"/>
    <style:style style:name="P608" style:family="paragraph" style:parent-style-name="Standard">
      <style:paragraph-properties fo:break-before="auto" fo:line-height="115%" style:writing-mode="lr-tb"/>
    </style:style>
    <style:style style:name="T608_1" style:family="text"/>
    <style:style style:name="T608_2" style:family="text"/>
    <style:style style:name="T608_3" style:family="text"/>
    <style:style style:name="T608_4" style:family="text"/>
    <style:style style:name="T608_5" style:family="text"/>
    <style:style style:name="T608_6" style:family="text"/>
    <style:style style:name="T608_7" style:family="text"/>
    <style:style style:name="T608_8" style:family="text"/>
    <style:style style:name="T608_9" style:family="text"/>
    <style:style style:name="P609" style:family="paragraph" style:parent-style-name="Standard">
      <style:paragraph-properties fo:break-before="auto" fo:line-height="115%" style:writing-mode="lr-tb"/>
    </style:style>
    <style:style style:name="T609_1" style:family="text"/>
    <style:style style:name="T609_2" style:family="text"/>
    <style:style style:name="T609_3" style:family="text"/>
    <style:style style:name="T609_4" style:family="text"/>
    <style:style style:name="T609_5" style:family="text"/>
    <style:style style:name="T609_6" style:family="text"/>
    <style:style style:name="T609_7" style:family="text"/>
    <style:style style:name="T609_8" style:family="text"/>
    <style:style style:name="T609_9" style:family="text"/>
    <style:style style:name="T609_10" style:family="text"/>
    <style:style style:name="T609_11" style:family="text"/>
    <style:style style:name="T609_12" style:family="text"/>
    <style:style style:name="T609_13" style:family="text"/>
    <style:style style:name="T609_14" style:family="text"/>
    <style:style style:name="T609_15" style:family="text"/>
    <style:style style:name="T609_16" style:family="text"/>
    <style:style style:name="T609_17" style:family="text"/>
    <style:style style:name="T609_18" style:family="text"/>
    <style:style style:name="T609_19" style:family="text"/>
    <style:style style:name="T609_20" style:family="text"/>
    <style:style style:name="T609_21" style:family="text"/>
    <style:style style:name="T609_22" style:family="text"/>
    <style:style style:name="T609_23" style:family="text"/>
    <style:style style:name="T609_24" style:family="text"/>
    <style:style style:name="T609_25" style:family="text"/>
    <style:style style:name="T609_26" style:family="text"/>
    <style:style style:name="T609_27" style:family="text"/>
    <style:style style:name="T609_28" style:family="text"/>
    <style:style style:name="T609_29" style:family="text"/>
    <style:style style:name="T609_30" style:family="text"/>
    <style:style style:name="T609_31" style:family="text"/>
    <style:style style:name="T609_32" style:family="text"/>
    <style:style style:name="T609_33" style:family="text"/>
    <style:style style:name="T609_34" style:family="text"/>
    <style:style style:name="T609_35" style:family="text"/>
    <style:style style:name="T609_36" style:family="text"/>
    <style:style style:name="T609_37" style:family="text"/>
    <style:style style:name="T609_38" style:family="text"/>
    <style:style style:name="T609_39" style:family="text"/>
    <style:style style:name="T609_40" style:family="text"/>
    <style:style style:name="P610" style:family="paragraph" style:parent-style-name="Standard">
      <style:paragraph-properties fo:break-before="auto" fo:line-height="115%" style:writing-mode="lr-tb"/>
    </style:style>
    <style:style style:name="T610_1" style:family="text"/>
    <style:style style:name="T610_2" style:family="text"/>
    <style:style style:name="T610_3" style:family="text"/>
    <style:style style:name="P611" style:family="paragraph" style:parent-style-name="Standard">
      <style:paragraph-properties fo:break-before="auto" fo:line-height="115%" style:writing-mode="lr-tb"/>
    </style:style>
    <style:style style:name="T611_1" style:family="text"/>
    <style:style style:name="P612" style:family="paragraph" style:parent-style-name="Standard">
      <style:paragraph-properties fo:break-before="auto" fo:line-height="115%" style:writing-mode="lr-tb"/>
    </style:style>
    <style:style style:name="T612_1" style:family="text"/>
    <style:style style:name="T612_2" style:family="text"/>
    <style:style style:name="T612_3" style:family="text"/>
    <style:style style:name="T612_4" style:family="text"/>
    <style:style style:name="T612_5" style:family="text"/>
    <style:style style:name="T612_6" style:family="text"/>
    <style:style style:name="T612_7" style:family="text"/>
    <style:style style:name="T612_8" style:family="text"/>
    <style:style style:name="T612_9" style:family="text"/>
    <style:style style:name="T612_10" style:family="text"/>
    <style:style style:name="T612_11" style:family="text"/>
    <style:style style:name="T612_12" style:family="text"/>
    <style:style style:name="T612_13" style:family="text"/>
    <style:style style:name="T612_14" style:family="text"/>
    <style:style style:name="T612_15" style:family="text"/>
    <style:style style:name="P613" style:family="paragraph" style:parent-style-name="Standard">
      <style:paragraph-properties fo:break-before="auto" fo:line-height="115%" style:writing-mode="lr-tb"/>
    </style:style>
    <style:style style:name="T613_1" style:family="text"/>
    <style:style style:name="T613_2" style:family="text"/>
    <style:style style:name="P614" style:family="paragraph" style:parent-style-name="Standard">
      <style:paragraph-properties fo:break-before="auto" fo:line-height="115%" style:writing-mode="lr-tb"/>
    </style:style>
    <style:style style:name="T614_1" style:family="text"/>
    <style:style style:name="T614_2" style:family="text"/>
    <style:style style:name="T614_3" style:family="text"/>
    <style:style style:name="T614_4" style:family="text"/>
    <style:style style:name="T614_5" style:family="text"/>
    <style:style style:name="T614_6" style:family="text"/>
    <style:style style:name="T614_7" style:family="text"/>
    <style:style style:name="P615" style:family="paragraph" style:parent-style-name="Standard">
      <style:paragraph-properties fo:break-before="auto" fo:line-height="115%" style:writing-mode="lr-tb"/>
    </style:style>
    <style:style style:name="T615_1" style:family="text"/>
    <style:style style:name="T615_2" style:family="text"/>
    <style:style style:name="T615_3" style:family="text"/>
    <style:style style:name="T615_4" style:family="text"/>
    <style:style style:name="T615_5" style:family="text"/>
    <style:style style:name="T615_6" style:family="text"/>
    <style:style style:name="T615_7" style:family="text"/>
    <style:style style:name="T615_8" style:family="text"/>
    <style:style style:name="T615_9" style:family="text"/>
    <style:style style:name="T615_10" style:family="text"/>
    <style:style style:name="T615_11" style:family="text"/>
    <style:style style:name="T615_12" style:family="text"/>
    <style:style style:name="P616" style:family="paragraph" style:parent-style-name="Standard">
      <style:paragraph-properties fo:break-before="auto" fo:line-height="115%" style:writing-mode="lr-tb"/>
    </style:style>
    <style:style style:name="T616_1" style:family="text"/>
    <style:style style:name="T616_2" style:family="text"/>
    <style:style style:name="T616_3" style:family="text"/>
    <style:style style:name="P617" style:family="paragraph" style:parent-style-name="Standard">
      <style:paragraph-properties fo:break-before="auto" fo:line-height="115%" style:writing-mode="lr-tb"/>
    </style:style>
    <style:style style:name="T617_1" style:family="text"/>
    <style:style style:name="T617_2" style:family="text"/>
    <style:style style:name="T617_3" style:family="text"/>
    <style:style style:name="T617_4" style:family="text"/>
    <style:style style:name="T617_5" style:family="text"/>
    <style:style style:name="T617_6" style:family="text"/>
    <style:style style:name="T617_7" style:family="text"/>
    <style:style style:name="T617_8" style:family="text"/>
    <style:style style:name="T617_9" style:family="text"/>
    <style:style style:name="T617_10" style:family="text"/>
    <style:style style:name="P618" style:family="paragraph" style:parent-style-name="Standard">
      <style:paragraph-properties fo:break-before="auto" fo:line-height="115%" style:writing-mode="lr-tb"/>
    </style:style>
    <style:style style:name="T618_1" style:family="text"/>
    <style:style style:name="P619" style:family="paragraph" style:parent-style-name="Standard">
      <style:paragraph-properties fo:break-before="auto" fo:line-height="115%" style:writing-mode="lr-tb"/>
    </style:style>
    <style:style style:name="P620" style:family="paragraph" style:parent-style-name="Standard">
      <style:paragraph-properties fo:break-before="auto" fo:line-height="115%" style:writing-mode="lr-tb"/>
    </style:style>
    <style:style style:name="T620_1" style:family="text"/>
    <style:style style:name="T620_2" style:family="text"/>
    <style:style style:name="T620_3" style:family="text"/>
    <style:style style:name="T620_4" style:family="text"/>
    <style:style style:name="T620_5" style:family="text"/>
    <style:style style:name="T620_6" style:family="text"/>
    <style:style style:name="T620_7" style:family="text"/>
    <style:style style:name="P621" style:family="paragraph" style:parent-style-name="Standard">
      <style:paragraph-properties fo:break-before="auto" fo:line-height="115%" style:writing-mode="lr-tb"/>
    </style:style>
    <style:style style:name="T621_1" style:family="text"/>
    <style:style style:name="P622" style:family="paragraph" style:parent-style-name="Standard">
      <style:paragraph-properties fo:break-before="auto" fo:line-height="115%" style:writing-mode="lr-tb"/>
    </style:style>
    <style:style style:name="T622_1" style:family="text"/>
    <style:style style:name="T622_2" style:family="text"/>
    <style:style style:name="T622_3" style:family="text"/>
    <style:style style:name="T622_4" style:family="text"/>
    <style:style style:name="T622_5" style:family="text"/>
    <style:style style:name="T622_6" style:family="text"/>
    <style:style style:name="T622_7" style:family="text"/>
    <style:style style:name="T622_8" style:family="text"/>
    <style:style style:name="T622_9" style:family="text"/>
    <style:style style:name="P623" style:family="paragraph" style:parent-style-name="Standard">
      <style:paragraph-properties fo:break-before="auto" fo:line-height="115%" style:writing-mode="lr-tb"/>
    </style:style>
    <style:style style:name="T623_1" style:family="text"/>
    <style:style style:name="T623_2" style:family="text"/>
    <style:style style:name="T623_3" style:family="text"/>
    <style:style style:name="P624" style:family="paragraph" style:parent-style-name="Standard">
      <style:paragraph-properties fo:break-before="auto" fo:line-height="115%" style:writing-mode="lr-tb"/>
    </style:style>
    <style:style style:name="T624_1" style:family="text"/>
    <style:style style:name="T624_2" style:family="text"/>
    <style:style style:name="T624_3" style:family="text"/>
    <style:style style:name="T624_4" style:family="text"/>
    <style:style style:name="T624_5" style:family="text"/>
    <style:style style:name="T624_6" style:family="text"/>
    <style:style style:name="T624_7" style:family="text"/>
    <style:style style:name="T624_8" style:family="text"/>
    <style:style style:name="T624_9" style:family="text"/>
    <style:style style:name="P625" style:family="paragraph" style:parent-style-name="Standard">
      <style:paragraph-properties fo:break-before="auto" fo:line-height="115%" style:writing-mode="lr-tb"/>
    </style:style>
    <style:style style:name="T625_1" style:family="text"/>
    <style:style style:name="T625_2" style:family="text"/>
    <style:style style:name="T625_3" style:family="text"/>
    <style:style style:name="T625_4" style:family="text"/>
    <style:style style:name="T625_5" style:family="text"/>
    <style:style style:name="T625_6" style:family="text"/>
    <style:style style:name="T625_7" style:family="text"/>
    <style:style style:name="T625_8" style:family="text"/>
    <style:style style:name="T625_9" style:family="text"/>
    <style:style style:name="T625_10" style:family="text"/>
    <style:style style:name="T625_11" style:family="text"/>
    <style:style style:name="T625_12" style:family="text"/>
    <style:style style:name="T625_13" style:family="text"/>
    <style:style style:name="P626" style:family="paragraph" style:parent-style-name="Standard">
      <style:paragraph-properties fo:break-before="auto" fo:line-height="115%" style:writing-mode="lr-tb"/>
    </style:style>
    <style:style style:name="T626_1" style:family="text"/>
    <style:style style:name="T626_2" style:family="text"/>
    <style:style style:name="T626_3" style:family="text"/>
    <style:style style:name="T626_4" style:family="text"/>
    <style:style style:name="P627" style:family="paragraph" style:parent-style-name="Standard">
      <style:paragraph-properties fo:break-before="auto" fo:line-height="115%" style:writing-mode="lr-tb"/>
    </style:style>
    <style:style style:name="T627_1" style:family="text"/>
    <style:style style:name="T627_2" style:family="text"/>
    <style:style style:name="T627_3" style:family="text"/>
    <style:style style:name="T627_4" style:family="text"/>
    <style:style style:name="T627_5" style:family="text"/>
    <style:style style:name="T627_6" style:family="text"/>
    <style:style style:name="T627_7" style:family="text"/>
    <style:style style:name="T627_8" style:family="text"/>
    <style:style style:name="T627_9" style:family="text"/>
    <style:style style:name="T627_10" style:family="text"/>
    <style:style style:name="T627_11" style:family="text"/>
    <style:style style:name="P628" style:family="paragraph" style:parent-style-name="Standard">
      <style:paragraph-properties fo:break-before="auto" fo:line-height="115%" style:writing-mode="lr-tb"/>
    </style:style>
    <style:style style:name="T628_1" style:family="text"/>
    <style:style style:name="T628_2" style:family="text"/>
    <style:style style:name="T628_3" style:family="text"/>
    <style:style style:name="T628_4" style:family="text"/>
    <style:style style:name="T628_5" style:family="text"/>
    <style:style style:name="T628_6" style:family="text"/>
    <style:style style:name="T628_7" style:family="text"/>
    <style:style style:name="T628_8" style:family="text"/>
    <style:style style:name="T628_9" style:family="text"/>
    <style:style style:name="T628_10" style:family="text"/>
    <style:style style:name="T628_11" style:family="text"/>
    <style:style style:name="P629" style:family="paragraph" style:parent-style-name="Standard">
      <style:paragraph-properties fo:break-before="auto" fo:line-height="115%" style:writing-mode="lr-tb"/>
    </style:style>
    <style:style style:name="T629_1" style:family="text"/>
    <style:style style:name="T629_2" style:family="text"/>
    <style:style style:name="T629_3" style:family="text"/>
    <style:style style:name="T629_4" style:family="text"/>
    <style:style style:name="T629_5" style:family="text"/>
    <style:style style:name="T629_6" style:family="text"/>
    <style:style style:name="T629_7" style:family="text"/>
    <style:style style:name="T629_8" style:family="text"/>
    <style:style style:name="T629_9" style:family="text"/>
    <style:style style:name="T629_10" style:family="text"/>
    <style:style style:name="T629_11" style:family="text"/>
    <style:style style:name="P630" style:family="paragraph" style:parent-style-name="Standard">
      <style:paragraph-properties fo:break-before="auto" fo:line-height="115%" style:writing-mode="lr-tb"/>
    </style:style>
    <style:style style:name="T630_1" style:family="text"/>
    <style:style style:name="T630_2" style:family="text"/>
    <style:style style:name="T630_3" style:family="text"/>
    <style:style style:name="T630_4" style:family="text"/>
    <style:style style:name="T630_5" style:family="text"/>
    <style:style style:name="T630_6" style:family="text"/>
    <style:style style:name="T630_7" style:family="text"/>
    <style:style style:name="T630_8" style:family="text"/>
    <style:style style:name="T630_9" style:family="text"/>
    <style:style style:name="T630_10" style:family="text"/>
    <style:style style:name="T630_11" style:family="text"/>
    <style:style style:name="P631" style:family="paragraph" style:parent-style-name="Standard">
      <style:paragraph-properties fo:break-before="auto" fo:line-height="115%" style:writing-mode="lr-tb"/>
    </style:style>
    <style:style style:name="T631_1" style:family="text"/>
    <style:style style:name="T631_2" style:family="text"/>
    <style:style style:name="T631_3" style:family="text"/>
    <style:style style:name="T631_4" style:family="text"/>
    <style:style style:name="T631_5" style:family="text"/>
    <style:style style:name="T631_6" style:family="text"/>
    <style:style style:name="P632" style:family="paragraph" style:parent-style-name="Standard">
      <style:paragraph-properties fo:break-before="auto" fo:line-height="115%" style:writing-mode="lr-tb"/>
    </style:style>
    <style:style style:name="T632_1" style:family="text"/>
    <style:style style:name="T632_2" style:family="text"/>
    <style:style style:name="T632_3" style:family="text"/>
    <style:style style:name="P633" style:family="paragraph" style:parent-style-name="Standard">
      <style:paragraph-properties fo:break-before="auto" fo:line-height="115%" style:writing-mode="lr-tb"/>
    </style:style>
    <style:style style:name="T633_1" style:family="text"/>
    <style:style style:name="T633_2" style:family="text"/>
    <style:style style:name="T633_3" style:family="text"/>
    <style:style style:name="T633_4" style:family="text"/>
    <style:style style:name="T633_5" style:family="text"/>
    <style:style style:name="T633_6" style:family="text"/>
    <style:style style:name="T633_7" style:family="text"/>
    <style:style style:name="T633_8" style:family="text"/>
    <style:style style:name="T633_9" style:family="text"/>
    <style:style style:name="T633_10" style:family="text"/>
    <style:style style:name="P634" style:family="paragraph" style:parent-style-name="Standard">
      <style:paragraph-properties fo:break-before="auto" fo:line-height="115%" style:writing-mode="lr-tb"/>
    </style:style>
    <style:style style:name="T634_1" style:family="text"/>
    <style:style style:name="T634_2" style:family="text"/>
    <style:style style:name="T634_3" style:family="text"/>
    <style:style style:name="T634_4" style:family="text"/>
    <style:style style:name="T634_5" style:family="text"/>
    <style:style style:name="T634_6" style:family="text"/>
    <style:style style:name="P635" style:family="paragraph" style:parent-style-name="Standard">
      <style:paragraph-properties fo:break-before="auto" fo:line-height="115%" style:writing-mode="lr-tb"/>
    </style:style>
    <style:style style:name="T635_1" style:family="text"/>
    <style:style style:name="T635_2" style:family="text"/>
    <style:style style:name="T635_3" style:family="text"/>
    <style:style style:name="T635_4" style:family="text"/>
    <style:style style:name="T635_5" style:family="text"/>
    <style:style style:name="T635_6" style:family="text"/>
    <style:style style:name="P636" style:family="paragraph" style:parent-style-name="Standard">
      <style:paragraph-properties fo:break-before="auto" fo:line-height="115%" style:writing-mode="lr-tb"/>
    </style:style>
    <style:style style:name="T636_1" style:family="text"/>
    <style:style style:name="T636_2" style:family="text"/>
    <style:style style:name="T636_3" style:family="text"/>
    <style:style style:name="T636_4" style:family="text"/>
    <style:style style:name="P637" style:family="paragraph" style:parent-style-name="Standard">
      <style:paragraph-properties fo:break-before="auto" fo:line-height="115%" style:writing-mode="lr-tb"/>
    </style:style>
    <style:style style:name="T637_1" style:family="text"/>
    <style:style style:name="T637_2" style:family="text"/>
    <style:style style:name="T637_3" style:family="text"/>
    <style:style style:name="T637_4" style:family="text"/>
    <style:style style:name="T637_5" style:family="text"/>
    <style:style style:name="T637_6" style:family="text"/>
    <style:style style:name="T637_7" style:family="text"/>
    <style:style style:name="T637_8" style:family="text"/>
    <style:style style:name="T637_9" style:family="text"/>
    <style:style style:name="T637_10" style:family="text"/>
    <style:style style:name="T637_11" style:family="text"/>
    <style:style style:name="T637_12" style:family="text"/>
    <style:style style:name="T637_13" style:family="text"/>
    <style:style style:name="T637_14" style:family="text"/>
    <style:style style:name="P638" style:family="paragraph" style:parent-style-name="Standard">
      <style:paragraph-properties fo:break-before="auto" fo:line-height="115%" style:writing-mode="lr-tb"/>
    </style:style>
    <style:style style:name="T638_1" style:family="text"/>
    <style:style style:name="T638_2" style:family="text"/>
    <style:style style:name="T638_3" style:family="text"/>
    <style:style style:name="T638_4" style:family="text"/>
    <style:style style:name="P639" style:family="paragraph" style:parent-style-name="Standard">
      <style:paragraph-properties fo:break-before="auto" fo:line-height="115%" style:writing-mode="lr-tb"/>
    </style:style>
    <style:style style:name="T639_1" style:family="text"/>
    <style:style style:name="T639_2" style:family="text"/>
    <style:style style:name="P640" style:family="paragraph" style:parent-style-name="Standard">
      <style:paragraph-properties fo:break-before="auto" fo:line-height="115%" style:writing-mode="lr-tb"/>
    </style:style>
    <style:style style:name="T640_1" style:family="text"/>
    <style:style style:name="T640_2" style:family="text"/>
    <style:style style:name="T640_3" style:family="text"/>
    <style:style style:name="P641" style:family="paragraph" style:parent-style-name="Standard">
      <style:paragraph-properties fo:break-before="auto" fo:line-height="115%" style:writing-mode="lr-tb"/>
    </style:style>
    <style:style style:name="T641_1" style:family="text"/>
    <style:style style:name="T641_2" style:family="text"/>
    <style:style style:name="T641_3" style:family="text"/>
    <style:style style:name="T641_4" style:family="text"/>
    <style:style style:name="T641_5" style:family="text"/>
    <style:style style:name="T641_6" style:family="text"/>
    <style:style style:name="T641_7" style:family="text"/>
    <style:style style:name="T641_8" style:family="text"/>
    <style:style style:name="T641_9" style:family="text"/>
    <style:style style:name="T641_10" style:family="text"/>
    <style:style style:name="T641_11" style:family="text"/>
    <style:style style:name="P642" style:family="paragraph" style:parent-style-name="Standard">
      <style:paragraph-properties fo:break-before="auto" fo:line-height="115%" style:writing-mode="lr-tb"/>
    </style:style>
    <style:style style:name="T642_1" style:family="text"/>
    <style:style style:name="T642_2" style:family="text"/>
    <style:style style:name="T642_3" style:family="text"/>
    <style:style style:name="T642_4" style:family="text"/>
    <style:style style:name="T642_5" style:family="text"/>
    <style:style style:name="T642_6" style:family="text"/>
    <style:style style:name="P643" style:family="paragraph" style:parent-style-name="Standard">
      <style:paragraph-properties fo:break-before="auto" fo:line-height="115%" style:writing-mode="lr-tb"/>
    </style:style>
    <style:style style:name="T643_1" style:family="text"/>
    <style:style style:name="T643_2" style:family="text"/>
    <style:style style:name="T643_3" style:family="text"/>
    <style:style style:name="T643_4" style:family="text"/>
    <style:style style:name="P644" style:family="paragraph" style:parent-style-name="Standard">
      <style:paragraph-properties fo:break-before="auto" fo:line-height="115%" style:writing-mode="lr-tb"/>
    </style:style>
    <style:style style:name="T644_1" style:family="text"/>
    <style:style style:name="T644_2" style:family="text"/>
    <style:style style:name="T644_3" style:family="text"/>
    <style:style style:name="P645" style:family="paragraph" style:parent-style-name="Standard">
      <style:paragraph-properties fo:break-before="auto" fo:line-height="115%" style:writing-mode="lr-tb"/>
    </style:style>
    <style:style style:name="T645_1" style:family="text"/>
    <style:style style:name="T645_2" style:family="text"/>
    <style:style style:name="T645_3" style:family="text"/>
    <style:style style:name="T645_4" style:family="text"/>
    <style:style style:name="T645_5" style:family="text"/>
    <style:style style:name="T645_6" style:family="text"/>
    <style:style style:name="T645_7" style:family="text"/>
    <style:style style:name="T645_8" style:family="text"/>
    <style:style style:name="P646" style:family="paragraph" style:parent-style-name="Standard">
      <style:paragraph-properties fo:break-before="auto" fo:line-height="115%" style:writing-mode="lr-tb"/>
    </style:style>
    <style:style style:name="T646_1" style:family="text"/>
    <style:style style:name="T646_2" style:family="text"/>
    <style:style style:name="T646_3" style:family="text"/>
    <style:style style:name="T646_4" style:family="text"/>
    <style:style style:name="P647" style:family="paragraph" style:parent-style-name="Standard">
      <style:paragraph-properties fo:break-before="auto" fo:line-height="115%" style:writing-mode="lr-tb"/>
    </style:style>
    <style:style style:name="T647_1" style:family="text"/>
    <style:style style:name="T647_2" style:family="text"/>
    <style:style style:name="T647_3" style:family="text"/>
    <style:style style:name="T647_4" style:family="text"/>
    <style:style style:name="T647_5" style:family="text"/>
    <style:style style:name="T647_6" style:family="text"/>
    <style:style style:name="P648" style:family="paragraph" style:parent-style-name="Standard">
      <style:paragraph-properties fo:break-before="auto" fo:line-height="115%" style:writing-mode="lr-tb"/>
    </style:style>
    <style:style style:name="T648_1" style:family="text"/>
    <style:style style:name="T648_2" style:family="text"/>
    <style:style style:name="T648_3" style:family="text"/>
    <style:style style:name="T648_4" style:family="text"/>
    <style:style style:name="T648_5" style:family="text"/>
    <style:style style:name="T648_6" style:family="text"/>
    <style:style style:name="T648_7" style:family="text"/>
    <style:style style:name="T648_8" style:family="text"/>
    <style:style style:name="T648_9" style:family="text"/>
    <style:style style:name="T648_10" style:family="text"/>
    <style:style style:name="T648_11" style:family="text"/>
    <style:style style:name="T648_12" style:family="text"/>
    <style:style style:name="T648_13" style:family="text"/>
    <style:style style:name="T648_14" style:family="text"/>
    <style:style style:name="T648_15" style:family="text"/>
    <style:style style:name="T648_16" style:family="text"/>
    <style:style style:name="T648_17" style:family="text"/>
    <style:style style:name="T648_18" style:family="text"/>
    <style:style style:name="T648_19" style:family="text"/>
    <style:style style:name="P649" style:family="paragraph" style:parent-style-name="Standard">
      <style:paragraph-properties fo:break-before="auto" fo:line-height="115%" style:writing-mode="lr-tb"/>
    </style:style>
    <style:style style:name="T649_1" style:family="text"/>
    <style:style style:name="T649_2" style:family="text"/>
    <style:style style:name="T649_3" style:family="text"/>
    <style:style style:name="T649_4" style:family="text"/>
    <style:style style:name="P650" style:family="paragraph" style:parent-style-name="Standard">
      <style:paragraph-properties fo:break-before="auto" fo:line-height="115%" style:writing-mode="lr-tb"/>
    </style:style>
    <style:style style:name="T650_1" style:family="text"/>
    <style:style style:name="T650_2" style:family="text"/>
    <style:style style:name="T650_3" style:family="text"/>
    <style:style style:name="T650_4" style:family="text"/>
    <style:style style:name="T650_5" style:family="text"/>
    <style:style style:name="T650_6" style:family="text"/>
    <style:style style:name="T650_7" style:family="text"/>
    <style:style style:name="T650_8" style:family="text"/>
    <style:style style:name="T650_9" style:family="text"/>
    <style:style style:name="T650_10" style:family="text"/>
    <style:style style:name="P651" style:family="paragraph" style:parent-style-name="Standard">
      <style:paragraph-properties fo:break-before="auto" fo:line-height="115%" style:writing-mode="lr-tb"/>
    </style:style>
    <style:style style:name="T651_1" style:family="text"/>
    <style:style style:name="T651_2" style:family="text"/>
    <style:style style:name="T651_3" style:family="text"/>
    <style:style style:name="P652" style:family="paragraph" style:parent-style-name="Standard">
      <style:paragraph-properties fo:break-before="auto" fo:line-height="115%" style:writing-mode="lr-tb"/>
    </style:style>
    <style:style style:name="T652_1" style:family="text"/>
    <style:style style:name="T652_2" style:family="text"/>
    <style:style style:name="T652_3" style:family="text"/>
    <style:style style:name="T652_4" style:family="text"/>
    <style:style style:name="T652_5" style:family="text"/>
    <style:style style:name="T652_6" style:family="text"/>
    <style:style style:name="T652_7" style:family="text"/>
    <style:style style:name="T652_8" style:family="text"/>
    <style:style style:name="T652_9" style:family="text"/>
    <style:style style:name="T652_10" style:family="text"/>
    <style:style style:name="T652_11" style:family="text"/>
    <style:style style:name="T652_12" style:family="text"/>
    <style:style style:name="T652_13" style:family="text"/>
    <style:style style:name="T652_14" style:family="text"/>
    <style:style style:name="T652_15" style:family="text"/>
    <style:style style:name="T652_16" style:family="text"/>
    <style:style style:name="T652_17" style:family="text"/>
    <style:style style:name="T652_18" style:family="text"/>
    <style:style style:name="T652_19" style:family="text"/>
    <style:style style:name="P653" style:family="paragraph" style:parent-style-name="Standard">
      <style:paragraph-properties fo:break-before="auto" fo:line-height="115%" style:writing-mode="lr-tb"/>
    </style:style>
    <style:style style:name="T653_1" style:family="text"/>
    <style:style style:name="T653_2" style:family="text"/>
    <style:style style:name="P654" style:family="paragraph" style:parent-style-name="Standard">
      <style:paragraph-properties fo:break-before="auto" fo:line-height="115%" style:writing-mode="lr-tb"/>
    </style:style>
    <style:style style:name="T654_1" style:family="text"/>
    <style:style style:name="T654_2" style:family="text"/>
    <style:style style:name="P655" style:family="paragraph" style:parent-style-name="Standard">
      <style:paragraph-properties fo:break-before="auto" fo:line-height="115%" style:writing-mode="lr-tb"/>
    </style:style>
    <style:style style:name="T655_1" style:family="text"/>
    <style:style style:name="P656" style:family="paragraph" style:parent-style-name="Standard">
      <style:paragraph-properties fo:break-before="auto" fo:line-height="115%" style:writing-mode="lr-tb"/>
    </style:style>
    <style:style style:name="T656_1" style:family="text"/>
    <style:style style:name="P657" style:family="paragraph" style:parent-style-name="Standard">
      <style:paragraph-properties fo:break-before="auto" fo:line-height="115%" style:writing-mode="lr-tb"/>
    </style:style>
    <style:style style:name="P658" style:family="paragraph" style:parent-style-name="Standard">
      <style:paragraph-properties fo:break-before="auto" fo:line-height="115%" style:writing-mode="lr-tb"/>
    </style:style>
    <style:style style:name="T658_1" style:family="text"/>
    <style:style style:name="T658_2" style:family="text"/>
    <style:style style:name="T658_3" style:family="text"/>
    <style:style style:name="T658_4" style:family="text"/>
    <style:style style:name="T658_5" style:family="text"/>
    <style:style style:name="T658_6" style:family="text"/>
    <style:style style:name="T658_7" style:family="text"/>
    <style:style style:name="T658_8" style:family="text"/>
    <style:style style:name="T658_9" style:family="text"/>
    <style:style style:name="T658_10" style:family="text"/>
    <style:style style:name="T658_11" style:family="text"/>
    <style:style style:name="T658_12" style:family="text"/>
    <style:style style:name="T658_13" style:family="text"/>
    <style:style style:name="T658_14" style:family="text"/>
    <style:style style:name="T658_15" style:family="text"/>
    <style:style style:name="T658_16" style:family="text"/>
    <style:style style:name="T658_17" style:family="text"/>
    <style:style style:name="T658_18" style:family="text"/>
    <style:style style:name="T658_19" style:family="text"/>
    <style:style style:name="T658_20" style:family="text"/>
    <style:style style:name="T658_21" style:family="text"/>
    <style:style style:name="T658_22" style:family="text"/>
    <style:style style:name="T658_23" style:family="text"/>
    <style:style style:name="T658_24" style:family="text"/>
    <style:style style:name="T658_25" style:family="text"/>
    <style:style style:name="T658_26" style:family="text"/>
    <style:style style:name="T658_27" style:family="text"/>
    <style:style style:name="T658_28" style:family="text"/>
    <style:style style:name="T658_29" style:family="text"/>
    <style:style style:name="T658_30" style:family="text"/>
    <style:style style:name="T658_31" style:family="text"/>
    <style:style style:name="T658_32" style:family="text"/>
    <style:style style:name="T658_33" style:family="text"/>
    <style:style style:name="P659" style:family="paragraph" style:parent-style-name="Standard">
      <style:paragraph-properties fo:break-before="auto" fo:line-height="115%" style:writing-mode="lr-tb"/>
    </style:style>
    <style:style style:name="T659_1" style:family="text"/>
    <style:style style:name="T659_2" style:family="text"/>
    <style:style style:name="T659_3" style:family="text"/>
    <style:style style:name="T659_4" style:family="text"/>
    <style:style style:name="T659_5" style:family="text"/>
    <style:style style:name="T659_6" style:family="text"/>
    <style:style style:name="T659_7" style:family="text"/>
    <style:style style:name="T659_8" style:family="text"/>
    <style:style style:name="T659_9" style:family="text"/>
    <style:style style:name="P660" style:family="paragraph" style:parent-style-name="Standard">
      <style:paragraph-properties fo:break-before="auto" fo:line-height="115%" style:writing-mode="lr-tb"/>
    </style:style>
    <style:style style:name="T660_1" style:family="text"/>
    <style:style style:name="T660_2" style:family="text"/>
    <style:style style:name="T660_3" style:family="text"/>
    <style:style style:name="T660_4" style:family="text"/>
    <style:style style:name="T660_5" style:family="text"/>
    <style:style style:name="T660_6" style:family="text"/>
    <style:style style:name="T660_7" style:family="text"/>
    <style:style style:name="T660_8" style:family="text"/>
    <style:style style:name="T660_9" style:family="text"/>
    <style:style style:name="T660_10" style:family="text"/>
    <style:style style:name="P661" style:family="paragraph" style:parent-style-name="Standard">
      <style:paragraph-properties fo:break-before="auto" fo:line-height="115%" style:writing-mode="lr-tb"/>
    </style:style>
    <style:style style:name="T661_1" style:family="text"/>
    <style:style style:name="T661_2" style:family="text"/>
    <style:style style:name="T661_3" style:family="text"/>
    <style:style style:name="T661_4" style:family="text"/>
    <style:style style:name="T661_5" style:family="text"/>
    <style:style style:name="T661_6" style:family="text"/>
    <style:style style:name="T661_7" style:family="text"/>
    <style:style style:name="T661_8" style:family="text"/>
    <style:style style:name="T661_9" style:family="text"/>
    <style:style style:name="T661_10" style:family="text"/>
    <style:style style:name="T661_11" style:family="text"/>
    <style:style style:name="T661_12" style:family="text"/>
    <style:style style:name="T661_13" style:family="text"/>
    <style:style style:name="T661_14" style:family="text"/>
    <style:style style:name="T661_15" style:family="text"/>
    <style:style style:name="T661_16" style:family="text"/>
    <style:style style:name="T661_17" style:family="text"/>
    <style:style style:name="T661_18" style:family="text"/>
    <style:style style:name="T661_19" style:family="text"/>
    <style:style style:name="T661_20" style:family="text"/>
    <style:style style:name="T661_21" style:family="text"/>
    <style:style style:name="T661_22" style:family="text"/>
    <style:style style:name="T661_23" style:family="text"/>
    <style:style style:name="T661_24" style:family="text"/>
    <style:style style:name="T661_25" style:family="text"/>
    <style:style style:name="T661_26" style:family="text"/>
    <style:style style:name="T661_27" style:family="text"/>
    <style:style style:name="T661_28" style:family="text"/>
    <style:style style:name="T661_29" style:family="text"/>
    <style:style style:name="T661_30" style:family="text"/>
    <style:style style:name="T661_31" style:family="text"/>
    <style:style style:name="T661_32" style:family="text"/>
    <style:style style:name="T661_33" style:family="text"/>
    <style:style style:name="T661_34" style:family="text"/>
    <style:style style:name="T661_35" style:family="text"/>
    <style:style style:name="T661_36" style:family="text"/>
    <style:style style:name="T661_37" style:family="text"/>
    <style:style style:name="P662" style:family="paragraph" style:parent-style-name="Standard">
      <style:paragraph-properties fo:break-before="auto" fo:line-height="115%" style:writing-mode="lr-tb"/>
    </style:style>
    <style:style style:name="T662_1" style:family="text"/>
    <style:style style:name="T662_2" style:family="text"/>
    <style:style style:name="T662_3" style:family="text"/>
    <style:style style:name="T662_4" style:family="text"/>
    <style:style style:name="T662_5" style:family="text"/>
    <style:style style:name="T662_6" style:family="text"/>
    <style:style style:name="T662_7" style:family="text"/>
    <style:style style:name="P663" style:family="paragraph" style:parent-style-name="Standard">
      <style:paragraph-properties fo:break-before="auto" fo:line-height="115%" style:writing-mode="lr-tb"/>
    </style:style>
    <style:style style:name="T663_1" style:family="text"/>
    <style:style style:name="T663_2" style:family="text"/>
    <style:style style:name="T663_3" style:family="text"/>
    <style:style style:name="T663_4" style:family="text"/>
    <style:style style:name="T663_5" style:family="text"/>
    <style:style style:name="T663_6" style:family="text"/>
    <style:style style:name="T663_7" style:family="text"/>
    <style:style style:name="T663_8" style:family="text"/>
    <style:style style:name="T663_9" style:family="text"/>
    <style:style style:name="T663_10" style:family="text"/>
    <style:style style:name="T663_11" style:family="text"/>
    <style:style style:name="T663_12" style:family="text"/>
    <style:style style:name="T663_13" style:family="text"/>
    <style:style style:name="T663_14" style:family="text"/>
    <style:style style:name="T663_15" style:family="text"/>
    <style:style style:name="P664" style:family="paragraph" style:parent-style-name="Standard">
      <style:paragraph-properties fo:break-before="auto" fo:line-height="115%" style:writing-mode="lr-tb"/>
    </style:style>
    <style:style style:name="T664_1" style:family="text"/>
    <style:style style:name="T664_2" style:family="text"/>
    <style:style style:name="P665" style:family="paragraph" style:parent-style-name="Standard">
      <style:paragraph-properties fo:break-before="auto" fo:line-height="115%" style:writing-mode="lr-tb"/>
    </style:style>
    <style:style style:name="T665_1" style:family="text"/>
    <style:style style:name="T665_2" style:family="text"/>
    <style:style style:name="T665_3" style:family="text"/>
    <style:style style:name="T665_4" style:family="text"/>
    <style:style style:name="T665_5" style:family="text"/>
    <style:style style:name="T665_6" style:family="text"/>
    <style:style style:name="T665_7" style:family="text"/>
    <style:style style:name="T665_8" style:family="text"/>
    <style:style style:name="T665_9" style:family="text"/>
    <style:style style:name="T665_10" style:family="text"/>
    <style:style style:name="T665_11" style:family="text"/>
    <style:style style:name="T665_12" style:family="text"/>
    <style:style style:name="P666" style:family="paragraph" style:parent-style-name="Standard">
      <style:paragraph-properties fo:break-before="auto" fo:line-height="115%" style:writing-mode="lr-tb"/>
    </style:style>
    <style:style style:name="T666_1" style:family="text"/>
    <style:style style:name="T666_2" style:family="text"/>
    <style:style style:name="T666_3" style:family="text"/>
    <style:style style:name="P667" style:family="paragraph" style:parent-style-name="Standard">
      <style:paragraph-properties fo:break-before="auto" fo:line-height="115%" style:writing-mode="lr-tb"/>
    </style:style>
    <style:style style:name="T667_1" style:family="text"/>
    <style:style style:name="T667_2" style:family="text"/>
    <style:style style:name="T667_3" style:family="text"/>
    <style:style style:name="T667_4" style:family="text"/>
    <style:style style:name="T667_5" style:family="text"/>
    <style:style style:name="T667_6" style:family="text"/>
    <style:style style:name="T667_7" style:family="text"/>
    <style:style style:name="T667_8" style:family="text"/>
    <style:style style:name="T667_9" style:family="text"/>
    <style:style style:name="T667_10" style:family="text"/>
    <style:style style:name="P668" style:family="paragraph" style:parent-style-name="Standard">
      <style:paragraph-properties fo:break-before="auto" fo:line-height="115%" style:writing-mode="lr-tb"/>
    </style:style>
    <style:style style:name="T668_1" style:family="text"/>
    <style:style style:name="P669" style:family="paragraph" style:parent-style-name="Standard">
      <style:paragraph-properties fo:break-before="auto" fo:line-height="115%" style:writing-mode="lr-tb"/>
    </style:style>
    <style:style style:name="P670" style:family="paragraph" style:parent-style-name="Standard">
      <style:paragraph-properties fo:break-before="auto" fo:line-height="115%" style:writing-mode="lr-tb"/>
    </style:style>
    <style:style style:name="T670_1" style:family="text"/>
    <style:style style:name="T670_2" style:family="text"/>
    <style:style style:name="T670_3" style:family="text"/>
    <style:style style:name="T670_4" style:family="text"/>
    <style:style style:name="T670_5" style:family="text"/>
    <style:style style:name="T670_6" style:family="text"/>
    <style:style style:name="T670_7" style:family="text"/>
    <style:style style:name="T670_8" style:family="text"/>
    <style:style style:name="T670_9" style:family="text"/>
    <style:style style:name="P671" style:family="paragraph" style:parent-style-name="Standard">
      <style:paragraph-properties fo:break-before="auto" fo:line-height="115%" style:writing-mode="lr-tb"/>
    </style:style>
    <style:style style:name="T671_1" style:family="text"/>
    <style:style style:name="T671_2" style:family="text"/>
    <style:style style:name="T671_3" style:family="text"/>
    <style:style style:name="P672" style:family="paragraph" style:parent-style-name="Standard">
      <style:paragraph-properties fo:break-before="auto" fo:line-height="115%" style:writing-mode="lr-tb"/>
    </style:style>
    <style:style style:name="T672_1" style:family="text"/>
    <style:style style:name="T672_2" style:family="text"/>
    <style:style style:name="T672_3" style:family="text"/>
    <style:style style:name="T672_4" style:family="text"/>
    <style:style style:name="T672_5" style:family="text"/>
    <style:style style:name="T672_6" style:family="text"/>
    <style:style style:name="T672_7" style:family="text"/>
    <style:style style:name="T672_8" style:family="text"/>
    <style:style style:name="T672_9" style:family="text"/>
    <style:style style:name="P673" style:family="paragraph" style:parent-style-name="Standard">
      <style:paragraph-properties fo:break-before="auto" fo:line-height="115%" style:writing-mode="lr-tb"/>
    </style:style>
    <style:style style:name="T673_1" style:family="text"/>
    <style:style style:name="T673_2" style:family="text"/>
    <style:style style:name="T673_3" style:family="text"/>
    <style:style style:name="T673_4" style:family="text"/>
    <style:style style:name="T673_5" style:family="text"/>
    <style:style style:name="T673_6" style:family="text"/>
    <style:style style:name="T673_7" style:family="text"/>
    <style:style style:name="T673_8" style:family="text"/>
    <style:style style:name="T673_9" style:family="text"/>
    <style:style style:name="T673_10" style:family="text"/>
    <style:style style:name="T673_11" style:family="text"/>
    <style:style style:name="T673_12" style:family="text"/>
    <style:style style:name="T673_13" style:family="text"/>
    <style:style style:name="P674" style:family="paragraph" style:parent-style-name="Standard">
      <style:paragraph-properties fo:break-before="auto" fo:line-height="115%" style:writing-mode="lr-tb"/>
    </style:style>
    <style:style style:name="T674_1" style:family="text"/>
    <style:style style:name="T674_2" style:family="text"/>
    <style:style style:name="T674_3" style:family="text"/>
    <style:style style:name="T674_4" style:family="text"/>
    <style:style style:name="P675" style:family="paragraph" style:parent-style-name="Standard">
      <style:paragraph-properties fo:break-before="auto" fo:line-height="115%" style:writing-mode="lr-tb"/>
    </style:style>
    <style:style style:name="T675_1" style:family="text"/>
    <style:style style:name="T675_2" style:family="text"/>
    <style:style style:name="T675_3" style:family="text"/>
    <style:style style:name="T675_4" style:family="text"/>
    <style:style style:name="T675_5" style:family="text"/>
    <style:style style:name="T675_6" style:family="text"/>
    <style:style style:name="T675_7" style:family="text"/>
    <style:style style:name="T675_8" style:family="text"/>
    <style:style style:name="T675_9" style:family="text"/>
    <style:style style:name="T675_10" style:family="text"/>
    <style:style style:name="T675_11" style:family="text"/>
    <style:style style:name="P676" style:family="paragraph" style:parent-style-name="Standard">
      <style:paragraph-properties fo:break-before="auto" fo:line-height="115%" style:writing-mode="lr-tb"/>
    </style:style>
    <style:style style:name="T676_1" style:family="text"/>
    <style:style style:name="T676_2" style:family="text"/>
    <style:style style:name="T676_3" style:family="text"/>
    <style:style style:name="T676_4" style:family="text"/>
    <style:style style:name="T676_5" style:family="text"/>
    <style:style style:name="T676_6" style:family="text"/>
    <style:style style:name="T676_7" style:family="text"/>
    <style:style style:name="T676_8" style:family="text"/>
    <style:style style:name="T676_9" style:family="text"/>
    <style:style style:name="T676_10" style:family="text"/>
    <style:style style:name="T676_11" style:family="text"/>
    <style:style style:name="P677" style:family="paragraph" style:parent-style-name="Standard">
      <style:paragraph-properties fo:break-before="auto" fo:line-height="115%" style:writing-mode="lr-tb"/>
    </style:style>
    <style:style style:name="T677_1" style:family="text"/>
    <style:style style:name="T677_2" style:family="text"/>
    <style:style style:name="T677_3" style:family="text"/>
    <style:style style:name="T677_4" style:family="text"/>
    <style:style style:name="T677_5" style:family="text"/>
    <style:style style:name="T677_6" style:family="text"/>
    <style:style style:name="T677_7" style:family="text"/>
    <style:style style:name="T677_8" style:family="text"/>
    <style:style style:name="T677_9" style:family="text"/>
    <style:style style:name="T677_10" style:family="text"/>
    <style:style style:name="T677_11" style:family="text"/>
    <style:style style:name="P678" style:family="paragraph" style:parent-style-name="Standard">
      <style:paragraph-properties fo:break-before="auto" fo:line-height="115%" style:writing-mode="lr-tb"/>
    </style:style>
    <style:style style:name="T678_1" style:family="text"/>
    <style:style style:name="T678_2" style:family="text"/>
    <style:style style:name="T678_3" style:family="text"/>
    <style:style style:name="T678_4" style:family="text"/>
    <style:style style:name="T678_5" style:family="text"/>
    <style:style style:name="T678_6" style:family="text"/>
    <style:style style:name="T678_7" style:family="text"/>
    <style:style style:name="T678_8" style:family="text"/>
    <style:style style:name="T678_9" style:family="text"/>
    <style:style style:name="T678_10" style:family="text"/>
    <style:style style:name="T678_11" style:family="text"/>
    <style:style style:name="P679" style:family="paragraph" style:parent-style-name="Standard">
      <style:paragraph-properties fo:break-before="auto" fo:line-height="115%" style:writing-mode="lr-tb"/>
    </style:style>
    <style:style style:name="T679_1" style:family="text"/>
    <style:style style:name="T679_2" style:family="text"/>
    <style:style style:name="T679_3" style:family="text"/>
    <style:style style:name="T679_4" style:family="text"/>
    <style:style style:name="T679_5" style:family="text"/>
    <style:style style:name="T679_6" style:family="text"/>
    <style:style style:name="P680" style:family="paragraph" style:parent-style-name="Standard">
      <style:paragraph-properties fo:break-before="auto" fo:line-height="115%" style:writing-mode="lr-tb"/>
    </style:style>
    <style:style style:name="T680_1" style:family="text"/>
    <style:style style:name="T680_2" style:family="text"/>
    <style:style style:name="T680_3" style:family="text"/>
    <style:style style:name="P681" style:family="paragraph" style:parent-style-name="Standard">
      <style:paragraph-properties fo:break-before="auto" fo:line-height="115%" style:writing-mode="lr-tb"/>
    </style:style>
    <style:style style:name="T681_1" style:family="text"/>
    <style:style style:name="T681_2" style:family="text"/>
    <style:style style:name="T681_3" style:family="text"/>
    <style:style style:name="T681_4" style:family="text"/>
    <style:style style:name="T681_5" style:family="text"/>
    <style:style style:name="T681_6" style:family="text"/>
    <style:style style:name="T681_7" style:family="text"/>
    <style:style style:name="T681_8" style:family="text"/>
    <style:style style:name="T681_9" style:family="text"/>
    <style:style style:name="T681_10" style:family="text"/>
    <style:style style:name="P682" style:family="paragraph" style:parent-style-name="Standard">
      <style:paragraph-properties fo:break-before="auto" fo:line-height="115%" style:writing-mode="lr-tb"/>
    </style:style>
    <style:style style:name="T682_1" style:family="text"/>
    <style:style style:name="T682_2" style:family="text"/>
    <style:style style:name="T682_3" style:family="text"/>
    <style:style style:name="T682_4" style:family="text"/>
    <style:style style:name="T682_5" style:family="text"/>
    <style:style style:name="T682_6" style:family="text"/>
    <style:style style:name="P683" style:family="paragraph" style:parent-style-name="Standard">
      <style:paragraph-properties fo:break-before="auto" fo:line-height="115%" style:writing-mode="lr-tb"/>
    </style:style>
    <style:style style:name="T683_1" style:family="text"/>
    <style:style style:name="T683_2" style:family="text"/>
    <style:style style:name="T683_3" style:family="text"/>
    <style:style style:name="T683_4" style:family="text"/>
    <style:style style:name="T683_5" style:family="text"/>
    <style:style style:name="T683_6" style:family="text"/>
    <style:style style:name="P684" style:family="paragraph" style:parent-style-name="Standard">
      <style:paragraph-properties fo:break-before="auto" fo:line-height="115%" style:writing-mode="lr-tb"/>
    </style:style>
    <style:style style:name="T684_1" style:family="text"/>
    <style:style style:name="T684_2" style:family="text"/>
    <style:style style:name="T684_3" style:family="text"/>
    <style:style style:name="T684_4" style:family="text"/>
    <style:style style:name="P685" style:family="paragraph" style:parent-style-name="Standard">
      <style:paragraph-properties fo:break-before="auto" fo:line-height="115%" style:writing-mode="lr-tb"/>
    </style:style>
    <style:style style:name="T685_1" style:family="text"/>
    <style:style style:name="T685_2" style:family="text"/>
    <style:style style:name="T685_3" style:family="text"/>
    <style:style style:name="T685_4" style:family="text"/>
    <style:style style:name="T685_5" style:family="text"/>
    <style:style style:name="T685_6" style:family="text"/>
    <style:style style:name="T685_7" style:family="text"/>
    <style:style style:name="T685_8" style:family="text"/>
    <style:style style:name="T685_9" style:family="text"/>
    <style:style style:name="T685_10" style:family="text"/>
    <style:style style:name="T685_11" style:family="text"/>
    <style:style style:name="T685_12" style:family="text"/>
    <style:style style:name="T685_13" style:family="text"/>
    <style:style style:name="T685_14" style:family="text"/>
    <style:style style:name="P686" style:family="paragraph" style:parent-style-name="Standard">
      <style:paragraph-properties fo:break-before="auto" fo:line-height="115%" style:writing-mode="lr-tb"/>
    </style:style>
    <style:style style:name="T686_1" style:family="text"/>
    <style:style style:name="T686_2" style:family="text"/>
    <style:style style:name="T686_3" style:family="text"/>
    <style:style style:name="T686_4" style:family="text"/>
    <style:style style:name="P687" style:family="paragraph" style:parent-style-name="Standard">
      <style:paragraph-properties fo:break-before="auto" fo:line-height="115%" style:writing-mode="lr-tb"/>
    </style:style>
    <style:style style:name="T687_1" style:family="text"/>
    <style:style style:name="T687_2" style:family="text"/>
    <style:style style:name="P688" style:family="paragraph" style:parent-style-name="Standard">
      <style:paragraph-properties fo:break-before="auto" fo:line-height="115%" style:writing-mode="lr-tb"/>
    </style:style>
    <style:style style:name="T688_1" style:family="text"/>
    <style:style style:name="T688_2" style:family="text"/>
    <style:style style:name="T688_3" style:family="text"/>
    <style:style style:name="P689" style:family="paragraph" style:parent-style-name="Standard">
      <style:paragraph-properties fo:break-before="auto" fo:line-height="115%" style:writing-mode="lr-tb"/>
    </style:style>
    <style:style style:name="T689_1" style:family="text"/>
    <style:style style:name="T689_2" style:family="text"/>
    <style:style style:name="T689_3" style:family="text"/>
    <style:style style:name="T689_4" style:family="text"/>
    <style:style style:name="T689_5" style:family="text"/>
    <style:style style:name="T689_6" style:family="text"/>
    <style:style style:name="T689_7" style:family="text"/>
    <style:style style:name="T689_8" style:family="text"/>
    <style:style style:name="T689_9" style:family="text"/>
    <style:style style:name="T689_10" style:family="text"/>
    <style:style style:name="T689_11" style:family="text"/>
    <style:style style:name="P690" style:family="paragraph" style:parent-style-name="Standard">
      <style:paragraph-properties fo:break-before="auto" fo:line-height="115%" style:writing-mode="lr-tb"/>
    </style:style>
    <style:style style:name="T690_1" style:family="text"/>
    <style:style style:name="T690_2" style:family="text"/>
    <style:style style:name="T690_3" style:family="text"/>
    <style:style style:name="T690_4" style:family="text"/>
    <style:style style:name="T690_5" style:family="text"/>
    <style:style style:name="T690_6" style:family="text"/>
    <style:style style:name="P691" style:family="paragraph" style:parent-style-name="Standard">
      <style:paragraph-properties fo:break-before="auto" fo:line-height="115%" style:writing-mode="lr-tb"/>
    </style:style>
    <style:style style:name="T691_1" style:family="text"/>
    <style:style style:name="T691_2" style:family="text"/>
    <style:style style:name="T691_3" style:family="text"/>
    <style:style style:name="T691_4" style:family="text"/>
    <style:style style:name="P692" style:family="paragraph" style:parent-style-name="Standard">
      <style:paragraph-properties fo:break-before="auto" fo:line-height="115%" style:writing-mode="lr-tb"/>
    </style:style>
    <style:style style:name="T692_1" style:family="text"/>
    <style:style style:name="T692_2" style:family="text"/>
    <style:style style:name="T692_3" style:family="text"/>
    <style:style style:name="P693" style:family="paragraph" style:parent-style-name="Standard">
      <style:paragraph-properties fo:break-before="auto" fo:line-height="115%" style:writing-mode="lr-tb"/>
    </style:style>
    <style:style style:name="T693_1" style:family="text"/>
    <style:style style:name="T693_2" style:family="text"/>
    <style:style style:name="T693_3" style:family="text"/>
    <style:style style:name="T693_4" style:family="text"/>
    <style:style style:name="T693_5" style:family="text"/>
    <style:style style:name="T693_6" style:family="text"/>
    <style:style style:name="T693_7" style:family="text"/>
    <style:style style:name="T693_8" style:family="text"/>
    <style:style style:name="P694" style:family="paragraph" style:parent-style-name="Standard">
      <style:paragraph-properties fo:break-before="auto" fo:line-height="115%" style:writing-mode="lr-tb"/>
    </style:style>
    <style:style style:name="T694_1" style:family="text"/>
    <style:style style:name="T694_2" style:family="text"/>
    <style:style style:name="T694_3" style:family="text"/>
    <style:style style:name="T694_4" style:family="text"/>
    <style:style style:name="P695" style:family="paragraph" style:parent-style-name="Standard">
      <style:paragraph-properties fo:break-before="auto" fo:line-height="115%" style:writing-mode="lr-tb"/>
    </style:style>
    <style:style style:name="T695_1" style:family="text"/>
    <style:style style:name="T695_2" style:family="text"/>
    <style:style style:name="T695_3" style:family="text"/>
    <style:style style:name="T695_4" style:family="text"/>
    <style:style style:name="T695_5" style:family="text"/>
    <style:style style:name="T695_6" style:family="text"/>
    <style:style style:name="P696" style:family="paragraph" style:parent-style-name="Standard">
      <style:paragraph-properties fo:break-before="auto" fo:line-height="115%" style:writing-mode="lr-tb"/>
    </style:style>
    <style:style style:name="T696_1" style:family="text"/>
    <style:style style:name="T696_2" style:family="text"/>
    <style:style style:name="T696_3" style:family="text"/>
    <style:style style:name="T696_4" style:family="text"/>
    <style:style style:name="T696_5" style:family="text"/>
    <style:style style:name="T696_6" style:family="text"/>
    <style:style style:name="T696_7" style:family="text"/>
    <style:style style:name="T696_8" style:family="text"/>
    <style:style style:name="T696_9" style:family="text"/>
    <style:style style:name="T696_10" style:family="text"/>
    <style:style style:name="T696_11" style:family="text"/>
    <style:style style:name="T696_12" style:family="text"/>
    <style:style style:name="T696_13" style:family="text"/>
    <style:style style:name="T696_14" style:family="text"/>
    <style:style style:name="T696_15" style:family="text"/>
    <style:style style:name="T696_16" style:family="text"/>
    <style:style style:name="T696_17" style:family="text"/>
    <style:style style:name="T696_18" style:family="text"/>
    <style:style style:name="T696_19" style:family="text"/>
    <style:style style:name="P697" style:family="paragraph" style:parent-style-name="Standard">
      <style:paragraph-properties fo:break-before="auto" fo:line-height="115%" style:writing-mode="lr-tb"/>
    </style:style>
    <style:style style:name="T697_1" style:family="text"/>
    <style:style style:name="T697_2" style:family="text"/>
    <style:style style:name="T697_3" style:family="text"/>
    <style:style style:name="T697_4" style:family="text"/>
    <style:style style:name="P698" style:family="paragraph" style:parent-style-name="Standard">
      <style:paragraph-properties fo:break-before="auto" fo:line-height="115%" style:writing-mode="lr-tb"/>
    </style:style>
    <style:style style:name="T698_1" style:family="text"/>
    <style:style style:name="T698_2" style:family="text"/>
    <style:style style:name="T698_3" style:family="text"/>
    <style:style style:name="T698_4" style:family="text"/>
    <style:style style:name="T698_5" style:family="text"/>
    <style:style style:name="T698_6" style:family="text"/>
    <style:style style:name="T698_7" style:family="text"/>
    <style:style style:name="T698_8" style:family="text"/>
    <style:style style:name="T698_9" style:family="text"/>
    <style:style style:name="T698_10" style:family="text"/>
    <style:style style:name="P699" style:family="paragraph" style:parent-style-name="Standard">
      <style:paragraph-properties fo:break-before="auto" fo:line-height="115%" style:writing-mode="lr-tb"/>
    </style:style>
    <style:style style:name="T699_1" style:family="text"/>
    <style:style style:name="T699_2" style:family="text"/>
    <style:style style:name="T699_3" style:family="text"/>
    <style:style style:name="P700" style:family="paragraph" style:parent-style-name="Standard">
      <style:paragraph-properties fo:break-before="auto" fo:line-height="115%" style:writing-mode="lr-tb"/>
    </style:style>
    <style:style style:name="T700_1" style:family="text"/>
    <style:style style:name="T700_2" style:family="text"/>
    <style:style style:name="T700_3" style:family="text"/>
    <style:style style:name="T700_4" style:family="text"/>
    <style:style style:name="T700_5" style:family="text"/>
    <style:style style:name="T700_6" style:family="text"/>
    <style:style style:name="T700_7" style:family="text"/>
    <style:style style:name="T700_8" style:family="text"/>
    <style:style style:name="T700_9" style:family="text"/>
    <style:style style:name="T700_10" style:family="text"/>
    <style:style style:name="T700_11" style:family="text"/>
    <style:style style:name="T700_12" style:family="text"/>
    <style:style style:name="T700_13" style:family="text"/>
    <style:style style:name="T700_14" style:family="text"/>
    <style:style style:name="T700_15" style:family="text"/>
    <style:style style:name="T700_16" style:family="text"/>
    <style:style style:name="T700_17" style:family="text"/>
    <style:style style:name="T700_18" style:family="text"/>
    <style:style style:name="T700_19" style:family="text"/>
    <style:style style:name="P701" style:family="paragraph" style:parent-style-name="Standard">
      <style:paragraph-properties fo:break-before="auto" fo:line-height="115%" style:writing-mode="lr-tb"/>
    </style:style>
    <style:style style:name="T701_1" style:family="text"/>
    <style:style style:name="T701_2" style:family="text"/>
    <style:style style:name="P702" style:family="paragraph" style:parent-style-name="Standard">
      <style:paragraph-properties fo:break-before="auto" fo:line-height="115%" style:writing-mode="lr-tb"/>
    </style:style>
    <style:style style:name="T702_1" style:family="text"/>
    <style:style style:name="T702_2" style:family="text"/>
    <style:style style:name="P703" style:family="paragraph" style:parent-style-name="Standard">
      <style:paragraph-properties fo:break-before="auto" fo:line-height="115%" style:writing-mode="lr-tb"/>
    </style:style>
    <style:style style:name="T703_1" style:family="text"/>
    <style:style style:name="P704" style:family="paragraph" style:parent-style-name="Standard">
      <style:paragraph-properties fo:break-before="auto" fo:line-height="115%" style:writing-mode="lr-tb"/>
    </style:style>
    <style:style style:name="T704_1" style:family="text"/>
    <style:style style:name="P705" style:family="paragraph" style:parent-style-name="Standard">
      <style:paragraph-properties fo:break-before="auto" fo:line-height="115%" style:writing-mode="lr-tb"/>
    </style:style>
    <style:style style:name="P706" style:family="paragraph" style:parent-style-name="Standard">
      <style:paragraph-properties fo:break-before="auto" fo:line-height="115%" style:writing-mode="lr-tb"/>
    </style:style>
    <style:style style:name="T706_1" style:family="text"/>
    <style:style style:name="T706_2" style:family="text"/>
    <style:style style:name="T706_3" style:family="text"/>
    <style:style style:name="T706_4" style:family="text"/>
    <style:style style:name="T706_5" style:family="text"/>
    <style:style style:name="T706_6" style:family="text"/>
    <style:style style:name="T706_7" style:family="text"/>
    <style:style style:name="T706_8" style:family="text"/>
    <style:style style:name="T706_9" style:family="text"/>
    <style:style style:name="T706_10" style:family="text"/>
    <style:style style:name="T706_11" style:family="text"/>
    <style:style style:name="T706_12" style:family="text"/>
    <style:style style:name="T706_13" style:family="text"/>
    <style:style style:name="T706_14" style:family="text"/>
    <style:style style:name="T706_15" style:family="text"/>
    <style:style style:name="T706_16" style:family="text"/>
    <style:style style:name="T706_17" style:family="text"/>
    <style:style style:name="T706_18" style:family="text"/>
    <style:style style:name="T706_19" style:family="text"/>
    <style:style style:name="P707" style:family="paragraph" style:parent-style-name="Standard">
      <style:paragraph-properties fo:break-before="auto" fo:line-height="115%" style:writing-mode="lr-tb"/>
    </style:style>
    <style:style style:name="T707_1" style:family="text"/>
    <style:style style:name="T707_2" style:family="text"/>
    <style:style style:name="T707_3" style:family="text"/>
    <style:style style:name="T707_4" style:family="text"/>
    <style:style style:name="T707_5" style:family="text"/>
    <style:style style:name="T707_6" style:family="text"/>
    <style:style style:name="T707_7" style:family="text"/>
    <style:style style:name="T707_8" style:family="text"/>
    <style:style style:name="T707_9" style:family="text"/>
    <style:style style:name="P708" style:family="paragraph" style:parent-style-name="Standard">
      <style:paragraph-properties fo:break-before="auto" fo:line-height="115%" style:writing-mode="lr-tb"/>
    </style:style>
    <style:style style:name="T708_1" style:family="text"/>
    <style:style style:name="T708_2" style:family="text"/>
    <style:style style:name="T708_3" style:family="text"/>
    <style:style style:name="T708_4" style:family="text"/>
    <style:style style:name="T708_5" style:family="text"/>
    <style:style style:name="T708_6" style:family="text"/>
    <style:style style:name="T708_7" style:family="text"/>
    <style:style style:name="T708_8" style:family="text"/>
    <style:style style:name="T708_9" style:family="text"/>
    <style:style style:name="T708_10" style:family="text"/>
    <style:style style:name="T708_11" style:family="text"/>
    <style:style style:name="T708_12" style:family="text"/>
    <style:style style:name="T708_13" style:family="text"/>
    <style:style style:name="T708_14" style:family="text"/>
    <style:style style:name="T708_15" style:family="text"/>
    <style:style style:name="T708_16" style:family="text"/>
    <style:style style:name="P709" style:family="paragraph" style:parent-style-name="Standard">
      <style:paragraph-properties fo:break-before="auto" fo:line-height="115%" style:writing-mode="lr-tb"/>
    </style:style>
    <style:style style:name="T709_1" style:family="text"/>
    <style:style style:name="T709_2" style:family="text"/>
    <style:style style:name="T709_3" style:family="text"/>
    <style:style style:name="T709_4" style:family="text"/>
    <style:style style:name="T709_5" style:family="text"/>
    <style:style style:name="T709_6" style:family="text"/>
    <style:style style:name="T709_7" style:family="text"/>
    <style:style style:name="T709_8" style:family="text"/>
    <style:style style:name="T709_9" style:family="text"/>
    <style:style style:name="T709_10" style:family="text"/>
    <style:style style:name="T709_11" style:family="text"/>
    <style:style style:name="T709_12" style:family="text"/>
    <style:style style:name="T709_13" style:family="text"/>
    <style:style style:name="T709_14" style:family="text"/>
    <style:style style:name="T709_15" style:family="text"/>
    <style:style style:name="T709_16" style:family="text"/>
    <style:style style:name="T709_17" style:family="text"/>
    <style:style style:name="T709_18" style:family="text"/>
    <style:style style:name="T709_19" style:family="text"/>
    <style:style style:name="T709_20" style:family="text"/>
    <style:style style:name="T709_21" style:family="text"/>
    <style:style style:name="T709_22" style:family="text"/>
    <style:style style:name="T709_23" style:family="text"/>
    <style:style style:name="T709_24" style:family="text"/>
    <style:style style:name="T709_25" style:family="text"/>
    <style:style style:name="T709_26" style:family="text"/>
    <style:style style:name="T709_27" style:family="text"/>
    <style:style style:name="T709_28" style:family="text"/>
    <style:style style:name="T709_29" style:family="text"/>
    <style:style style:name="T709_30" style:family="text"/>
    <style:style style:name="T709_31" style:family="text"/>
    <style:style style:name="T709_32" style:family="text"/>
    <style:style style:name="T709_33" style:family="text"/>
    <style:style style:name="T709_34" style:family="text"/>
    <style:style style:name="T709_35" style:family="text"/>
    <style:style style:name="T709_36" style:family="text"/>
    <style:style style:name="T709_37" style:family="text"/>
    <style:style style:name="T709_38" style:family="text"/>
    <style:style style:name="T709_39" style:family="text"/>
    <style:style style:name="T709_40" style:family="text"/>
    <style:style style:name="T709_41" style:family="text"/>
    <style:style style:name="T709_42" style:family="text"/>
    <style:style style:name="T709_43" style:family="text"/>
    <style:style style:name="T709_44" style:family="text"/>
    <style:style style:name="T709_45" style:family="text"/>
    <style:style style:name="P710" style:family="paragraph" style:parent-style-name="Standard">
      <style:paragraph-properties fo:break-before="auto" fo:line-height="115%" style:writing-mode="lr-tb"/>
    </style:style>
    <style:style style:name="T710_1" style:family="text"/>
    <style:style style:name="T710_2" style:family="text"/>
    <style:style style:name="T710_3" style:family="text"/>
    <style:style style:name="T710_4" style:family="text"/>
    <style:style style:name="T710_5" style:family="text"/>
    <style:style style:name="T710_6" style:family="text"/>
    <style:style style:name="T710_7" style:family="text"/>
    <style:style style:name="P711" style:family="paragraph" style:parent-style-name="Standard">
      <style:paragraph-properties fo:break-before="auto" fo:line-height="115%" style:writing-mode="lr-tb"/>
    </style:style>
    <style:style style:name="T711_1" style:family="text"/>
    <style:style style:name="T711_2" style:family="text"/>
    <style:style style:name="T711_3" style:family="text"/>
    <style:style style:name="T711_4" style:family="text"/>
    <style:style style:name="T711_5" style:family="text"/>
    <style:style style:name="T711_6" style:family="text"/>
    <style:style style:name="T711_7" style:family="text"/>
    <style:style style:name="T711_8" style:family="text"/>
    <style:style style:name="T711_9" style:family="text"/>
    <style:style style:name="T711_10" style:family="text"/>
    <style:style style:name="T711_11" style:family="text"/>
    <style:style style:name="T711_12" style:family="text"/>
    <style:style style:name="T711_13" style:family="text"/>
    <style:style style:name="T711_14" style:family="text"/>
    <style:style style:name="T711_15" style:family="text"/>
    <style:style style:name="P712" style:family="paragraph" style:parent-style-name="Standard">
      <style:paragraph-properties fo:break-before="auto" fo:line-height="115%" style:writing-mode="lr-tb"/>
    </style:style>
    <style:style style:name="T712_1" style:family="text"/>
    <style:style style:name="T712_2" style:family="text"/>
    <style:style style:name="P713" style:family="paragraph" style:parent-style-name="Standard">
      <style:paragraph-properties fo:break-before="auto" fo:line-height="115%" style:writing-mode="lr-tb"/>
    </style:style>
    <style:style style:name="T713_1" style:family="text"/>
    <style:style style:name="T713_2" style:family="text"/>
    <style:style style:name="T713_3" style:family="text"/>
    <style:style style:name="T713_4" style:family="text"/>
    <style:style style:name="T713_5" style:family="text"/>
    <style:style style:name="T713_6" style:family="text"/>
    <style:style style:name="T713_7" style:family="text"/>
    <style:style style:name="T713_8" style:family="text"/>
    <style:style style:name="T713_9" style:family="text"/>
    <style:style style:name="T713_10" style:family="text"/>
    <style:style style:name="T713_11" style:family="text"/>
    <style:style style:name="T713_12" style:family="text"/>
    <style:style style:name="P714" style:family="paragraph" style:parent-style-name="Standard">
      <style:paragraph-properties fo:break-before="auto" fo:line-height="115%" style:writing-mode="lr-tb"/>
    </style:style>
    <style:style style:name="T714_1" style:family="text"/>
    <style:style style:name="T714_2" style:family="text"/>
    <style:style style:name="T714_3" style:family="text"/>
    <style:style style:name="P715" style:family="paragraph" style:parent-style-name="Standard">
      <style:paragraph-properties fo:break-before="auto" fo:line-height="115%" style:writing-mode="lr-tb"/>
    </style:style>
    <style:style style:name="T715_1" style:family="text"/>
    <style:style style:name="T715_2" style:family="text"/>
    <style:style style:name="T715_3" style:family="text"/>
    <style:style style:name="T715_4" style:family="text"/>
    <style:style style:name="T715_5" style:family="text"/>
    <style:style style:name="T715_6" style:family="text"/>
    <style:style style:name="T715_7" style:family="text"/>
    <style:style style:name="T715_8" style:family="text"/>
    <style:style style:name="T715_9" style:family="text"/>
    <style:style style:name="T715_10" style:family="text"/>
    <style:style style:name="T715_11" style:family="text"/>
    <style:style style:name="T715_12" style:family="text"/>
    <style:style style:name="T715_13" style:family="text"/>
    <style:style style:name="T715_14" style:family="text"/>
    <style:style style:name="T715_15" style:family="text"/>
    <style:style style:name="T715_16" style:family="text"/>
    <style:style style:name="P716" style:family="paragraph" style:parent-style-name="Standard">
      <style:paragraph-properties fo:break-before="auto" fo:line-height="115%" style:writing-mode="lr-tb"/>
    </style:style>
    <style:style style:name="T716_1" style:family="text"/>
    <style:style style:name="P717" style:family="paragraph" style:parent-style-name="Standard">
      <style:paragraph-properties fo:break-before="auto" fo:line-height="115%" style:writing-mode="lr-tb"/>
    </style:style>
    <style:style style:name="P718" style:family="paragraph" style:parent-style-name="Standard">
      <style:paragraph-properties fo:break-before="auto" fo:line-height="115%" style:writing-mode="lr-tb"/>
    </style:style>
    <style:style style:name="T718_1" style:family="text"/>
    <style:style style:name="T718_2" style:family="text"/>
    <style:style style:name="T718_3" style:family="text"/>
    <style:style style:name="T718_4" style:family="text"/>
    <style:style style:name="T718_5" style:family="text"/>
    <style:style style:name="T718_6" style:family="text"/>
    <style:style style:name="T718_7" style:family="text"/>
    <style:style style:name="T718_8" style:family="text"/>
    <style:style style:name="T718_9" style:family="text"/>
    <style:style style:name="P719" style:family="paragraph" style:parent-style-name="Standard">
      <style:paragraph-properties fo:break-before="auto" fo:line-height="115%" style:writing-mode="lr-tb"/>
    </style:style>
    <style:style style:name="T719_1" style:family="text"/>
    <style:style style:name="T719_2" style:family="text"/>
    <style:style style:name="T719_3" style:family="text"/>
    <style:style style:name="P720" style:family="paragraph" style:parent-style-name="Standard">
      <style:paragraph-properties fo:break-before="auto" fo:line-height="115%" style:writing-mode="lr-tb"/>
    </style:style>
    <style:style style:name="T720_1" style:family="text"/>
    <style:style style:name="T720_2" style:family="text"/>
    <style:style style:name="T720_3" style:family="text"/>
    <style:style style:name="T720_4" style:family="text"/>
    <style:style style:name="T720_5" style:family="text"/>
    <style:style style:name="T720_6" style:family="text"/>
    <style:style style:name="T720_7" style:family="text"/>
    <style:style style:name="T720_8" style:family="text"/>
    <style:style style:name="T720_9" style:family="text"/>
    <style:style style:name="P721" style:family="paragraph" style:parent-style-name="Standard">
      <style:paragraph-properties fo:break-before="auto" fo:line-height="115%" style:writing-mode="lr-tb"/>
    </style:style>
    <style:style style:name="T721_1" style:family="text"/>
    <style:style style:name="T721_2" style:family="text"/>
    <style:style style:name="T721_3" style:family="text"/>
    <style:style style:name="T721_4" style:family="text"/>
    <style:style style:name="T721_5" style:family="text"/>
    <style:style style:name="T721_6" style:family="text"/>
    <style:style style:name="T721_7" style:family="text"/>
    <style:style style:name="T721_8" style:family="text"/>
    <style:style style:name="T721_9" style:family="text"/>
    <style:style style:name="T721_10" style:family="text"/>
    <style:style style:name="T721_11" style:family="text"/>
    <style:style style:name="T721_12" style:family="text"/>
    <style:style style:name="T721_13" style:family="text"/>
    <style:style style:name="P722" style:family="paragraph" style:parent-style-name="Standard">
      <style:paragraph-properties fo:break-before="auto" fo:line-height="115%" style:writing-mode="lr-tb"/>
    </style:style>
    <style:style style:name="T722_1" style:family="text"/>
    <style:style style:name="T722_2" style:family="text"/>
    <style:style style:name="T722_3" style:family="text"/>
    <style:style style:name="T722_4" style:family="text"/>
    <style:style style:name="P723" style:family="paragraph" style:parent-style-name="Standard">
      <style:paragraph-properties fo:break-before="auto" fo:line-height="115%" style:writing-mode="lr-tb"/>
    </style:style>
    <style:style style:name="T723_1" style:family="text"/>
    <style:style style:name="T723_2" style:family="text"/>
    <style:style style:name="T723_3" style:family="text"/>
    <style:style style:name="T723_4" style:family="text"/>
    <style:style style:name="T723_5" style:family="text"/>
    <style:style style:name="T723_6" style:family="text"/>
    <style:style style:name="T723_7" style:family="text"/>
    <style:style style:name="T723_8" style:family="text"/>
    <style:style style:name="T723_9" style:family="text"/>
    <style:style style:name="T723_10" style:family="text"/>
    <style:style style:name="T723_11" style:family="text"/>
    <style:style style:name="P724" style:family="paragraph" style:parent-style-name="Standard">
      <style:paragraph-properties fo:break-before="auto" fo:line-height="115%" style:writing-mode="lr-tb"/>
    </style:style>
    <style:style style:name="T724_1" style:family="text"/>
    <style:style style:name="T724_2" style:family="text"/>
    <style:style style:name="T724_3" style:family="text"/>
    <style:style style:name="T724_4" style:family="text"/>
    <style:style style:name="T724_5" style:family="text"/>
    <style:style style:name="T724_6" style:family="text"/>
    <style:style style:name="T724_7" style:family="text"/>
    <style:style style:name="T724_8" style:family="text"/>
    <style:style style:name="T724_9" style:family="text"/>
    <style:style style:name="T724_10" style:family="text"/>
    <style:style style:name="T724_11" style:family="text"/>
    <style:style style:name="P725" style:family="paragraph" style:parent-style-name="Standard">
      <style:paragraph-properties fo:break-before="auto" fo:line-height="115%" style:writing-mode="lr-tb"/>
    </style:style>
    <style:style style:name="T725_1" style:family="text"/>
    <style:style style:name="T725_2" style:family="text"/>
    <style:style style:name="T725_3" style:family="text"/>
    <style:style style:name="T725_4" style:family="text"/>
    <style:style style:name="T725_5" style:family="text"/>
    <style:style style:name="T725_6" style:family="text"/>
    <style:style style:name="T725_7" style:family="text"/>
    <style:style style:name="T725_8" style:family="text"/>
    <style:style style:name="T725_9" style:family="text"/>
    <style:style style:name="T725_10" style:family="text"/>
    <style:style style:name="T725_11" style:family="text"/>
    <style:style style:name="P726" style:family="paragraph" style:parent-style-name="Standard">
      <style:paragraph-properties fo:break-before="auto" fo:line-height="115%" style:writing-mode="lr-tb"/>
    </style:style>
    <style:style style:name="T726_1" style:family="text"/>
    <style:style style:name="T726_2" style:family="text"/>
    <style:style style:name="T726_3" style:family="text"/>
    <style:style style:name="T726_4" style:family="text"/>
    <style:style style:name="T726_5" style:family="text"/>
    <style:style style:name="T726_6" style:family="text"/>
    <style:style style:name="T726_7" style:family="text"/>
    <style:style style:name="T726_8" style:family="text"/>
    <style:style style:name="T726_9" style:family="text"/>
    <style:style style:name="T726_10" style:family="text"/>
    <style:style style:name="T726_11" style:family="text"/>
    <style:style style:name="P727" style:family="paragraph" style:parent-style-name="Standard">
      <style:paragraph-properties fo:break-before="auto" fo:line-height="115%" style:writing-mode="lr-tb"/>
    </style:style>
    <style:style style:name="T727_1" style:family="text"/>
    <style:style style:name="T727_2" style:family="text"/>
    <style:style style:name="T727_3" style:family="text"/>
    <style:style style:name="T727_4" style:family="text"/>
    <style:style style:name="T727_5" style:family="text"/>
    <style:style style:name="T727_6" style:family="text"/>
    <style:style style:name="P728" style:family="paragraph" style:parent-style-name="Standard">
      <style:paragraph-properties fo:break-before="auto" fo:line-height="115%" style:writing-mode="lr-tb"/>
    </style:style>
    <style:style style:name="T728_1" style:family="text"/>
    <style:style style:name="T728_2" style:family="text"/>
    <style:style style:name="T728_3" style:family="text"/>
    <style:style style:name="P729" style:family="paragraph" style:parent-style-name="Standard">
      <style:paragraph-properties fo:break-before="auto" fo:line-height="115%" style:writing-mode="lr-tb"/>
    </style:style>
    <style:style style:name="T729_1" style:family="text"/>
    <style:style style:name="T729_2" style:family="text"/>
    <style:style style:name="T729_3" style:family="text"/>
    <style:style style:name="T729_4" style:family="text"/>
    <style:style style:name="T729_5" style:family="text"/>
    <style:style style:name="T729_6" style:family="text"/>
    <style:style style:name="T729_7" style:family="text"/>
    <style:style style:name="T729_8" style:family="text"/>
    <style:style style:name="T729_9" style:family="text"/>
    <style:style style:name="T729_10" style:family="text"/>
    <style:style style:name="P730" style:family="paragraph" style:parent-style-name="Standard">
      <style:paragraph-properties fo:break-before="auto" fo:line-height="115%" style:writing-mode="lr-tb"/>
    </style:style>
    <style:style style:name="T730_1" style:family="text"/>
    <style:style style:name="T730_2" style:family="text"/>
    <style:style style:name="T730_3" style:family="text"/>
    <style:style style:name="T730_4" style:family="text"/>
    <style:style style:name="T730_5" style:family="text"/>
    <style:style style:name="T730_6" style:family="text"/>
    <style:style style:name="P731" style:family="paragraph" style:parent-style-name="Standard">
      <style:paragraph-properties fo:break-before="auto" fo:line-height="115%" style:writing-mode="lr-tb"/>
    </style:style>
    <style:style style:name="T731_1" style:family="text"/>
    <style:style style:name="T731_2" style:family="text"/>
    <style:style style:name="T731_3" style:family="text"/>
    <style:style style:name="T731_4" style:family="text"/>
    <style:style style:name="T731_5" style:family="text"/>
    <style:style style:name="T731_6" style:family="text"/>
    <style:style style:name="P732" style:family="paragraph" style:parent-style-name="Standard">
      <style:paragraph-properties fo:break-before="auto" fo:line-height="115%" style:writing-mode="lr-tb"/>
    </style:style>
    <style:style style:name="T732_1" style:family="text"/>
    <style:style style:name="T732_2" style:family="text"/>
    <style:style style:name="T732_3" style:family="text"/>
    <style:style style:name="T732_4" style:family="text"/>
    <style:style style:name="P733" style:family="paragraph" style:parent-style-name="Standard">
      <style:paragraph-properties fo:break-before="auto" fo:line-height="115%" style:writing-mode="lr-tb"/>
    </style:style>
    <style:style style:name="T733_1" style:family="text"/>
    <style:style style:name="T733_2" style:family="text"/>
    <style:style style:name="T733_3" style:family="text"/>
    <style:style style:name="T733_4" style:family="text"/>
    <style:style style:name="T733_5" style:family="text"/>
    <style:style style:name="T733_6" style:family="text"/>
    <style:style style:name="T733_7" style:family="text"/>
    <style:style style:name="T733_8" style:family="text"/>
    <style:style style:name="T733_9" style:family="text"/>
    <style:style style:name="T733_10" style:family="text"/>
    <style:style style:name="T733_11" style:family="text"/>
    <style:style style:name="T733_12" style:family="text"/>
    <style:style style:name="T733_13" style:family="text"/>
    <style:style style:name="T733_14" style:family="text"/>
    <style:style style:name="P734" style:family="paragraph" style:parent-style-name="Standard">
      <style:paragraph-properties fo:break-before="auto" fo:line-height="115%" style:writing-mode="lr-tb"/>
    </style:style>
    <style:style style:name="T734_1" style:family="text"/>
    <style:style style:name="T734_2" style:family="text"/>
    <style:style style:name="T734_3" style:family="text"/>
    <style:style style:name="T734_4" style:family="text"/>
    <style:style style:name="P735" style:family="paragraph" style:parent-style-name="Standard">
      <style:paragraph-properties fo:break-before="auto" fo:line-height="115%" style:writing-mode="lr-tb"/>
    </style:style>
    <style:style style:name="T735_1" style:family="text"/>
    <style:style style:name="T735_2" style:family="text"/>
    <style:style style:name="P736" style:family="paragraph" style:parent-style-name="Standard">
      <style:paragraph-properties fo:break-before="auto" fo:line-height="115%" style:writing-mode="lr-tb"/>
    </style:style>
    <style:style style:name="T736_1" style:family="text"/>
    <style:style style:name="T736_2" style:family="text"/>
    <style:style style:name="T736_3" style:family="text"/>
    <style:style style:name="P737" style:family="paragraph" style:parent-style-name="Standard">
      <style:paragraph-properties fo:break-before="auto" fo:line-height="115%" style:writing-mode="lr-tb"/>
    </style:style>
    <style:style style:name="T737_1" style:family="text"/>
    <style:style style:name="T737_2" style:family="text"/>
    <style:style style:name="T737_3" style:family="text"/>
    <style:style style:name="T737_4" style:family="text"/>
    <style:style style:name="T737_5" style:family="text"/>
    <style:style style:name="T737_6" style:family="text"/>
    <style:style style:name="T737_7" style:family="text"/>
    <style:style style:name="T737_8" style:family="text"/>
    <style:style style:name="T737_9" style:family="text"/>
    <style:style style:name="T737_10" style:family="text"/>
    <style:style style:name="T737_11" style:family="text"/>
    <style:style style:name="P738" style:family="paragraph" style:parent-style-name="Standard">
      <style:paragraph-properties fo:break-before="auto" fo:line-height="115%" style:writing-mode="lr-tb"/>
    </style:style>
    <style:style style:name="T738_1" style:family="text"/>
    <style:style style:name="T738_2" style:family="text"/>
    <style:style style:name="T738_3" style:family="text"/>
    <style:style style:name="T738_4" style:family="text"/>
    <style:style style:name="T738_5" style:family="text"/>
    <style:style style:name="T738_6" style:family="text"/>
    <style:style style:name="P739" style:family="paragraph" style:parent-style-name="Standard">
      <style:paragraph-properties fo:break-before="auto" fo:line-height="115%" style:writing-mode="lr-tb"/>
    </style:style>
    <style:style style:name="T739_1" style:family="text"/>
    <style:style style:name="T739_2" style:family="text"/>
    <style:style style:name="T739_3" style:family="text"/>
    <style:style style:name="T739_4" style:family="text"/>
    <style:style style:name="P740" style:family="paragraph" style:parent-style-name="Standard">
      <style:paragraph-properties fo:break-before="auto" fo:line-height="115%" style:writing-mode="lr-tb"/>
    </style:style>
    <style:style style:name="T740_1" style:family="text"/>
    <style:style style:name="T740_2" style:family="text"/>
    <style:style style:name="T740_3" style:family="text"/>
    <style:style style:name="P741" style:family="paragraph" style:parent-style-name="Standard">
      <style:paragraph-properties fo:break-before="auto" fo:line-height="115%" style:writing-mode="lr-tb"/>
    </style:style>
    <style:style style:name="T741_1" style:family="text"/>
    <style:style style:name="T741_2" style:family="text"/>
    <style:style style:name="T741_3" style:family="text"/>
    <style:style style:name="T741_4" style:family="text"/>
    <style:style style:name="T741_5" style:family="text"/>
    <style:style style:name="T741_6" style:family="text"/>
    <style:style style:name="T741_7" style:family="text"/>
    <style:style style:name="T741_8" style:family="text"/>
    <style:style style:name="P742" style:family="paragraph" style:parent-style-name="Standard">
      <style:paragraph-properties fo:break-before="auto" fo:line-height="115%" style:writing-mode="lr-tb"/>
    </style:style>
    <style:style style:name="T742_1" style:family="text"/>
    <style:style style:name="T742_2" style:family="text"/>
    <style:style style:name="T742_3" style:family="text"/>
    <style:style style:name="T742_4" style:family="text"/>
    <style:style style:name="P743" style:family="paragraph" style:parent-style-name="Standard">
      <style:paragraph-properties fo:break-before="auto" fo:line-height="115%" style:writing-mode="lr-tb"/>
    </style:style>
    <style:style style:name="T743_1" style:family="text"/>
    <style:style style:name="T743_2" style:family="text"/>
    <style:style style:name="T743_3" style:family="text"/>
    <style:style style:name="T743_4" style:family="text"/>
    <style:style style:name="T743_5" style:family="text"/>
    <style:style style:name="T743_6" style:family="text"/>
    <style:style style:name="P744" style:family="paragraph" style:parent-style-name="Standard">
      <style:paragraph-properties fo:break-before="auto" fo:line-height="115%" style:writing-mode="lr-tb"/>
    </style:style>
    <style:style style:name="T744_1" style:family="text"/>
    <style:style style:name="T744_2" style:family="text"/>
    <style:style style:name="T744_3" style:family="text"/>
    <style:style style:name="T744_4" style:family="text"/>
    <style:style style:name="T744_5" style:family="text"/>
    <style:style style:name="T744_6" style:family="text"/>
    <style:style style:name="T744_7" style:family="text"/>
    <style:style style:name="T744_8" style:family="text"/>
    <style:style style:name="T744_9" style:family="text"/>
    <style:style style:name="T744_10" style:family="text"/>
    <style:style style:name="T744_11" style:family="text"/>
    <style:style style:name="T744_12" style:family="text"/>
    <style:style style:name="T744_13" style:family="text"/>
    <style:style style:name="T744_14" style:family="text"/>
    <style:style style:name="T744_15" style:family="text"/>
    <style:style style:name="T744_16" style:family="text"/>
    <style:style style:name="T744_17" style:family="text"/>
    <style:style style:name="T744_18" style:family="text"/>
    <style:style style:name="T744_19" style:family="text"/>
    <style:style style:name="P745" style:family="paragraph" style:parent-style-name="Standard">
      <style:paragraph-properties fo:break-before="auto" fo:line-height="115%" style:writing-mode="lr-tb"/>
    </style:style>
    <style:style style:name="T745_1" style:family="text"/>
    <style:style style:name="T745_2" style:family="text"/>
    <style:style style:name="T745_3" style:family="text"/>
    <style:style style:name="T745_4" style:family="text"/>
    <style:style style:name="P746" style:family="paragraph" style:parent-style-name="Standard">
      <style:paragraph-properties fo:break-before="auto" fo:line-height="115%" style:writing-mode="lr-tb"/>
    </style:style>
    <style:style style:name="T746_1" style:family="text"/>
    <style:style style:name="T746_2" style:family="text"/>
    <style:style style:name="T746_3" style:family="text"/>
    <style:style style:name="T746_4" style:family="text"/>
    <style:style style:name="T746_5" style:family="text"/>
    <style:style style:name="T746_6" style:family="text"/>
    <style:style style:name="T746_7" style:family="text"/>
    <style:style style:name="T746_8" style:family="text"/>
    <style:style style:name="T746_9" style:family="text"/>
    <style:style style:name="T746_10" style:family="text"/>
    <style:style style:name="P747" style:family="paragraph" style:parent-style-name="Standard">
      <style:paragraph-properties fo:break-before="auto" fo:line-height="115%" style:writing-mode="lr-tb"/>
    </style:style>
    <style:style style:name="T747_1" style:family="text"/>
    <style:style style:name="T747_2" style:family="text"/>
    <style:style style:name="T747_3" style:family="text"/>
    <style:style style:name="P748" style:family="paragraph" style:parent-style-name="Standard">
      <style:paragraph-properties fo:break-before="auto" fo:line-height="115%" style:writing-mode="lr-tb"/>
    </style:style>
    <style:style style:name="T748_1" style:family="text"/>
    <style:style style:name="T748_2" style:family="text"/>
    <style:style style:name="T748_3" style:family="text"/>
    <style:style style:name="T748_4" style:family="text"/>
    <style:style style:name="T748_5" style:family="text"/>
    <style:style style:name="T748_6" style:family="text"/>
    <style:style style:name="T748_7" style:family="text"/>
    <style:style style:name="T748_8" style:family="text"/>
    <style:style style:name="T748_9" style:family="text"/>
    <style:style style:name="T748_10" style:family="text"/>
    <style:style style:name="T748_11" style:family="text"/>
    <style:style style:name="T748_12" style:family="text"/>
    <style:style style:name="T748_13" style:family="text"/>
    <style:style style:name="T748_14" style:family="text"/>
    <style:style style:name="T748_15" style:family="text"/>
    <style:style style:name="T748_16" style:family="text"/>
    <style:style style:name="T748_17" style:family="text"/>
    <style:style style:name="T748_18" style:family="text"/>
    <style:style style:name="T748_19" style:family="text"/>
    <style:style style:name="P749" style:family="paragraph" style:parent-style-name="Standard">
      <style:paragraph-properties fo:break-before="auto" fo:line-height="115%" style:writing-mode="lr-tb"/>
    </style:style>
    <style:style style:name="T749_1" style:family="text"/>
    <style:style style:name="T749_2" style:family="text"/>
    <style:style style:name="P750" style:family="paragraph" style:parent-style-name="Standard">
      <style:paragraph-properties fo:break-before="auto" fo:line-height="115%" style:writing-mode="lr-tb"/>
    </style:style>
    <style:style style:name="T750_1" style:family="text"/>
    <style:style style:name="T750_2" style:family="text"/>
    <style:style style:name="P751" style:family="paragraph" style:parent-style-name="Standard">
      <style:paragraph-properties fo:break-before="auto" fo:line-height="115%" style:writing-mode="lr-tb"/>
    </style:style>
    <style:style style:name="T751_1" style:family="text"/>
    <style:style style:name="P752" style:family="paragraph" style:parent-style-name="Standard">
      <style:paragraph-properties fo:break-before="auto" fo:line-height="115%" style:writing-mode="lr-tb"/>
    </style:style>
    <style:style style:name="T752_1" style:family="text"/>
    <style:style style:name="P753" style:family="paragraph" style:parent-style-name="Standard">
      <style:paragraph-properties fo:break-before="auto" fo:line-height="115%" style:writing-mode="lr-tb"/>
    </style:style>
    <style:style style:name="P754" style:family="paragraph" style:parent-style-name="Standard">
      <style:paragraph-properties fo:break-before="auto" fo:line-height="115%" style:writing-mode="lr-tb"/>
    </style:style>
    <style:style style:name="T754_1" style:family="text"/>
    <style:style style:name="T754_2" style:family="text"/>
    <style:style style:name="T754_3" style:family="text"/>
    <style:style style:name="P755" style:family="paragraph" style:parent-style-name="Standard">
      <style:paragraph-properties fo:break-before="auto" fo:line-height="115%" style:writing-mode="lr-tb"/>
    </style:style>
    <style:style style:name="P756" style:family="paragraph" style:parent-style-name="Standard">
      <style:paragraph-properties fo:break-before="auto" fo:line-height="115%" style:writing-mode="lr-tb"/>
    </style:style>
    <style:style style:name="T756_1" style:family="text"/>
    <style:style style:name="T756_2" style:family="text"/>
    <style:style style:name="T756_3" style:family="text"/>
    <style:style style:name="T756_4" style:family="text"/>
    <style:style style:name="T756_5" style:family="text"/>
    <style:style style:name="T756_6" style:family="text"/>
    <style:style style:name="T756_7" style:family="text"/>
    <style:style style:name="P757" style:family="paragraph" style:parent-style-name="Standard">
      <style:paragraph-properties fo:break-before="auto" fo:line-height="115%" style:writing-mode="lr-tb"/>
    </style:style>
    <style:style style:name="T757_1" style:family="text"/>
    <style:style style:name="P758" style:family="paragraph" style:parent-style-name="Standard">
      <style:paragraph-properties fo:break-before="auto" fo:line-height="115%" style:writing-mode="lr-tb"/>
    </style:style>
    <style:style style:name="T758_1" style:family="text"/>
    <style:style style:name="T758_2" style:family="text"/>
    <style:style style:name="T758_3" style:family="text"/>
    <style:style style:name="T758_4" style:family="text"/>
    <style:style style:name="T758_5" style:family="text"/>
    <style:style style:name="T758_6" style:family="text"/>
    <style:style style:name="T758_7" style:family="text"/>
    <style:style style:name="T758_8" style:family="text"/>
    <style:style style:name="T758_9" style:family="text"/>
    <style:style style:name="P759" style:family="paragraph" style:parent-style-name="Standard">
      <style:paragraph-properties fo:break-before="auto" fo:line-height="115%" style:writing-mode="lr-tb"/>
    </style:style>
    <style:style style:name="T759_1" style:family="text"/>
    <style:style style:name="T759_2" style:family="text"/>
    <style:style style:name="T759_3" style:family="text"/>
    <style:style style:name="T759_4" style:family="text"/>
    <style:style style:name="T759_5" style:family="text"/>
    <style:style style:name="T759_6" style:family="text"/>
    <style:style style:name="T759_7" style:family="text"/>
    <style:style style:name="T759_8" style:family="text"/>
    <style:style style:name="T759_9" style:family="text"/>
    <style:style style:name="T759_10" style:family="text"/>
    <style:style style:name="P760" style:family="paragraph" style:parent-style-name="Standard">
      <style:paragraph-properties fo:break-before="auto" fo:line-height="115%" style:writing-mode="lr-tb"/>
    </style:style>
    <style:style style:name="T760_1" style:family="text"/>
    <style:style style:name="T760_2" style:family="text"/>
    <style:style style:name="T760_3" style:family="text"/>
    <style:style style:name="T760_4" style:family="text"/>
    <style:style style:name="T760_5" style:family="text"/>
    <style:style style:name="T760_6" style:family="text"/>
    <style:style style:name="T760_7" style:family="text"/>
    <style:style style:name="T760_8" style:family="text"/>
    <style:style style:name="T760_9" style:family="text"/>
    <style:style style:name="T760_10" style:family="text"/>
    <style:style style:name="T760_11" style:family="text"/>
    <style:style style:name="T760_12" style:family="text"/>
    <style:style style:name="T760_13" style:family="text"/>
    <style:style style:name="T760_14" style:family="text"/>
    <style:style style:name="T760_15" style:family="text"/>
    <style:style style:name="T760_16" style:family="text"/>
    <style:style style:name="T760_17" style:family="text"/>
    <style:style style:name="T760_18" style:family="text"/>
    <style:style style:name="T760_19" style:family="text"/>
    <style:style style:name="T760_20" style:family="text"/>
    <style:style style:name="T760_21" style:family="text"/>
    <style:style style:name="T760_22" style:family="text"/>
    <style:style style:name="T760_23" style:family="text"/>
    <style:style style:name="T760_24" style:family="text"/>
    <style:style style:name="T760_25" style:family="text"/>
    <style:style style:name="T760_26" style:family="text"/>
    <style:style style:name="T760_27" style:family="text"/>
    <style:style style:name="P761" style:family="paragraph" style:parent-style-name="Standard">
      <style:paragraph-properties fo:break-before="auto" fo:line-height="115%" style:writing-mode="lr-tb"/>
    </style:style>
    <style:style style:name="T761_1" style:family="text"/>
    <style:style style:name="T761_2" style:family="text"/>
    <style:style style:name="P762" style:family="paragraph" style:parent-style-name="Standard">
      <style:paragraph-properties fo:break-before="auto" fo:line-height="115%" style:writing-mode="lr-tb"/>
    </style:style>
    <style:style style:name="T762_1" style:family="text"/>
    <style:style style:name="T762_2" style:family="text"/>
    <style:style style:name="T762_3" style:family="text"/>
    <style:style style:name="T762_4" style:family="text"/>
    <style:style style:name="T762_5" style:family="text"/>
    <style:style style:name="T762_6" style:family="text"/>
    <style:style style:name="T762_7" style:family="text"/>
    <style:style style:name="T762_8" style:family="text"/>
    <style:style style:name="T762_9" style:family="text"/>
    <style:style style:name="T762_10" style:family="text"/>
    <style:style style:name="T762_11" style:family="text"/>
    <style:style style:name="P763" style:family="paragraph" style:parent-style-name="Standard">
      <style:paragraph-properties fo:break-before="auto" fo:line-height="115%" style:writing-mode="lr-tb"/>
    </style:style>
    <style:style style:name="T763_1" style:family="text"/>
    <style:style style:name="T763_2" style:family="text"/>
    <style:style style:name="P764" style:family="paragraph" style:parent-style-name="Standard">
      <style:paragraph-properties fo:break-before="auto" fo:line-height="115%" style:writing-mode="lr-tb"/>
    </style:style>
    <style:style style:name="T764_1" style:family="text"/>
    <style:style style:name="P765" style:family="paragraph" style:parent-style-name="Standard">
      <style:paragraph-properties fo:break-before="auto" fo:line-height="115%" style:writing-mode="lr-tb"/>
    </style:style>
    <style:style style:name="T765_1" style:family="text"/>
    <style:style style:name="P766" style:family="paragraph" style:parent-style-name="Standard">
      <style:paragraph-properties fo:break-before="auto" fo:line-height="115%" style:writing-mode="lr-tb"/>
    </style:style>
    <style:style style:name="P767" style:family="paragraph" style:parent-style-name="Standard">
      <style:paragraph-properties fo:break-before="auto" fo:line-height="115%" style:writing-mode="lr-tb"/>
    </style:style>
    <style:style style:name="T767_1" style:family="text"/>
    <style:style style:name="P768" style:family="paragraph" style:parent-style-name="Standard">
      <style:paragraph-properties fo:break-before="auto" fo:line-height="115%" style:writing-mode="lr-tb"/>
    </style:style>
    <style:style style:name="P769" style:family="paragraph" style:parent-style-name="Standard">
      <style:paragraph-properties fo:break-before="auto" fo:line-height="115%" style:writing-mode="lr-tb"/>
    </style:style>
    <style:style style:name="T769_1" style:family="text"/>
    <style:style style:name="T769_2" style:family="text"/>
    <style:style style:name="T769_3" style:family="text"/>
    <style:style style:name="T769_4" style:family="text"/>
    <style:style style:name="T769_5" style:family="text"/>
    <style:style style:name="T769_6" style:family="text"/>
    <style:style style:name="T769_7" style:family="text"/>
    <style:style style:name="P770" style:family="paragraph" style:parent-style-name="Standard">
      <style:paragraph-properties fo:break-before="auto" fo:line-height="115%" style:writing-mode="lr-tb"/>
    </style:style>
    <style:style style:name="T770_1" style:family="text"/>
    <style:style style:name="P771" style:family="paragraph" style:parent-style-name="Standard">
      <style:paragraph-properties fo:break-before="auto" fo:line-height="115%" style:writing-mode="lr-tb"/>
    </style:style>
    <style:style style:name="T771_1" style:family="text"/>
    <style:style style:name="T771_2" style:family="text"/>
    <style:style style:name="T771_3" style:family="text"/>
    <style:style style:name="T771_4" style:family="text"/>
    <style:style style:name="T771_5" style:family="text"/>
    <style:style style:name="T771_6" style:family="text"/>
    <style:style style:name="T771_7" style:family="text"/>
    <style:style style:name="T771_8" style:family="text"/>
    <style:style style:name="T771_9" style:family="text"/>
    <style:style style:name="P772" style:family="paragraph" style:parent-style-name="Standard">
      <style:paragraph-properties fo:break-before="auto" fo:line-height="115%" style:writing-mode="lr-tb"/>
    </style:style>
    <style:style style:name="T772_1" style:family="text"/>
    <style:style style:name="T772_2" style:family="text"/>
    <style:style style:name="T772_3" style:family="text"/>
    <style:style style:name="T772_4" style:family="text"/>
    <style:style style:name="T772_5" style:family="text"/>
    <style:style style:name="T772_6" style:family="text"/>
    <style:style style:name="T772_7" style:family="text"/>
    <style:style style:name="T772_8" style:family="text"/>
    <style:style style:name="T772_9" style:family="text"/>
    <style:style style:name="T772_10" style:family="text"/>
    <style:style style:name="T772_11" style:family="text"/>
    <style:style style:name="T772_12" style:family="text"/>
    <style:style style:name="T772_13" style:family="text"/>
    <style:style style:name="P773" style:family="paragraph" style:parent-style-name="Standard">
      <style:paragraph-properties fo:break-before="auto" fo:line-height="115%" style:writing-mode="lr-tb"/>
    </style:style>
    <style:style style:name="T773_1" style:family="text"/>
    <style:style style:name="T773_2" style:family="text"/>
    <style:style style:name="T773_3" style:family="text"/>
    <style:style style:name="T773_4" style:family="text"/>
    <style:style style:name="T773_5" style:family="text"/>
    <style:style style:name="T773_6" style:family="text"/>
    <style:style style:name="T773_7" style:family="text"/>
    <style:style style:name="T773_8" style:family="text"/>
    <style:style style:name="T773_9" style:family="text"/>
    <style:style style:name="T773_10" style:family="text"/>
    <style:style style:name="P774" style:family="paragraph" style:parent-style-name="Standard">
      <style:paragraph-properties fo:break-before="auto" fo:line-height="115%" style:writing-mode="lr-tb"/>
    </style:style>
    <style:style style:name="T774_1" style:family="text"/>
    <style:style style:name="T774_2" style:family="text"/>
    <style:style style:name="T774_3" style:family="text"/>
    <style:style style:name="P775" style:family="paragraph" style:parent-style-name="Standard">
      <style:paragraph-properties fo:break-before="auto" fo:line-height="115%" style:writing-mode="lr-tb"/>
    </style:style>
    <style:style style:name="T775_1" style:family="text"/>
    <style:style style:name="T775_2" style:family="text"/>
    <style:style style:name="T775_3" style:family="text"/>
    <style:style style:name="P776" style:family="paragraph" style:parent-style-name="Standard">
      <style:paragraph-properties fo:break-before="auto" fo:line-height="115%" style:writing-mode="lr-tb"/>
    </style:style>
    <style:style style:name="T776_1" style:family="text"/>
    <style:style style:name="T776_2" style:family="text"/>
    <style:style style:name="T776_3" style:family="text"/>
    <style:style style:name="T776_4" style:family="text"/>
    <style:style style:name="T776_5" style:family="text"/>
    <style:style style:name="T776_6" style:family="text"/>
    <style:style style:name="T776_7" style:family="text"/>
    <style:style style:name="T776_8" style:family="text"/>
    <style:style style:name="T776_9" style:family="text"/>
    <style:style style:name="P777" style:family="paragraph" style:parent-style-name="Standard">
      <style:paragraph-properties fo:break-before="auto" fo:line-height="115%" style:writing-mode="lr-tb"/>
    </style:style>
    <style:style style:name="T777_1" style:family="text"/>
    <style:style style:name="T777_2" style:family="text"/>
    <style:style style:name="T777_3" style:family="text"/>
    <style:style style:name="T777_4" style:family="text"/>
    <style:style style:name="T777_5" style:family="text"/>
    <style:style style:name="T777_6" style:family="text"/>
    <style:style style:name="T777_7" style:family="text"/>
    <style:style style:name="T777_8" style:family="text"/>
    <style:style style:name="T777_9" style:family="text"/>
    <style:style style:name="T777_10" style:family="text"/>
    <style:style style:name="T777_11" style:family="text"/>
    <style:style style:name="T777_12" style:family="text"/>
    <style:style style:name="T777_13" style:family="text"/>
    <style:style style:name="P778" style:family="paragraph" style:parent-style-name="Standard">
      <style:paragraph-properties fo:break-before="auto" fo:line-height="115%" style:writing-mode="lr-tb"/>
    </style:style>
    <style:style style:name="T778_1" style:family="text"/>
    <style:style style:name="T778_2" style:family="text"/>
    <style:style style:name="T778_3" style:family="text"/>
    <style:style style:name="T778_4" style:family="text"/>
    <style:style style:name="P779" style:family="paragraph" style:parent-style-name="Standard">
      <style:paragraph-properties fo:break-before="auto" fo:line-height="115%" style:writing-mode="lr-tb"/>
    </style:style>
    <style:style style:name="T779_1" style:family="text"/>
    <style:style style:name="T779_2" style:family="text"/>
    <style:style style:name="T779_3" style:family="text"/>
    <style:style style:name="T779_4" style:family="text"/>
    <style:style style:name="T779_5" style:family="text"/>
    <style:style style:name="T779_6" style:family="text"/>
    <style:style style:name="T779_7" style:family="text"/>
    <style:style style:name="T779_8" style:family="text"/>
    <style:style style:name="T779_9" style:family="text"/>
    <style:style style:name="T779_10" style:family="text"/>
    <style:style style:name="T779_11" style:family="text"/>
    <style:style style:name="P780" style:family="paragraph" style:parent-style-name="Standard">
      <style:paragraph-properties fo:break-before="auto" fo:line-height="115%" style:writing-mode="lr-tb"/>
    </style:style>
    <style:style style:name="T780_1" style:family="text"/>
    <style:style style:name="T780_2" style:family="text"/>
    <style:style style:name="T780_3" style:family="text"/>
    <style:style style:name="T780_4" style:family="text"/>
    <style:style style:name="T780_5" style:family="text"/>
    <style:style style:name="T780_6" style:family="text"/>
    <style:style style:name="T780_7" style:family="text"/>
    <style:style style:name="T780_8" style:family="text"/>
    <style:style style:name="T780_9" style:family="text"/>
    <style:style style:name="T780_10" style:family="text"/>
    <style:style style:name="T780_11" style:family="text"/>
    <style:style style:name="P781" style:family="paragraph" style:parent-style-name="Standard">
      <style:paragraph-properties fo:break-before="auto" fo:line-height="115%" style:writing-mode="lr-tb"/>
    </style:style>
    <style:style style:name="T781_1" style:family="text"/>
    <style:style style:name="T781_2" style:family="text"/>
    <style:style style:name="T781_3" style:family="text"/>
    <style:style style:name="T781_4" style:family="text"/>
    <style:style style:name="T781_5" style:family="text"/>
    <style:style style:name="T781_6" style:family="text"/>
    <style:style style:name="T781_7" style:family="text"/>
    <style:style style:name="T781_8" style:family="text"/>
    <style:style style:name="T781_9" style:family="text"/>
    <style:style style:name="T781_10" style:family="text"/>
    <style:style style:name="T781_11" style:family="text"/>
    <style:style style:name="P782" style:family="paragraph" style:parent-style-name="Standard">
      <style:paragraph-properties fo:break-before="auto" fo:line-height="115%" style:writing-mode="lr-tb"/>
    </style:style>
    <style:style style:name="T782_1" style:family="text"/>
    <style:style style:name="T782_2" style:family="text"/>
    <style:style style:name="T782_3" style:family="text"/>
    <style:style style:name="T782_4" style:family="text"/>
    <style:style style:name="T782_5" style:family="text"/>
    <style:style style:name="T782_6" style:family="text"/>
    <style:style style:name="P783" style:family="paragraph" style:parent-style-name="Standard">
      <style:paragraph-properties fo:break-before="auto" fo:line-height="115%" style:writing-mode="lr-tb"/>
    </style:style>
    <style:style style:name="T783_1" style:family="text"/>
    <style:style style:name="T783_2" style:family="text"/>
    <style:style style:name="T783_3" style:family="text"/>
    <style:style style:name="P784" style:family="paragraph" style:parent-style-name="Standard">
      <style:paragraph-properties fo:break-before="auto" fo:line-height="115%" style:writing-mode="lr-tb"/>
    </style:style>
    <style:style style:name="T784_1" style:family="text"/>
    <style:style style:name="T784_2" style:family="text"/>
    <style:style style:name="T784_3" style:family="text"/>
    <style:style style:name="T784_4" style:family="text"/>
    <style:style style:name="T784_5" style:family="text"/>
    <style:style style:name="T784_6" style:family="text"/>
    <style:style style:name="T784_7" style:family="text"/>
    <style:style style:name="T784_8" style:family="text"/>
    <style:style style:name="T784_9" style:family="text"/>
    <style:style style:name="T784_10" style:family="text"/>
    <style:style style:name="T784_11" style:family="text"/>
    <style:style style:name="T784_12" style:family="text"/>
    <style:style style:name="T784_13" style:family="text"/>
    <style:style style:name="T784_14" style:family="text"/>
    <style:style style:name="T784_15" style:family="text"/>
    <style:style style:name="T784_16" style:family="text"/>
    <style:style style:name="T784_17" style:family="text"/>
    <style:style style:name="T784_18" style:family="text"/>
    <style:style style:name="T784_19" style:family="text"/>
    <style:style style:name="T784_20" style:family="text"/>
    <style:style style:name="T784_21" style:family="text"/>
    <style:style style:name="T784_22" style:family="text"/>
    <style:style style:name="P785" style:family="paragraph" style:parent-style-name="Standard">
      <style:paragraph-properties fo:break-before="auto" fo:line-height="115%" style:writing-mode="lr-tb"/>
    </style:style>
    <style:style style:name="T785_1" style:family="text"/>
    <style:style style:name="T785_2" style:family="text"/>
    <style:style style:name="T785_3" style:family="text"/>
    <style:style style:name="T785_4" style:family="text"/>
    <style:style style:name="T785_5" style:family="text"/>
    <style:style style:name="T785_6" style:family="text"/>
    <style:style style:name="T785_7" style:family="text"/>
    <style:style style:name="T785_8" style:family="text"/>
    <style:style style:name="P786" style:family="paragraph" style:parent-style-name="Standard">
      <style:paragraph-properties fo:break-before="auto" fo:line-height="115%" style:writing-mode="lr-tb"/>
    </style:style>
    <style:style style:name="T786_1" style:family="text"/>
    <style:style style:name="T786_2" style:family="text"/>
    <style:style style:name="P787" style:family="paragraph" style:parent-style-name="Standard">
      <style:paragraph-properties fo:break-before="auto" fo:line-height="115%" style:writing-mode="lr-tb"/>
    </style:style>
    <style:style style:name="T787_1" style:family="text"/>
    <style:style style:name="T787_2" style:family="text"/>
    <style:style style:name="T787_3" style:family="text"/>
    <style:style style:name="P788" style:family="paragraph" style:parent-style-name="Standard">
      <style:paragraph-properties fo:break-before="auto" fo:line-height="115%" style:writing-mode="lr-tb"/>
    </style:style>
    <style:style style:name="T788_1" style:family="text"/>
    <style:style style:name="T788_2" style:family="text"/>
    <style:style style:name="T788_3" style:family="text"/>
    <style:style style:name="T788_4" style:family="text"/>
    <style:style style:name="T788_5" style:family="text"/>
    <style:style style:name="T788_6" style:family="text"/>
    <style:style style:name="T788_7" style:family="text"/>
    <style:style style:name="T788_8" style:family="text"/>
    <style:style style:name="T788_9" style:family="text"/>
    <style:style style:name="T788_10" style:family="text"/>
    <style:style style:name="T788_11" style:family="text"/>
    <style:style style:name="P789" style:family="paragraph" style:parent-style-name="Standard">
      <style:paragraph-properties fo:break-before="auto" fo:line-height="115%" style:writing-mode="lr-tb"/>
    </style:style>
    <style:style style:name="T789_1" style:family="text"/>
    <style:style style:name="T789_2" style:family="text"/>
    <style:style style:name="T789_3" style:family="text"/>
    <style:style style:name="T789_4" style:family="text"/>
    <style:style style:name="T789_5" style:family="text"/>
    <style:style style:name="T789_6" style:family="text"/>
    <style:style style:name="P790" style:family="paragraph" style:parent-style-name="Standard">
      <style:paragraph-properties fo:break-before="auto" fo:line-height="115%" style:writing-mode="lr-tb"/>
    </style:style>
    <style:style style:name="T790_1" style:family="text"/>
    <style:style style:name="T790_2" style:family="text"/>
    <style:style style:name="T790_3" style:family="text"/>
    <style:style style:name="T790_4" style:family="text"/>
    <style:style style:name="T790_5" style:family="text"/>
    <style:style style:name="T790_6" style:family="text"/>
    <style:style style:name="T790_7" style:family="text"/>
    <style:style style:name="T790_8" style:family="text"/>
    <style:style style:name="T790_9" style:family="text"/>
    <style:style style:name="T790_10" style:family="text"/>
    <style:style style:name="T790_11" style:family="text"/>
    <style:style style:name="T790_12" style:family="text"/>
    <style:style style:name="T790_13" style:family="text"/>
    <style:style style:name="T790_14" style:family="text"/>
    <style:style style:name="T790_15" style:family="text"/>
    <style:style style:name="T790_16" style:family="text"/>
    <style:style style:name="T790_17" style:family="text"/>
    <style:style style:name="T790_18" style:family="text"/>
    <style:style style:name="T790_19" style:family="text"/>
    <style:style style:name="P791" style:family="paragraph" style:parent-style-name="Standard">
      <style:paragraph-properties fo:break-before="auto" fo:line-height="115%" style:writing-mode="lr-tb"/>
    </style:style>
    <style:style style:name="T791_1" style:family="text"/>
    <style:style style:name="T791_2" style:family="text"/>
    <style:style style:name="T791_3" style:family="text"/>
    <style:style style:name="T791_4" style:family="text"/>
    <style:style style:name="T791_5" style:family="text"/>
    <style:style style:name="T791_6" style:family="text"/>
    <style:style style:name="P792" style:family="paragraph" style:parent-style-name="Standard">
      <style:paragraph-properties fo:break-before="auto" fo:line-height="115%" style:writing-mode="lr-tb"/>
    </style:style>
    <style:style style:name="T792_1" style:family="text"/>
    <style:style style:name="T792_2" style:family="text"/>
    <style:style style:name="T792_3" style:family="text"/>
    <style:style style:name="P793" style:family="paragraph" style:parent-style-name="Standard">
      <style:paragraph-properties fo:break-before="auto" fo:line-height="115%" style:writing-mode="lr-tb"/>
    </style:style>
    <style:style style:name="T793_1" style:family="text"/>
    <style:style style:name="T793_2" style:family="text"/>
    <style:style style:name="T793_3" style:family="text"/>
    <style:style style:name="T793_4" style:family="text"/>
    <style:style style:name="T793_5" style:family="text"/>
    <style:style style:name="T793_6" style:family="text"/>
    <style:style style:name="T793_7" style:family="text"/>
    <style:style style:name="T793_8" style:family="text"/>
    <style:style style:name="T793_9" style:family="text"/>
    <style:style style:name="T793_10" style:family="text"/>
    <style:style style:name="P794" style:family="paragraph" style:parent-style-name="Standard">
      <style:paragraph-properties fo:break-before="auto" fo:line-height="115%" style:writing-mode="lr-tb"/>
    </style:style>
    <style:style style:name="T794_1" style:family="text"/>
    <style:style style:name="T794_2" style:family="text"/>
    <style:style style:name="T794_3" style:family="text"/>
    <style:style style:name="T794_4" style:family="text"/>
    <style:style style:name="P795" style:family="paragraph" style:parent-style-name="Standard">
      <style:paragraph-properties fo:break-before="auto" fo:line-height="115%" style:writing-mode="lr-tb"/>
    </style:style>
    <style:style style:name="T795_1" style:family="text"/>
    <style:style style:name="T795_2" style:family="text"/>
    <style:style style:name="T795_3" style:family="text"/>
    <style:style style:name="T795_4" style:family="text"/>
    <style:style style:name="T795_5" style:family="text"/>
    <style:style style:name="T795_6" style:family="text"/>
    <style:style style:name="T795_7" style:family="text"/>
    <style:style style:name="T795_8" style:family="text"/>
    <style:style style:name="T795_9" style:family="text"/>
    <style:style style:name="T795_10" style:family="text"/>
    <style:style style:name="T795_11" style:family="text"/>
    <style:style style:name="T795_12" style:family="text"/>
    <style:style style:name="P796" style:family="paragraph" style:parent-style-name="Standard">
      <style:paragraph-properties fo:break-before="auto" fo:line-height="115%" style:writing-mode="lr-tb"/>
    </style:style>
    <style:style style:name="T796_1" style:family="text"/>
    <style:style style:name="T796_2" style:family="text"/>
    <style:style style:name="T796_3" style:family="text"/>
    <style:style style:name="T796_4" style:family="text"/>
    <style:style style:name="P797" style:family="paragraph" style:parent-style-name="Standard">
      <style:paragraph-properties fo:break-before="auto" fo:line-height="115%" style:writing-mode="lr-tb"/>
    </style:style>
    <style:style style:name="T797_1" style:family="text"/>
    <style:style style:name="T797_2" style:family="text"/>
    <style:style style:name="T797_3" style:family="text"/>
    <style:style style:name="P798" style:family="paragraph" style:parent-style-name="Standard">
      <style:paragraph-properties fo:break-before="auto" fo:line-height="115%" style:writing-mode="lr-tb"/>
    </style:style>
    <style:style style:name="T798_1" style:family="text"/>
    <style:style style:name="T798_2" style:family="text"/>
    <style:style style:name="T798_3" style:family="text"/>
    <style:style style:name="T798_4" style:family="text"/>
    <style:style style:name="T798_5" style:family="text"/>
    <style:style style:name="T798_6" style:family="text"/>
    <style:style style:name="T798_7" style:family="text"/>
    <style:style style:name="T798_8" style:family="text"/>
    <style:style style:name="T798_9" style:family="text"/>
    <style:style style:name="T798_10" style:family="text"/>
    <style:style style:name="T798_11" style:family="text"/>
    <style:style style:name="T798_12" style:family="text"/>
    <style:style style:name="T798_13" style:family="text"/>
    <style:style style:name="T798_14" style:family="text"/>
    <style:style style:name="T798_15" style:family="text"/>
    <style:style style:name="T798_16" style:family="text"/>
    <style:style style:name="T798_17" style:family="text"/>
    <style:style style:name="T798_18" style:family="text"/>
    <style:style style:name="T798_19" style:family="text"/>
    <style:style style:name="P799" style:family="paragraph" style:parent-style-name="Standard">
      <style:paragraph-properties fo:break-before="auto" fo:line-height="115%" style:writing-mode="lr-tb"/>
    </style:style>
    <style:style style:name="T799_1" style:family="text"/>
    <style:style style:name="T799_2" style:family="text"/>
    <style:style style:name="P800" style:family="paragraph" style:parent-style-name="Standard">
      <style:paragraph-properties fo:break-before="auto" fo:line-height="115%" style:writing-mode="lr-tb"/>
    </style:style>
    <style:style style:name="T800_1" style:family="text"/>
    <style:style style:name="T800_2" style:family="text"/>
    <style:style style:name="P801" style:family="paragraph" style:parent-style-name="Standard">
      <style:paragraph-properties fo:break-before="auto" fo:line-height="115%" style:writing-mode="lr-tb"/>
    </style:style>
    <style:style style:name="T801_1" style:family="text"/>
    <style:style style:name="P802" style:family="paragraph" style:parent-style-name="Standard">
      <style:paragraph-properties fo:break-before="auto" fo:line-height="115%" style:writing-mode="lr-tb"/>
    </style:style>
    <style:style style:name="T802_1" style:family="text"/>
    <style:style style:name="P803" style:family="paragraph" style:parent-style-name="Standard">
      <style:paragraph-properties fo:break-before="auto" fo:line-height="115%" style:writing-mode="lr-tb"/>
    </style:style>
    <style:style style:name="P804" style:family="paragraph" style:parent-style-name="Standard">
      <style:paragraph-properties fo:break-before="auto" fo:line-height="115%" style:writing-mode="lr-tb"/>
    </style:style>
    <style:style style:name="P805" style:family="paragraph" style:parent-style-name="Standard">
      <style:paragraph-properties fo:break-before="auto" fo:line-height="115%" style:writing-mode="lr-tb"/>
    </style:style>
    <style:style style:name="P806" style:family="paragraph" style:parent-style-name="Standard">
      <style:paragraph-properties fo:break-before="auto" fo:line-height="115%" style:writing-mode="lr-tb"/>
    </style:style>
    <style:style style:name="P807" style:family="paragraph" style:parent-style-name="Standard">
      <style:paragraph-properties fo:break-before="auto" fo:line-height="115%" style:writing-mode="lr-tb"/>
    </style:style>
    <style:style style:name="P808" style:family="paragraph" style:parent-style-name="Standard">
      <style:paragraph-properties fo:break-before="auto" fo:line-height="115%" style:writing-mode="lr-tb"/>
    </style:style>
    <style:style style:name="P809" style:family="paragraph" style:parent-style-name="Standard">
      <style:paragraph-properties fo:break-before="auto" fo:line-height="115%" style:writing-mode="lr-tb"/>
    </style:style>
    <style:style style:name="P810" style:family="paragraph" style:parent-style-name="Standard">
      <style:paragraph-properties fo:break-before="auto" fo:line-height="115%" style:writing-mode="lr-tb"/>
    </style:style>
    <style:style style:name="P81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#!/</text:span><text:span text:style-name="T1_2">bin</text:span><text:span text:style-name="T1_3">/</text:span><text:span text:style-name="T1_4">bash</text:span><text:span text:style-name="T1_5"><text:s/>+</text:span><text:span text:style-name="T1_6">x</text:span></text:p>
      <text:p text:style-name="P2"/>
      <text:p text:style-name="P3"><text:span text:style-name="T3_1">echo</text:span><text:span text:style-name="T3_2"><text:s/></text:span><text:span text:style-name="T3_3">WAITING</text:span><text:span text:style-name="T3_4"><text:s/>60<text:s/></text:span><text:span text:style-name="T3_5">SECONDS</text:span><text:span text:style-name="T3_6"><text:s/></text:span><text:span text:style-name="T3_7">FOR</text:span><text:span text:style-name="T3_8"><text:s/></text:span><text:span text:style-name="T3_9">FACTOMD</text:span><text:span text:style-name="T3_10"><text:s/></text:span><text:span text:style-name="T3_11">TO</text:span><text:span text:style-name="T3_12"><text:s/></text:span><text:span text:style-name="T3_13">INITIALIZE</text:span></text:p>
      <text:p text:style-name="P4"><text:span text:style-name="T4_1">sleep</text:span><text:span text:style-name="T4_2"><text:s/>60</text:span></text:p>
      <text:p text:style-name="P5"><text:span text:style-name="T5_1">echo</text:span></text:p>
      <text:p text:style-name="P6"><text:span text:style-name="T6_1">echo</text:span><text:span text:style-name="T6_2"><text:s/>1<text:s/></text:span><text:span text:style-name="T6_3">WALLETS</text:span></text:p>
      <text:p text:style-name="P7"><text:span text:style-name="T7_1">echo</text:span></text:p>
      <text:p text:style-name="P8"><text:span text:style-name="T8_1">echo</text:span><text:span text:style-name="T8_2"><text:s/>1.1<text:s/></text:span><text:span text:style-name="T8_3">FACTOID</text:span><text:span text:style-name="T8_4"><text:s/></text:span><text:span text:style-name="T8_5">WALLET</text:span></text:p>
      <text:p text:style-name="P9"><text:span text:style-name="T9_1">echo</text:span></text:p>
      <text:p text:style-name="P10"><text:span text:style-name="T10_1">echo</text:span><text:span text:style-name="T10_2"><text:s/>1.1.1<text:s/></text:span><text:span text:style-name="T10_3">CREATE</text:span><text:span text:style-name="T10_4"><text:s/></text:span><text:span text:style-name="T10_5">FACTOID</text:span><text:span text:style-name="T10_6"><text:s/></text:span><text:span text:style-name="T10_7">WALLET</text:span><text:span text:style-name="T10_8"><text:s/></text:span><text:span text:style-name="T10_9">ADDRESSES</text:span><text:span text:style-name="T10_10"><text:s text:c="3"/><text:tab/><text:s/></text:span></text:p>
      <text:p text:style-name="P11"><text:span text:style-name="T11_1">echo</text:span></text:p>
      <text:p text:style-name="P12"><text:span text:style-name="T12_1">echo</text:span><text:span text:style-name="T12_2"><text:s/>1.1.1.1<text:s/></text:span><text:span text:style-name="T12_3">CREATE</text:span><text:span text:style-name="T12_4"><text:s/></text:span><text:span text:style-name="T12_5">LEGITIMATE</text:span><text:span text:style-name="T12_6"><text:s/></text:span><text:span text:style-name="T12_7">FACTOID</text:span><text:span text:style-name="T12_8"><text:s/></text:span><text:span text:style-name="T12_9">WALLET</text:span><text:span text:style-name="T12_10"><text:s/></text:span><text:span text:style-name="T12_11">ADDRESSES</text:span><text:span text:style-name="T12_12"><text:s/></text:span><text:span text:style-name="T12_13">CONTAINING</text:span><text:span text:style-name="T12_14"><text:s/>2000<text:s/></text:span><text:span text:style-name="T12_15">FACTOIDS</text:span><text:span text:style-name="T12_16"><text:s text:c="3"/><text:tab/><text:s/></text:span></text:p>
      <text:p text:style-name="P13"><text:span text:style-name="T13_1">factom</text:span><text:span text:style-name="T13_2">-</text:span><text:span text:style-name="T13_3">cli</text:span><text:span text:style-name="T13_4"><text:s/></text:span><text:span text:style-name="T13_5">generateaddress</text:span><text:span text:style-name="T13_6"><text:s/></text:span><text:span text:style-name="T13_7">fct</text:span><text:span text:style-name="T13_8"><text:s/></text:span><text:span text:style-name="T13_9">dummy</text:span><text:span text:style-name="T13_10">0</text:span></text:p>
      <text:p text:style-name="P14"><text:span text:style-name="T14_1">factom</text:span><text:span text:style-name="T14_2">-</text:span><text:span text:style-name="T14_3">cli</text:span><text:span text:style-name="T14_4"><text:s/></text:span><text:span text:style-name="T14_5">generateaddress</text:span><text:span text:style-name="T14_6"><text:s/></text:span><text:span text:style-name="T14_7">fct</text:span><text:span text:style-name="T14_8"><text:s/></text:span><text:span text:style-name="T14_9">dummy</text:span><text:span text:style-name="T14_10">1</text:span></text:p>
      <text:p text:style-name="P15"><text:span text:style-name="T15_1">factom</text:span><text:span text:style-name="T15_2">-</text:span><text:span text:style-name="T15_3">cli</text:span><text:span text:style-name="T15_4"><text:s/></text:span><text:span text:style-name="T15_5">generateaddress</text:span><text:span text:style-name="T15_6"><text:s/></text:span><text:span text:style-name="T15_7">fct</text:span><text:span text:style-name="T15_8"><text:s/></text:span><text:span text:style-name="T15_9">dummy</text:span><text:span text:style-name="T15_10">2</text:span></text:p>
      <text:p text:style-name="P16"><text:span text:style-name="T16_1">factom</text:span><text:span text:style-name="T16_2">-</text:span><text:span text:style-name="T16_3">cli</text:span><text:span text:style-name="T16_4"><text:s/></text:span><text:span text:style-name="T16_5">generateaddress</text:span><text:span text:style-name="T16_6"><text:s/></text:span><text:span text:style-name="T16_7">fct</text:span><text:span text:style-name="T16_8"><text:s/></text:span><text:span text:style-name="T16_9">dummy</text:span><text:span text:style-name="T16_10">3</text:span></text:p>
      <text:p text:style-name="P17"><text:span text:style-name="T17_1">factom</text:span><text:span text:style-name="T17_2">-</text:span><text:span text:style-name="T17_3">cli</text:span><text:span text:style-name="T17_4"><text:s/></text:span><text:span text:style-name="T17_5">generateaddress</text:span><text:span text:style-name="T17_6"><text:s/></text:span><text:span text:style-name="T17_7">fct</text:span><text:span text:style-name="T17_8"><text:s/></text:span><text:span text:style-name="T17_9">dummy</text:span><text:span text:style-name="T17_10">4</text:span></text:p>
      <text:p text:style-name="P18"><text:span text:style-name="T18_1">factom</text:span><text:span text:style-name="T18_2">-</text:span><text:span text:style-name="T18_3">cli</text:span><text:span text:style-name="T18_4"><text:s/></text:span><text:span text:style-name="T18_5">generateaddress</text:span><text:span text:style-name="T18_6"><text:s/></text:span><text:span text:style-name="T18_7">fct</text:span><text:span text:style-name="T18_8"><text:s/></text:span><text:span text:style-name="T18_9">dummy</text:span><text:span text:style-name="T18_10">5</text:span></text:p>
      <text:p text:style-name="P19"><text:span text:style-name="T19_1">factom</text:span><text:span text:style-name="T19_2">-</text:span><text:span text:style-name="T19_3">cli</text:span><text:span text:style-name="T19_4"><text:s/></text:span><text:span text:style-name="T19_5">generateaddress</text:span><text:span text:style-name="T19_6"><text:s/></text:span><text:span text:style-name="T19_7">fct</text:span><text:span text:style-name="T19_8"><text:s/></text:span><text:span text:style-name="T19_9">dummy</text:span><text:span text:style-name="T19_10">6</text:span></text:p>
      <text:p text:style-name="P20"><text:span text:style-name="T20_1">factom</text:span><text:span text:style-name="T20_2">-</text:span><text:span text:style-name="T20_3">cli</text:span><text:span text:style-name="T20_4"><text:s/></text:span><text:span text:style-name="T20_5">generateaddress</text:span><text:span text:style-name="T20_6"><text:s/></text:span><text:span text:style-name="T20_7">fct</text:span><text:span text:style-name="T20_8"><text:s/></text:span><text:span text:style-name="T20_9">dummy</text:span><text:span text:style-name="T20_10">7</text:span></text:p>
      <text:p text:style-name="P21"><text:span text:style-name="T21_1">factom</text:span><text:span text:style-name="T21_2">-</text:span><text:span text:style-name="T21_3">cli</text:span><text:span text:style-name="T21_4"><text:s/></text:span><text:span text:style-name="T21_5">generateaddress</text:span><text:span text:style-name="T21_6"><text:s/></text:span><text:span text:style-name="T21_7">fct</text:span><text:span text:style-name="T21_8"><text:s/></text:span><text:span text:style-name="T21_9">dummy</text:span><text:span text:style-name="T21_10">8</text:span></text:p>
      <text:p text:style-name="P22"><text:span text:style-name="T22_1">factom</text:span><text:span text:style-name="T22_2">-</text:span><text:span text:style-name="T22_3">cli</text:span><text:span text:style-name="T22_4"><text:s/></text:span><text:span text:style-name="T22_5">generateaddress</text:span><text:span text:style-name="T22_6"><text:s/></text:span><text:span text:style-name="T22_7">fct</text:span><text:span text:style-name="T22_8"><text:s/></text:span><text:span text:style-name="T22_9">dummy</text:span><text:span text:style-name="T22_10">9</text:span></text:p>
      <text:p text:style-name="P23"><text:span text:style-name="T23_1">FACTOIDWALLETADDRESSKEY</text:span><text:span text:style-name="T23_2">01=$(</text:span><text:span text:style-name="T23_3">factom</text:span><text:span text:style-name="T23_4">-</text:span><text:span text:style-name="T23_5">cli</text:span><text:span text:style-name="T23_6"><text:s/></text:span><text:span text:style-name="T23_7">generateaddress</text:span><text:span text:style-name="T23_8"><text:s/></text:span><text:span text:style-name="T23_9">fct</text:span><text:span text:style-name="T23_10"><text:s/></text:span><text:span text:style-name="T23_11">factoid</text:span><text:span text:style-name="T23_12">-</text:span><text:span text:style-name="T23_13">wallet</text:span><text:span text:style-name="T23_14">-</text:span><text:span text:style-name="T23_15">address</text:span><text:span text:style-name="T23_16">-</text:span><text:span text:style-name="T23_17">name</text:span><text:span text:style-name="T23_18">01<text:s/>|<text:s/></text:span><text:span text:style-name="T23_19">awk</text:span><text:span text:style-name="T23_20"><text:s/>'{</text:span><text:span text:style-name="T23_21">print</text:span><text:span text:style-name="T23_22"><text:s/>$3}')</text:span></text:p>
      <text:p text:style-name="P24"><text:span text:style-name="T24_1">echo</text:span><text:span text:style-name="T24_2"><text:s/></text:span><text:span text:style-name="T24_3">factoid</text:span><text:span text:style-name="T24_4">-</text:span><text:span text:style-name="T24_5">wallet</text:span><text:span text:style-name="T24_6">-</text:span><text:span text:style-name="T24_7">address</text:span><text:span text:style-name="T24_8">-</text:span><text:span text:style-name="T24_9">name</text:span><text:span text:style-name="T24_10">01<text:s/>=<text:s/>$</text:span><text:span text:style-name="T24_11">FACTOIDWALLETADDRESSKEY</text:span><text:span text:style-name="T24_12">01</text:span></text:p>
      <text:p text:style-name="P25"><text:span text:style-name="T25_1">factom</text:span><text:span text:style-name="T25_2">-</text:span><text:span text:style-name="T25_3">cli</text:span><text:span text:style-name="T25_4"><text:s/></text:span><text:span text:style-name="T25_5">newtransaction</text:span><text:span text:style-name="T25_6"><text:s/></text:span><text:span text:style-name="T25_7">dummytransaction</text:span><text:span text:style-name="T25_8">1</text:span></text:p>
      <text:p text:style-name="P26"><text:span text:style-name="T26_1">factom</text:span><text:span text:style-name="T26_2">-</text:span><text:span text:style-name="T26_3">cli</text:span><text:span text:style-name="T26_4"><text:s/></text:span><text:span text:style-name="T26_5">addinput</text:span><text:span text:style-name="T26_6"><text:s/></text:span><text:span text:style-name="T26_7">dummytransaction</text:span><text:span text:style-name="T26_8">1<text:s/></text:span><text:span text:style-name="T26_9">dummy</text:span><text:span text:style-name="T26_10">1<text:s/>2001</text:span></text:p>
      <text:p text:style-name="P27"><text:span text:style-name="T27_1">factom</text:span><text:span text:style-name="T27_2">-</text:span><text:span text:style-name="T27_3">cli</text:span><text:span text:style-name="T27_4"><text:s/></text:span><text:span text:style-name="T27_5">addoutput</text:span><text:span text:style-name="T27_6"><text:s/></text:span><text:span text:style-name="T27_7">dummytransaction</text:span><text:span text:style-name="T27_8">1<text:s/></text:span><text:span text:style-name="T27_9">factoid</text:span><text:span text:style-name="T27_10">-</text:span><text:span text:style-name="T27_11">wallet</text:span><text:span text:style-name="T27_12">-</text:span><text:span text:style-name="T27_13">address</text:span><text:span text:style-name="T27_14">-</text:span><text:span text:style-name="T27_15">name</text:span><text:span text:style-name="T27_16">01<text:s/>2000</text:span></text:p>
      <text:p text:style-name="P28"><text:span text:style-name="T28_1">factom</text:span><text:span text:style-name="T28_2">-</text:span><text:span text:style-name="T28_3">cli</text:span><text:span text:style-name="T28_4"><text:s/></text:span><text:span text:style-name="T28_5">sign</text:span><text:span text:style-name="T28_6"><text:s/></text:span><text:span text:style-name="T28_7">dummytransaction</text:span><text:span text:style-name="T28_8">1</text:span></text:p>
      <text:p text:style-name="P29"><text:span text:style-name="T29_1">factom</text:span><text:span text:style-name="T29_2">-</text:span><text:span text:style-name="T29_3">cli</text:span><text:span text:style-name="T29_4"><text:s/></text:span><text:span text:style-name="T29_5">submit</text:span><text:span text:style-name="T29_6"><text:s/></text:span><text:span text:style-name="T29_7">dummytransaction</text:span><text:span text:style-name="T29_8">1</text:span></text:p>
      <text:p text:style-name="P30"><text:span text:style-name="T30_1">factom</text:span><text:span text:style-name="T30_2">-</text:span><text:span text:style-name="T30_3">cli</text:span><text:span text:style-name="T30_4"><text:s/></text:span><text:span text:style-name="T30_5">balance</text:span><text:span text:style-name="T30_6"><text:s/></text:span><text:span text:style-name="T30_7">fct</text:span><text:span text:style-name="T30_8"><text:s/></text:span><text:span text:style-name="T30_9">factoid</text:span><text:span text:style-name="T30_10">-</text:span><text:span text:style-name="T30_11">wallet</text:span><text:span text:style-name="T30_12">-</text:span><text:span text:style-name="T30_13">address</text:span><text:span text:style-name="T30_14">-</text:span><text:span text:style-name="T30_15">name</text:span><text:span text:style-name="T30_16">01</text:span></text:p>
      <text:p text:style-name="P31"><text:span text:style-name="T31_1">echo</text:span></text:p>
      <text:p text:style-name="P32"><text:span text:style-name="T32_1">FACTOIDWALLETADDRESSKEY</text:span><text:span text:style-name="T32_2">02=$(</text:span><text:span text:style-name="T32_3">factom</text:span><text:span text:style-name="T32_4">-</text:span><text:span text:style-name="T32_5">cli</text:span><text:span text:style-name="T32_6"><text:s/></text:span><text:span text:style-name="T32_7">generateaddress</text:span><text:span text:style-name="T32_8"><text:s/></text:span><text:span text:style-name="T32_9">fct</text:span><text:span text:style-name="T32_10"><text:s/></text:span><text:span text:style-name="T32_11">factoid</text:span><text:span text:style-name="T32_12">-</text:span><text:span text:style-name="T32_13">wallet</text:span><text:span text:style-name="T32_14">-</text:span><text:span text:style-name="T32_15">address</text:span><text:span text:style-name="T32_16">-</text:span><text:span text:style-name="T32_17">name</text:span><text:span text:style-name="T32_18">02<text:s/>|<text:s/></text:span><text:span text:style-name="T32_19">awk</text:span><text:span text:style-name="T32_20"><text:s/>'{</text:span><text:span text:style-name="T32_21">print</text:span><text:span text:style-name="T32_22"><text:s/>$3}')</text:span></text:p>
      <text:p text:style-name="P33"><text:span text:style-name="T33_1">echo</text:span><text:span text:style-name="T33_2"><text:s/></text:span><text:span text:style-name="T33_3">factoid</text:span><text:span text:style-name="T33_4">-</text:span><text:span text:style-name="T33_5">wallet</text:span><text:span text:style-name="T33_6">-</text:span><text:span text:style-name="T33_7">address</text:span><text:span text:style-name="T33_8">-</text:span><text:span text:style-name="T33_9">name</text:span><text:span text:style-name="T33_10">02<text:s/>=<text:s/>$</text:span><text:span text:style-name="T33_11">FACTOIDWALLETADDRESSKEY</text:span><text:span text:style-name="T33_12">02</text:span></text:p>
      <text:p text:style-name="P34"><text:span text:style-name="T34_1">factom</text:span><text:span text:style-name="T34_2">-</text:span><text:span text:style-name="T34_3">cli</text:span><text:span text:style-name="T34_4"><text:s/></text:span><text:span text:style-name="T34_5">newtransaction</text:span><text:span text:style-name="T34_6"><text:s/></text:span><text:span text:style-name="T34_7">dummytransaction</text:span><text:span text:style-name="T34_8">2</text:span></text:p>
      <text:p text:style-name="P35"><text:span text:style-name="T35_1">factom</text:span><text:span text:style-name="T35_2">-</text:span><text:span text:style-name="T35_3">cli</text:span><text:span text:style-name="T35_4"><text:s/></text:span><text:span text:style-name="T35_5">addinput</text:span><text:span text:style-name="T35_6"><text:s/></text:span><text:span text:style-name="T35_7">dummytransaction</text:span><text:span text:style-name="T35_8">2<text:s/></text:span><text:span text:style-name="T35_9">dummy</text:span><text:span text:style-name="T35_10">2<text:s/>2001</text:span></text:p>
      <text:p text:style-name="P36"><text:span text:style-name="T36_1">factom</text:span><text:span text:style-name="T36_2">-</text:span><text:span text:style-name="T36_3">cli</text:span><text:span text:style-name="T36_4"><text:s/></text:span><text:span text:style-name="T36_5">addoutput</text:span><text:span text:style-name="T36_6"><text:s/></text:span><text:span text:style-name="T36_7">dummytransaction</text:span><text:span text:style-name="T36_8">2<text:s/></text:span><text:span text:style-name="T36_9">factoid</text:span><text:span text:style-name="T36_10">-</text:span><text:span text:style-name="T36_11">wallet</text:span><text:span text:style-name="T36_12">-</text:span><text:span text:style-name="T36_13">address</text:span><text:span text:style-name="T36_14">-</text:span><text:span text:style-name="T36_15">name</text:span><text:span text:style-name="T36_16">02<text:s/>2000</text:span></text:p>
      <text:p text:style-name="P37"><text:span text:style-name="T37_1">factom</text:span><text:span text:style-name="T37_2">-</text:span><text:span text:style-name="T37_3">cli</text:span><text:span text:style-name="T37_4"><text:s/></text:span><text:span text:style-name="T37_5">sign</text:span><text:span text:style-name="T37_6"><text:s/></text:span><text:span text:style-name="T37_7">dummytransaction</text:span><text:span text:style-name="T37_8">2</text:span></text:p>
      <text:p text:style-name="P38"><text:span text:style-name="T38_1">factom</text:span><text:span text:style-name="T38_2">-</text:span><text:span text:style-name="T38_3">cli</text:span><text:span text:style-name="T38_4"><text:s/></text:span><text:span text:style-name="T38_5">submit</text:span><text:span text:style-name="T38_6"><text:s/></text:span><text:span text:style-name="T38_7">dummytransaction</text:span><text:span text:style-name="T38_8">2</text:span></text:p>
      <text:p text:style-name="P39"><text:span text:style-name="T39_1">factom</text:span><text:span text:style-name="T39_2">-</text:span><text:span text:style-name="T39_3">cli</text:span><text:span text:style-name="T39_4"><text:s/></text:span><text:span text:style-name="T39_5">balance</text:span><text:span text:style-name="T39_6"><text:s/></text:span><text:span text:style-name="T39_7">fct</text:span><text:span text:style-name="T39_8"><text:s/></text:span><text:span text:style-name="T39_9">factoid</text:span><text:span text:style-name="T39_10">-</text:span><text:span text:style-name="T39_11">wallet</text:span><text:span text:style-name="T39_12">-</text:span><text:span text:style-name="T39_13">address</text:span><text:span text:style-name="T39_14">-</text:span><text:span text:style-name="T39_15">name</text:span><text:span text:style-name="T39_16">02</text:span></text:p>
      <text:p text:style-name="P40"><text:span text:style-name="T40_1">echo</text:span></text:p>
      <text:p text:style-name="P41"><text:span text:style-name="T41_1">FACTOIDWALLETADDRESSKEY</text:span><text:span text:style-name="T41_2">03=$(</text:span><text:span text:style-name="T41_3">factom</text:span><text:span text:style-name="T41_4">-</text:span><text:span text:style-name="T41_5">cli</text:span><text:span text:style-name="T41_6"><text:s/></text:span><text:span text:style-name="T41_7">generateaddress</text:span><text:span text:style-name="T41_8"><text:s/></text:span><text:span text:style-name="T41_9">fct</text:span><text:span text:style-name="T41_10"><text:s/></text:span><text:span text:style-name="T41_11">factoid</text:span><text:span text:style-name="T41_12">-</text:span><text:span text:style-name="T41_13">wallet</text:span><text:span text:style-name="T41_14">-</text:span><text:span text:style-name="T41_15">address</text:span><text:span text:style-name="T41_16">-</text:span><text:span text:style-name="T41_17">name</text:span><text:span text:style-name="T41_18">03<text:s/>|<text:s/></text:span><text:span text:style-name="T41_19">awk</text:span><text:span text:style-name="T41_20"><text:s/>'{</text:span><text:span text:style-name="T41_21">print</text:span><text:span text:style-name="T41_22"><text:s/>$3}')</text:span></text:p>
      <text:p text:style-name="P42"><text:span text:style-name="T42_1">echo</text:span><text:span text:style-name="T42_2"><text:s/></text:span><text:span text:style-name="T42_3">factoid</text:span><text:span text:style-name="T42_4">-</text:span><text:span text:style-name="T42_5">wallet</text:span><text:span text:style-name="T42_6">-</text:span><text:span text:style-name="T42_7">address</text:span><text:span text:style-name="T42_8">-</text:span><text:span text:style-name="T42_9">name</text:span><text:span text:style-name="T42_10">03<text:s/>=<text:s/>$</text:span><text:span text:style-name="T42_11">FACTOIDWALLETADDRESSKEY</text:span><text:span text:style-name="T42_12">03</text:span></text:p>
      <text:p text:style-name="P43"><text:span text:style-name="T43_1">factom</text:span><text:span text:style-name="T43_2">-</text:span><text:span text:style-name="T43_3">cli</text:span><text:span text:style-name="T43_4"><text:s/></text:span><text:span text:style-name="T43_5">newtransaction</text:span><text:span text:style-name="T43_6"><text:s/></text:span><text:span text:style-name="T43_7">dummytransaction</text:span><text:span text:style-name="T43_8">3</text:span></text:p>
      <text:p text:style-name="P44"><text:span text:style-name="T44_1">factom</text:span><text:span text:style-name="T44_2">-</text:span><text:span text:style-name="T44_3">cli</text:span><text:span text:style-name="T44_4"><text:s/></text:span><text:span text:style-name="T44_5">addinput</text:span><text:span text:style-name="T44_6"><text:s/></text:span><text:span text:style-name="T44_7">dummytransaction</text:span><text:span text:style-name="T44_8">3<text:s/></text:span><text:span text:style-name="T44_9">dummy</text:span><text:span text:style-name="T44_10">3<text:s/>2001</text:span></text:p>
      <text:p text:style-name="P45"><text:span text:style-name="T45_1">factom</text:span><text:span text:style-name="T45_2">-</text:span><text:span text:style-name="T45_3">cli</text:span><text:span text:style-name="T45_4"><text:s/></text:span><text:span text:style-name="T45_5">addoutput</text:span><text:span text:style-name="T45_6"><text:s/></text:span><text:span text:style-name="T45_7">dummytransaction</text:span><text:span text:style-name="T45_8">3<text:s/></text:span><text:span text:style-name="T45_9">factoid</text:span><text:span text:style-name="T45_10">-</text:span><text:span text:style-name="T45_11">wallet</text:span><text:span text:style-name="T45_12">-</text:span><text:span text:style-name="T45_13">address</text:span><text:span text:style-name="T45_14">-</text:span><text:span text:style-name="T45_15">name</text:span><text:span text:style-name="T45_16">03<text:s/>2000</text:span></text:p>
      <text:p text:style-name="P46"><text:span text:style-name="T46_1">factom</text:span><text:span text:style-name="T46_2">-</text:span><text:span text:style-name="T46_3">cli</text:span><text:span text:style-name="T46_4"><text:s/></text:span><text:span text:style-name="T46_5">sign</text:span><text:span text:style-name="T46_6"><text:s/></text:span><text:span text:style-name="T46_7">dummytransaction</text:span><text:span text:style-name="T46_8">3</text:span></text:p>
      <text:p text:style-name="P47"><text:span text:style-name="T47_1">factom</text:span><text:span text:style-name="T47_2">-</text:span><text:span text:style-name="T47_3">cli</text:span><text:span text:style-name="T47_4"><text:s/></text:span><text:span text:style-name="T47_5">submit</text:span><text:span text:style-name="T47_6"><text:s/></text:span><text:span text:style-name="T47_7">dummytransaction</text:span><text:span text:style-name="T47_8">3</text:span></text:p>
      <text:p text:style-name="P48"><text:span text:style-name="T48_1">factom</text:span><text:span text:style-name="T48_2">-</text:span><text:span text:style-name="T48_3">cli</text:span><text:span text:style-name="T48_4"><text:s/></text:span><text:span text:style-name="T48_5">balance</text:span><text:span text:style-name="T48_6"><text:s/></text:span><text:span text:style-name="T48_7">fct</text:span><text:span text:style-name="T48_8"><text:s/></text:span><text:span text:style-name="T48_9">factoid</text:span><text:span text:style-name="T48_10">-</text:span><text:span text:style-name="T48_11">wallet</text:span><text:span text:style-name="T48_12">-</text:span><text:span text:style-name="T48_13">address</text:span><text:span text:style-name="T48_14">-</text:span><text:span text:style-name="T48_15">name</text:span><text:span text:style-name="T48_16">03</text:span></text:p>
      <text:p text:style-name="P49"><text:span text:style-name="T49_1">echo</text:span></text:p>
      <text:p text:style-name="P50"><text:span text:style-name="T50_1">echo</text:span><text:span text:style-name="T50_2"><text:s/>1.1.1.2<text:s/></text:span><text:span text:style-name="T50_3">TRY</text:span><text:span text:style-name="T50_4"><text:s/></text:span><text:span text:style-name="T50_5">TO</text:span><text:span text:style-name="T50_6"><text:s/></text:span><text:span text:style-name="T50_7">CREATE</text:span><text:span text:style-name="T50_8"><text:s/></text:span><text:span text:style-name="T50_9">TOO</text:span><text:span text:style-name="T50_10"><text:s/></text:span><text:span text:style-name="T50_11">LONG</text:span><text:span text:style-name="T50_12"><text:s/></text:span><text:span text:style-name="T50_13">FACTOID</text:span><text:span text:style-name="T50_14"><text:s/></text:span><text:span text:style-name="T50_15">WALLET</text:span><text:span text:style-name="T50_16"><text:s/></text:span><text:span text:style-name="T50_17">ADDRESS</text:span><text:span text:style-name="T50_18"><text:s/></text:span><text:span text:style-name="T50_19">NAME</text:span><text:span text:style-name="T50_20"><text:s text:c="2"/><text:tab/><text:s/></text:span></text:p>
      <text:p text:style-name="P51"><text:span text:style-name="T51_1">factom</text:span><text:span text:style-name="T51_2">-</text:span><text:span text:style-name="T51_3">cli</text:span><text:span text:style-name="T51_4"><text:s/></text:span><text:span text:style-name="T51_5">generateaddress</text:span><text:span text:style-name="T51_6"><text:s/></text:span><text:span text:style-name="T51_7">fct</text:span><text:span text:style-name="T51_8"><text:s/></text:span><text:span text:style-name="T51_9">factoid</text:span><text:span text:style-name="T51_10">-</text:span><text:span text:style-name="T51_11">wallet</text:span><text:span text:style-name="T51_12">-</text:span><text:span text:style-name="T51_13">address</text:span><text:span text:style-name="T51_14">-</text:span><text:span text:style-name="T51_15">name</text:span><text:span text:style-name="T51_16">890123</text:span></text:p>
      <text:p text:style-name="P52"><text:span text:style-name="T52_1">echo</text:span></text:p>
      <text:p text:style-name="P53"><text:span text:style-name="T53_1">echo</text:span><text:span text:style-name="T53_2"><text:s/>1.1.1.3<text:s/></text:span><text:span text:style-name="T53_3">TRY</text:span><text:span text:style-name="T53_4"><text:s/></text:span><text:span text:style-name="T53_5">TO</text:span><text:span text:style-name="T53_6"><text:s/></text:span><text:span text:style-name="T53_7">CREATE</text:span><text:span text:style-name="T53_8"><text:s/></text:span><text:span text:style-name="T53_9">FACTOID</text:span><text:span text:style-name="T53_10"><text:s/></text:span><text:span text:style-name="T53_11">WALLET</text:span><text:span text:style-name="T53_12"><text:s/></text:span><text:span text:style-name="T53_13">ADDRESS</text:span><text:span text:style-name="T53_14"><text:s/></text:span><text:span text:style-name="T53_15">NAME</text:span><text:span text:style-name="T53_16"><text:s/></text:span><text:span text:style-name="T53_17">STARTING</text:span><text:span text:style-name="T53_18"><text:s/></text:span><text:span text:style-name="T53_19">WITH</text:span><text:span text:style-name="T53_20"><text:s/>'"$"'<text:s text:c="3"/><text:tab/><text:s/></text:span></text:p>
      <text:p text:style-name="P54"><text:span text:style-name="T54_1">factom</text:span><text:span text:style-name="T54_2">-</text:span><text:span text:style-name="T54_3">cli</text:span><text:span text:style-name="T54_4"><text:s/></text:span><text:span text:style-name="T54_5">generateaddress</text:span><text:span text:style-name="T54_6"><text:s/></text:span><text:span text:style-name="T54_7">fct</text:span><text:span text:style-name="T54_8"><text:s/>'$</text:span><text:span text:style-name="T54_9">F</text:span><text:span text:style-name="T54_10">01'</text:span></text:p>
      <text:p text:style-name="P55"><text:span text:style-name="T55_1">echo</text:span></text:p>
      <text:p text:style-name="P56"><text:span text:style-name="T56_1">echo</text:span><text:span text:style-name="T56_2"><text:s/>1.1.1.4<text:s/></text:span><text:span text:style-name="T56_3">TRY</text:span><text:span text:style-name="T56_4"><text:s/></text:span><text:span text:style-name="T56_5">TO</text:span><text:span text:style-name="T56_6"><text:s/></text:span><text:span text:style-name="T56_7">CREATE</text:span><text:span text:style-name="T56_8"><text:s/></text:span><text:span text:style-name="T56_9">FACTOID</text:span><text:span text:style-name="T56_10"><text:s/></text:span><text:span text:style-name="T56_11">WALLET</text:span><text:span text:style-name="T56_12"><text:s/></text:span><text:span text:style-name="T56_13">ADDRESS</text:span><text:span text:style-name="T56_14"><text:s/></text:span><text:span text:style-name="T56_15">NAME</text:span><text:span text:style-name="T56_16"><text:s/></text:span><text:span text:style-name="T56_17">STARTING</text:span><text:span text:style-name="T56_18"><text:s/></text:span><text:span text:style-name="T56_19">WITH</text:span><text:span text:style-name="T56_20"><text:s/>'"/"'<text:s text:c="3"/><text:tab/><text:s/></text:span></text:p>
      <text:p text:style-name="P57"><text:span text:style-name="T57_1">factom</text:span><text:span text:style-name="T57_2">-</text:span><text:span text:style-name="T57_3">cli</text:span><text:span text:style-name="T57_4"><text:s/></text:span><text:span text:style-name="T57_5">generateaddress</text:span><text:span text:style-name="T57_6"><text:s/></text:span><text:span text:style-name="T57_7">fct</text:span><text:span text:style-name="T57_8"><text:s/>"'/</text:span><text:span text:style-name="T57_9">F</text:span><text:span text:style-name="T57_10">02'"</text:span></text:p>
      <text:p text:style-name="P58"><text:span text:style-name="T58_1">echo</text:span></text:p>
      <text:p text:style-name="P59"><text:span text:style-name="T59_1">echo</text:span><text:span text:style-name="T59_2"><text:s/>1.1.1.5<text:s/></text:span><text:span text:style-name="T59_3">TRY</text:span><text:span text:style-name="T59_4"><text:s/></text:span><text:span text:style-name="T59_5">TO</text:span><text:span text:style-name="T59_6"><text:s/></text:span><text:span text:style-name="T59_7">CREATE</text:span><text:span text:style-name="T59_8"><text:s/></text:span><text:span text:style-name="T59_9">FACTOID</text:span><text:span text:style-name="T59_10"><text:s/></text:span><text:span text:style-name="T59_11">WALLET</text:span><text:span text:style-name="T59_12"><text:s/></text:span><text:span text:style-name="T59_13">ADDRESS</text:span><text:span text:style-name="T59_14"><text:s/></text:span><text:span text:style-name="T59_15">NAME</text:span><text:span text:style-name="T59_16"><text:s/></text:span><text:span text:style-name="T59_17">CONTAINING</text:span><text:span text:style-name="T59_18"><text:s/>'"~"'<text:s text:c="3"/><text:tab/><text:s/></text:span></text:p>
      <text:p text:style-name="P60"><text:span text:style-name="T60_1">factom</text:span><text:span text:style-name="T60_2">-</text:span><text:span text:style-name="T60_3">cli</text:span><text:span text:style-name="T60_4"><text:s/></text:span><text:span text:style-name="T60_5">generateaddress</text:span><text:span text:style-name="T60_6"><text:s/></text:span><text:span text:style-name="T60_7">fct</text:span><text:span text:style-name="T60_8"><text:s/>"'</text:span><text:span text:style-name="T60_9">F</text:span><text:span text:style-name="T60_10">~02'"</text:span></text:p>
      <text:p text:style-name="P61"><text:span text:style-name="T61_1">echo</text:span></text:p>
      <text:p text:style-name="P62"><text:span text:style-name="T62_1">echo</text:span><text:span text:style-name="T62_2"><text:s/>1.1.1.6<text:s/></text:span><text:span text:style-name="T62_3">TRY</text:span><text:span text:style-name="T62_4"><text:s/></text:span><text:span text:style-name="T62_5">TO</text:span><text:span text:style-name="T62_6"><text:s/></text:span><text:span text:style-name="T62_7">CREATE</text:span><text:span text:style-name="T62_8"><text:s/></text:span><text:span text:style-name="T62_9">FACTOID</text:span><text:span text:style-name="T62_10"><text:s/></text:span><text:span text:style-name="T62_11">WALLET</text:span><text:span text:style-name="T62_12"><text:s/></text:span><text:span text:style-name="T62_13">ADDRESS</text:span><text:span text:style-name="T62_14"><text:s/></text:span><text:span text:style-name="T62_15">NAME</text:span><text:span text:style-name="T62_16"><text:s/></text:span><text:span text:style-name="T62_17">ENDING</text:span><text:span text:style-name="T62_18"><text:s/></text:span><text:span text:style-name="T62_19">WITH</text:span><text:span text:style-name="T62_20"><text:s/>'"!"'<text:s text:c="3"/><text:tab/><text:s/></text:span></text:p>
      <text:p text:style-name="P63"><text:span text:style-name="T63_1">factom</text:span><text:span text:style-name="T63_2">-</text:span><text:span text:style-name="T63_3">cli</text:span><text:span text:style-name="T63_4"><text:s/></text:span><text:span text:style-name="T63_5">generateaddress</text:span><text:span text:style-name="T63_6"><text:s/></text:span><text:span text:style-name="T63_7">fct</text:span><text:span text:style-name="T63_8"><text:s/>"'</text:span><text:span text:style-name="T63_9">F</text:span><text:span text:style-name="T63_10">02!'"</text:span></text:p>
      <text:p text:style-name="P64"><text:span text:style-name="T64_1">echo</text:span></text:p>
      <text:p text:style-name="P65"><text:span text:style-name="T65_1">echo</text:span><text:span text:style-name="T65_2"><text:s/>1.1.1.7<text:s/></text:span><text:span text:style-name="T65_3">TRY</text:span><text:span text:style-name="T65_4"><text:s/></text:span><text:span text:style-name="T65_5">TO</text:span><text:span text:style-name="T65_6"><text:s/></text:span><text:span text:style-name="T65_7">CREATE</text:span><text:span text:style-name="T65_8"><text:s/></text:span><text:span text:style-name="T65_9">FACTOID</text:span><text:span text:style-name="T65_10"><text:s/></text:span><text:span text:style-name="T65_11">WALLET</text:span><text:span text:style-name="T65_12"><text:s/></text:span><text:span text:style-name="T65_13">ADDRESS</text:span><text:span text:style-name="T65_14"><text:s/></text:span><text:span text:style-name="T65_15">NAME</text:span><text:span text:style-name="T65_16"><text:s/></text:span><text:span text:style-name="T65_17">STARTING</text:span><text:span text:style-name="T65_18"><text:s/></text:span><text:span text:style-name="T65_19">WITH</text:span><text:span text:style-name="T65_20"><text:s/>"@"<text:s text:c="3"/><text:tab/><text:s/></text:span></text:p>
      <text:p text:style-name="P66"><text:span text:style-name="T66_1">factom</text:span><text:span text:style-name="T66_2">-</text:span><text:span text:style-name="T66_3">cli</text:span><text:span text:style-name="T66_4"><text:s/></text:span><text:span text:style-name="T66_5">generateaddress</text:span><text:span text:style-name="T66_6"><text:s/></text:span><text:span text:style-name="T66_7">fct</text:span><text:span text:style-name="T66_8"><text:s/>"'@</text:span><text:span text:style-name="T66_9">F</text:span><text:span text:style-name="T66_10">02'"</text:span></text:p>
      <text:p text:style-name="P67"><text:span text:style-name="T67_1">echo</text:span></text:p>
      <text:p text:style-name="P68"><text:span text:style-name="T68_1">echo</text:span><text:span text:style-name="T68_2"><text:s/>1.1.1.8<text:s/></text:span><text:span text:style-name="T68_3">TRY</text:span><text:span text:style-name="T68_4"><text:s/></text:span><text:span text:style-name="T68_5">TO</text:span><text:span text:style-name="T68_6"><text:s/></text:span><text:span text:style-name="T68_7">CREATE</text:span><text:span text:style-name="T68_8"><text:s/></text:span><text:span text:style-name="T68_9">FACTOID</text:span><text:span text:style-name="T68_10"><text:s/></text:span><text:span text:style-name="T68_11">WALLET</text:span><text:span text:style-name="T68_12"><text:s/></text:span><text:span text:style-name="T68_13">ADDRESS</text:span><text:span text:style-name="T68_14"><text:s/></text:span><text:span text:style-name="T68_15">NAME</text:span><text:span text:style-name="T68_16"><text:s/></text:span><text:span text:style-name="T68_17">CONTAINING</text:span><text:span text:style-name="T68_18"><text:s/>"#"<text:s text:c="3"/><text:tab/><text:s/></text:span></text:p>
      <text:p text:style-name="P69"><text:span text:style-name="T69_1">factom</text:span><text:span text:style-name="T69_2">-</text:span><text:span text:style-name="T69_3">cli</text:span><text:span text:style-name="T69_4"><text:s/></text:span><text:span text:style-name="T69_5">generateaddress</text:span><text:span text:style-name="T69_6"><text:s/></text:span><text:span text:style-name="T69_7">fct</text:span><text:span text:style-name="T69_8"><text:s/>"'</text:span><text:span text:style-name="T69_9">F</text:span><text:span text:style-name="T69_10">#02'"</text:span></text:p>
      <text:p text:style-name="P70"><text:span text:style-name="T70_1">echo</text:span></text:p>
      <text:p text:style-name="P71"><text:span text:style-name="T71_1">echo</text:span><text:span text:style-name="T71_2"><text:s/>1.1.1.9<text:s/></text:span><text:span text:style-name="T71_3">TRY</text:span><text:span text:style-name="T71_4"><text:s/></text:span><text:span text:style-name="T71_5">TO</text:span><text:span text:style-name="T71_6"><text:s/></text:span><text:span text:style-name="T71_7">CREATE</text:span><text:span text:style-name="T71_8"><text:s/></text:span><text:span text:style-name="T71_9">FACTOID</text:span><text:span text:style-name="T71_10"><text:s/></text:span><text:span text:style-name="T71_11">WALLET</text:span><text:span text:style-name="T71_12"><text:s/></text:span><text:span text:style-name="T71_13">ADDRESS</text:span><text:span text:style-name="T71_14"><text:s/></text:span><text:span text:style-name="T71_15">NAME</text:span><text:span text:style-name="T71_16"><text:s/></text:span><text:span text:style-name="T71_17">ENDING</text:span><text:span text:style-name="T71_18"><text:s/></text:span><text:span text:style-name="T71_19">WITH</text:span><text:span text:style-name="T71_20"><text:s/>"%"<text:s text:c="3"/><text:tab/><text:s/></text:span></text:p>
      <text:p text:style-name="P72"><text:span text:style-name="T72_1">factom</text:span><text:span text:style-name="T72_2">-</text:span><text:span text:style-name="T72_3">cli</text:span><text:span text:style-name="T72_4"><text:s/></text:span><text:span text:style-name="T72_5">generateaddress</text:span><text:span text:style-name="T72_6"><text:s/></text:span><text:span text:style-name="T72_7">fct</text:span><text:span text:style-name="T72_8"><text:s/>"'</text:span><text:span text:style-name="T72_9">F</text:span><text:span text:style-name="T72_10">02%'"</text:span></text:p>
      <text:p text:style-name="P73"><text:span text:style-name="T73_1">echo</text:span></text:p>
      <text:p text:style-name="P74"><text:span text:style-name="T74_1">echo</text:span><text:span text:style-name="T74_2"><text:s/>1.1.1.10<text:s/></text:span><text:span text:style-name="T74_3">TRY</text:span><text:span text:style-name="T74_4"><text:s/></text:span><text:span text:style-name="T74_5">TO</text:span><text:span text:style-name="T74_6"><text:s/></text:span><text:span text:style-name="T74_7">CREATE</text:span><text:span text:style-name="T74_8"><text:s/></text:span><text:span text:style-name="T74_9">FACTOID</text:span><text:span text:style-name="T74_10"><text:s/></text:span><text:span text:style-name="T74_11">WALLET</text:span><text:span text:style-name="T74_12"><text:s/></text:span><text:span text:style-name="T74_13">ADDRESS</text:span><text:span text:style-name="T74_14"><text:s/></text:span><text:span text:style-name="T74_15">NAME</text:span><text:span text:style-name="T74_16"><text:s/></text:span><text:span text:style-name="T74_17">STARTING</text:span><text:span text:style-name="T74_18"><text:s/></text:span><text:span text:style-name="T74_19">WITH</text:span><text:span text:style-name="T74_20"><text:s/>"^"<text:s text:c="3"/><text:tab/><text:s/></text:span></text:p>
      <text:p text:style-name="P75"><text:span text:style-name="T75_1">factom</text:span><text:span text:style-name="T75_2">-</text:span><text:span text:style-name="T75_3">cli</text:span><text:span text:style-name="T75_4"><text:s/></text:span><text:span text:style-name="T75_5">generateaddress</text:span><text:span text:style-name="T75_6"><text:s/></text:span><text:span text:style-name="T75_7">fct</text:span><text:span text:style-name="T75_8"><text:s/>"'^</text:span><text:span text:style-name="T75_9">F</text:span><text:span text:style-name="T75_10">02'"</text:span></text:p>
      <text:p text:style-name="P76"><text:span text:style-name="T76_1">echo</text:span></text:p>
      <text:p text:style-name="P77"><text:span text:style-name="T77_1">echo</text:span><text:span text:style-name="T77_2"><text:s/>1.1.1.11<text:s/></text:span><text:span text:style-name="T77_3">TRY</text:span><text:span text:style-name="T77_4"><text:s/></text:span><text:span text:style-name="T77_5">TO</text:span><text:span text:style-name="T77_6"><text:s/></text:span><text:span text:style-name="T77_7">CREATE</text:span><text:span text:style-name="T77_8"><text:s/></text:span><text:span text:style-name="T77_9">FACTOID</text:span><text:span text:style-name="T77_10"><text:s/></text:span><text:span text:style-name="T77_11">WALLET</text:span><text:span text:style-name="T77_12"><text:s/></text:span><text:span text:style-name="T77_13">ADDRESS</text:span><text:span text:style-name="T77_14"><text:s/></text:span><text:span text:style-name="T77_15">NAME</text:span><text:span text:style-name="T77_16"><text:s/></text:span><text:span text:style-name="T77_17">CONTAINING</text:span><text:span text:style-name="T77_18"><text:s/>"&amp;"<text:s text:c="3"/><text:tab/><text:s/></text:span></text:p>
      <text:p text:style-name="P78"><text:span text:style-name="T78_1">factom</text:span><text:span text:style-name="T78_2">-</text:span><text:span text:style-name="T78_3">cli</text:span><text:span text:style-name="T78_4"><text:s/></text:span><text:span text:style-name="T78_5">generateaddress</text:span><text:span text:style-name="T78_6"><text:s/></text:span><text:span text:style-name="T78_7">fct</text:span><text:span text:style-name="T78_8"><text:s/>"'</text:span><text:span text:style-name="T78_9">F</text:span><text:span text:style-name="T78_10">&amp;02'"</text:span></text:p>
      <text:p text:style-name="P79"><text:span text:style-name="T79_1">echo</text:span></text:p>
      <text:p text:style-name="P80"><text:span text:style-name="T80_1">echo</text:span><text:span text:style-name="T80_2"><text:s/>1.1.1.12<text:s/></text:span><text:span text:style-name="T80_3">TRY</text:span><text:span text:style-name="T80_4"><text:s/></text:span><text:span text:style-name="T80_5">TO</text:span><text:span text:style-name="T80_6"><text:s/></text:span><text:span text:style-name="T80_7">CREATE</text:span><text:span text:style-name="T80_8"><text:s/></text:span><text:span text:style-name="T80_9">FACTOID</text:span><text:span text:style-name="T80_10"><text:s/></text:span><text:span text:style-name="T80_11">WALLET</text:span><text:span text:style-name="T80_12"><text:s/></text:span><text:span text:style-name="T80_13">ADDRESS</text:span><text:span text:style-name="T80_14"><text:s/></text:span><text:span text:style-name="T80_15">NAME</text:span><text:span text:style-name="T80_16"><text:s/></text:span><text:span text:style-name="T80_17">ENDING</text:span><text:span text:style-name="T80_18"><text:s/></text:span><text:span text:style-name="T80_19">WITH</text:span><text:span text:style-name="T80_20"><text:s/>"*"<text:s text:c="3"/><text:tab/><text:s/></text:span></text:p>
      <text:p text:style-name="P81"><text:span text:style-name="T81_1">factom</text:span><text:span text:style-name="T81_2">-</text:span><text:span text:style-name="T81_3">cli</text:span><text:span text:style-name="T81_4"><text:s/></text:span><text:span text:style-name="T81_5">generateaddress</text:span><text:span text:style-name="T81_6"><text:s/></text:span><text:span text:style-name="T81_7">fct</text:span><text:span text:style-name="T81_8"><text:s/>"'</text:span><text:span text:style-name="T81_9">F</text:span><text:span text:style-name="T81_10">02*'"</text:span></text:p>
      <text:p text:style-name="P82"><text:span text:style-name="T82_1">echo</text:span></text:p>
      <text:p text:style-name="P83"><text:span text:style-name="T83_1">echo</text:span><text:span text:style-name="T83_2"><text:s/>1.1.1.13<text:s/></text:span><text:span text:style-name="T83_3">TRY</text:span><text:span text:style-name="T83_4"><text:s/></text:span><text:span text:style-name="T83_5">TO</text:span><text:span text:style-name="T83_6"><text:s/></text:span><text:span text:style-name="T83_7">CREATE</text:span><text:span text:style-name="T83_8"><text:s/></text:span><text:span text:style-name="T83_9">FACTOID</text:span><text:span text:style-name="T83_10"><text:s/></text:span><text:span text:style-name="T83_11">WALLET</text:span><text:span text:style-name="T83_12"><text:s/></text:span><text:span text:style-name="T83_13">ADDRESS</text:span><text:span text:style-name="T83_14"><text:s/></text:span><text:span text:style-name="T83_15">NAME</text:span><text:span text:style-name="T83_16"><text:s/></text:span><text:span text:style-name="T83_17">CONTAINING</text:span><text:span text:style-name="T83_18"><text:s/>"()"<text:s text:c="3"/><text:tab/><text:s/></text:span></text:p>
      <text:p text:style-name="P84"><text:span text:style-name="T84_1">factom</text:span><text:span text:style-name="T84_2">-</text:span><text:span text:style-name="T84_3">cli</text:span><text:span text:style-name="T84_4"><text:s/></text:span><text:span text:style-name="T84_5">generateaddress</text:span><text:span text:style-name="T84_6"><text:s/></text:span><text:span text:style-name="T84_7">fct</text:span><text:span text:style-name="T84_8"><text:s/>"'(</text:span><text:span text:style-name="T84_9">F</text:span><text:span text:style-name="T84_10">02)'"</text:span></text:p>
      <text:p text:style-name="P85"><text:span text:style-name="T85_1">echo</text:span></text:p>
      <text:p text:style-name="P86"><text:span text:style-name="T86_1">echo</text:span><text:span text:style-name="T86_2"><text:s/>1.1.1.14<text:s/></text:span><text:span text:style-name="T86_3">TRY</text:span><text:span text:style-name="T86_4"><text:s/></text:span><text:span text:style-name="T86_5">TO</text:span><text:span text:style-name="T86_6"><text:s/></text:span><text:span text:style-name="T86_7">CREATE</text:span><text:span text:style-name="T86_8"><text:s/></text:span><text:span text:style-name="T86_9">FACTOID</text:span><text:span text:style-name="T86_10"><text:s/></text:span><text:span text:style-name="T86_11">WALLET</text:span><text:span text:style-name="T86_12"><text:s/></text:span><text:span text:style-name="T86_13">ADDRESS</text:span><text:span text:style-name="T86_14"><text:s/></text:span><text:span text:style-name="T86_15">NAME</text:span><text:span text:style-name="T86_16"><text:s/></text:span><text:span text:style-name="T86_17">STARTING</text:span><text:span text:style-name="T86_18"><text:s/></text:span><text:span text:style-name="T86_19">WITH</text:span><text:span text:style-name="T86_20"><text:s/>"+"<text:s text:c="3"/><text:tab/><text:s/></text:span></text:p>
      <text:p text:style-name="P87"><text:span text:style-name="T87_1">factom</text:span><text:span text:style-name="T87_2">-</text:span><text:span text:style-name="T87_3">cli</text:span><text:span text:style-name="T87_4"><text:s/></text:span><text:span text:style-name="T87_5">generateaddress</text:span><text:span text:style-name="T87_6"><text:s/></text:span><text:span text:style-name="T87_7">fct</text:span><text:span text:style-name="T87_8"><text:s/>"'+</text:span><text:span text:style-name="T87_9">F</text:span><text:span text:style-name="T87_10">02'"</text:span></text:p>
      <text:p text:style-name="P88"><text:span text:style-name="T88_1">echo</text:span></text:p>
      <text:p text:style-name="P89"><text:span text:style-name="T89_1">echo</text:span><text:span text:style-name="T89_2"><text:s/>1.1.1.15<text:s/></text:span><text:span text:style-name="T89_3">TRY</text:span><text:span text:style-name="T89_4"><text:s/></text:span><text:span text:style-name="T89_5">TO</text:span><text:span text:style-name="T89_6"><text:s/></text:span><text:span text:style-name="T89_7">CREATE</text:span><text:span text:style-name="T89_8"><text:s/></text:span><text:span text:style-name="T89_9">FACTOID</text:span><text:span text:style-name="T89_10"><text:s/></text:span><text:span text:style-name="T89_11">WALLET</text:span><text:span text:style-name="T89_12"><text:s/></text:span><text:span text:style-name="T89_13">ADDRESS</text:span><text:span text:style-name="T89_14"><text:s/></text:span><text:span text:style-name="T89_15">NAME</text:span><text:span text:style-name="T89_16"><text:s/></text:span><text:span text:style-name="T89_17">CONTAINING</text:span><text:span text:style-name="T89_18"><text:s/>"="<text:s text:c="3"/><text:tab/><text:s/></text:span></text:p>
      <text:p text:style-name="P90"><text:span text:style-name="T90_1">factom</text:span><text:span text:style-name="T90_2">-</text:span><text:span text:style-name="T90_3">cli</text:span><text:span text:style-name="T90_4"><text:s/></text:span><text:span text:style-name="T90_5">generateaddress</text:span><text:span text:style-name="T90_6"><text:s/></text:span><text:span text:style-name="T90_7">fct</text:span><text:span text:style-name="T90_8"><text:s/>"'</text:span><text:span text:style-name="T90_9">F</text:span><text:span text:style-name="T90_10">=02'"</text:span></text:p>
      <text:p text:style-name="P91"><text:span text:style-name="T91_1">echo</text:span></text:p>
      <text:p text:style-name="P92"><text:span text:style-name="T92_1">echo</text:span><text:span text:style-name="T92_2"><text:s/>1.1.1.16<text:s/></text:span><text:span text:style-name="T92_3">TRY</text:span><text:span text:style-name="T92_4"><text:s/></text:span><text:span text:style-name="T92_5">TO</text:span><text:span text:style-name="T92_6"><text:s/></text:span><text:span text:style-name="T92_7">CREATE</text:span><text:span text:style-name="T92_8"><text:s/></text:span><text:span text:style-name="T92_9">FACTOID</text:span><text:span text:style-name="T92_10"><text:s/></text:span><text:span text:style-name="T92_11">WALLET</text:span><text:span text:style-name="T92_12"><text:s/></text:span><text:span text:style-name="T92_13">ADDRESS</text:span><text:span text:style-name="T92_14"><text:s/></text:span><text:span text:style-name="T92_15">NAME</text:span><text:span text:style-name="T92_16"><text:s/></text:span><text:span text:style-name="T92_17">CONTAINING</text:span><text:span text:style-name="T92_18"><text:s/>"{}"<text:s text:c="3"/><text:tab/><text:s/></text:span></text:p>
      <text:p text:style-name="P93"><text:span text:style-name="T93_1">factom</text:span><text:span text:style-name="T93_2">-</text:span><text:span text:style-name="T93_3">cli</text:span><text:span text:style-name="T93_4"><text:s/></text:span><text:span text:style-name="T93_5">generateaddress</text:span><text:span text:style-name="T93_6"><text:s/></text:span><text:span text:style-name="T93_7">fct</text:span><text:span text:style-name="T93_8"><text:s/>"'{</text:span><text:span text:style-name="T93_9">F</text:span><text:span text:style-name="T93_10">02}'"</text:span></text:p>
      <text:p text:style-name="P94"><text:span text:style-name="T94_1">echo</text:span></text:p>
      <text:p text:style-name="P95"><text:span text:style-name="T95_1">echo</text:span><text:span text:style-name="T95_2"><text:s/>1.1.1.17<text:s/></text:span><text:span text:style-name="T95_3">TRY</text:span><text:span text:style-name="T95_4"><text:s/></text:span><text:span text:style-name="T95_5">TO</text:span><text:span text:style-name="T95_6"><text:s/></text:span><text:span text:style-name="T95_7">CREATE</text:span><text:span text:style-name="T95_8"><text:s/></text:span><text:span text:style-name="T95_9">FACTOID</text:span><text:span text:style-name="T95_10"><text:s/></text:span><text:span text:style-name="T95_11">WALLET</text:span><text:span text:style-name="T95_12"><text:s/></text:span><text:span text:style-name="T95_13">ADDRESS</text:span><text:span text:style-name="T95_14"><text:s/></text:span><text:span text:style-name="T95_15">NAME</text:span><text:span text:style-name="T95_16"><text:s/></text:span><text:span text:style-name="T95_17">CONTAINING</text:span><text:span text:style-name="T95_18"><text:s/>"[]"<text:s text:c="3"/><text:tab/><text:s/></text:span></text:p>
      <text:p text:style-name="P96"><text:span text:style-name="T96_1">factom</text:span><text:span text:style-name="T96_2">-</text:span><text:span text:style-name="T96_3">cli</text:span><text:span text:style-name="T96_4"><text:s/></text:span><text:span text:style-name="T96_5">generateaddress</text:span><text:span text:style-name="T96_6"><text:s/></text:span><text:span text:style-name="T96_7">fct</text:span><text:span text:style-name="T96_8"><text:s/>"'[</text:span><text:span text:style-name="T96_9">F</text:span><text:span text:style-name="T96_10">02]'"</text:span></text:p>
      <text:p text:style-name="P97"><text:span text:style-name="T97_1">echo</text:span></text:p>
      <text:p text:style-name="P98"><text:span text:style-name="T98_1">echo</text:span><text:span text:style-name="T98_2"><text:s/>1.1.1.18<text:s/></text:span><text:span text:style-name="T98_3">TRY</text:span><text:span text:style-name="T98_4"><text:s/></text:span><text:span text:style-name="T98_5">TO</text:span><text:span text:style-name="T98_6"><text:s/></text:span><text:span text:style-name="T98_7">CREATE</text:span><text:span text:style-name="T98_8"><text:s/></text:span><text:span text:style-name="T98_9">FACTOID</text:span><text:span text:style-name="T98_10"><text:s/></text:span><text:span text:style-name="T98_11">WALLET</text:span><text:span text:style-name="T98_12"><text:s/></text:span><text:span text:style-name="T98_13">ADDRESS</text:span><text:span text:style-name="T98_14"><text:s/></text:span><text:span text:style-name="T98_15">NAME</text:span><text:span text:style-name="T98_16"><text:s/></text:span><text:span text:style-name="T98_17">ENDING</text:span><text:span text:style-name="T98_18"><text:s/></text:span><text:span text:style-name="T98_19">WITH</text:span><text:span text:style-name="T98_20"><text:s/>"|"<text:s text:c="3"/><text:tab/><text:s/></text:span></text:p>
      <text:p text:style-name="P99"><text:span text:style-name="T99_1">factom</text:span><text:span text:style-name="T99_2">-</text:span><text:span text:style-name="T99_3">cli</text:span><text:span text:style-name="T99_4"><text:s/></text:span><text:span text:style-name="T99_5">generateaddress</text:span><text:span text:style-name="T99_6"><text:s/></text:span><text:span text:style-name="T99_7">fct</text:span><text:span text:style-name="T99_8"><text:s/>"'</text:span><text:span text:style-name="T99_9">F</text:span><text:span text:style-name="T99_10">02|'"</text:span></text:p>
      <text:p text:style-name="P100"><text:span text:style-name="T100_1">echo</text:span></text:p>
      <text:p text:style-name="P101"><text:span text:style-name="T101_1">echo</text:span><text:span text:style-name="T101_2"><text:s/>1.1.1.19<text:s/></text:span><text:span text:style-name="T101_3">TRY</text:span><text:span text:style-name="T101_4"><text:s/></text:span><text:span text:style-name="T101_5">TO</text:span><text:span text:style-name="T101_6"><text:s/></text:span><text:span text:style-name="T101_7">CREATE</text:span><text:span text:style-name="T101_8"><text:s/></text:span><text:span text:style-name="T101_9">FACTOID</text:span><text:span text:style-name="T101_10"><text:s/></text:span><text:span text:style-name="T101_11">WALLET</text:span><text:span text:style-name="T101_12"><text:s/></text:span><text:span text:style-name="T101_13">ADDRESS</text:span><text:span text:style-name="T101_14"><text:s/></text:span><text:span text:style-name="T101_15">NAME</text:span><text:span text:style-name="T101_16"><text:s/></text:span><text:span text:style-name="T101_17">STARTING</text:span><text:span text:style-name="T101_18"><text:s/></text:span><text:span text:style-name="T101_19">WITH</text:span><text:span text:style-name="T101_20"><text:s/>":"<text:s text:c="3"/><text:tab/><text:s/></text:span></text:p>
      <text:p text:style-name="P102"><text:span text:style-name="T102_1">factom</text:span><text:span text:style-name="T102_2">-</text:span><text:span text:style-name="T102_3">cli</text:span><text:span text:style-name="T102_4"><text:s/></text:span><text:span text:style-name="T102_5">generateaddress</text:span><text:span text:style-name="T102_6"><text:s/></text:span><text:span text:style-name="T102_7">fct</text:span><text:span text:style-name="T102_8"><text:s/>"':</text:span><text:span text:style-name="T102_9">F</text:span><text:span text:style-name="T102_10">02'"</text:span></text:p>
      <text:p text:style-name="P103"><text:span text:style-name="T103_1">echo</text:span></text:p>
      <text:p text:style-name="P104"><text:span text:style-name="T104_1">echo</text:span><text:span text:style-name="T104_2"><text:s/>1.1.1.20<text:s/></text:span><text:span text:style-name="T104_3">TRY</text:span><text:span text:style-name="T104_4"><text:s/></text:span><text:span text:style-name="T104_5">TO</text:span><text:span text:style-name="T104_6"><text:s/></text:span><text:span text:style-name="T104_7">CREATE</text:span><text:span text:style-name="T104_8"><text:s/></text:span><text:span text:style-name="T104_9">FACTOID</text:span><text:span text:style-name="T104_10"><text:s/></text:span><text:span text:style-name="T104_11">WALLET</text:span><text:span text:style-name="T104_12"><text:s/></text:span><text:span text:style-name="T104_13">ADDRESS</text:span><text:span text:style-name="T104_14"><text:s/></text:span><text:span text:style-name="T104_15">NAME</text:span><text:span text:style-name="T104_16"><text:s/></text:span><text:span text:style-name="T104_17">CONTAINING</text:span><text:span text:style-name="T104_18"><text:s/>";"<text:s text:c="3"/><text:tab/><text:s/></text:span></text:p>
      <text:p text:style-name="P105"><text:span text:style-name="T105_1">factom</text:span><text:span text:style-name="T105_2">-</text:span><text:span text:style-name="T105_3">cli</text:span><text:span text:style-name="T105_4"><text:s/></text:span><text:span text:style-name="T105_5">generateaddress</text:span><text:span text:style-name="T105_6"><text:s/></text:span><text:span text:style-name="T105_7">fct</text:span><text:span text:style-name="T105_8"><text:s/>"'</text:span><text:span text:style-name="T105_9">F</text:span><text:span text:style-name="T105_10">;02'"</text:span></text:p>
      <text:p text:style-name="P106"><text:span text:style-name="T106_1">echo</text:span></text:p>
      <text:p text:style-name="P107"><text:span text:style-name="T107_1">echo</text:span><text:span text:style-name="T107_2"><text:s/>1.1.1.21<text:s/></text:span><text:span text:style-name="T107_3">TRY</text:span><text:span text:style-name="T107_4"><text:s/></text:span><text:span text:style-name="T107_5">TO</text:span><text:span text:style-name="T107_6"><text:s/></text:span><text:span text:style-name="T107_7">CREATE</text:span><text:span text:style-name="T107_8"><text:s/></text:span><text:span text:style-name="T107_9">FACTOID</text:span><text:span text:style-name="T107_10"><text:s/></text:span><text:span text:style-name="T107_11">WALLET</text:span><text:span text:style-name="T107_12"><text:s/></text:span><text:span text:style-name="T107_13">ADDRESS</text:span><text:span text:style-name="T107_14"><text:s/></text:span><text:span text:style-name="T107_15">NAME</text:span><text:span text:style-name="T107_16"><text:s/></text:span><text:span text:style-name="T107_17">ENDING</text:span><text:span text:style-name="T107_18"><text:s/></text:span><text:span text:style-name="T107_19">WITH</text:span><text:span text:style-name="T107_20"><text:s/>"\""<text:s text:c="3"/><text:tab/><text:s/></text:span></text:p>
      <text:p text:style-name="P108"><text:span text:style-name="T108_1">factom</text:span><text:span text:style-name="T108_2">-</text:span><text:span text:style-name="T108_3">cli</text:span><text:span text:style-name="T108_4"><text:s/></text:span><text:span text:style-name="T108_5">generateaddress</text:span><text:span text:style-name="T108_6"><text:s/></text:span><text:span text:style-name="T108_7">fct</text:span><text:span text:style-name="T108_8"><text:s/>"'</text:span><text:span text:style-name="T108_9">F</text:span><text:span text:style-name="T108_10">02\"'"</text:span></text:p>
      <text:p text:style-name="P109"><text:span text:style-name="T109_1">echo</text:span></text:p>
      <text:p text:style-name="P110"><text:span text:style-name="T110_1">echo</text:span><text:span text:style-name="T110_2"><text:s/>1.1.1.22<text:s/></text:span><text:span text:style-name="T110_3">TRY</text:span><text:span text:style-name="T110_4"><text:s/></text:span><text:span text:style-name="T110_5">TO</text:span><text:span text:style-name="T110_6"><text:s/></text:span><text:span text:style-name="T110_7">CREATE</text:span><text:span text:style-name="T110_8"><text:s/></text:span><text:span text:style-name="T110_9">FACTOID</text:span><text:span text:style-name="T110_10"><text:s/></text:span><text:span text:style-name="T110_11">WALLET</text:span><text:span text:style-name="T110_12"><text:s/></text:span><text:span text:style-name="T110_13">ADDRESS</text:span><text:span text:style-name="T110_14"><text:s/></text:span><text:span text:style-name="T110_15">NAME</text:span><text:span text:style-name="T110_16"><text:s/></text:span><text:span text:style-name="T110_17">STARTING</text:span><text:span text:style-name="T110_18"><text:s/></text:span><text:span text:style-name="T110_19">WITH</text:span><text:span text:style-name="T110_20"><text:s/>"'"<text:s text:c="3"/><text:tab/><text:s/></text:span></text:p>
      <text:p text:style-name="P111"><text:span text:style-name="T111_1">factom</text:span><text:span text:style-name="T111_2">-</text:span><text:span text:style-name="T111_3">cli</text:span><text:span text:style-name="T111_4"><text:s/></text:span><text:span text:style-name="T111_5">generateaddress</text:span><text:span text:style-name="T111_6"><text:s/></text:span><text:span text:style-name="T111_7">fct</text:span><text:span text:style-name="T111_8"><text:s/>"''</text:span><text:span text:style-name="T111_9">F</text:span><text:span text:style-name="T111_10">02'"</text:span></text:p>
      <text:p text:style-name="P112"><text:span text:style-name="T112_1">echo</text:span></text:p>
      <text:p text:style-name="P113"><text:span text:style-name="T113_1">echo</text:span><text:span text:style-name="T113_2"><text:s/>1.1.1.23<text:s/></text:span><text:span text:style-name="T113_3">TRY</text:span><text:span text:style-name="T113_4"><text:s/></text:span><text:span text:style-name="T113_5">TO</text:span><text:span text:style-name="T113_6"><text:s/></text:span><text:span text:style-name="T113_7">CREATE</text:span><text:span text:style-name="T113_8"><text:s/></text:span><text:span text:style-name="T113_9">FACTOID</text:span><text:span text:style-name="T113_10"><text:s/></text:span><text:span text:style-name="T113_11">WALLET</text:span><text:span text:style-name="T113_12"><text:s/></text:span><text:span text:style-name="T113_13">ADDRESS</text:span><text:span text:style-name="T113_14"><text:s/></text:span><text:span text:style-name="T113_15">NAME</text:span><text:span text:style-name="T113_16"><text:s/></text:span><text:span text:style-name="T113_17">CONTAINING</text:span><text:span text:style-name="T113_18"><text:s/>"&lt;"<text:s text:c="3"/><text:tab/><text:s/></text:span></text:p>
      <text:p text:style-name="P114"><text:span text:style-name="T114_1">factom</text:span><text:span text:style-name="T114_2">-</text:span><text:span text:style-name="T114_3">cli</text:span><text:span text:style-name="T114_4"><text:s/></text:span><text:span text:style-name="T114_5">generateaddress</text:span><text:span text:style-name="T114_6"><text:s/></text:span><text:span text:style-name="T114_7">fct</text:span><text:span text:style-name="T114_8"><text:s/>"'</text:span><text:span text:style-name="T114_9">F</text:span><text:span text:style-name="T114_10">&lt;02'"</text:span></text:p>
      <text:p text:style-name="P115"><text:span text:style-name="T115_1">echo</text:span></text:p>
      <text:p text:style-name="P116"><text:span text:style-name="T116_1">echo</text:span><text:span text:style-name="T116_2"><text:s/>1.1.1.24<text:s/></text:span><text:span text:style-name="T116_3">TRY</text:span><text:span text:style-name="T116_4"><text:s/></text:span><text:span text:style-name="T116_5">TO</text:span><text:span text:style-name="T116_6"><text:s/></text:span><text:span text:style-name="T116_7">CREATE</text:span><text:span text:style-name="T116_8"><text:s/></text:span><text:span text:style-name="T116_9">FACTOID</text:span><text:span text:style-name="T116_10"><text:s/></text:span><text:span text:style-name="T116_11">WALLET</text:span><text:span text:style-name="T116_12"><text:s/></text:span><text:span text:style-name="T116_13">ADDRESS</text:span><text:span text:style-name="T116_14"><text:s/></text:span><text:span text:style-name="T116_15">NAME</text:span><text:span text:style-name="T116_16"><text:s/></text:span><text:span text:style-name="T116_17">ENDING</text:span><text:span text:style-name="T116_18"><text:s/></text:span><text:span text:style-name="T116_19">WITH</text:span><text:span text:style-name="T116_20"><text:s/>","<text:s text:c="3"/><text:tab/><text:s/></text:span></text:p>
      <text:p text:style-name="P117"><text:span text:style-name="T117_1">factom</text:span><text:span text:style-name="T117_2">-</text:span><text:span text:style-name="T117_3">cli</text:span><text:span text:style-name="T117_4"><text:s/></text:span><text:span text:style-name="T117_5">generateaddress</text:span><text:span text:style-name="T117_6"><text:s/></text:span><text:span text:style-name="T117_7">fct</text:span><text:span text:style-name="T117_8"><text:s/>"'</text:span><text:span text:style-name="T117_9">F</text:span><text:span text:style-name="T117_10">02,'"</text:span></text:p>
      <text:p text:style-name="P118"><text:span text:style-name="T118_1">echo</text:span></text:p>
      <text:p text:style-name="P119"><text:span text:style-name="T119_1">echo</text:span><text:span text:style-name="T119_2"><text:s/>1.1.1.25<text:s/></text:span><text:span text:style-name="T119_3">TRY</text:span><text:span text:style-name="T119_4"><text:s/></text:span><text:span text:style-name="T119_5">TO</text:span><text:span text:style-name="T119_6"><text:s/></text:span><text:span text:style-name="T119_7">CREATE</text:span><text:span text:style-name="T119_8"><text:s/></text:span><text:span text:style-name="T119_9">FACTOID</text:span><text:span text:style-name="T119_10"><text:s/></text:span><text:span text:style-name="T119_11">WALLET</text:span><text:span text:style-name="T119_12"><text:s/></text:span><text:span text:style-name="T119_13">ADDRESS</text:span><text:span text:style-name="T119_14"><text:s/></text:span><text:span text:style-name="T119_15">NAME</text:span><text:span text:style-name="T119_16"><text:s/></text:span><text:span text:style-name="T119_17">STARTING</text:span><text:span text:style-name="T119_18"><text:s/></text:span><text:span text:style-name="T119_19">WITH</text:span><text:span text:style-name="T119_20"><text:s/>"&gt;"<text:s text:c="3"/><text:tab/><text:s/></text:span></text:p>
      <text:p text:style-name="P120"><text:span text:style-name="T120_1">factom</text:span><text:span text:style-name="T120_2">-</text:span><text:span text:style-name="T120_3">cli</text:span><text:span text:style-name="T120_4"><text:s/></text:span><text:span text:style-name="T120_5">generateaddress</text:span><text:span text:style-name="T120_6"><text:s/></text:span><text:span text:style-name="T120_7">fct</text:span><text:span text:style-name="T120_8"><text:s/>"'&gt;</text:span><text:span text:style-name="T120_9">F</text:span><text:span text:style-name="T120_10">02'"</text:span></text:p>
      <text:p text:style-name="P121"><text:span text:style-name="T121_1">echo</text:span></text:p>
      <text:p text:style-name="P122"><text:span text:style-name="T122_1">echo</text:span><text:span text:style-name="T122_2"><text:s/>1.1.1.26<text:s/></text:span><text:span text:style-name="T122_3">TRY</text:span><text:span text:style-name="T122_4"><text:s/></text:span><text:span text:style-name="T122_5">TO</text:span><text:span text:style-name="T122_6"><text:s/></text:span><text:span text:style-name="T122_7">CREATE</text:span><text:span text:style-name="T122_8"><text:s/></text:span><text:span text:style-name="T122_9">FACTOID</text:span><text:span text:style-name="T122_10"><text:s/></text:span><text:span text:style-name="T122_11">WALLET</text:span><text:span text:style-name="T122_12"><text:s/></text:span><text:span text:style-name="T122_13">ADDRESS</text:span><text:span text:style-name="T122_14"><text:s/></text:span><text:span text:style-name="T122_15">NAME</text:span><text:span text:style-name="T122_16"><text:s/></text:span><text:span text:style-name="T122_17">CONTAINING</text:span><text:span text:style-name="T122_18"><text:s/>"."<text:s text:c="3"/><text:tab/><text:s/></text:span></text:p>
      <text:p text:style-name="P123"><text:span text:style-name="T123_1">factom</text:span><text:span text:style-name="T123_2">-</text:span><text:span text:style-name="T123_3">cli</text:span><text:span text:style-name="T123_4"><text:s/></text:span><text:span text:style-name="T123_5">generateaddress</text:span><text:span text:style-name="T123_6"><text:s/></text:span><text:span text:style-name="T123_7">fct</text:span><text:span text:style-name="T123_8"><text:s/>"'</text:span><text:span text:style-name="T123_9">F</text:span><text:span text:style-name="T123_10">.02'"</text:span></text:p>
      <text:p text:style-name="P124"><text:span text:style-name="T124_1">echo</text:span></text:p>
      <text:p text:style-name="P125"><text:span text:style-name="T125_1">echo</text:span><text:span text:style-name="T125_2"><text:s/>1.1.1.27<text:s/></text:span><text:span text:style-name="T125_3">TRY</text:span><text:span text:style-name="T125_4"><text:s/></text:span><text:span text:style-name="T125_5">TO</text:span><text:span text:style-name="T125_6"><text:s/></text:span><text:span text:style-name="T125_7">CREATE</text:span><text:span text:style-name="T125_8"><text:s/></text:span><text:span text:style-name="T125_9">FACTOID</text:span><text:span text:style-name="T125_10"><text:s/></text:span><text:span text:style-name="T125_11">WALLET</text:span><text:span text:style-name="T125_12"><text:s/></text:span><text:span text:style-name="T125_13">ADDRESS</text:span><text:span text:style-name="T125_14"><text:s/></text:span><text:span text:style-name="T125_15">NAME</text:span><text:span text:style-name="T125_16"><text:s/></text:span><text:span text:style-name="T125_17">ENDING</text:span><text:span text:style-name="T125_18"><text:s/></text:span><text:span text:style-name="T125_19">WITH</text:span><text:span text:style-name="T125_20"><text:s/>"?"<text:s text:c="3"/><text:tab/><text:s/></text:span></text:p>
      <text:p text:style-name="P126"><text:span text:style-name="T126_1">factom</text:span><text:span text:style-name="T126_2">-</text:span><text:span text:style-name="T126_3">cli</text:span><text:span text:style-name="T126_4"><text:s/></text:span><text:span text:style-name="T126_5">generateaddress</text:span><text:span text:style-name="T126_6"><text:s/></text:span><text:span text:style-name="T126_7">fct</text:span><text:span text:style-name="T126_8"><text:s/>"'</text:span><text:span text:style-name="T126_9">F</text:span><text:span text:style-name="T126_10">02?'"</text:span></text:p>
      <text:p text:style-name="P127"><text:span text:style-name="T127_1">echo</text:span></text:p>
      <text:p text:style-name="P128"><text:span text:style-name="T128_1">echo</text:span><text:span text:style-name="T128_2"><text:s/>1.1.1.28<text:s/></text:span><text:span text:style-name="T128_3">TRY</text:span><text:span text:style-name="T128_4"><text:s/></text:span><text:span text:style-name="T128_5">TO</text:span><text:span text:style-name="T128_6"><text:s/></text:span><text:span text:style-name="T128_7">CREATE</text:span><text:span text:style-name="T128_8"><text:s/></text:span><text:span text:style-name="T128_9">FACTOID</text:span><text:span text:style-name="T128_10"><text:s/></text:span><text:span text:style-name="T128_11">WALLET</text:span><text:span text:style-name="T128_12"><text:s/></text:span><text:span text:style-name="T128_13">ADDRESS</text:span><text:span text:style-name="T128_14"><text:s/></text:span><text:span text:style-name="T128_15">NAME</text:span><text:span text:style-name="T128_16"><text:s/></text:span><text:span text:style-name="T128_17">STARTING</text:span><text:span text:style-name="T128_18"><text:s/></text:span><text:span text:style-name="T128_19">WITH</text:span><text:span text:style-name="T128_20"><text:s/>"\\"<text:s text:c="3"/><text:tab/><text:s/></text:span></text:p>
      <text:p text:style-name="P129"><text:span text:style-name="T129_1">factom</text:span><text:span text:style-name="T129_2">-</text:span><text:span text:style-name="T129_3">cli</text:span><text:span text:style-name="T129_4"><text:s/></text:span><text:span text:style-name="T129_5">generateaddress</text:span><text:span text:style-name="T129_6"><text:s/></text:span><text:span text:style-name="T129_7">fct</text:span><text:span text:style-name="T129_8"><text:s/>"'\</text:span><text:span text:style-name="T129_9">F</text:span><text:span text:style-name="T129_10">02'"</text:span></text:p>
      <text:p text:style-name="P130"><text:span text:style-name="T130_1">echo</text:span></text:p>
      <text:p text:style-name="P131"/>
      <text:p text:style-name="P132"><text:span text:style-name="T132_1">echo</text:span><text:span text:style-name="T132_2"><text:s/>1.1.2<text:s/></text:span><text:span text:style-name="T132_3">GET</text:span><text:span text:style-name="T132_4"><text:s/></text:span><text:span text:style-name="T132_5">FACTOID</text:span><text:span text:style-name="T132_6"><text:s/></text:span><text:span text:style-name="T132_7">WALLET</text:span><text:span text:style-name="T132_8"><text:s/></text:span><text:span text:style-name="T132_9">ADDRESS</text:span><text:span text:style-name="T132_10"><text:s/></text:span><text:span text:style-name="T132_11">BALANCES</text:span><text:span text:style-name="T132_12"><text:s text:c="3"/><text:tab/><text:s/></text:span></text:p>
      <text:p text:style-name="P133"><text:span text:style-name="T133_1">echo</text:span></text:p>
      <text:p text:style-name="P134"><text:span text:style-name="T134_1">echo</text:span><text:span text:style-name="T134_2"><text:s/>1.1.2.1<text:s/></text:span><text:span text:style-name="T134_3">LIST</text:span><text:span text:style-name="T134_4"><text:s/></text:span><text:span text:style-name="T134_5">ALL</text:span><text:span text:style-name="T134_6"><text:s/></text:span><text:span text:style-name="T134_7">WALLET</text:span><text:span text:style-name="T134_8"><text:s/></text:span><text:span text:style-name="T134_9">ADDRESS</text:span><text:span text:style-name="T134_10"><text:s/></text:span><text:span text:style-name="T134_11">BALANCES</text:span><text:span text:style-name="T134_12"><text:s text:c="3"/><text:tab/><text:s/></text:span></text:p>
      <text:p text:style-name="P135"><text:span text:style-name="T135_1">factom</text:span><text:span text:style-name="T135_2">-</text:span><text:span text:style-name="T135_3">cli</text:span><text:span text:style-name="T135_4"><text:s/></text:span><text:span text:style-name="T135_5">getaddresses</text:span></text:p>
      <text:p text:style-name="P136"><text:span text:style-name="T136_1">echo</text:span></text:p>
      <text:p text:style-name="P137"><text:span text:style-name="T137_1">echo</text:span><text:span text:style-name="T137_2"><text:s/>1.1.2.2<text:s/></text:span><text:span text:style-name="T137_3">LIST</text:span><text:span text:style-name="T137_4"><text:s/></text:span><text:span text:style-name="T137_5">FACTOID</text:span><text:span text:style-name="T137_6"><text:s/></text:span><text:span text:style-name="T137_7">WALLET</text:span><text:span text:style-name="T137_8"><text:s/></text:span><text:span text:style-name="T137_9">ADDRESS</text:span><text:span text:style-name="T137_10"><text:s/></text:span><text:span text:style-name="T137_11">BALANCES</text:span><text:span text:style-name="T137_12"><text:s/></text:span><text:span text:style-name="T137_13">INDIVIDUALLY</text:span><text:span text:style-name="T137_14"><text:s text:c="3"/><text:tab/><text:s/></text:span></text:p>
      <text:p text:style-name="P138"><text:span text:style-name="T138_1">factom</text:span><text:span text:style-name="T138_2">-</text:span><text:span text:style-name="T138_3">cli</text:span><text:span text:style-name="T138_4"><text:s/></text:span><text:span text:style-name="T138_5">balance</text:span><text:span text:style-name="T138_6"><text:s/></text:span><text:span text:style-name="T138_7">fct</text:span><text:span text:style-name="T138_8"><text:s/></text:span><text:span text:style-name="T138_9">factoid</text:span><text:span text:style-name="T138_10">-</text:span><text:span text:style-name="T138_11">wallet</text:span><text:span text:style-name="T138_12">-</text:span><text:span text:style-name="T138_13">address</text:span><text:span text:style-name="T138_14">-</text:span><text:span text:style-name="T138_15">name</text:span><text:span text:style-name="T138_16">01</text:span></text:p>
      <text:p text:style-name="P139"><text:span text:style-name="T139_1">factom</text:span><text:span text:style-name="T139_2">-</text:span><text:span text:style-name="T139_3">cli</text:span><text:span text:style-name="T139_4"><text:s/></text:span><text:span text:style-name="T139_5">balance</text:span><text:span text:style-name="T139_6"><text:s/></text:span><text:span text:style-name="T139_7">fct</text:span><text:span text:style-name="T139_8"><text:s/>$</text:span><text:span text:style-name="T139_9">FACTOIDWALLETADDRESSKEY</text:span><text:span text:style-name="T139_10">01</text:span></text:p>
      <text:p text:style-name="P140"><text:span text:style-name="T140_1">factom</text:span><text:span text:style-name="T140_2">-</text:span><text:span text:style-name="T140_3">cli</text:span><text:span text:style-name="T140_4"><text:s/></text:span><text:span text:style-name="T140_5">balance</text:span><text:span text:style-name="T140_6"><text:s/></text:span><text:span text:style-name="T140_7">fct</text:span><text:span text:style-name="T140_8"><text:s/></text:span><text:span text:style-name="T140_9">factoid</text:span><text:span text:style-name="T140_10">-</text:span><text:span text:style-name="T140_11">wallet</text:span><text:span text:style-name="T140_12">-</text:span><text:span text:style-name="T140_13">address</text:span><text:span text:style-name="T140_14">-</text:span><text:span text:style-name="T140_15">name</text:span><text:span text:style-name="T140_16">02</text:span></text:p>
      <text:p text:style-name="P141"><text:span text:style-name="T141_1">factom</text:span><text:span text:style-name="T141_2">-</text:span><text:span text:style-name="T141_3">cli</text:span><text:span text:style-name="T141_4"><text:s/></text:span><text:span text:style-name="T141_5">balance</text:span><text:span text:style-name="T141_6"><text:s/></text:span><text:span text:style-name="T141_7">fct</text:span><text:span text:style-name="T141_8"><text:s/>$</text:span><text:span text:style-name="T141_9">FACTOIDWALLETADDRESSKEY</text:span><text:span text:style-name="T141_10">02</text:span></text:p>
      <text:p text:style-name="P142"><text:span text:style-name="T142_1">factom</text:span><text:span text:style-name="T142_2">-</text:span><text:span text:style-name="T142_3">cli</text:span><text:span text:style-name="T142_4"><text:s/></text:span><text:span text:style-name="T142_5">balance</text:span><text:span text:style-name="T142_6"><text:s/></text:span><text:span text:style-name="T142_7">fct</text:span><text:span text:style-name="T142_8"><text:s/></text:span><text:span text:style-name="T142_9">factoid</text:span><text:span text:style-name="T142_10">-</text:span><text:span text:style-name="T142_11">wallet</text:span><text:span text:style-name="T142_12">-</text:span><text:span text:style-name="T142_13">address</text:span><text:span text:style-name="T142_14">-</text:span><text:span text:style-name="T142_15">name</text:span><text:span text:style-name="T142_16">03</text:span></text:p>
      <text:p text:style-name="P143"><text:span text:style-name="T143_1">factom</text:span><text:span text:style-name="T143_2">-</text:span><text:span text:style-name="T143_3">cli</text:span><text:span text:style-name="T143_4"><text:s/></text:span><text:span text:style-name="T143_5">balance</text:span><text:span text:style-name="T143_6"><text:s/></text:span><text:span text:style-name="T143_7">fct</text:span><text:span text:style-name="T143_8"><text:s/>$</text:span><text:span text:style-name="T143_9">FACTOIDWALLETADDRESSKEY</text:span><text:span text:style-name="T143_10">03</text:span></text:p>
      <text:p text:style-name="P144"><text:span text:style-name="T144_1">echo</text:span></text:p>
      <text:p text:style-name="P145"><text:span text:style-name="T145_1">echo</text:span><text:span text:style-name="T145_2"><text:s/>1.1.2.3<text:s/></text:span><text:span text:style-name="T145_3">REQUEST</text:span><text:span text:style-name="T145_4"><text:s/></text:span><text:span text:style-name="T145_5">BALANCE</text:span><text:span text:style-name="T145_6"><text:s/></text:span><text:span text:style-name="T145_7">OF</text:span><text:span text:style-name="T145_8"><text:s/></text:span><text:span text:style-name="T145_9">NON</text:span><text:span text:style-name="T145_10">-</text:span><text:span text:style-name="T145_11">EXISTENT</text:span><text:span text:style-name="T145_12"><text:s/></text:span><text:span text:style-name="T145_13">FACTOID</text:span><text:span text:style-name="T145_14"><text:s/></text:span><text:span text:style-name="T145_15">WALLET</text:span><text:span text:style-name="T145_16"><text:s/></text:span><text:span text:style-name="T145_17">ADDRESS</text:span></text:p>
      <text:p text:style-name="P146"><text:span text:style-name="T146_1">factom</text:span><text:span text:style-name="T146_2">-</text:span><text:span text:style-name="T146_3">cli</text:span><text:span text:style-name="T146_4"><text:s/></text:span><text:span text:style-name="T146_5">balance</text:span><text:span text:style-name="T146_6"><text:s/></text:span><text:span text:style-name="T146_7">fct</text:span><text:span text:style-name="T146_8"><text:s/></text:span><text:span text:style-name="T146_9">factom</text:span><text:span text:style-name="T146_10">-</text:span><text:span text:style-name="T146_11">cli</text:span><text:span text:style-name="T146_12"><text:s/></text:span><text:span text:style-name="T146_13">balance</text:span><text:span text:style-name="T146_14"><text:s/></text:span><text:span text:style-name="T146_15">fct</text:span><text:span text:style-name="T146_16"><text:s/></text:span><text:span text:style-name="T146_17">xxx</text:span></text:p>
      <text:p text:style-name="P147"><text:span text:style-name="T147_1">echo</text:span></text:p>
      <text:p text:style-name="P148"><text:span text:style-name="T148_1">echo</text:span><text:span text:style-name="T148_2"><text:s/>1.1.2.4<text:s/></text:span><text:span text:style-name="T148_3">REQUEST</text:span><text:span text:style-name="T148_4"><text:s/></text:span><text:span text:style-name="T148_5">BALANCE</text:span><text:span text:style-name="T148_6"><text:s/></text:span><text:span text:style-name="T148_7">OF</text:span><text:span text:style-name="T148_8"><text:s/></text:span><text:span text:style-name="T148_9">FACTOID</text:span><text:span text:style-name="T148_10"><text:s/></text:span><text:span text:style-name="T148_11">WALLET</text:span><text:span text:style-name="T148_12"><text:s/></text:span><text:span text:style-name="T148_13">ADDRESS</text:span><text:span text:style-name="T148_14"><text:s/></text:span><text:span text:style-name="T148_15">NAME</text:span><text:span text:style-name="T148_16"><text:s/></text:span><text:span text:style-name="T148_17">TOO</text:span><text:span text:style-name="T148_18"><text:s/></text:span><text:span text:style-name="T148_19">LONG</text:span></text:p>
      <text:p text:style-name="P149"><text:span text:style-name="T149_1">factom</text:span><text:span text:style-name="T149_2">-</text:span><text:span text:style-name="T149_3">cli</text:span><text:span text:style-name="T149_4"><text:s/></text:span><text:span text:style-name="T149_5">balance</text:span><text:span text:style-name="T149_6"><text:s/></text:span><text:span text:style-name="T149_7">fct</text:span><text:span text:style-name="T149_8"><text:s/></text:span><text:span text:style-name="T149_9">hhhhhhhhhhhhhhhhhhhhhhhhhhhhhhhhhhhhhhhhhhhhhhhhhhhhhhhhhhhhhhhhhhhhhhhhhhhhhhhhhhhhhhhhhaaaa</text:span></text:p>
      <text:p text:style-name="P150"><text:span text:style-name="T150_1">echo</text:span></text:p>
      <text:p text:style-name="P151"/>
      <text:p text:style-name="P152"><text:span text:style-name="T152_1">echo</text:span><text:span text:style-name="T152_2"><text:s/>1.2<text:s/></text:span><text:span text:style-name="T152_3">ENTRY</text:span><text:span text:style-name="T152_4"><text:s/></text:span><text:span text:style-name="T152_5">CREDIT</text:span><text:span text:style-name="T152_6"><text:s/></text:span><text:span text:style-name="T152_7">WALLET</text:span><text:span text:style-name="T152_8"><text:s text:c="3"/><text:tab/><text:s/></text:span></text:p>
      <text:p text:style-name="P153"><text:span text:style-name="T153_1">echo</text:span></text:p>
      <text:p text:style-name="P154"><text:span text:style-name="T154_1">echo</text:span><text:span text:style-name="T154_2"><text:s/>1.2.1<text:s/></text:span><text:span text:style-name="T154_3">CREATE</text:span><text:span text:style-name="T154_4"><text:s/></text:span><text:span text:style-name="T154_5">ENTRY</text:span><text:span text:style-name="T154_6"><text:s/></text:span><text:span text:style-name="T154_7">CREDIT</text:span><text:span text:style-name="T154_8"><text:s/></text:span><text:span text:style-name="T154_9">WALLET</text:span><text:span text:style-name="T154_10"><text:s/></text:span><text:span text:style-name="T154_11">ADDRESSES</text:span></text:p>
      <text:p text:style-name="P155"><text:span text:style-name="T155_1">echo</text:span></text:p>
      <text:p text:style-name="P156"><text:span text:style-name="T156_1">echo</text:span><text:span text:style-name="T156_2"><text:s/>1.2.1.1<text:s/></text:span><text:span text:style-name="T156_3">CREATE</text:span><text:span text:style-name="T156_4"><text:s/></text:span><text:span text:style-name="T156_5">ORDINARY</text:span><text:span text:style-name="T156_6"><text:s/></text:span><text:span text:style-name="T156_7">ENTRY</text:span><text:span text:style-name="T156_8"><text:s/></text:span><text:span text:style-name="T156_9">CREDIT</text:span><text:span text:style-name="T156_10"><text:s/></text:span><text:span text:style-name="T156_11">WALLET</text:span><text:span text:style-name="T156_12"><text:s/></text:span><text:span text:style-name="T156_13">ADDRESS</text:span><text:span text:style-name="T156_14"><text:s/></text:span><text:span text:style-name="T156_15">NAMES</text:span><text:span text:style-name="T156_16"><text:s text:c="3"/><text:tab/><text:s/></text:span></text:p>
      <text:p text:style-name="P157"><text:span text:style-name="T157_1">ECWALLETADDRESSKEY</text:span><text:span text:style-name="T157_2">01=$(</text:span><text:span text:style-name="T157_3">factom</text:span><text:span text:style-name="T157_4">-</text:span><text:span text:style-name="T157_5">cli</text:span><text:span text:style-name="T157_6"><text:s/></text:span><text:span text:style-name="T157_7">generateaddress</text:span><text:span text:style-name="T157_8"><text:s/></text:span><text:span text:style-name="T157_9">ec</text:span><text:span text:style-name="T157_10"><text:s/></text:span><text:span text:style-name="T157_11">ec</text:span><text:span text:style-name="T157_12">-</text:span><text:span text:style-name="T157_13">wallet</text:span><text:span text:style-name="T157_14">-</text:span><text:span text:style-name="T157_15">address</text:span><text:span text:style-name="T157_16">-</text:span><text:span text:style-name="T157_17">name</text:span><text:span text:style-name="T157_18">01<text:s/>|<text:s/></text:span><text:span text:style-name="T157_19">awk</text:span><text:span text:style-name="T157_20"><text:s/>'{</text:span><text:span text:style-name="T157_21">print</text:span><text:span text:style-name="T157_22"><text:s/>$3}')</text:span></text:p>
      <text:p text:style-name="P158"><text:span text:style-name="T158_1">echo</text:span><text:span text:style-name="T158_2"><text:s/></text:span><text:span text:style-name="T158_3">ec</text:span><text:span text:style-name="T158_4">-</text:span><text:span text:style-name="T158_5">wallet</text:span><text:span text:style-name="T158_6">-</text:span><text:span text:style-name="T158_7">address</text:span><text:span text:style-name="T158_8">-</text:span><text:span text:style-name="T158_9">name</text:span><text:span text:style-name="T158_10">01<text:s/>=<text:s/>$</text:span><text:span text:style-name="T158_11">ECWALLETADDRESSKEY</text:span><text:span text:style-name="T158_12">01</text:span></text:p>
      <text:p text:style-name="P159"><text:span text:style-name="T159_1">echo</text:span></text:p>
      <text:p text:style-name="P160"><text:span text:style-name="T160_1">ECWALLETADDRESSKEY</text:span><text:span text:style-name="T160_2">02=$(</text:span><text:span text:style-name="T160_3">factom</text:span><text:span text:style-name="T160_4">-</text:span><text:span text:style-name="T160_5">cli</text:span><text:span text:style-name="T160_6"><text:s/></text:span><text:span text:style-name="T160_7">generateaddress</text:span><text:span text:style-name="T160_8"><text:s/></text:span><text:span text:style-name="T160_9">ec</text:span><text:span text:style-name="T160_10"><text:s/></text:span><text:span text:style-name="T160_11">ec</text:span><text:span text:style-name="T160_12">-</text:span><text:span text:style-name="T160_13">wallet</text:span><text:span text:style-name="T160_14">-</text:span><text:span text:style-name="T160_15">address</text:span><text:span text:style-name="T160_16">-</text:span><text:span text:style-name="T160_17">name</text:span><text:span text:style-name="T160_18">02<text:s/>|<text:s/></text:span><text:span text:style-name="T160_19">awk</text:span><text:span text:style-name="T160_20"><text:s/>'{</text:span><text:span text:style-name="T160_21">print</text:span><text:span text:style-name="T160_22"><text:s/>$3}')</text:span></text:p>
      <text:p text:style-name="P161"><text:span text:style-name="T161_1">echo</text:span><text:span text:style-name="T161_2"><text:s/></text:span><text:span text:style-name="T161_3">ec</text:span><text:span text:style-name="T161_4">-</text:span><text:span text:style-name="T161_5">wallet</text:span><text:span text:style-name="T161_6">-</text:span><text:span text:style-name="T161_7">address</text:span><text:span text:style-name="T161_8">-</text:span><text:span text:style-name="T161_9">name</text:span><text:span text:style-name="T161_10">02<text:s/>=<text:s/>$</text:span><text:span text:style-name="T161_11">ECWALLETADDRESSKEY</text:span><text:span text:style-name="T161_12">02</text:span></text:p>
      <text:p text:style-name="P162"><text:span text:style-name="T162_1">echo</text:span></text:p>
      <text:p text:style-name="P163"><text:span text:style-name="T163_1">echo</text:span><text:span text:style-name="T163_2"><text:s/>1.2.1.2<text:s/></text:span><text:span text:style-name="T163_3">TRY</text:span><text:span text:style-name="T163_4"><text:s/></text:span><text:span text:style-name="T163_5">TO</text:span><text:span text:style-name="T163_6"><text:s/></text:span><text:span text:style-name="T163_7">CREATE</text:span><text:span text:style-name="T163_8"><text:s/></text:span><text:span text:style-name="T163_9">ENTRY</text:span><text:span text:style-name="T163_10"><text:s/></text:span><text:span text:style-name="T163_11">CREDIT</text:span><text:span text:style-name="T163_12"><text:s/></text:span><text:span text:style-name="T163_13">WALLET</text:span><text:span text:style-name="T163_14"><text:s/></text:span><text:span text:style-name="T163_15">ADDRESS</text:span><text:span text:style-name="T163_16"><text:s/></text:span><text:span text:style-name="T163_17">NAME</text:span><text:span text:style-name="T163_18"><text:s/></text:span><text:span text:style-name="T163_19">STARTING</text:span><text:span text:style-name="T163_20"><text:s/></text:span><text:span text:style-name="T163_21">WITH</text:span><text:span text:style-name="T163_22"><text:s/>'"$"'<text:s text:c="3"/><text:tab/><text:s/></text:span></text:p>
      <text:p text:style-name="P164"><text:span text:style-name="T164_1">factom</text:span><text:span text:style-name="T164_2">-</text:span><text:span text:style-name="T164_3">cli</text:span><text:span text:style-name="T164_4"><text:s/></text:span><text:span text:style-name="T164_5">generateaddress</text:span><text:span text:style-name="T164_6"><text:s/></text:span><text:span text:style-name="T164_7">ec</text:span><text:span text:style-name="T164_8"><text:s/>'$</text:span><text:span text:style-name="T164_9">E</text:span><text:span text:style-name="T164_10">01'</text:span></text:p>
      <text:p text:style-name="P165"><text:span text:style-name="T165_1">echo</text:span></text:p>
      <text:p text:style-name="P166"><text:span text:style-name="T166_1">echo</text:span><text:span text:style-name="T166_2"><text:s/>1.2.1.3<text:s/></text:span><text:span text:style-name="T166_3">TRY</text:span><text:span text:style-name="T166_4"><text:s/></text:span><text:span text:style-name="T166_5">TO</text:span><text:span text:style-name="T166_6"><text:s/></text:span><text:span text:style-name="T166_7">CREATE</text:span><text:span text:style-name="T166_8"><text:s/></text:span><text:span text:style-name="T166_9">ENTRY</text:span><text:span text:style-name="T166_10"><text:s/></text:span><text:span text:style-name="T166_11">CREDIT</text:span><text:span text:style-name="T166_12"><text:s/></text:span><text:span text:style-name="T166_13">WALLET</text:span><text:span text:style-name="T166_14"><text:s/></text:span><text:span text:style-name="T166_15">ADDRESS</text:span><text:span text:style-name="T166_16"><text:s/></text:span><text:span text:style-name="T166_17">NAME</text:span><text:span text:style-name="T166_18"><text:s/></text:span><text:span text:style-name="T166_19">STARTING</text:span><text:span text:style-name="T166_20"><text:s/></text:span><text:span text:style-name="T166_21">WITH</text:span><text:span text:style-name="T166_22"><text:s/>'"/"'<text:s text:c="3"/><text:tab/><text:s/></text:span></text:p>
      <text:p text:style-name="P167"><text:span text:style-name="T167_1">factom</text:span><text:span text:style-name="T167_2">-</text:span><text:span text:style-name="T167_3">cli</text:span><text:span text:style-name="T167_4"><text:s/></text:span><text:span text:style-name="T167_5">generateaddress</text:span><text:span text:style-name="T167_6"><text:s/></text:span><text:span text:style-name="T167_7">ec</text:span><text:span text:style-name="T167_8"><text:s/>"'/</text:span><text:span text:style-name="T167_9">E</text:span><text:span text:style-name="T167_10">02'"</text:span></text:p>
      <text:p text:style-name="P168"><text:span text:style-name="T168_1">echo</text:span></text:p>
      <text:p text:style-name="P169"><text:span text:style-name="T169_1">echo</text:span><text:span text:style-name="T169_2"><text:s/>1.2.1.4<text:s/></text:span><text:span text:style-name="T169_3">TRY</text:span><text:span text:style-name="T169_4"><text:s/></text:span><text:span text:style-name="T169_5">TO</text:span><text:span text:style-name="T169_6"><text:s/></text:span><text:span text:style-name="T169_7">CREATE</text:span><text:span text:style-name="T169_8"><text:s/></text:span><text:span text:style-name="T169_9">TOO</text:span><text:span text:style-name="T169_10"><text:s/></text:span><text:span text:style-name="T169_11">LONG</text:span><text:span text:style-name="T169_12"><text:s/></text:span><text:span text:style-name="T169_13">ENTRY</text:span><text:span text:style-name="T169_14"><text:s/></text:span><text:span text:style-name="T169_15">CREDIT</text:span><text:span text:style-name="T169_16"><text:s/></text:span><text:span text:style-name="T169_17">WALLET</text:span><text:span text:style-name="T169_18"><text:s/></text:span><text:span text:style-name="T169_19">ADDRESS</text:span><text:span text:style-name="T169_20"><text:s/></text:span><text:span text:style-name="T169_21">NAME</text:span><text:span text:style-name="T169_22"><text:s text:c="2"/><text:tab/><text:s/></text:span></text:p>
      <text:p text:style-name="P170"><text:span text:style-name="T170_1">factom</text:span><text:span text:style-name="T170_2">-</text:span><text:span text:style-name="T170_3">cli</text:span><text:span text:style-name="T170_4"><text:s/></text:span><text:span text:style-name="T170_5">generateaddress</text:span><text:span text:style-name="T170_6"><text:s/></text:span><text:span text:style-name="T170_7">ec</text:span><text:span text:style-name="T170_8"><text:s/></text:span><text:span text:style-name="T170_9">entry</text:span><text:span text:style-name="T170_10">-</text:span><text:span text:style-name="T170_11">credit</text:span><text:span text:style-name="T170_12">-</text:span><text:span text:style-name="T170_13">wallet</text:span><text:span text:style-name="T170_14">-</text:span><text:span text:style-name="T170_15">address</text:span><text:span text:style-name="T170_16">-</text:span><text:span text:style-name="T170_17">name</text:span><text:span text:style-name="T170_18">01</text:span></text:p>
      <text:p text:style-name="P171"><text:span text:style-name="T171_1">echo</text:span></text:p>
      <text:p text:style-name="P172"/>
      <text:p text:style-name="P173"><text:span text:style-name="T173_1">echo</text:span><text:span text:style-name="T173_2"><text:s/>1.2.2<text:s/></text:span><text:span text:style-name="T173_3">GET</text:span><text:span text:style-name="T173_4"><text:s/></text:span><text:span text:style-name="T173_5">ENTRY</text:span><text:span text:style-name="T173_6"><text:s/></text:span><text:span text:style-name="T173_7">CREDIT</text:span><text:span text:style-name="T173_8"><text:s/></text:span><text:span text:style-name="T173_9">WALLET</text:span><text:span text:style-name="T173_10"><text:s/></text:span><text:span text:style-name="T173_11">ADDRESS</text:span><text:span text:style-name="T173_12"><text:s/></text:span><text:span text:style-name="T173_13">BALANCES</text:span><text:span text:style-name="T173_14"><text:s text:c="3"/><text:tab/><text:s/></text:span></text:p>
      <text:p text:style-name="P174"><text:span text:style-name="T174_1">echo</text:span></text:p>
      <text:p text:style-name="P175"><text:span text:style-name="T175_1">echo</text:span><text:span text:style-name="T175_2"><text:s/>1.2.2.1<text:s/></text:span><text:span text:style-name="T175_3">LIST</text:span><text:span text:style-name="T175_4"><text:s/></text:span><text:span text:style-name="T175_5">ALL</text:span><text:span text:style-name="T175_6"><text:s/></text:span><text:span text:style-name="T175_7">ENTRY</text:span><text:span text:style-name="T175_8"><text:s/></text:span><text:span text:style-name="T175_9">CREDIT</text:span><text:span text:style-name="T175_10"><text:s/></text:span><text:span text:style-name="T175_11">WALLET</text:span><text:span text:style-name="T175_12"><text:s/></text:span><text:span text:style-name="T175_13">ADDRESS</text:span><text:span text:style-name="T175_14"><text:s/></text:span><text:span text:style-name="T175_15">BALANCES</text:span><text:span text:style-name="T175_16"><text:s text:c="3"/><text:tab/><text:s/></text:span></text:p>
      <text:p text:style-name="P176"><text:span text:style-name="T176_1">factom</text:span><text:span text:style-name="T176_2">-</text:span><text:span text:style-name="T176_3">cli</text:span><text:span text:style-name="T176_4"><text:s/></text:span><text:span text:style-name="T176_5">getaddresses</text:span></text:p>
      <text:p text:style-name="P177"><text:span text:style-name="T177_1">echo</text:span></text:p>
      <text:p text:style-name="P178"><text:span text:style-name="T178_1">echo</text:span><text:span text:style-name="T178_2"><text:s/>1.2.2.2<text:s/></text:span><text:span text:style-name="T178_3">LIST</text:span><text:span text:style-name="T178_4"><text:s/></text:span><text:span text:style-name="T178_5">ENTRY</text:span><text:span text:style-name="T178_6"><text:s/></text:span><text:span text:style-name="T178_7">CREDIT</text:span><text:span text:style-name="T178_8"><text:s/></text:span><text:span text:style-name="T178_9">WALLET</text:span><text:span text:style-name="T178_10"><text:s/></text:span><text:span text:style-name="T178_11">ADDRESS</text:span><text:span text:style-name="T178_12"><text:s/></text:span><text:span text:style-name="T178_13">BALANCES</text:span><text:span text:style-name="T178_14"><text:s/></text:span><text:span text:style-name="T178_15">INDIVIDUALLY</text:span><text:span text:style-name="T178_16"><text:s text:c="3"/><text:tab/><text:s/></text:span></text:p>
      <text:p text:style-name="P179"><text:span text:style-name="T179_1">factom</text:span><text:span text:style-name="T179_2">-</text:span><text:span text:style-name="T179_3">cli</text:span><text:span text:style-name="T179_4"><text:s/></text:span><text:span text:style-name="T179_5">balance</text:span><text:span text:style-name="T179_6"><text:s/></text:span><text:span text:style-name="T179_7">ec</text:span><text:span text:style-name="T179_8"><text:s/></text:span><text:span text:style-name="T179_9">ec</text:span><text:span text:style-name="T179_10">-</text:span><text:span text:style-name="T179_11">wallet</text:span><text:span text:style-name="T179_12">-</text:span><text:span text:style-name="T179_13">address</text:span><text:span text:style-name="T179_14">-</text:span><text:span text:style-name="T179_15">name</text:span><text:span text:style-name="T179_16">01</text:span></text:p>
      <text:p text:style-name="P180"><text:span text:style-name="T180_1">factom</text:span><text:span text:style-name="T180_2">-</text:span><text:span text:style-name="T180_3">cli</text:span><text:span text:style-name="T180_4"><text:s/></text:span><text:span text:style-name="T180_5">balance</text:span><text:span text:style-name="T180_6"><text:s/></text:span><text:span text:style-name="T180_7">ec</text:span><text:span text:style-name="T180_8"><text:s/>$</text:span><text:span text:style-name="T180_9">ECWALLETADDRESSKEY</text:span><text:span text:style-name="T180_10">01</text:span></text:p>
      <text:p text:style-name="P181"><text:span text:style-name="T181_1">factom</text:span><text:span text:style-name="T181_2">-</text:span><text:span text:style-name="T181_3">cli</text:span><text:span text:style-name="T181_4"><text:s/></text:span><text:span text:style-name="T181_5">balance</text:span><text:span text:style-name="T181_6"><text:s/></text:span><text:span text:style-name="T181_7">ec</text:span><text:span text:style-name="T181_8"><text:s/></text:span><text:span text:style-name="T181_9">ec</text:span><text:span text:style-name="T181_10">-</text:span><text:span text:style-name="T181_11">wallet</text:span><text:span text:style-name="T181_12">-</text:span><text:span text:style-name="T181_13">address</text:span><text:span text:style-name="T181_14">-</text:span><text:span text:style-name="T181_15">name</text:span><text:span text:style-name="T181_16">02</text:span></text:p>
      <text:p text:style-name="P182"><text:span text:style-name="T182_1">factom</text:span><text:span text:style-name="T182_2">-</text:span><text:span text:style-name="T182_3">cli</text:span><text:span text:style-name="T182_4"><text:s/></text:span><text:span text:style-name="T182_5">balance</text:span><text:span text:style-name="T182_6"><text:s/></text:span><text:span text:style-name="T182_7">ec</text:span><text:span text:style-name="T182_8"><text:s/>$</text:span><text:span text:style-name="T182_9">ECWALLETADDRESSKEY</text:span><text:span text:style-name="T182_10">02</text:span></text:p>
      <text:p text:style-name="P183"><text:span text:style-name="T183_1">echo</text:span></text:p>
      <text:p text:style-name="P184"><text:span text:style-name="T184_1">echo</text:span><text:span text:style-name="T184_2"><text:s/>1.2.2.3<text:s/></text:span><text:span text:style-name="T184_3">REQUEST</text:span><text:span text:style-name="T184_4"><text:s/></text:span><text:span text:style-name="T184_5">BALANCE</text:span><text:span text:style-name="T184_6"><text:s/></text:span><text:span text:style-name="T184_7">OF</text:span><text:span text:style-name="T184_8"><text:s/></text:span><text:span text:style-name="T184_9">NON</text:span><text:span text:style-name="T184_10">-</text:span><text:span text:style-name="T184_11">EXISTENT</text:span><text:span text:style-name="T184_12"><text:s/></text:span><text:span text:style-name="T184_13">ENTRY</text:span><text:span text:style-name="T184_14"><text:s/></text:span><text:span text:style-name="T184_15">CREDIT</text:span><text:span text:style-name="T184_16"><text:s/></text:span><text:span text:style-name="T184_17">WALLET</text:span><text:span text:style-name="T184_18"><text:s/></text:span><text:span text:style-name="T184_19">ADDRESS</text:span></text:p>
      <text:p text:style-name="P185"><text:span text:style-name="T185_1">factom</text:span><text:span text:style-name="T185_2">-</text:span><text:span text:style-name="T185_3">cli</text:span><text:span text:style-name="T185_4"><text:s/></text:span><text:span text:style-name="T185_5">balance</text:span><text:span text:style-name="T185_6"><text:s/></text:span><text:span text:style-name="T185_7">ec</text:span><text:span text:style-name="T185_8"><text:s/></text:span><text:span text:style-name="T185_9">xxx</text:span></text:p>
      <text:p text:style-name="P186"><text:span text:style-name="T186_1">echo</text:span></text:p>
      <text:p text:style-name="P187"><text:span text:style-name="T187_1">echo</text:span><text:span text:style-name="T187_2"><text:s/>1.2.2.4<text:s/></text:span><text:span text:style-name="T187_3">REQUEST</text:span><text:span text:style-name="T187_4"><text:s/></text:span><text:span text:style-name="T187_5">BALANCE</text:span><text:span text:style-name="T187_6"><text:s/></text:span><text:span text:style-name="T187_7">OF</text:span><text:span text:style-name="T187_8"><text:s/></text:span><text:span text:style-name="T187_9">ENTRY</text:span><text:span text:style-name="T187_10"><text:s/></text:span><text:span text:style-name="T187_11">CREDIT</text:span><text:span text:style-name="T187_12"><text:s/></text:span><text:span text:style-name="T187_13">WALLET</text:span><text:span text:style-name="T187_14"><text:s/></text:span><text:span text:style-name="T187_15">ADDRESS</text:span><text:span text:style-name="T187_16"><text:s/></text:span><text:span text:style-name="T187_17">NAME</text:span><text:span text:style-name="T187_18"><text:s/></text:span><text:span text:style-name="T187_19">TOO</text:span><text:span text:style-name="T187_20"><text:s/></text:span><text:span text:style-name="T187_21">LONG</text:span></text:p>
      <text:p text:style-name="P188"><text:span text:style-name="T188_1">factom</text:span><text:span text:style-name="T188_2">-</text:span><text:span text:style-name="T188_3">cli</text:span><text:span text:style-name="T188_4"><text:s/></text:span><text:span text:style-name="T188_5">balance</text:span><text:span text:style-name="T188_6"><text:s/></text:span><text:span text:style-name="T188_7">ec</text:span><text:span text:style-name="T188_8"><text:s/></text:span><text:span text:style-name="T188_9">hhhhhhhhhhhhhhhhhhhhhhhhhhhhhhhhhhhhhhhhhhhhhhhhhhhhhhhhhhhhhhhhhhhhhhhhhhhhhhhhhhhhhhhhhaaaa</text:span></text:p>
      <text:p text:style-name="P189"><text:span text:style-name="T189_1">echo</text:span></text:p>
      <text:p text:style-name="P190"/>
      <text:p text:style-name="P191"><text:span text:style-name="T191_1">echo</text:span><text:span text:style-name="T191_2"><text:s/>2<text:s/></text:span><text:span text:style-name="T191_3">TRANSACTIONS</text:span><text:span text:style-name="T191_4"><text:s text:c="3"/><text:tab/><text:s/></text:span></text:p>
      <text:p text:style-name="P192"><text:span text:style-name="T192_1">echo</text:span></text:p>
      <text:p text:style-name="P193"><text:span text:style-name="T193_1">echo</text:span><text:span text:style-name="T193_2"><text:s/>2.1<text:s/></text:span><text:span text:style-name="T193_3">TRANSACTION</text:span><text:span text:style-name="T193_4"><text:s/></text:span><text:span text:style-name="T193_5">FEE</text:span><text:span text:style-name="T193_6"><text:s text:c="3"/><text:tab/><text:s/></text:span></text:p>
      <text:p text:style-name="P194"><text:span text:style-name="T194_1">factom</text:span><text:span text:style-name="T194_2">-</text:span><text:span text:style-name="T194_3">cli</text:span><text:span text:style-name="T194_4"><text:s/></text:span><text:span text:style-name="T194_5">getfee</text:span></text:p>
      <text:p text:style-name="P195"><text:span text:style-name="T195_1">echo</text:span></text:p>
      <text:p text:style-name="P196"/>
      <text:p text:style-name="P197"><text:span text:style-name="T197_1">echo</text:span><text:span text:style-name="T197_2"><text:s/>2.2<text:s/></text:span><text:span text:style-name="T197_3">CREATE</text:span><text:span text:style-name="T197_4"><text:s/></text:span><text:span text:style-name="T197_5">TRANSACTION</text:span><text:span text:style-name="T197_6"><text:s/></text:span><text:span text:style-name="T197_7">WITH</text:span><text:span text:style-name="T197_8"><text:s/></text:span><text:span text:style-name="T197_9">NO</text:span><text:span text:style-name="T197_10"><text:s/></text:span><text:span text:style-name="T197_11">INPUTS</text:span><text:span text:style-name="T197_12"><text:s/></text:span><text:span text:style-name="T197_13">OUTPUTS</text:span><text:span text:style-name="T197_14"><text:s/></text:span><text:span text:style-name="T197_15">OR</text:span><text:span text:style-name="T197_16"><text:s/></text:span><text:span text:style-name="T197_17">ENTRY</text:span><text:span text:style-name="T197_18"><text:s/></text:span><text:span text:style-name="T197_19">CREDITS</text:span></text:p>
      <text:p text:style-name="P198"><text:span text:style-name="T198_1">echo</text:span></text:p>
      <text:p text:style-name="P199"><text:span text:style-name="T199_1">echo</text:span><text:span text:style-name="T199_2"><text:s/>2.2.1<text:s/></text:span><text:span text:style-name="T199_3">CREATE</text:span><text:span text:style-name="T199_4"><text:s/></text:span><text:span text:style-name="T199_5">TRANSACTION</text:span><text:span text:style-name="T199_6"><text:s text:c="3"/><text:tab/><text:s/></text:span></text:p>
      <text:p text:style-name="P200"><text:span text:style-name="T200_1">factom</text:span><text:span text:style-name="T200_2">-</text:span><text:span text:style-name="T200_3">cli</text:span><text:span text:style-name="T200_4"><text:s/></text:span><text:span text:style-name="T200_5">newtransaction</text:span><text:span text:style-name="T200_6"><text:s/></text:span><text:span text:style-name="T200_7">transaction</text:span><text:span text:style-name="T200_8">01</text:span></text:p>
      <text:p text:style-name="P201"><text:span text:style-name="T201_1">echo</text:span></text:p>
      <text:p text:style-name="P202"><text:span text:style-name="T202_1">echo</text:span><text:span text:style-name="T202_2"><text:s/>2.2.2<text:s/></text:span><text:span text:style-name="T202_3">SUBMIT</text:span><text:span text:style-name="T202_4"><text:s/></text:span><text:span text:style-name="T202_5">TRANSACTION</text:span><text:span text:style-name="T202_6"><text:s text:c="3"/><text:tab/><text:s/></text:span></text:p>
      <text:p text:style-name="P203"><text:span text:style-name="T203_1">factom</text:span><text:span text:style-name="T203_2">-</text:span><text:span text:style-name="T203_3">cli</text:span><text:span text:style-name="T203_4"><text:s/></text:span><text:span text:style-name="T203_5">submit</text:span><text:span text:style-name="T203_6"><text:s/></text:span><text:span text:style-name="T203_7">transaction</text:span><text:span text:style-name="T203_8">01</text:span></text:p>
      <text:p text:style-name="P204"><text:span text:style-name="T204_1">echo</text:span></text:p>
      <text:p text:style-name="P205"><text:span text:style-name="T205_1">echo</text:span><text:span text:style-name="T205_2"><text:s/>2.2.3<text:s/></text:span><text:span text:style-name="T205_3">SIGN</text:span><text:span text:style-name="T205_4"><text:s/></text:span><text:span text:style-name="T205_5">TRANSACTION</text:span><text:span text:style-name="T205_6"><text:s text:c="3"/><text:tab/><text:s/></text:span></text:p>
      <text:p text:style-name="P206"><text:span text:style-name="T206_1">factom</text:span><text:span text:style-name="T206_2">-</text:span><text:span text:style-name="T206_3">cli</text:span><text:span text:style-name="T206_4"><text:s/></text:span><text:span text:style-name="T206_5">sign</text:span><text:span text:style-name="T206_6"><text:s/></text:span><text:span text:style-name="T206_7">transaction</text:span><text:span text:style-name="T206_8">01</text:span></text:p>
      <text:p text:style-name="P207"><text:span text:style-name="T207_1">echo</text:span></text:p>
      <text:p text:style-name="P208"><text:span text:style-name="T208_1">echo</text:span><text:span text:style-name="T208_2"><text:s/>2.2.4<text:s/></text:span><text:span text:style-name="T208_3">ADD</text:span><text:span text:style-name="T208_4"><text:s/></text:span><text:span text:style-name="T208_5">JUST</text:span><text:span text:style-name="T208_6"><text:s/></text:span><text:span text:style-name="T208_7">ENOUGH</text:span><text:span text:style-name="T208_8"><text:s/></text:span><text:span text:style-name="T208_9">INPUT</text:span><text:span text:style-name="T208_10"><text:s/></text:span><text:span text:style-name="T208_11">TO</text:span><text:span text:style-name="T208_12"><text:s/></text:span><text:span text:style-name="T208_13">COVER</text:span><text:span text:style-name="T208_14"><text:s/></text:span><text:span text:style-name="T208_15">TRANSACTION</text:span><text:span text:style-name="T208_16"><text:s/></text:span><text:span text:style-name="T208_17">FEE</text:span><text:span text:style-name="T208_18"><text:s text:c="3"/><text:tab/><text:s/></text:span></text:p>
      <text:p text:style-name="P209"><text:span text:style-name="T209_1">factom</text:span><text:span text:style-name="T209_2">-</text:span><text:span text:style-name="T209_3">cli</text:span><text:span text:style-name="T209_4"><text:s/></text:span><text:span text:style-name="T209_5">addinput</text:span><text:span text:style-name="T209_6"><text:s/></text:span><text:span text:style-name="T209_7">transaction</text:span><text:span text:style-name="T209_8">01<text:s/></text:span><text:span text:style-name="T209_9">factoid</text:span><text:span text:style-name="T209_10">-</text:span><text:span text:style-name="T209_11">wallet</text:span><text:span text:style-name="T209_12">-</text:span><text:span text:style-name="T209_13">address</text:span><text:span text:style-name="T209_14">-</text:span><text:span text:style-name="T209_15">name</text:span><text:span text:style-name="T209_16">01<text:s/>1</text:span></text:p>
      <text:p text:style-name="P210"><text:span text:style-name="T210_1">echo</text:span></text:p>
      <text:p text:style-name="P211"><text:span text:style-name="T211_1">echo</text:span><text:span text:style-name="T211_2"><text:s/>2.2.5<text:s/></text:span><text:span text:style-name="T211_3">RE</text:span><text:span text:style-name="T211_4">-</text:span><text:span text:style-name="T211_5">SIGN</text:span><text:span text:style-name="T211_6"><text:s/></text:span><text:span text:style-name="T211_7">TRANSACTION</text:span><text:span text:style-name="T211_8"><text:s text:c="3"/><text:tab/><text:s/></text:span></text:p>
      <text:p text:style-name="P212"><text:span text:style-name="T212_1">factom</text:span><text:span text:style-name="T212_2">-</text:span><text:span text:style-name="T212_3">cli</text:span><text:span text:style-name="T212_4"><text:s/></text:span><text:span text:style-name="T212_5">sign</text:span><text:span text:style-name="T212_6"><text:s/></text:span><text:span text:style-name="T212_7">transaction</text:span><text:span text:style-name="T212_8">01</text:span></text:p>
      <text:p text:style-name="P213"><text:span text:style-name="T213_1">echo</text:span></text:p>
      <text:p text:style-name="P214"><text:span text:style-name="T214_1">echo</text:span><text:span text:style-name="T214_2"><text:s/>2.2.6<text:s/></text:span><text:span text:style-name="T214_3">TRY</text:span><text:span text:style-name="T214_4"><text:s/></text:span><text:span text:style-name="T214_5">TO</text:span><text:span text:style-name="T214_6"><text:s/></text:span><text:span text:style-name="T214_7">RECREATE</text:span><text:span text:style-name="T214_8"><text:s/></text:span><text:span text:style-name="T214_9">TRANSACTION</text:span><text:span text:style-name="T214_10"><text:s/></text:span><text:span text:style-name="T214_11">THAT</text:span><text:span text:style-name="T214_12"><text:s/></text:span><text:span text:style-name="T214_13">HASN</text:span><text:span text:style-name="T214_14">\'</text:span><text:span text:style-name="T214_15">T</text:span><text:span text:style-name="T214_16"><text:s/></text:span><text:span text:style-name="T214_17">BEEN</text:span><text:span text:style-name="T214_18"><text:s/></text:span><text:span text:style-name="T214_19">ACCEPTED</text:span><text:span text:style-name="T214_20"><text:s text:c="3"/><text:tab/><text:s/></text:span></text:p>
      <text:p text:style-name="P215"><text:span text:style-name="T215_1">factom</text:span><text:span text:style-name="T215_2">-</text:span><text:span text:style-name="T215_3">cli</text:span><text:span text:style-name="T215_4"><text:s/></text:span><text:span text:style-name="T215_5">newtransaction</text:span><text:span text:style-name="T215_6"><text:s/></text:span><text:span text:style-name="T215_7">transaction</text:span><text:span text:style-name="T215_8">01</text:span></text:p>
      <text:p text:style-name="P216"><text:span text:style-name="T216_1">echo</text:span></text:p>
      <text:p text:style-name="P217"><text:span text:style-name="T217_1">echo</text:span><text:span text:style-name="T217_2"><text:s/>2.2.7<text:s/></text:span><text:span text:style-name="T217_3">SUBMIT</text:span><text:span text:style-name="T217_4"><text:s/></text:span><text:span text:style-name="T217_5">TRANSACTION</text:span><text:span text:style-name="T217_6"><text:s text:c="3"/><text:tab/><text:s/></text:span></text:p>
      <text:p text:style-name="P218"><text:span text:style-name="T218_1">factom</text:span><text:span text:style-name="T218_2">-</text:span><text:span text:style-name="T218_3">cli</text:span><text:span text:style-name="T218_4"><text:s/></text:span><text:span text:style-name="T218_5">submit</text:span><text:span text:style-name="T218_6"><text:s/></text:span><text:span text:style-name="T218_7">transaction</text:span><text:span text:style-name="T218_8">01</text:span></text:p>
      <text:p text:style-name="P219"><text:span text:style-name="T219_1">echo</text:span></text:p>
      <text:p text:style-name="P220"><text:span text:style-name="T220_1">echo</text:span><text:span text:style-name="T220_2"><text:s/>2.2.8<text:s/></text:span><text:span text:style-name="T220_3">TRY</text:span><text:span text:style-name="T220_4"><text:s/></text:span><text:span text:style-name="T220_5">TO</text:span><text:span text:style-name="T220_6"><text:s/></text:span><text:span text:style-name="T220_7">RECREATE</text:span><text:span text:style-name="T220_8"><text:s/></text:span><text:span text:style-name="T220_9">TRANSACTION</text:span><text:span text:style-name="T220_10"><text:s/></text:span><text:span text:style-name="T220_11">THAT</text:span><text:span text:style-name="T220_12"><text:s/></text:span><text:span text:style-name="T220_13">HAS</text:span><text:span text:style-name="T220_14"><text:s/></text:span><text:span text:style-name="T220_15">BEEN</text:span><text:span text:style-name="T220_16"><text:s/></text:span><text:span text:style-name="T220_17">ACCEPTED</text:span><text:span text:style-name="T220_18"><text:s text:c="3"/><text:tab/><text:s/></text:span></text:p>
      <text:p text:style-name="P221"><text:span text:style-name="T221_1">factom</text:span><text:span text:style-name="T221_2">-</text:span><text:span text:style-name="T221_3">cli</text:span><text:span text:style-name="T221_4"><text:s/></text:span><text:span text:style-name="T221_5">newtransaction</text:span><text:span text:style-name="T221_6"><text:s/></text:span><text:span text:style-name="T221_7">transaction</text:span><text:span text:style-name="T221_8">01</text:span></text:p>
      <text:p text:style-name="P222"><text:span text:style-name="T222_1">echo</text:span></text:p>
      <text:p text:style-name="P223"><text:span text:style-name="T223_1">echo</text:span><text:span text:style-name="T223_2"><text:s/>2.2.9<text:s/></text:span><text:span text:style-name="T223_3">VERIFY</text:span><text:span text:style-name="T223_4"><text:s/></text:span><text:span text:style-name="T223_5">WALLET</text:span><text:span text:style-name="T223_6"><text:s/></text:span><text:span text:style-name="T223_7">BALANCE</text:span><text:span text:style-name="T223_8"><text:s text:c="3"/><text:tab/><text:s/></text:span></text:p>
      <text:p text:style-name="P224"><text:span text:style-name="T224_1">factom</text:span><text:span text:style-name="T224_2">-</text:span><text:span text:style-name="T224_3">cli</text:span><text:span text:style-name="T224_4"><text:s/></text:span><text:span text:style-name="T224_5">balance</text:span><text:span text:style-name="T224_6"><text:s/></text:span><text:span text:style-name="T224_7">fct</text:span><text:span text:style-name="T224_8"><text:s/></text:span><text:span text:style-name="T224_9">factoid</text:span><text:span text:style-name="T224_10">-</text:span><text:span text:style-name="T224_11">wallet</text:span><text:span text:style-name="T224_12">-</text:span><text:span text:style-name="T224_13">address</text:span><text:span text:style-name="T224_14">-</text:span><text:span text:style-name="T224_15">name</text:span><text:span text:style-name="T224_16">01</text:span></text:p>
      <text:p text:style-name="P225"><text:span text:style-name="T225_1">echo</text:span></text:p>
      <text:p text:style-name="P226"/>
      <text:p text:style-name="P227"><text:span text:style-name="T227_1">echo</text:span><text:span text:style-name="T227_2"><text:s/>2.3<text:s/></text:span><text:span text:style-name="T227_3">CREATE</text:span><text:span text:style-name="T227_4"><text:s/></text:span><text:span text:style-name="T227_5">TRANSACTION</text:span><text:span text:style-name="T227_6"><text:s/></text:span><text:span text:style-name="T227_7">WITH</text:span><text:span text:style-name="T227_8"><text:s/></text:span><text:span text:style-name="T227_9">NO</text:span><text:span text:style-name="T227_10"><text:s/></text:span><text:span text:style-name="T227_11">INPUTS</text:span></text:p>
      <text:p text:style-name="P228"><text:span text:style-name="T228_1">echo</text:span></text:p>
      <text:p text:style-name="P229"><text:span text:style-name="T229_1">echo</text:span><text:span text:style-name="T229_2"><text:s/>2.3.1<text:s/></text:span><text:span text:style-name="T229_3">CREATE</text:span><text:span text:style-name="T229_4"><text:s/></text:span><text:span text:style-name="T229_5">TRANSACTION</text:span><text:span text:style-name="T229_6"><text:s text:c="3"/><text:tab/><text:s/></text:span></text:p>
      <text:p text:style-name="P230"><text:span text:style-name="T230_1">factom</text:span><text:span text:style-name="T230_2">-</text:span><text:span text:style-name="T230_3">cli</text:span><text:span text:style-name="T230_4"><text:s/></text:span><text:span text:style-name="T230_5">newtransaction</text:span><text:span text:style-name="T230_6"><text:s/></text:span><text:span text:style-name="T230_7">transaction</text:span><text:span text:style-name="T230_8">02</text:span></text:p>
      <text:p text:style-name="P231"><text:span text:style-name="T231_1">echo</text:span></text:p>
      <text:p text:style-name="P232"><text:span text:style-name="T232_1">echo</text:span><text:span text:style-name="T232_2"><text:s/>2.3.2<text:s/></text:span><text:span text:style-name="T232_3">ADD</text:span><text:span text:style-name="T232_4"><text:s/></text:span><text:span text:style-name="T232_5">OUTPUT</text:span><text:span text:style-name="T232_6"><text:s/></text:span><text:span text:style-name="T232_7">OF</text:span><text:span text:style-name="T232_8"><text:s/>3<text:s/></text:span><text:span text:style-name="T232_9">FACTOIDS</text:span><text:span text:style-name="T232_10"><text:s/></text:span><text:span text:style-name="T232_11">TO</text:span><text:span text:style-name="T232_12"><text:s/></text:span><text:span text:style-name="T232_13">TRANSACTION</text:span><text:span text:style-name="T232_14"><text:s text:c="3"/><text:tab/><text:s/></text:span></text:p>
      <text:p text:style-name="P233"><text:span text:style-name="T233_1">factom</text:span><text:span text:style-name="T233_2">-</text:span><text:span text:style-name="T233_3">cli</text:span><text:span text:style-name="T233_4"><text:s/></text:span><text:span text:style-name="T233_5">addoutput</text:span><text:span text:style-name="T233_6"><text:s/></text:span><text:span text:style-name="T233_7">transaction</text:span><text:span text:style-name="T233_8">02<text:s/></text:span><text:span text:style-name="T233_9">factoid</text:span><text:span text:style-name="T233_10">-</text:span><text:span text:style-name="T233_11">wallet</text:span><text:span text:style-name="T233_12">-</text:span><text:span text:style-name="T233_13">address</text:span><text:span text:style-name="T233_14">-</text:span><text:span text:style-name="T233_15">name</text:span><text:span text:style-name="T233_16">01<text:s/>3</text:span></text:p>
      <text:p text:style-name="P234"><text:span text:style-name="T234_1">echo</text:span></text:p>
      <text:p text:style-name="P235"><text:span text:style-name="T235_1">echo</text:span><text:span text:style-name="T235_2"><text:s/>2.3.3<text:s/></text:span><text:span text:style-name="T235_3">SIGN</text:span><text:span text:style-name="T235_4"><text:s/></text:span><text:span text:style-name="T235_5">TRANSACTION</text:span><text:span text:style-name="T235_6"><text:s text:c="3"/><text:tab/><text:s/></text:span></text:p>
      <text:p text:style-name="P236"><text:span text:style-name="T236_1">factom</text:span><text:span text:style-name="T236_2">-</text:span><text:span text:style-name="T236_3">cli</text:span><text:span text:style-name="T236_4"><text:s/></text:span><text:span text:style-name="T236_5">sign</text:span><text:span text:style-name="T236_6"><text:s/></text:span><text:span text:style-name="T236_7">transaction</text:span><text:span text:style-name="T236_8">02</text:span></text:p>
      <text:p text:style-name="P237"><text:span text:style-name="T237_1">echo</text:span></text:p>
      <text:p text:style-name="P238"><text:span text:style-name="T238_1">echo</text:span><text:span text:style-name="T238_2"><text:s/>2.3.4<text:s/></text:span><text:span text:style-name="T238_3">SUBMIT</text:span><text:span text:style-name="T238_4"><text:s/></text:span><text:span text:style-name="T238_5">TRANSACTION</text:span><text:span text:style-name="T238_6"><text:s text:c="3"/><text:tab/><text:s/></text:span></text:p>
      <text:p text:style-name="P239"><text:span text:style-name="T239_1">factom</text:span><text:span text:style-name="T239_2">-</text:span><text:span text:style-name="T239_3">cli</text:span><text:span text:style-name="T239_4"><text:s/></text:span><text:span text:style-name="T239_5">submit</text:span><text:span text:style-name="T239_6"><text:s/></text:span><text:span text:style-name="T239_7">transaction</text:span><text:span text:style-name="T239_8">02</text:span></text:p>
      <text:p text:style-name="P240"><text:span text:style-name="T240_1">echo</text:span></text:p>
      <text:p text:style-name="P241"><text:span text:style-name="T241_1">echo</text:span><text:span text:style-name="T241_2"><text:s/>2.3.5<text:s/></text:span><text:span text:style-name="T241_3">VERIFY</text:span><text:span text:style-name="T241_4"><text:s/></text:span><text:span text:style-name="T241_5">WALLET</text:span><text:span text:style-name="T241_6"><text:s/></text:span><text:span text:style-name="T241_7">BALANCE</text:span><text:span text:style-name="T241_8"><text:s text:c="3"/><text:tab/><text:s/></text:span></text:p>
      <text:p text:style-name="P242"><text:span text:style-name="T242_1">factom</text:span><text:span text:style-name="T242_2">-</text:span><text:span text:style-name="T242_3">cli</text:span><text:span text:style-name="T242_4"><text:s/></text:span><text:span text:style-name="T242_5">balance</text:span><text:span text:style-name="T242_6"><text:s/></text:span><text:span text:style-name="T242_7">fct</text:span><text:span text:style-name="T242_8"><text:s/></text:span><text:span text:style-name="T242_9">factoid</text:span><text:span text:style-name="T242_10">-</text:span><text:span text:style-name="T242_11">wallet</text:span><text:span text:style-name="T242_12">-</text:span><text:span text:style-name="T242_13">address</text:span><text:span text:style-name="T242_14">-</text:span><text:span text:style-name="T242_15">name</text:span><text:span text:style-name="T242_16">01</text:span></text:p>
      <text:p text:style-name="P243"><text:span text:style-name="T243_1">echo</text:span></text:p>
      <text:p text:style-name="P244"/>
      <text:p text:style-name="P245"><text:span text:style-name="T245_1">echo</text:span><text:span text:style-name="T245_2"><text:s/>2.4<text:s/></text:span><text:span text:style-name="T245_3">CREATE</text:span><text:span text:style-name="T245_4"><text:s/></text:span><text:span text:style-name="T245_5">TRANSACTION</text:span><text:span text:style-name="T245_6"><text:s/></text:span><text:span text:style-name="T245_7">WITH</text:span><text:span text:style-name="T245_8"><text:s/></text:span><text:span text:style-name="T245_9">NO</text:span><text:span text:style-name="T245_10"><text:s/></text:span><text:span text:style-name="T245_11">OUTPUTS</text:span><text:span text:style-name="T245_12"><text:s/></text:span><text:span text:style-name="T245_13">OR</text:span><text:span text:style-name="T245_14"><text:s/></text:span><text:span text:style-name="T245_15">ENTRY</text:span><text:span text:style-name="T245_16"><text:s/></text:span><text:span text:style-name="T245_17">CREDITS</text:span></text:p>
      <text:p text:style-name="P246"><text:span text:style-name="T246_1">echo</text:span></text:p>
      <text:p text:style-name="P247"><text:span text:style-name="T247_1">echo</text:span><text:span text:style-name="T247_2"><text:s/>2.4.1<text:s/></text:span><text:span text:style-name="T247_3">CREATE</text:span><text:span text:style-name="T247_4"><text:s/></text:span><text:span text:style-name="T247_5">TRANSACTION</text:span><text:span text:style-name="T247_6"><text:s text:c="3"/><text:tab/><text:s/></text:span></text:p>
      <text:p text:style-name="P248"><text:span text:style-name="T248_1">factom</text:span><text:span text:style-name="T248_2">-</text:span><text:span text:style-name="T248_3">cli</text:span><text:span text:style-name="T248_4"><text:s/></text:span><text:span text:style-name="T248_5">newtransaction</text:span><text:span text:style-name="T248_6"><text:s/></text:span><text:span text:style-name="T248_7">transaction</text:span><text:span text:style-name="T248_8">03</text:span></text:p>
      <text:p text:style-name="P249"><text:span text:style-name="T249_1">echo</text:span></text:p>
      <text:p text:style-name="P250"><text:span text:style-name="T250_1">echo</text:span><text:span text:style-name="T250_2"><text:s/>2.4.2<text:s/></text:span><text:span text:style-name="T250_3">ADD</text:span><text:span text:style-name="T250_4"><text:s/></text:span><text:span text:style-name="T250_5">INPUT</text:span><text:span text:style-name="T250_6"><text:s/></text:span><text:span text:style-name="T250_7">OF</text:span><text:span text:style-name="T250_8"><text:s/>100<text:s/></text:span><text:span text:style-name="T250_9">FACTOIDS</text:span><text:span text:style-name="T250_10"><text:s/></text:span><text:span text:style-name="T250_11">TO</text:span><text:span text:style-name="T250_12"><text:s/></text:span><text:span text:style-name="T250_13">TRANSACTION</text:span><text:span text:style-name="T250_14"><text:s text:c="3"/><text:tab/><text:s/></text:span></text:p>
      <text:p text:style-name="P251"><text:span text:style-name="T251_1">factom</text:span><text:span text:style-name="T251_2">-</text:span><text:span text:style-name="T251_3">cli</text:span><text:span text:style-name="T251_4"><text:s/></text:span><text:span text:style-name="T251_5">addinput</text:span><text:span text:style-name="T251_6"><text:s/></text:span><text:span text:style-name="T251_7">transaction</text:span><text:span text:style-name="T251_8">03<text:s/></text:span><text:span text:style-name="T251_9">factoid</text:span><text:span text:style-name="T251_10">-</text:span><text:span text:style-name="T251_11">wallet</text:span><text:span text:style-name="T251_12">-</text:span><text:span text:style-name="T251_13">address</text:span><text:span text:style-name="T251_14">-</text:span><text:span text:style-name="T251_15">name</text:span><text:span text:style-name="T251_16">01<text:s/>100</text:span></text:p>
      <text:p text:style-name="P252"><text:span text:style-name="T252_1">echo</text:span></text:p>
      <text:p text:style-name="P253"><text:span text:style-name="T253_1">echo</text:span><text:span text:style-name="T253_2"><text:s/>2.4.3<text:s/></text:span><text:span text:style-name="T253_3">ADD</text:span><text:span text:style-name="T253_4"><text:s/></text:span><text:span text:style-name="T253_5">DUPLICATE</text:span><text:span text:style-name="T253_6"><text:s/></text:span><text:span text:style-name="T253_7">INPUT</text:span><text:span text:style-name="T253_8"><text:s/></text:span><text:span text:style-name="T253_9">OF</text:span><text:span text:style-name="T253_10"><text:s/>100<text:s/></text:span><text:span text:style-name="T253_11">FACTOIDS</text:span><text:span text:style-name="T253_12"><text:s/></text:span><text:span text:style-name="T253_13">TO</text:span><text:span text:style-name="T253_14"><text:s/></text:span><text:span text:style-name="T253_15">TRANSACTION</text:span><text:span text:style-name="T253_16"><text:s text:c="3"/><text:tab/><text:s/></text:span></text:p>
      <text:p text:style-name="P254"><text:span text:style-name="T254_1">factom</text:span><text:span text:style-name="T254_2">-</text:span><text:span text:style-name="T254_3">cli</text:span><text:span text:style-name="T254_4"><text:s/></text:span><text:span text:style-name="T254_5">addinput</text:span><text:span text:style-name="T254_6"><text:s/></text:span><text:span text:style-name="T254_7">transaction</text:span><text:span text:style-name="T254_8">03<text:s/></text:span><text:span text:style-name="T254_9">factoid</text:span><text:span text:style-name="T254_10">-</text:span><text:span text:style-name="T254_11">wallet</text:span><text:span text:style-name="T254_12">-</text:span><text:span text:style-name="T254_13">address</text:span><text:span text:style-name="T254_14">-</text:span><text:span text:style-name="T254_15">name</text:span><text:span text:style-name="T254_16">01<text:s/>100</text:span></text:p>
      <text:p text:style-name="P255"><text:span text:style-name="T255_1">echo</text:span></text:p>
      <text:p text:style-name="P256"><text:span text:style-name="T256_1">echo</text:span><text:span text:style-name="T256_2"><text:s/>2.4.4<text:s/></text:span><text:span text:style-name="T256_3">SIGN</text:span><text:span text:style-name="T256_4"><text:s/></text:span><text:span text:style-name="T256_5">TRANSACTION</text:span><text:span text:style-name="T256_6"><text:s text:c="3"/><text:tab/><text:s/></text:span></text:p>
      <text:p text:style-name="P257"><text:span text:style-name="T257_1">factom</text:span><text:span text:style-name="T257_2">-</text:span><text:span text:style-name="T257_3">cli</text:span><text:span text:style-name="T257_4"><text:s/></text:span><text:span text:style-name="T257_5">sign</text:span><text:span text:style-name="T257_6"><text:s/></text:span><text:span text:style-name="T257_7">transaction</text:span><text:span text:style-name="T257_8">03</text:span></text:p>
      <text:p text:style-name="P258"><text:span text:style-name="T258_1">echo</text:span></text:p>
      <text:p text:style-name="P259"><text:span text:style-name="T259_1">echo</text:span><text:span text:style-name="T259_2"><text:s/>2.4.5<text:s/></text:span><text:span text:style-name="T259_3">SUBMIT</text:span><text:span text:style-name="T259_4"><text:s/></text:span><text:span text:style-name="T259_5">TRANSACTION</text:span><text:span text:style-name="T259_6"><text:s text:c="3"/><text:tab/><text:s/></text:span></text:p>
      <text:p text:style-name="P260"><text:span text:style-name="T260_1">factom</text:span><text:span text:style-name="T260_2">-</text:span><text:span text:style-name="T260_3">cli</text:span><text:span text:style-name="T260_4"><text:s/></text:span><text:span text:style-name="T260_5">submit</text:span><text:span text:style-name="T260_6"><text:s/></text:span><text:span text:style-name="T260_7">transaction</text:span><text:span text:style-name="T260_8">03</text:span></text:p>
      <text:p text:style-name="P261"><text:span text:style-name="T261_1">echo</text:span></text:p>
      <text:p text:style-name="P262"><text:span text:style-name="T262_1">echo</text:span><text:span text:style-name="T262_2"><text:s/>2.4.6<text:s/></text:span><text:span text:style-name="T262_3">VERIFY</text:span><text:span text:style-name="T262_4"><text:s/></text:span><text:span text:style-name="T262_5">WALLET</text:span><text:span text:style-name="T262_6"><text:s/></text:span><text:span text:style-name="T262_7">BALANCE</text:span><text:span text:style-name="T262_8"><text:s text:c="3"/><text:tab/><text:s/></text:span></text:p>
      <text:p text:style-name="P263"><text:span text:style-name="T263_1">factom</text:span><text:span text:style-name="T263_2">-</text:span><text:span text:style-name="T263_3">cli</text:span><text:span text:style-name="T263_4"><text:s/></text:span><text:span text:style-name="T263_5">balance</text:span><text:span text:style-name="T263_6"><text:s/></text:span><text:span text:style-name="T263_7">fct</text:span><text:span text:style-name="T263_8"><text:s/></text:span><text:span text:style-name="T263_9">factoid</text:span><text:span text:style-name="T263_10">-</text:span><text:span text:style-name="T263_11">wallet</text:span><text:span text:style-name="T263_12">-</text:span><text:span text:style-name="T263_13">address</text:span><text:span text:style-name="T263_14">-</text:span><text:span text:style-name="T263_15">name</text:span><text:span text:style-name="T263_16">01</text:span></text:p>
      <text:p text:style-name="P264"><text:span text:style-name="T264_1">echo</text:span></text:p>
      <text:p text:style-name="P265"/>
      <text:p text:style-name="P266"><text:span text:style-name="T266_1">echo</text:span><text:span text:style-name="T266_2"><text:s/>2.5<text:s/></text:span><text:span text:style-name="T266_3">CREATE</text:span><text:span text:style-name="T266_4"><text:s/></text:span><text:span text:style-name="T266_5">TRANSACTION</text:span><text:span text:style-name="T266_6"><text:s/></text:span><text:span text:style-name="T266_7">WITH</text:span><text:span text:style-name="T266_8"><text:s/></text:span><text:span text:style-name="T266_9">INPUT</text:span><text:span text:style-name="T266_10"><text:s/></text:span><text:span text:style-name="T266_11">TO</text:span><text:span text:style-name="T266_12"><text:s/></text:span><text:span text:style-name="T266_13">ENTRY</text:span><text:span text:style-name="T266_14"><text:s/></text:span><text:span text:style-name="T266_15">CREDITS</text:span></text:p>
      <text:p text:style-name="P267"><text:span text:style-name="T267_1">echo</text:span></text:p>
      <text:p text:style-name="P268"><text:span text:style-name="T268_1">echo</text:span><text:span text:style-name="T268_2"><text:s/>2.5.1<text:s/></text:span><text:span text:style-name="T268_3">CREATE</text:span><text:span text:style-name="T268_4"><text:s/></text:span><text:span text:style-name="T268_5">TRANSACTION</text:span><text:span text:style-name="T268_6"><text:s text:c="3"/><text:tab/><text:s/></text:span></text:p>
      <text:p text:style-name="P269"><text:span text:style-name="T269_1">factom</text:span><text:span text:style-name="T269_2">-</text:span><text:span text:style-name="T269_3">cli</text:span><text:span text:style-name="T269_4"><text:s/></text:span><text:span text:style-name="T269_5">newtransaction</text:span><text:span text:style-name="T269_6"><text:s/></text:span><text:span text:style-name="T269_7">transaction</text:span><text:span text:style-name="T269_8">04</text:span></text:p>
      <text:p text:style-name="P270"><text:span text:style-name="T270_1">echo</text:span></text:p>
      <text:p text:style-name="P271"><text:span text:style-name="T271_1">echo</text:span><text:span text:style-name="T271_2"><text:s/>2.5.2<text:s/></text:span><text:span text:style-name="T271_3">ADD</text:span><text:span text:style-name="T271_4"><text:s/></text:span><text:span text:style-name="T271_5">INPUT</text:span><text:span text:style-name="T271_6"><text:s/></text:span><text:span text:style-name="T271_7">OF</text:span><text:span text:style-name="T271_8"><text:s/>100<text:s/></text:span><text:span text:style-name="T271_9">FACTOIDS</text:span><text:span text:style-name="T271_10"><text:s/></text:span><text:span text:style-name="T271_11">TO</text:span><text:span text:style-name="T271_12"><text:s/></text:span><text:span text:style-name="T271_13">TRANSACTION</text:span><text:span text:style-name="T271_14"><text:s text:c="3"/><text:tab/><text:s/></text:span></text:p>
      <text:p text:style-name="P272"><text:span text:style-name="T272_1">factom</text:span><text:span text:style-name="T272_2">-</text:span><text:span text:style-name="T272_3">cli</text:span><text:span text:style-name="T272_4"><text:s/></text:span><text:span text:style-name="T272_5">addinput</text:span><text:span text:style-name="T272_6"><text:s/></text:span><text:span text:style-name="T272_7">transaction</text:span><text:span text:style-name="T272_8">04<text:s/></text:span><text:span text:style-name="T272_9">factoid</text:span><text:span text:style-name="T272_10">-</text:span><text:span text:style-name="T272_11">wallet</text:span><text:span text:style-name="T272_12">-</text:span><text:span text:style-name="T272_13">address</text:span><text:span text:style-name="T272_14">-</text:span><text:span text:style-name="T272_15">name</text:span><text:span text:style-name="T272_16">01<text:s/>100</text:span></text:p>
      <text:p text:style-name="P273"><text:span text:style-name="T273_1">echo</text:span></text:p>
      <text:p text:style-name="P274"><text:span text:style-name="T274_1">echo</text:span><text:span text:style-name="T274_2"><text:s/>2.5.3<text:s/></text:span><text:span text:style-name="T274_3">ADD</text:span><text:span text:style-name="T274_4"><text:s/>6<text:s/></text:span><text:span text:style-name="T274_5">FACTOIDS</text:span><text:span text:style-name="T274_6"><text:s/></text:span><text:span text:style-name="T274_7">OF</text:span><text:span text:style-name="T274_8"><text:s/></text:span><text:span text:style-name="T274_9">ENTRY</text:span><text:span text:style-name="T274_10"><text:s/></text:span><text:span text:style-name="T274_11">CREDITS</text:span><text:span text:style-name="T274_12"><text:s/></text:span><text:span text:style-name="T274_13">FOR</text:span><text:span text:style-name="T274_14"><text:s/>1</text:span><text:span text:style-name="T274_15">ST</text:span><text:span text:style-name="T274_16"><text:s/></text:span><text:span text:style-name="T274_17">ENTRY</text:span><text:span text:style-name="T274_18"><text:s/></text:span><text:span text:style-name="T274_19">CREDIT</text:span><text:span text:style-name="T274_20"><text:s/></text:span><text:span text:style-name="T274_21">WALLET</text:span><text:span text:style-name="T274_22"><text:s/></text:span><text:span text:style-name="T274_23">TO</text:span><text:span text:style-name="T274_24"><text:s/></text:span><text:span text:style-name="T274_25">TRANSACTION</text:span><text:span text:style-name="T274_26"><text:s text:c="3"/><text:tab/><text:s/></text:span></text:p>
      <text:p text:style-name="P275"><text:span text:style-name="T275_1">factom</text:span><text:span text:style-name="T275_2">-</text:span><text:span text:style-name="T275_3">cli</text:span><text:span text:style-name="T275_4"><text:s/></text:span><text:span text:style-name="T275_5">addecoutput</text:span><text:span text:style-name="T275_6"><text:s/></text:span><text:span text:style-name="T275_7">transaction</text:span><text:span text:style-name="T275_8">04<text:s/></text:span><text:span text:style-name="T275_9">ec</text:span><text:span text:style-name="T275_10">-</text:span><text:span text:style-name="T275_11">wallet</text:span><text:span text:style-name="T275_12">-</text:span><text:span text:style-name="T275_13">address</text:span><text:span text:style-name="T275_14">-</text:span><text:span text:style-name="T275_15">name</text:span><text:span text:style-name="T275_16">01<text:s/>6</text:span></text:p>
      <text:p text:style-name="P276"><text:span text:style-name="T276_1">echo</text:span></text:p>
      <text:p text:style-name="P277"><text:span text:style-name="T277_1">echo</text:span><text:span text:style-name="T277_2"><text:s/>2.5.4<text:s/></text:span><text:span text:style-name="T277_3">ADD</text:span><text:span text:style-name="T277_4"><text:s/>-3<text:s/></text:span><text:span text:style-name="T277_5">FACTOIDS</text:span><text:span text:style-name="T277_6"><text:s/></text:span><text:span text:style-name="T277_7">OF</text:span><text:span text:style-name="T277_8"><text:s/></text:span><text:span text:style-name="T277_9">ENTRY</text:span><text:span text:style-name="T277_10"><text:s/></text:span><text:span text:style-name="T277_11">CREDITS</text:span><text:span text:style-name="T277_12"><text:s/></text:span><text:span text:style-name="T277_13">FOR</text:span><text:span text:style-name="T277_14"><text:s/>1</text:span><text:span text:style-name="T277_15">ST</text:span><text:span text:style-name="T277_16"><text:s/></text:span><text:span text:style-name="T277_17">ENTRY</text:span><text:span text:style-name="T277_18"><text:s/></text:span><text:span text:style-name="T277_19">CREDIT</text:span><text:span text:style-name="T277_20"><text:s/></text:span><text:span text:style-name="T277_21">WALLET</text:span><text:span text:style-name="T277_22"><text:s/></text:span><text:span text:style-name="T277_23">TO</text:span><text:span text:style-name="T277_24"><text:s/></text:span><text:span text:style-name="T277_25">TRANSACTION</text:span><text:span text:style-name="T277_26"><text:s text:c="3"/><text:tab/><text:s/></text:span></text:p>
      <text:p text:style-name="P278"><text:span text:style-name="T278_1">factom</text:span><text:span text:style-name="T278_2">-</text:span><text:span text:style-name="T278_3">cli</text:span><text:span text:style-name="T278_4"><text:s/></text:span><text:span text:style-name="T278_5">addecoutput</text:span><text:span text:style-name="T278_6"><text:s/></text:span><text:span text:style-name="T278_7">transaction</text:span><text:span text:style-name="T278_8">04<text:s/></text:span><text:span text:style-name="T278_9">ec</text:span><text:span text:style-name="T278_10">-</text:span><text:span text:style-name="T278_11">wallet</text:span><text:span text:style-name="T278_12">-</text:span><text:span text:style-name="T278_13">address</text:span><text:span text:style-name="T278_14">-</text:span><text:span text:style-name="T278_15">name</text:span><text:span text:style-name="T278_16">01<text:s/>-3</text:span></text:p>
      <text:p text:style-name="P279"><text:span text:style-name="T279_1">echo</text:span></text:p>
      <text:p text:style-name="P280"><text:span text:style-name="T280_1">echo</text:span><text:span text:style-name="T280_2"><text:s/>2.5.5<text:s/></text:span><text:span text:style-name="T280_3">SIGN</text:span><text:span text:style-name="T280_4"><text:s/></text:span><text:span text:style-name="T280_5">TRANSACTION</text:span><text:span text:style-name="T280_6"><text:s text:c="3"/><text:tab/><text:s/></text:span></text:p>
      <text:p text:style-name="P281"><text:span text:style-name="T281_1">factom</text:span><text:span text:style-name="T281_2">-</text:span><text:span text:style-name="T281_3">cli</text:span><text:span text:style-name="T281_4"><text:s/></text:span><text:span text:style-name="T281_5">sign</text:span><text:span text:style-name="T281_6"><text:s/></text:span><text:span text:style-name="T281_7">transaction</text:span><text:span text:style-name="T281_8">04</text:span></text:p>
      <text:p text:style-name="P282"><text:span text:style-name="T282_1">echo</text:span></text:p>
      <text:p text:style-name="P283"><text:span text:style-name="T283_1">echo</text:span><text:span text:style-name="T283_2"><text:s/>2.5.6<text:s/></text:span><text:span text:style-name="T283_3">SUBMIT</text:span><text:span text:style-name="T283_4"><text:s/></text:span><text:span text:style-name="T283_5">TRANSACTION</text:span><text:span text:style-name="T283_6"><text:s text:c="3"/><text:tab/><text:s/></text:span></text:p>
      <text:p text:style-name="P284"><text:span text:style-name="T284_1">factom</text:span><text:span text:style-name="T284_2">-</text:span><text:span text:style-name="T284_3">cli</text:span><text:span text:style-name="T284_4"><text:s/></text:span><text:span text:style-name="T284_5">submit</text:span><text:span text:style-name="T284_6"><text:s/></text:span><text:span text:style-name="T284_7">transaction</text:span><text:span text:style-name="T284_8">04</text:span></text:p>
      <text:p text:style-name="P285"><text:span text:style-name="T285_1">echo</text:span></text:p>
      <text:p text:style-name="P286"><text:span text:style-name="T286_1">echo</text:span><text:span text:style-name="T286_2"><text:s/>2.5.7<text:s/></text:span><text:span text:style-name="T286_3">VERIFY</text:span><text:span text:style-name="T286_4"><text:s/></text:span><text:span text:style-name="T286_5">WALLET</text:span><text:span text:style-name="T286_6"><text:s/></text:span><text:span text:style-name="T286_7">BALANCES</text:span><text:span text:style-name="T286_8"><text:s text:c="3"/><text:tab/><text:s/></text:span></text:p>
      <text:p text:style-name="P287"><text:span text:style-name="T287_1">factom</text:span><text:span text:style-name="T287_2">-</text:span><text:span text:style-name="T287_3">cli</text:span><text:span text:style-name="T287_4"><text:s/></text:span><text:span text:style-name="T287_5">balance</text:span><text:span text:style-name="T287_6"><text:s/></text:span><text:span text:style-name="T287_7">fct</text:span><text:span text:style-name="T287_8"><text:s/></text:span><text:span text:style-name="T287_9">factoid</text:span><text:span text:style-name="T287_10">-</text:span><text:span text:style-name="T287_11">wallet</text:span><text:span text:style-name="T287_12">-</text:span><text:span text:style-name="T287_13">address</text:span><text:span text:style-name="T287_14">-</text:span><text:span text:style-name="T287_15">name</text:span><text:span text:style-name="T287_16">01</text:span></text:p>
      <text:p text:style-name="P288"><text:span text:style-name="T288_1">factom</text:span><text:span text:style-name="T288_2">-</text:span><text:span text:style-name="T288_3">cli</text:span><text:span text:style-name="T288_4"><text:s/></text:span><text:span text:style-name="T288_5">balance</text:span><text:span text:style-name="T288_6"><text:s/></text:span><text:span text:style-name="T288_7">ec</text:span><text:span text:style-name="T288_8"><text:s/></text:span><text:span text:style-name="T288_9">ec</text:span><text:span text:style-name="T288_10">-</text:span><text:span text:style-name="T288_11">wallet</text:span><text:span text:style-name="T288_12">-</text:span><text:span text:style-name="T288_13">address</text:span><text:span text:style-name="T288_14">-</text:span><text:span text:style-name="T288_15">name</text:span><text:span text:style-name="T288_16">01</text:span></text:p>
      <text:p text:style-name="P289"><text:span text:style-name="T289_1">echo</text:span></text:p>
      <text:p text:style-name="P290"/>
      <text:p text:style-name="P291"><text:span text:style-name="T291_1">echo</text:span><text:span text:style-name="T291_2"><text:s/>2.6<text:s/></text:span><text:span text:style-name="T291_3">CREATE</text:span><text:span text:style-name="T291_4"><text:s/></text:span><text:span text:style-name="T291_5">TRANSACTION</text:span><text:span text:style-name="T291_6"><text:s/></text:span><text:span text:style-name="T291_7">WITH</text:span><text:span text:style-name="T291_8"><text:s/></text:span><text:span text:style-name="T291_9">INPUT</text:span><text:span text:style-name="T291_10"><text:s/></text:span><text:span text:style-name="T291_11">TO</text:span><text:span text:style-name="T291_12"><text:s/></text:span><text:span text:style-name="T291_13">OUTPUT</text:span></text:p>
      <text:p text:style-name="P292"><text:span text:style-name="T292_1">echo</text:span></text:p>
      <text:p text:style-name="P293"><text:span text:style-name="T293_1">echo</text:span><text:span text:style-name="T293_2"><text:s/>2.6.1<text:s/></text:span><text:span text:style-name="T293_3">CREATE</text:span><text:span text:style-name="T293_4"><text:s/></text:span><text:span text:style-name="T293_5">TRANSACTION</text:span><text:span text:style-name="T293_6"><text:s text:c="3"/><text:tab/><text:s/></text:span></text:p>
      <text:p text:style-name="P294"><text:span text:style-name="T294_1">factom</text:span><text:span text:style-name="T294_2">-</text:span><text:span text:style-name="T294_3">cli</text:span><text:span text:style-name="T294_4"><text:s/></text:span><text:span text:style-name="T294_5">newtransaction</text:span><text:span text:style-name="T294_6"><text:s/></text:span><text:span text:style-name="T294_7">transaction</text:span><text:span text:style-name="T294_8">05</text:span></text:p>
      <text:p text:style-name="P295"><text:span text:style-name="T295_1">echo</text:span></text:p>
      <text:p text:style-name="P296"><text:span text:style-name="T296_1">echo</text:span><text:span text:style-name="T296_2"><text:s/>2.6.2<text:s/></text:span><text:span text:style-name="T296_3">ADD</text:span><text:span text:style-name="T296_4"><text:s/></text:span><text:span text:style-name="T296_5">INPUT</text:span><text:span text:style-name="T296_6"><text:s/></text:span><text:span text:style-name="T296_7">OF</text:span><text:span text:style-name="T296_8"><text:s/>100<text:s/></text:span><text:span text:style-name="T296_9">FACTOIDS</text:span><text:span text:style-name="T296_10"><text:s/></text:span><text:span text:style-name="T296_11">TO</text:span><text:span text:style-name="T296_12"><text:s/></text:span><text:span text:style-name="T296_13">TRANSACTION</text:span><text:span text:style-name="T296_14"><text:s text:c="3"/><text:tab/><text:s/></text:span></text:p>
      <text:p text:style-name="P297"><text:span text:style-name="T297_1">factom</text:span><text:span text:style-name="T297_2">-</text:span><text:span text:style-name="T297_3">cli</text:span><text:span text:style-name="T297_4"><text:s/></text:span><text:span text:style-name="T297_5">addinput</text:span><text:span text:style-name="T297_6"><text:s/></text:span><text:span text:style-name="T297_7">transaction</text:span><text:span text:style-name="T297_8">05<text:s/></text:span><text:span text:style-name="T297_9">factoid</text:span><text:span text:style-name="T297_10">-</text:span><text:span text:style-name="T297_11">wallet</text:span><text:span text:style-name="T297_12">-</text:span><text:span text:style-name="T297_13">address</text:span><text:span text:style-name="T297_14">-</text:span><text:span text:style-name="T297_15">name</text:span><text:span text:style-name="T297_16">01<text:s/>100</text:span></text:p>
      <text:p text:style-name="P298"><text:span text:style-name="T298_1">echo</text:span></text:p>
      <text:p text:style-name="P299"><text:span text:style-name="T299_1">echo</text:span><text:span text:style-name="T299_2"><text:s/>2.6.3<text:s/></text:span><text:span text:style-name="T299_3">ADD</text:span><text:span text:style-name="T299_4"><text:s/></text:span><text:span text:style-name="T299_5">OUTPUT</text:span><text:span text:style-name="T299_6"><text:s/></text:span><text:span text:style-name="T299_7">OF</text:span><text:span text:style-name="T299_8"><text:s/>3<text:s/></text:span><text:span text:style-name="T299_9">FACTOIDS</text:span><text:span text:style-name="T299_10"><text:s/></text:span><text:span text:style-name="T299_11">TO</text:span><text:span text:style-name="T299_12"><text:s/></text:span><text:span text:style-name="T299_13">SAME</text:span><text:span text:style-name="T299_14"><text:s/></text:span><text:span text:style-name="T299_15">FACTOID</text:span><text:span text:style-name="T299_16"><text:s/></text:span><text:span text:style-name="T299_17">WALLET</text:span><text:span text:style-name="T299_18"><text:s/></text:span><text:span text:style-name="T299_19">ADDRESS</text:span><text:span text:style-name="T299_20"><text:s/></text:span><text:span text:style-name="T299_21">AS</text:span><text:span text:style-name="T299_22"><text:s/></text:span><text:span text:style-name="T299_23">INPUT</text:span><text:span text:style-name="T299_24"><text:s/></text:span><text:span text:style-name="T299_25">CAME</text:span><text:span text:style-name="T299_26"><text:s/></text:span><text:span text:style-name="T299_27">FROM</text:span><text:span text:style-name="T299_28"><text:s/></text:span><text:span text:style-name="T299_29">TO</text:span><text:span text:style-name="T299_30"><text:s/></text:span><text:span text:style-name="T299_31">TRANSACTION</text:span><text:span text:style-name="T299_32"><text:s text:c="3"/><text:tab/><text:s/></text:span></text:p>
      <text:p text:style-name="P300"><text:span text:style-name="T300_1">factom</text:span><text:span text:style-name="T300_2">-</text:span><text:span text:style-name="T300_3">cli</text:span><text:span text:style-name="T300_4"><text:s/></text:span><text:span text:style-name="T300_5">addoutput</text:span><text:span text:style-name="T300_6"><text:s/></text:span><text:span text:style-name="T300_7">transaction</text:span><text:span text:style-name="T300_8">05<text:s/></text:span><text:span text:style-name="T300_9">factoid</text:span><text:span text:style-name="T300_10">-</text:span><text:span text:style-name="T300_11">wallet</text:span><text:span text:style-name="T300_12">-</text:span><text:span text:style-name="T300_13">address</text:span><text:span text:style-name="T300_14">-</text:span><text:span text:style-name="T300_15">name</text:span><text:span text:style-name="T300_16">01<text:s/>3</text:span></text:p>
      <text:p text:style-name="P301"><text:span text:style-name="T301_1">echo</text:span></text:p>
      <text:p text:style-name="P302"><text:span text:style-name="T302_1">echo</text:span><text:span text:style-name="T302_2"><text:s/>2.6.4<text:s/></text:span><text:span text:style-name="T302_3">ADD</text:span><text:span text:style-name="T302_4"><text:s/></text:span><text:span text:style-name="T302_5">OUTPUT</text:span><text:span text:style-name="T302_6"><text:s/></text:span><text:span text:style-name="T302_7">OF</text:span><text:span text:style-name="T302_8"><text:s/>5<text:s/></text:span><text:span text:style-name="T302_9">FACTOIDS</text:span><text:span text:style-name="T302_10"><text:s/></text:span><text:span text:style-name="T302_11">TO</text:span><text:span text:style-name="T302_12"><text:s/></text:span><text:span text:style-name="T302_13">NON</text:span><text:span text:style-name="T302_14">-</text:span><text:span text:style-name="T302_15">EXISTING</text:span><text:span text:style-name="T302_16"><text:s/></text:span><text:span text:style-name="T302_17">FACTOID</text:span><text:span text:style-name="T302_18"><text:s/></text:span><text:span text:style-name="T302_19">WALLET</text:span><text:span text:style-name="T302_20"><text:s/></text:span><text:span text:style-name="T302_21">ADDRESS</text:span><text:span text:style-name="T302_22"><text:s/></text:span><text:span text:style-name="T302_23">TO</text:span><text:span text:style-name="T302_24"><text:s/></text:span><text:span text:style-name="T302_25">TRANSACTION</text:span><text:span text:style-name="T302_26"><text:s text:c="3"/><text:tab/><text:s/></text:span></text:p>
      <text:p text:style-name="P303"><text:span text:style-name="T303_1">factom</text:span><text:span text:style-name="T303_2">-</text:span><text:span text:style-name="T303_3">cli</text:span><text:span text:style-name="T303_4"><text:s/></text:span><text:span text:style-name="T303_5">addoutput</text:span><text:span text:style-name="T303_6"><text:s/></text:span><text:span text:style-name="T303_7">transaction</text:span><text:span text:style-name="T303_8">05<text:s/></text:span><text:span text:style-name="T303_9">xxx</text:span><text:span text:style-name="T303_10"><text:s/>5</text:span></text:p>
      <text:p text:style-name="P304"><text:span text:style-name="T304_1">echo</text:span></text:p>
      <text:p text:style-name="P305"><text:span text:style-name="T305_1">echo</text:span><text:span text:style-name="T305_2"><text:s/>2.6.5<text:s/></text:span><text:span text:style-name="T305_3">SIGN</text:span><text:span text:style-name="T305_4"><text:s/></text:span><text:span text:style-name="T305_5">TRANSACTION</text:span><text:span text:style-name="T305_6"><text:s text:c="3"/><text:tab/><text:s/></text:span></text:p>
      <text:p text:style-name="P306"><text:span text:style-name="T306_1">factom</text:span><text:span text:style-name="T306_2">-</text:span><text:span text:style-name="T306_3">cli</text:span><text:span text:style-name="T306_4"><text:s/></text:span><text:span text:style-name="T306_5">sign</text:span><text:span text:style-name="T306_6"><text:s/></text:span><text:span text:style-name="T306_7">transaction</text:span><text:span text:style-name="T306_8">05</text:span></text:p>
      <text:p text:style-name="P307"><text:span text:style-name="T307_1">echo</text:span></text:p>
      <text:p text:style-name="P308"><text:span text:style-name="T308_1">echo</text:span><text:span text:style-name="T308_2"><text:s/>2.6.6<text:s/></text:span><text:span text:style-name="T308_3">SUBMIT</text:span><text:span text:style-name="T308_4"><text:s/></text:span><text:span text:style-name="T308_5">TRANSACTION</text:span><text:span text:style-name="T308_6"><text:s text:c="3"/><text:tab/><text:s/></text:span></text:p>
      <text:p text:style-name="P309"><text:span text:style-name="T309_1">factom</text:span><text:span text:style-name="T309_2">-</text:span><text:span text:style-name="T309_3">cli</text:span><text:span text:style-name="T309_4"><text:s/></text:span><text:span text:style-name="T309_5">submit</text:span><text:span text:style-name="T309_6"><text:s/></text:span><text:span text:style-name="T309_7">transaction</text:span><text:span text:style-name="T309_8">05</text:span></text:p>
      <text:p text:style-name="P310"><text:span text:style-name="T310_1">echo</text:span></text:p>
      <text:p text:style-name="P311"><text:span text:style-name="T311_1">echo</text:span><text:span text:style-name="T311_2"><text:s/>2.6.7<text:s/></text:span><text:span text:style-name="T311_3">VERIFY</text:span><text:span text:style-name="T311_4"><text:s/></text:span><text:span text:style-name="T311_5">WALLET</text:span><text:span text:style-name="T311_6"><text:s/></text:span><text:span text:style-name="T311_7">BALANCE</text:span><text:span text:style-name="T311_8"><text:s text:c="3"/><text:tab/><text:s/></text:span></text:p>
      <text:p text:style-name="P312"><text:span text:style-name="T312_1">factom</text:span><text:span text:style-name="T312_2">-</text:span><text:span text:style-name="T312_3">cli</text:span><text:span text:style-name="T312_4"><text:s/></text:span><text:span text:style-name="T312_5">balance</text:span><text:span text:style-name="T312_6"><text:s/></text:span><text:span text:style-name="T312_7">fct</text:span><text:span text:style-name="T312_8"><text:s/></text:span><text:span text:style-name="T312_9">factoid</text:span><text:span text:style-name="T312_10">-</text:span><text:span text:style-name="T312_11">wallet</text:span><text:span text:style-name="T312_12">-</text:span><text:span text:style-name="T312_13">address</text:span><text:span text:style-name="T312_14">-</text:span><text:span text:style-name="T312_15">name</text:span><text:span text:style-name="T312_16">01</text:span></text:p>
      <text:p text:style-name="P313"><text:span text:style-name="T313_1">factom</text:span><text:span text:style-name="T313_2">-</text:span><text:span text:style-name="T313_3">cli</text:span><text:span text:style-name="T313_4"><text:s/></text:span><text:span text:style-name="T313_5">balance</text:span><text:span text:style-name="T313_6"><text:s/></text:span><text:span text:style-name="T313_7">fct</text:span><text:span text:style-name="T313_8"><text:s/></text:span><text:span text:style-name="T313_9">xxx</text:span></text:p>
      <text:p text:style-name="P314"><text:span text:style-name="T314_1">echo</text:span></text:p>
      <text:p text:style-name="P315"/>
      <text:p text:style-name="P316"><text:span text:style-name="T316_1">echo</text:span><text:span text:style-name="T316_2"><text:s/>2.7<text:s/></text:span><text:span text:style-name="T316_3">CREATE</text:span><text:span text:style-name="T316_4"><text:s/></text:span><text:span text:style-name="T316_5">TRANSACTION</text:span><text:span text:style-name="T316_6"><text:s/></text:span><text:span text:style-name="T316_7">WITH</text:span><text:span text:style-name="T316_8"><text:s/></text:span><text:span text:style-name="T316_9">INPUT</text:span><text:span text:style-name="T316_10"><text:s/></text:span><text:span text:style-name="T316_11">TO</text:span><text:span text:style-name="T316_12"><text:s/></text:span><text:span text:style-name="T316_13">OUTPUT</text:span><text:span text:style-name="T316_14"><text:s/></text:span><text:span text:style-name="T316_15">AND</text:span><text:span text:style-name="T316_16"><text:s/></text:span><text:span text:style-name="T316_17">ENTRY</text:span><text:span text:style-name="T316_18"><text:s/></text:span><text:span text:style-name="T316_19">CREDITS</text:span><text:span text:style-name="T316_20"><text:s text:c="3"/><text:tab/><text:s/></text:span></text:p>
      <text:p text:style-name="P317"><text:span text:style-name="T317_1">echo</text:span></text:p>
      <text:p text:style-name="P318"><text:span text:style-name="T318_1">echo</text:span><text:span text:style-name="T318_2"><text:s/>2.7.1<text:s/></text:span><text:span text:style-name="T318_3">CREATE</text:span><text:span text:style-name="T318_4"><text:s/></text:span><text:span text:style-name="T318_5">TRANSACTION</text:span><text:span text:style-name="T318_6"><text:s text:c="3"/><text:tab/><text:s/></text:span></text:p>
      <text:p text:style-name="P319"><text:span text:style-name="T319_1">factom</text:span><text:span text:style-name="T319_2">-</text:span><text:span text:style-name="T319_3">cli</text:span><text:span text:style-name="T319_4"><text:s/></text:span><text:span text:style-name="T319_5">newtransaction</text:span><text:span text:style-name="T319_6"><text:s/></text:span><text:span text:style-name="T319_7">transaction</text:span><text:span text:style-name="T319_8">06</text:span></text:p>
      <text:p text:style-name="P320"><text:span text:style-name="T320_1">echo</text:span></text:p>
      <text:p text:style-name="P321"><text:span text:style-name="T321_1">echo</text:span><text:span text:style-name="T321_2"><text:s/>2.7.2<text:s/></text:span><text:span text:style-name="T321_3">ADD</text:span><text:span text:style-name="T321_4"><text:s/></text:span><text:span text:style-name="T321_5">INPUT</text:span><text:span text:style-name="T321_6"><text:s/></text:span><text:span text:style-name="T321_7">TO</text:span><text:span text:style-name="T321_8"><text:s/></text:span><text:span text:style-name="T321_9">TRANSACTION</text:span><text:span text:style-name="T321_10"><text:s text:c="3"/><text:tab/><text:s/></text:span></text:p>
      <text:p text:style-name="P322"><text:span text:style-name="T322_1">echo</text:span></text:p>
      <text:p text:style-name="P323"><text:span text:style-name="T323_1">echo</text:span><text:span text:style-name="T323_2"><text:s/>2.7.2.1<text:s/></text:span><text:span text:style-name="T323_3">ADD</text:span><text:span text:style-name="T323_4"><text:s/></text:span><text:span text:style-name="T323_5">INPUT</text:span><text:span text:style-name="T323_6"><text:s/></text:span><text:span text:style-name="T323_7">OF</text:span><text:span text:style-name="T323_8"><text:s/>100<text:s/></text:span><text:span text:style-name="T323_9">FACTOIDS</text:span><text:span text:style-name="T323_10"><text:s/></text:span><text:span text:style-name="T323_11">TO</text:span><text:span text:style-name="T323_12"><text:s/></text:span><text:span text:style-name="T323_13">TRANSACTION</text:span><text:span text:style-name="T323_14"><text:s text:c="3"/><text:tab/><text:s/></text:span></text:p>
      <text:p text:style-name="P324"><text:span text:style-name="T324_1">factom</text:span><text:span text:style-name="T324_2">-</text:span><text:span text:style-name="T324_3">cli</text:span><text:span text:style-name="T324_4"><text:s/></text:span><text:span text:style-name="T324_5">addinput</text:span><text:span text:style-name="T324_6"><text:s/></text:span><text:span text:style-name="T324_7">transaction</text:span><text:span text:style-name="T324_8">06<text:s/></text:span><text:span text:style-name="T324_9">factoid</text:span><text:span text:style-name="T324_10">-</text:span><text:span text:style-name="T324_11">wallet</text:span><text:span text:style-name="T324_12">-</text:span><text:span text:style-name="T324_13">address</text:span><text:span text:style-name="T324_14">-</text:span><text:span text:style-name="T324_15">name</text:span><text:span text:style-name="T324_16">01<text:s/>100</text:span></text:p>
      <text:p text:style-name="P325"><text:span text:style-name="T325_1">echo</text:span></text:p>
      <text:p text:style-name="P326"><text:span text:style-name="T326_1">echo</text:span><text:span text:style-name="T326_2"><text:s/>2.7.3<text:s text:c="2"/></text:span><text:span text:style-name="T326_3">ADD</text:span><text:span text:style-name="T326_4"><text:s/></text:span><text:span text:style-name="T326_5">OUTPUT</text:span><text:span text:style-name="T326_6"><text:s/></text:span><text:span text:style-name="T326_7">TO</text:span><text:span text:style-name="T326_8"><text:s/></text:span><text:span text:style-name="T326_9">TRANSACTION</text:span><text:span text:style-name="T326_10"><text:s text:c="3"/><text:tab/><text:s/></text:span></text:p>
      <text:p text:style-name="P327"><text:span text:style-name="T327_1">echo</text:span></text:p>
      <text:p text:style-name="P328"><text:span text:style-name="T328_1">echo</text:span><text:span text:style-name="T328_2"><text:s/>2.7.3.1<text:s/></text:span><text:span text:style-name="T328_3">ADD</text:span><text:span text:style-name="T328_4"><text:s/></text:span><text:span text:style-name="T328_5">OUTPUT</text:span><text:span text:style-name="T328_6"><text:s/></text:span><text:span text:style-name="T328_7">OF</text:span><text:span text:style-name="T328_8"><text:s/>3.33333333<text:s/></text:span><text:span text:style-name="T328_9">FACTOIDS</text:span><text:span text:style-name="T328_10"><text:s/></text:span><text:span text:style-name="T328_11">TO</text:span><text:span text:style-name="T328_12"><text:s/></text:span><text:span text:style-name="T328_13">TRANSACTION</text:span><text:span text:style-name="T328_14"><text:s text:c="3"/><text:tab/><text:s/></text:span></text:p>
      <text:p text:style-name="P329"><text:span text:style-name="T329_1">factom</text:span><text:span text:style-name="T329_2">-</text:span><text:span text:style-name="T329_3">cli</text:span><text:span text:style-name="T329_4"><text:s/></text:span><text:span text:style-name="T329_5">addoutput</text:span><text:span text:style-name="T329_6"><text:s/></text:span><text:span text:style-name="T329_7">transaction</text:span><text:span text:style-name="T329_8">06<text:s/></text:span><text:span text:style-name="T329_9">factoid</text:span><text:span text:style-name="T329_10">-</text:span><text:span text:style-name="T329_11">wallet</text:span><text:span text:style-name="T329_12">-</text:span><text:span text:style-name="T329_13">address</text:span><text:span text:style-name="T329_14">-</text:span><text:span text:style-name="T329_15">name</text:span><text:span text:style-name="T329_16">02<text:s/>3.33333333</text:span></text:p>
      <text:p text:style-name="P330"><text:span text:style-name="T330_1">echo</text:span></text:p>
      <text:p text:style-name="P331"><text:span text:style-name="T331_1">echo</text:span><text:span text:style-name="T331_2"><text:s/>2.7.4<text:s text:c="2"/></text:span><text:span text:style-name="T331_3">ADD</text:span><text:span text:style-name="T331_4"><text:s/></text:span><text:span text:style-name="T331_5">PURCHASE</text:span><text:span text:style-name="T331_6"><text:s/></text:span><text:span text:style-name="T331_7">OF</text:span><text:span text:style-name="T331_8"><text:s/></text:span><text:span text:style-name="T331_9">ENTRY</text:span><text:span text:style-name="T331_10"><text:s/></text:span><text:span text:style-name="T331_11">CREDITS</text:span><text:span text:style-name="T331_12"><text:s/></text:span><text:span text:style-name="T331_13">TO</text:span><text:span text:style-name="T331_14"><text:s/></text:span><text:span text:style-name="T331_15">TRANSACTION</text:span></text:p>
      <text:p text:style-name="P332"><text:span text:style-name="T332_1">echo</text:span></text:p>
      <text:p text:style-name="P333"><text:span text:style-name="T333_1">echo</text:span><text:span text:style-name="T333_2"><text:s/>2.7.4.1<text:s/></text:span><text:span text:style-name="T333_3">ADD</text:span><text:span text:style-name="T333_4"><text:s/>6<text:s/></text:span><text:span text:style-name="T333_5">FACTOIDS</text:span><text:span text:style-name="T333_6"><text:s/></text:span><text:span text:style-name="T333_7">OF</text:span><text:span text:style-name="T333_8"><text:s/></text:span><text:span text:style-name="T333_9">ENTRY</text:span><text:span text:style-name="T333_10"><text:s/></text:span><text:span text:style-name="T333_11">CREDITS</text:span><text:span text:style-name="T333_12"><text:s/></text:span><text:span text:style-name="T333_13">FOR</text:span><text:span text:style-name="T333_14"><text:s/>1</text:span><text:span text:style-name="T333_15">ST</text:span><text:span text:style-name="T333_16"><text:s/></text:span><text:span text:style-name="T333_17">ENTRY</text:span><text:span text:style-name="T333_18"><text:s/></text:span><text:span text:style-name="T333_19">CREDIT</text:span><text:span text:style-name="T333_20"><text:s/></text:span><text:span text:style-name="T333_21">WALLET</text:span><text:span text:style-name="T333_22"><text:s/></text:span><text:span text:style-name="T333_23">TO</text:span><text:span text:style-name="T333_24"><text:s/></text:span><text:span text:style-name="T333_25">TRANSACTION</text:span><text:span text:style-name="T333_26"><text:s text:c="3"/><text:tab/><text:s/></text:span></text:p>
      <text:p text:style-name="P334"><text:span text:style-name="T334_1">factom</text:span><text:span text:style-name="T334_2">-</text:span><text:span text:style-name="T334_3">cli</text:span><text:span text:style-name="T334_4"><text:s/></text:span><text:span text:style-name="T334_5">addecoutput</text:span><text:span text:style-name="T334_6"><text:s/></text:span><text:span text:style-name="T334_7">transaction</text:span><text:span text:style-name="T334_8">06<text:s/>$</text:span><text:span text:style-name="T334_9">ECWALLETADDRESSKEY</text:span><text:span text:style-name="T334_10">01<text:s/>6</text:span></text:p>
      <text:p text:style-name="P335"><text:span text:style-name="T335_1">echo</text:span></text:p>
      <text:p text:style-name="P336"><text:span text:style-name="T336_1">echo</text:span><text:span text:style-name="T336_2"><text:s/>2.7.5<text:s/></text:span><text:span text:style-name="T336_3">SIGN</text:span><text:span text:style-name="T336_4"><text:s/></text:span><text:span text:style-name="T336_5">TRANSACTION</text:span><text:span text:style-name="T336_6"><text:s text:c="3"/><text:tab/><text:s/></text:span></text:p>
      <text:p text:style-name="P337"><text:span text:style-name="T337_1">factom</text:span><text:span text:style-name="T337_2">-</text:span><text:span text:style-name="T337_3">cli</text:span><text:span text:style-name="T337_4"><text:s/></text:span><text:span text:style-name="T337_5">sign</text:span><text:span text:style-name="T337_6"><text:s/></text:span><text:span text:style-name="T337_7">transaction</text:span><text:span text:style-name="T337_8">06</text:span></text:p>
      <text:p text:style-name="P338"><text:span text:style-name="T338_1">echo</text:span></text:p>
      <text:p text:style-name="P339"><text:span text:style-name="T339_1">echo</text:span><text:span text:style-name="T339_2"><text:s/>2.7.6<text:s/></text:span><text:span text:style-name="T339_3">SUBMIT</text:span><text:span text:style-name="T339_4"><text:s/></text:span><text:span text:style-name="T339_5">TRANSACTION</text:span><text:span text:style-name="T339_6"><text:s text:c="3"/><text:tab/><text:s/></text:span></text:p>
      <text:p text:style-name="P340"><text:span text:style-name="T340_1">factom</text:span><text:span text:style-name="T340_2">-</text:span><text:span text:style-name="T340_3">cli</text:span><text:span text:style-name="T340_4"><text:s/></text:span><text:span text:style-name="T340_5">submit</text:span><text:span text:style-name="T340_6"><text:s/></text:span><text:span text:style-name="T340_7">transaction</text:span><text:span text:style-name="T340_8">06</text:span></text:p>
      <text:p text:style-name="P341"><text:span text:style-name="T341_1">echo</text:span></text:p>
      <text:p text:style-name="P342"><text:span text:style-name="T342_1">echo</text:span><text:span text:style-name="T342_2"><text:s/>2.7.7<text:s/></text:span><text:span text:style-name="T342_3">VERIFY</text:span><text:span text:style-name="T342_4"><text:s/></text:span><text:span text:style-name="T342_5">WALLET</text:span><text:span text:style-name="T342_6"><text:s/></text:span><text:span text:style-name="T342_7">BALANCES</text:span><text:span text:style-name="T342_8"><text:s text:c="3"/><text:tab/><text:s/></text:span></text:p>
      <text:p text:style-name="P343"><text:span text:style-name="T343_1">factom</text:span><text:span text:style-name="T343_2">-</text:span><text:span text:style-name="T343_3">cli</text:span><text:span text:style-name="T343_4"><text:s/></text:span><text:span text:style-name="T343_5">balance</text:span><text:span text:style-name="T343_6"><text:s/></text:span><text:span text:style-name="T343_7">fct</text:span><text:span text:style-name="T343_8"><text:s/></text:span><text:span text:style-name="T343_9">factoid</text:span><text:span text:style-name="T343_10">-</text:span><text:span text:style-name="T343_11">wallet</text:span><text:span text:style-name="T343_12">-</text:span><text:span text:style-name="T343_13">address</text:span><text:span text:style-name="T343_14">-</text:span><text:span text:style-name="T343_15">name</text:span><text:span text:style-name="T343_16">01</text:span></text:p>
      <text:p text:style-name="P344"><text:span text:style-name="T344_1">factom</text:span><text:span text:style-name="T344_2">-</text:span><text:span text:style-name="T344_3">cli</text:span><text:span text:style-name="T344_4"><text:s/></text:span><text:span text:style-name="T344_5">balance</text:span><text:span text:style-name="T344_6"><text:s/></text:span><text:span text:style-name="T344_7">fct</text:span><text:span text:style-name="T344_8"><text:s/></text:span><text:span text:style-name="T344_9">factoid</text:span><text:span text:style-name="T344_10">-</text:span><text:span text:style-name="T344_11">wallet</text:span><text:span text:style-name="T344_12">-</text:span><text:span text:style-name="T344_13">address</text:span><text:span text:style-name="T344_14">-</text:span><text:span text:style-name="T344_15">name</text:span><text:span text:style-name="T344_16">02</text:span></text:p>
      <text:p text:style-name="P345"><text:span text:style-name="T345_1">factom</text:span><text:span text:style-name="T345_2">-</text:span><text:span text:style-name="T345_3">cli</text:span><text:span text:style-name="T345_4"><text:s/></text:span><text:span text:style-name="T345_5">balance</text:span><text:span text:style-name="T345_6"><text:s/></text:span><text:span text:style-name="T345_7">ec</text:span><text:span text:style-name="T345_8"><text:s/>$</text:span><text:span text:style-name="T345_9">ECWALLETADDRESSKEY</text:span><text:span text:style-name="T345_10">01</text:span></text:p>
      <text:p text:style-name="P346"><text:span text:style-name="T346_1">echo</text:span></text:p>
      <text:p text:style-name="P347"/>
      <text:p text:style-name="P348"><text:span text:style-name="T348_1">echo</text:span><text:span text:style-name="T348_2"><text:s/>2.8<text:s/></text:span><text:span text:style-name="T348_3">CREATE</text:span><text:span text:style-name="T348_4"><text:s/></text:span><text:span text:style-name="T348_5">TRANSACTION</text:span><text:span text:style-name="T348_6"><text:s/></text:span><text:span text:style-name="T348_7">WITH</text:span><text:span text:style-name="T348_8"><text:s/></text:span><text:span text:style-name="T348_9">MULTIPLE</text:span><text:span text:style-name="T348_10"><text:s/></text:span><text:span text:style-name="T348_11">INPUT</text:span><text:span text:style-name="T348_12"><text:s/></text:span><text:span text:style-name="T348_13">OUTPUT</text:span><text:span text:style-name="T348_14"><text:s/></text:span><text:span text:style-name="T348_15">AND</text:span><text:span text:style-name="T348_16"><text:s/></text:span><text:span text:style-name="T348_17">ENTRY</text:span><text:span text:style-name="T348_18"><text:s/></text:span><text:span text:style-name="T348_19">CREDITS</text:span><text:span text:style-name="T348_20"><text:s text:c="3"/><text:tab/><text:s/></text:span></text:p>
      <text:p text:style-name="P349"><text:span text:style-name="T349_1">echo</text:span></text:p>
      <text:p text:style-name="P350"><text:span text:style-name="T350_1">echo</text:span><text:span text:style-name="T350_2"><text:s/>2.8.1<text:s/></text:span><text:span text:style-name="T350_3">CREATE</text:span><text:span text:style-name="T350_4"><text:s/></text:span><text:span text:style-name="T350_5">TRANSACTION</text:span><text:span text:style-name="T350_6"><text:s text:c="3"/><text:tab/><text:s/></text:span></text:p>
      <text:p text:style-name="P351"><text:span text:style-name="T351_1">factom</text:span><text:span text:style-name="T351_2">-</text:span><text:span text:style-name="T351_3">cli</text:span><text:span text:style-name="T351_4"><text:s/></text:span><text:span text:style-name="T351_5">newtransaction</text:span><text:span text:style-name="T351_6"><text:s/></text:span><text:span text:style-name="T351_7">transaction</text:span><text:span text:style-name="T351_8">07</text:span></text:p>
      <text:p text:style-name="P352"><text:span text:style-name="T352_1">echo</text:span></text:p>
      <text:p text:style-name="P353"><text:span text:style-name="T353_1">echo</text:span><text:span text:style-name="T353_2"><text:s/>2.8.2<text:s/></text:span><text:span text:style-name="T353_3">ADD</text:span><text:span text:style-name="T353_4"><text:s/></text:span><text:span text:style-name="T353_5">INPUTS</text:span><text:span text:style-name="T353_6"><text:s/></text:span><text:span text:style-name="T353_7">TO</text:span><text:span text:style-name="T353_8"><text:s/></text:span><text:span text:style-name="T353_9">TRANSACTION</text:span><text:span text:style-name="T353_10"><text:s text:c="3"/><text:tab/><text:s/></text:span></text:p>
      <text:p text:style-name="P354"><text:span text:style-name="T354_1">echo</text:span></text:p>
      <text:p text:style-name="P355"><text:span text:style-name="T355_1">echo</text:span><text:span text:style-name="T355_2"><text:s/>2.8.2.1<text:s/></text:span><text:span text:style-name="T355_3">ADD</text:span><text:span text:style-name="T355_4"><text:s/>1</text:span><text:span text:style-name="T355_5">ST</text:span><text:span text:style-name="T355_6"><text:s/></text:span><text:span text:style-name="T355_7">INPUT</text:span><text:span text:style-name="T355_8"><text:s/></text:span><text:span text:style-name="T355_9">FROM</text:span><text:span text:style-name="T355_10"><text:s/>1</text:span><text:span text:style-name="T355_11">ST</text:span><text:span text:style-name="T355_12"><text:s/></text:span><text:span text:style-name="T355_13">FACTOID</text:span><text:span text:style-name="T355_14"><text:s/></text:span><text:span text:style-name="T355_15">WALLET</text:span><text:span text:style-name="T355_16"><text:s/></text:span><text:span text:style-name="T355_17">ADDRESS</text:span><text:span text:style-name="T355_18"><text:s/></text:span><text:span text:style-name="T355_19">TO</text:span><text:span text:style-name="T355_20"><text:s/></text:span><text:span text:style-name="T355_21">TRANSACTION</text:span><text:span text:style-name="T355_22"><text:s text:c="3"/><text:tab/><text:s/></text:span></text:p>
      <text:p text:style-name="P356"><text:span text:style-name="T356_1">factom</text:span><text:span text:style-name="T356_2">-</text:span><text:span text:style-name="T356_3">cli</text:span><text:span text:style-name="T356_4"><text:s/></text:span><text:span text:style-name="T356_5">addinput</text:span><text:span text:style-name="T356_6"><text:s/></text:span><text:span text:style-name="T356_7">transaction</text:span><text:span text:style-name="T356_8">07<text:s/></text:span><text:span text:style-name="T356_9">factoid</text:span><text:span text:style-name="T356_10">-</text:span><text:span text:style-name="T356_11">wallet</text:span><text:span text:style-name="T356_12">-</text:span><text:span text:style-name="T356_13">address</text:span><text:span text:style-name="T356_14">-</text:span><text:span text:style-name="T356_15">name</text:span><text:span text:style-name="T356_16">01<text:s/>100</text:span></text:p>
      <text:p text:style-name="P357"><text:span text:style-name="T357_1">echo</text:span></text:p>
      <text:p text:style-name="P358"><text:span text:style-name="T358_1">echo</text:span><text:span text:style-name="T358_2"><text:s/>2.8.2.2<text:s/></text:span><text:span text:style-name="T358_3">ADD</text:span><text:span text:style-name="T358_4"><text:s/>2</text:span><text:span text:style-name="T358_5">ND</text:span><text:span text:style-name="T358_6"><text:s/></text:span><text:span text:style-name="T358_7">INPUT</text:span><text:span text:style-name="T358_8"><text:s/></text:span><text:span text:style-name="T358_9">FROM</text:span><text:span text:style-name="T358_10"><text:s/>1</text:span><text:span text:style-name="T358_11">ST</text:span><text:span text:style-name="T358_12"><text:s/></text:span><text:span text:style-name="T358_13">FACTOID</text:span><text:span text:style-name="T358_14"><text:s/></text:span><text:span text:style-name="T358_15">WALLET</text:span><text:span text:style-name="T358_16"><text:s/></text:span><text:span text:style-name="T358_17">ADDRESS</text:span><text:span text:style-name="T358_18"><text:s/></text:span><text:span text:style-name="T358_19">TO</text:span><text:span text:style-name="T358_20"><text:s/></text:span><text:span text:style-name="T358_21">TRANSACTION</text:span><text:span text:style-name="T358_22"><text:s text:c="3"/><text:tab/><text:s/></text:span></text:p>
      <text:p text:style-name="P359"><text:span text:style-name="T359_1">factom</text:span><text:span text:style-name="T359_2">-</text:span><text:span text:style-name="T359_3">cli</text:span><text:span text:style-name="T359_4"><text:s/></text:span><text:span text:style-name="T359_5">addinput</text:span><text:span text:style-name="T359_6"><text:s/></text:span><text:span text:style-name="T359_7">transaction</text:span><text:span text:style-name="T359_8">07<text:s/></text:span><text:span text:style-name="T359_9">factoid</text:span><text:span text:style-name="T359_10">-</text:span><text:span text:style-name="T359_11">wallet</text:span><text:span text:style-name="T359_12">-</text:span><text:span text:style-name="T359_13">address</text:span><text:span text:style-name="T359_14">-</text:span><text:span text:style-name="T359_15">name</text:span><text:span text:style-name="T359_16">01<text:s/>300</text:span></text:p>
      <text:p text:style-name="P360"><text:span text:style-name="T360_1">echo</text:span></text:p>
      <text:p text:style-name="P361"><text:span text:style-name="T361_1">echo</text:span><text:span text:style-name="T361_2"><text:s/>2.8.2.3<text:s/></text:span><text:span text:style-name="T361_3">ADD</text:span><text:span text:style-name="T361_4"><text:s/></text:span><text:span text:style-name="T361_5">INPUT</text:span><text:span text:style-name="T361_6"><text:s/></text:span><text:span text:style-name="T361_7">FROM</text:span><text:span text:style-name="T361_8"><text:s/>2</text:span><text:span text:style-name="T361_9">ND</text:span><text:span text:style-name="T361_10"><text:s/></text:span><text:span text:style-name="T361_11">FACTOID</text:span><text:span text:style-name="T361_12"><text:s/></text:span><text:span text:style-name="T361_13">WALLET</text:span><text:span text:style-name="T361_14"><text:s/></text:span><text:span text:style-name="T361_15">ADDRESS</text:span><text:span text:style-name="T361_16"><text:s/></text:span><text:span text:style-name="T361_17">TO</text:span><text:span text:style-name="T361_18"><text:s/></text:span><text:span text:style-name="T361_19">TRANSACTION</text:span><text:span text:style-name="T361_20"><text:s text:c="3"/><text:tab/><text:s/></text:span></text:p>
      <text:p text:style-name="P362"><text:span text:style-name="T362_1">factom</text:span><text:span text:style-name="T362_2">-</text:span><text:span text:style-name="T362_3">cli</text:span><text:span text:style-name="T362_4"><text:s/></text:span><text:span text:style-name="T362_5">addinput</text:span><text:span text:style-name="T362_6"><text:s/></text:span><text:span text:style-name="T362_7">transaction</text:span><text:span text:style-name="T362_8">07<text:s/></text:span><text:span text:style-name="T362_9">factoid</text:span><text:span text:style-name="T362_10">-</text:span><text:span text:style-name="T362_11">wallet</text:span><text:span text:style-name="T362_12">-</text:span><text:span text:style-name="T362_13">address</text:span><text:span text:style-name="T362_14">-</text:span><text:span text:style-name="T362_15">name</text:span><text:span text:style-name="T362_16">02<text:s/>200</text:span></text:p>
      <text:p text:style-name="P363"><text:span text:style-name="T363_1">echo</text:span></text:p>
      <text:p text:style-name="P364"><text:span text:style-name="T364_1">echo</text:span><text:span text:style-name="T364_2"><text:s/>2.8.3<text:s/></text:span><text:span text:style-name="T364_3">ADD</text:span><text:span text:style-name="T364_4"><text:s/></text:span><text:span text:style-name="T364_5">OUTPUTS</text:span><text:span text:style-name="T364_6"><text:s/></text:span><text:span text:style-name="T364_7">TO</text:span><text:span text:style-name="T364_8"><text:s/></text:span><text:span text:style-name="T364_9">TRANSACTION</text:span><text:span text:style-name="T364_10"><text:s text:c="3"/><text:tab/><text:s/></text:span></text:p>
      <text:p text:style-name="P365"><text:span text:style-name="T365_1">echo</text:span></text:p>
      <text:p text:style-name="P366"><text:span text:style-name="T366_1">echo</text:span><text:span text:style-name="T366_2"><text:s/>2.8.3.1<text:s/></text:span><text:span text:style-name="T366_3">ADD</text:span><text:span text:style-name="T366_4"><text:s/>1</text:span><text:span text:style-name="T366_5">ST</text:span><text:span text:style-name="T366_6"><text:s/></text:span><text:span text:style-name="T366_7">OUTPUT</text:span><text:span text:style-name="T366_8"><text:s/></text:span><text:span text:style-name="T366_9">FROM</text:span><text:span text:style-name="T366_10"><text:s/>1</text:span><text:span text:style-name="T366_11">ST</text:span><text:span text:style-name="T366_12"><text:s/></text:span><text:span text:style-name="T366_13">FACTOID</text:span><text:span text:style-name="T366_14"><text:s/></text:span><text:span text:style-name="T366_15">WALLET</text:span><text:span text:style-name="T366_16"><text:s/></text:span><text:span text:style-name="T366_17">ADDRESS</text:span><text:span text:style-name="T366_18"><text:s/></text:span><text:span text:style-name="T366_19">TO</text:span><text:span text:style-name="T366_20"><text:s/></text:span><text:span text:style-name="T366_21">TRANSACTION</text:span><text:span text:style-name="T366_22"><text:s text:c="3"/><text:tab/><text:s/></text:span></text:p>
      <text:p text:style-name="P367"><text:span text:style-name="T367_1">factom</text:span><text:span text:style-name="T367_2">-</text:span><text:span text:style-name="T367_3">cli</text:span><text:span text:style-name="T367_4"><text:s/></text:span><text:span text:style-name="T367_5">addoutput</text:span><text:span text:style-name="T367_6"><text:s/></text:span><text:span text:style-name="T367_7">transaction</text:span><text:span text:style-name="T367_8">07<text:s/></text:span><text:span text:style-name="T367_9">factoid</text:span><text:span text:style-name="T367_10">-</text:span><text:span text:style-name="T367_11">wallet</text:span><text:span text:style-name="T367_12">-</text:span><text:span text:style-name="T367_13">address</text:span><text:span text:style-name="T367_14">-</text:span><text:span text:style-name="T367_15">name</text:span><text:span text:style-name="T367_16">01<text:s/>4.44444444</text:span></text:p>
      <text:p text:style-name="P368"><text:span text:style-name="T368_1">echo</text:span></text:p>
      <text:p text:style-name="P369"><text:span text:style-name="T369_1">echo</text:span><text:span text:style-name="T369_2"><text:s/>2.8.3.2<text:s/></text:span><text:span text:style-name="T369_3">ADD</text:span><text:span text:style-name="T369_4"><text:s/>2</text:span><text:span text:style-name="T369_5">ND</text:span><text:span text:style-name="T369_6"><text:s/></text:span><text:span text:style-name="T369_7">OUTPUT</text:span><text:span text:style-name="T369_8"><text:s/></text:span><text:span text:style-name="T369_9">FROM</text:span><text:span text:style-name="T369_10"><text:s/>1</text:span><text:span text:style-name="T369_11">ST</text:span><text:span text:style-name="T369_12"><text:s/></text:span><text:span text:style-name="T369_13">FACTOID</text:span><text:span text:style-name="T369_14"><text:s/></text:span><text:span text:style-name="T369_15">WALLET</text:span><text:span text:style-name="T369_16"><text:s/></text:span><text:span text:style-name="T369_17">ADDRESS</text:span><text:span text:style-name="T369_18"><text:s/></text:span><text:span text:style-name="T369_19">TO</text:span><text:span text:style-name="T369_20"><text:s/></text:span><text:span text:style-name="T369_21">TRANSACTION</text:span><text:span text:style-name="T369_22"><text:s text:c="3"/><text:tab/><text:s/></text:span></text:p>
      <text:p text:style-name="P370"><text:span text:style-name="T370_1">factom</text:span><text:span text:style-name="T370_2">-</text:span><text:span text:style-name="T370_3">cli</text:span><text:span text:style-name="T370_4"><text:s/></text:span><text:span text:style-name="T370_5">addoutput</text:span><text:span text:style-name="T370_6"><text:s/></text:span><text:span text:style-name="T370_7">transaction</text:span><text:span text:style-name="T370_8">07<text:s/></text:span><text:span text:style-name="T370_9">factoid</text:span><text:span text:style-name="T370_10">-</text:span><text:span text:style-name="T370_11">wallet</text:span><text:span text:style-name="T370_12">-</text:span><text:span text:style-name="T370_13">address</text:span><text:span text:style-name="T370_14">-</text:span><text:span text:style-name="T370_15">name</text:span><text:span text:style-name="T370_16">01<text:s/>5.55555555</text:span></text:p>
      <text:p text:style-name="P371"><text:span text:style-name="T371_1">echo</text:span></text:p>
      <text:p text:style-name="P372"><text:span text:style-name="T372_1">echo</text:span><text:span text:style-name="T372_2"><text:s/>2.8.3.3<text:s/></text:span><text:span text:style-name="T372_3">ADD</text:span><text:span text:style-name="T372_4"><text:s/></text:span><text:span text:style-name="T372_5">OUTPUT</text:span><text:span text:style-name="T372_6"><text:s/></text:span><text:span text:style-name="T372_7">FROM</text:span><text:span text:style-name="T372_8"><text:s/>2</text:span><text:span text:style-name="T372_9">ND</text:span><text:span text:style-name="T372_10"><text:s/></text:span><text:span text:style-name="T372_11">FACTOID</text:span><text:span text:style-name="T372_12"><text:s/></text:span><text:span text:style-name="T372_13">WALLET</text:span><text:span text:style-name="T372_14"><text:s/></text:span><text:span text:style-name="T372_15">ADDRESS</text:span><text:span text:style-name="T372_16"><text:s/></text:span><text:span text:style-name="T372_17">TO</text:span><text:span text:style-name="T372_18"><text:s/></text:span><text:span text:style-name="T372_19">TRANSACTION</text:span><text:span text:style-name="T372_20"><text:s text:c="3"/><text:tab/><text:s/></text:span></text:p>
      <text:p text:style-name="P373"><text:span text:style-name="T373_1">factom</text:span><text:span text:style-name="T373_2">-</text:span><text:span text:style-name="T373_3">cli</text:span><text:span text:style-name="T373_4"><text:s/></text:span><text:span text:style-name="T373_5">addoutput</text:span><text:span text:style-name="T373_6"><text:s/></text:span><text:span text:style-name="T373_7">transaction</text:span><text:span text:style-name="T373_8">07<text:s/></text:span><text:span text:style-name="T373_9">factoid</text:span><text:span text:style-name="T373_10">-</text:span><text:span text:style-name="T373_11">wallet</text:span><text:span text:style-name="T373_12">-</text:span><text:span text:style-name="T373_13">address</text:span><text:span text:style-name="T373_14">-</text:span><text:span text:style-name="T373_15">name</text:span><text:span text:style-name="T373_16">02<text:s/>6.66666666</text:span></text:p>
      <text:p text:style-name="P374"><text:span text:style-name="T374_1">echo</text:span></text:p>
      <text:p text:style-name="P375"><text:span text:style-name="T375_1">echo</text:span><text:span text:style-name="T375_2"><text:s/>2.8.4<text:s/></text:span><text:span text:style-name="T375_3">ADD</text:span><text:span text:style-name="T375_4"><text:s/></text:span><text:span text:style-name="T375_5">ENTRY</text:span><text:span text:style-name="T375_6"><text:s/></text:span><text:span text:style-name="T375_7">CREDIT</text:span><text:span text:style-name="T375_8"><text:s/></text:span><text:span text:style-name="T375_9">PURCHASES</text:span><text:span text:style-name="T375_10"><text:s/></text:span><text:span text:style-name="T375_11">TO</text:span><text:span text:style-name="T375_12"><text:s/></text:span><text:span text:style-name="T375_13">TRANSACTION</text:span></text:p>
      <text:p text:style-name="P376"><text:span text:style-name="T376_1">echo</text:span></text:p>
      <text:p text:style-name="P377"><text:span text:style-name="T377_1">echo</text:span><text:span text:style-name="T377_2"><text:s/>2.8.4.1<text:s/></text:span><text:span text:style-name="T377_3">ADD</text:span><text:span text:style-name="T377_4"><text:s/>1</text:span><text:span text:style-name="T377_5">ST</text:span><text:span text:style-name="T377_6"><text:s/></text:span><text:span text:style-name="T377_7">PURCHASE</text:span><text:span text:style-name="T377_8"><text:s/></text:span><text:span text:style-name="T377_9">TO</text:span><text:span text:style-name="T377_10"><text:s/>1</text:span><text:span text:style-name="T377_11">ST</text:span><text:span text:style-name="T377_12"><text:s/></text:span><text:span text:style-name="T377_13">ENTRY</text:span><text:span text:style-name="T377_14"><text:s/></text:span><text:span text:style-name="T377_15">CREDIT</text:span><text:span text:style-name="T377_16"><text:s/></text:span><text:span text:style-name="T377_17">WALLET</text:span><text:span text:style-name="T377_18"><text:s/></text:span><text:span text:style-name="T377_19">ADDRESS</text:span><text:span text:style-name="T377_20"><text:s/></text:span><text:span text:style-name="T377_21">TO</text:span><text:span text:style-name="T377_22"><text:s/></text:span><text:span text:style-name="T377_23">TRANSACTION</text:span><text:span text:style-name="T377_24"><text:s text:c="3"/><text:tab/><text:s/></text:span></text:p>
      <text:p text:style-name="P378"><text:span text:style-name="T378_1">factom</text:span><text:span text:style-name="T378_2">-</text:span><text:span text:style-name="T378_3">cli</text:span><text:span text:style-name="T378_4"><text:s/></text:span><text:span text:style-name="T378_5">addecoutput</text:span><text:span text:style-name="T378_6"><text:s/></text:span><text:span text:style-name="T378_7">transaction</text:span><text:span text:style-name="T378_8">07<text:s/>$</text:span><text:span text:style-name="T378_9">ECWALLETADDRESSKEY</text:span><text:span text:style-name="T378_10">01<text:s/>7</text:span></text:p>
      <text:p text:style-name="P379"><text:span text:style-name="T379_1">echo</text:span></text:p>
      <text:p text:style-name="P380"><text:span text:style-name="T380_1">echo</text:span><text:span text:style-name="T380_2"><text:s/>2.8.4.2<text:s/></text:span><text:span text:style-name="T380_3">ADD</text:span><text:span text:style-name="T380_4"><text:s/>2</text:span><text:span text:style-name="T380_5">ND</text:span><text:span text:style-name="T380_6"><text:s/></text:span><text:span text:style-name="T380_7">PURCHASE</text:span><text:span text:style-name="T380_8"><text:s/></text:span><text:span text:style-name="T380_9">TO</text:span><text:span text:style-name="T380_10"><text:s/>1</text:span><text:span text:style-name="T380_11">ST</text:span><text:span text:style-name="T380_12"><text:s/></text:span><text:span text:style-name="T380_13">ENTRY</text:span><text:span text:style-name="T380_14"><text:s/></text:span><text:span text:style-name="T380_15">CREDIT</text:span><text:span text:style-name="T380_16"><text:s/></text:span><text:span text:style-name="T380_17">WALLET</text:span><text:span text:style-name="T380_18"><text:s/></text:span><text:span text:style-name="T380_19">ADDRESS</text:span><text:span text:style-name="T380_20"><text:s/></text:span><text:span text:style-name="T380_21">TO</text:span><text:span text:style-name="T380_22"><text:s/></text:span><text:span text:style-name="T380_23">TRANSACTION</text:span><text:span text:style-name="T380_24"><text:s text:c="3"/><text:tab/><text:s/></text:span></text:p>
      <text:p text:style-name="P381"><text:span text:style-name="T381_1">factom</text:span><text:span text:style-name="T381_2">-</text:span><text:span text:style-name="T381_3">cli</text:span><text:span text:style-name="T381_4"><text:s/></text:span><text:span text:style-name="T381_5">addecoutput</text:span><text:span text:style-name="T381_6"><text:s/></text:span><text:span text:style-name="T381_7">transaction</text:span><text:span text:style-name="T381_8">07<text:s/>$</text:span><text:span text:style-name="T381_9">ECWALLETADDRESSKEY</text:span><text:span text:style-name="T381_10">01<text:s/>8</text:span></text:p>
      <text:p text:style-name="P382"><text:span text:style-name="T382_1">echo</text:span></text:p>
      <text:p text:style-name="P383"><text:span text:style-name="T383_1">echo</text:span><text:span text:style-name="T383_2"><text:s/>2.8.4.3<text:s/></text:span><text:span text:style-name="T383_3">ADD</text:span><text:span text:style-name="T383_4"><text:s/>2</text:span><text:span text:style-name="T383_5">ND</text:span><text:span text:style-name="T383_6"><text:s/></text:span><text:span text:style-name="T383_7">PURCHASE</text:span><text:span text:style-name="T383_8"><text:s/></text:span><text:span text:style-name="T383_9">TO</text:span><text:span text:style-name="T383_10"><text:s/>1</text:span><text:span text:style-name="T383_11">ST</text:span><text:span text:style-name="T383_12"><text:s/></text:span><text:span text:style-name="T383_13">ENTRY</text:span><text:span text:style-name="T383_14"><text:s/></text:span><text:span text:style-name="T383_15">CREDIT</text:span><text:span text:style-name="T383_16"><text:s/></text:span><text:span text:style-name="T383_17">WALLET</text:span><text:span text:style-name="T383_18"><text:s/></text:span><text:span text:style-name="T383_19">ADDRESS</text:span><text:span text:style-name="T383_20"><text:s/></text:span><text:span text:style-name="T383_21">TO</text:span><text:span text:style-name="T383_22"><text:s/></text:span><text:span text:style-name="T383_23">TRANSACTION</text:span><text:span text:style-name="T383_24"><text:s text:c="3"/><text:tab/><text:s/></text:span></text:p>
      <text:p text:style-name="P384"><text:span text:style-name="T384_1">factom</text:span><text:span text:style-name="T384_2">-</text:span><text:span text:style-name="T384_3">cli</text:span><text:span text:style-name="T384_4"><text:s/></text:span><text:span text:style-name="T384_5">addecoutput</text:span><text:span text:style-name="T384_6"><text:s/></text:span><text:span text:style-name="T384_7">transaction</text:span><text:span text:style-name="T384_8">07<text:s/>$</text:span><text:span text:style-name="T384_9">ECWALLETADDRESSKEY</text:span><text:span text:style-name="T384_10">02<text:s/>9</text:span></text:p>
      <text:p text:style-name="P385"><text:span text:style-name="T385_1">echo</text:span></text:p>
      <text:p text:style-name="P386"><text:span text:style-name="T386_1">echo</text:span><text:span text:style-name="T386_2"><text:s/>2.8.5<text:s/></text:span><text:span text:style-name="T386_3">COMPLEX</text:span><text:span text:style-name="T386_4"><text:s/></text:span><text:span text:style-name="T386_5">TRANSACTION</text:span><text:span text:style-name="T386_6"><text:s/></text:span><text:span text:style-name="T386_7">FEE</text:span><text:span text:style-name="T386_8"><text:s text:c="3"/><text:tab/><text:s/></text:span></text:p>
      <text:p text:style-name="P387"><text:span text:style-name="T387_1">factom</text:span><text:span text:style-name="T387_2">-</text:span><text:span text:style-name="T387_3">cli</text:span><text:span text:style-name="T387_4"><text:s/></text:span><text:span text:style-name="T387_5">transactions</text:span></text:p>
      <text:p text:style-name="P388"><text:span text:style-name="T388_1">echo</text:span></text:p>
      <text:p text:style-name="P389"><text:span text:style-name="T389_1">echo</text:span><text:span text:style-name="T389_2"><text:s/>2.8.6<text:s/></text:span><text:span text:style-name="T389_3">SIGN</text:span><text:span text:style-name="T389_4"><text:s/></text:span><text:span text:style-name="T389_5">TRANSACTION</text:span><text:span text:style-name="T389_6"><text:s text:c="3"/><text:tab/><text:s/></text:span></text:p>
      <text:p text:style-name="P390"><text:span text:style-name="T390_1">factom</text:span><text:span text:style-name="T390_2">-</text:span><text:span text:style-name="T390_3">cli</text:span><text:span text:style-name="T390_4"><text:s/></text:span><text:span text:style-name="T390_5">sign</text:span><text:span text:style-name="T390_6"><text:s/></text:span><text:span text:style-name="T390_7">transaction</text:span><text:span text:style-name="T390_8">07</text:span></text:p>
      <text:p text:style-name="P391"><text:span text:style-name="T391_1">echo</text:span></text:p>
      <text:p text:style-name="P392"><text:span text:style-name="T392_1">echo</text:span><text:span text:style-name="T392_2"><text:s/>2.8.7<text:s/></text:span><text:span text:style-name="T392_3">SUBMIT</text:span><text:span text:style-name="T392_4"><text:s/></text:span><text:span text:style-name="T392_5">TRANSACTION</text:span><text:span text:style-name="T392_6"><text:s text:c="3"/><text:tab/><text:s/></text:span></text:p>
      <text:p text:style-name="P393"><text:span text:style-name="T393_1">factom</text:span><text:span text:style-name="T393_2">-</text:span><text:span text:style-name="T393_3">cli</text:span><text:span text:style-name="T393_4"><text:s/></text:span><text:span text:style-name="T393_5">submit</text:span><text:span text:style-name="T393_6"><text:s/></text:span><text:span text:style-name="T393_7">transaction</text:span><text:span text:style-name="T393_8">07</text:span></text:p>
      <text:p text:style-name="P394"><text:span text:style-name="T394_1">echo</text:span></text:p>
      <text:p text:style-name="P395"><text:span text:style-name="T395_1">echo</text:span><text:span text:style-name="T395_2"><text:s/>2.8.8<text:s/></text:span><text:span text:style-name="T395_3">VERIFY</text:span><text:span text:style-name="T395_4"><text:s/></text:span><text:span text:style-name="T395_5">WALLET</text:span><text:span text:style-name="T395_6"><text:s/></text:span><text:span text:style-name="T395_7">BALANCES</text:span><text:span text:style-name="T395_8"><text:s text:c="3"/><text:tab/><text:s/></text:span></text:p>
      <text:p text:style-name="P396"><text:span text:style-name="T396_1">factom</text:span><text:span text:style-name="T396_2">-</text:span><text:span text:style-name="T396_3">cli</text:span><text:span text:style-name="T396_4"><text:s/></text:span><text:span text:style-name="T396_5">balance</text:span><text:span text:style-name="T396_6"><text:s/></text:span><text:span text:style-name="T396_7">fct</text:span><text:span text:style-name="T396_8"><text:s/></text:span><text:span text:style-name="T396_9">factoid</text:span><text:span text:style-name="T396_10">-</text:span><text:span text:style-name="T396_11">wallet</text:span><text:span text:style-name="T396_12">-</text:span><text:span text:style-name="T396_13">address</text:span><text:span text:style-name="T396_14">-</text:span><text:span text:style-name="T396_15">name</text:span><text:span text:style-name="T396_16">01</text:span></text:p>
      <text:p text:style-name="P397"><text:span text:style-name="T397_1">factom</text:span><text:span text:style-name="T397_2">-</text:span><text:span text:style-name="T397_3">cli</text:span><text:span text:style-name="T397_4"><text:s/></text:span><text:span text:style-name="T397_5">balance</text:span><text:span text:style-name="T397_6"><text:s/></text:span><text:span text:style-name="T397_7">fct</text:span><text:span text:style-name="T397_8"><text:s/></text:span><text:span text:style-name="T397_9">factoid</text:span><text:span text:style-name="T397_10">-</text:span><text:span text:style-name="T397_11">wallet</text:span><text:span text:style-name="T397_12">-</text:span><text:span text:style-name="T397_13">address</text:span><text:span text:style-name="T397_14">-</text:span><text:span text:style-name="T397_15">name</text:span><text:span text:style-name="T397_16">02</text:span></text:p>
      <text:p text:style-name="P398"><text:span text:style-name="T398_1">factom</text:span><text:span text:style-name="T398_2">-</text:span><text:span text:style-name="T398_3">cli</text:span><text:span text:style-name="T398_4"><text:s/></text:span><text:span text:style-name="T398_5">balance</text:span><text:span text:style-name="T398_6"><text:s/></text:span><text:span text:style-name="T398_7">ec</text:span><text:span text:style-name="T398_8"><text:s/>$</text:span><text:span text:style-name="T398_9">ECWALLETADDRESSKEY</text:span><text:span text:style-name="T398_10">01</text:span></text:p>
      <text:p text:style-name="P399"><text:span text:style-name="T399_1">factom</text:span><text:span text:style-name="T399_2">-</text:span><text:span text:style-name="T399_3">cli</text:span><text:span text:style-name="T399_4"><text:s/></text:span><text:span text:style-name="T399_5">balance</text:span><text:span text:style-name="T399_6"><text:s/></text:span><text:span text:style-name="T399_7">ec</text:span><text:span text:style-name="T399_8"><text:s/>$</text:span><text:span text:style-name="T399_9">ECWALLETADDRESSKEY</text:span><text:span text:style-name="T399_10">02</text:span></text:p>
      <text:p text:style-name="P400"><text:span text:style-name="T400_1">echo</text:span></text:p>
      <text:p text:style-name="P401"/>
      <text:p text:style-name="P402"><text:span text:style-name="T402_1">echo</text:span><text:span text:style-name="T402_2"><text:s/>2.9<text:s/></text:span><text:span text:style-name="T402_3">TEST</text:span><text:span text:style-name="T402_4"><text:s/></text:span><text:span text:style-name="T402_5">TRANSACTION</text:span><text:span text:style-name="T402_6"><text:s/></text:span><text:span text:style-name="T402_7">PARAMETER</text:span><text:span text:style-name="T402_8"><text:s/></text:span><text:span text:style-name="T402_9">LIMITS</text:span></text:p>
      <text:p text:style-name="P403"><text:span text:style-name="T403_1">echo</text:span></text:p>
      <text:p text:style-name="P404"><text:span text:style-name="T404_1">echo</text:span><text:span text:style-name="T404_2"><text:s/>2.9.1<text:s/></text:span><text:span text:style-name="T404_3">ADD</text:span><text:span text:style-name="T404_4"><text:s/></text:span><text:span text:style-name="T404_5">INPUT</text:span><text:span text:style-name="T404_6"><text:s/></text:span><text:span text:style-name="T404_7">OF</text:span><text:span text:style-name="T404_8"><text:s/>-1<text:s/></text:span><text:span text:style-name="T404_9">FACTOIDS</text:span><text:span text:style-name="T404_10"><text:s/></text:span><text:span text:style-name="T404_11">TO</text:span><text:span text:style-name="T404_12"><text:s/></text:span><text:span text:style-name="T404_13">TRANSACTION</text:span><text:span text:style-name="T404_14"><text:s text:c="3"/><text:tab/><text:s/></text:span></text:p>
      <text:p text:style-name="P405"><text:span text:style-name="T405_1">factom</text:span><text:span text:style-name="T405_2">-</text:span><text:span text:style-name="T405_3">cli</text:span><text:span text:style-name="T405_4"><text:s/></text:span><text:span text:style-name="T405_5">balance</text:span><text:span text:style-name="T405_6"><text:s/></text:span><text:span text:style-name="T405_7">fct</text:span><text:span text:style-name="T405_8"><text:s/></text:span><text:span text:style-name="T405_9">factoid</text:span><text:span text:style-name="T405_10">-</text:span><text:span text:style-name="T405_11">wallet</text:span><text:span text:style-name="T405_12">-</text:span><text:span text:style-name="T405_13">address</text:span><text:span text:style-name="T405_14">-</text:span><text:span text:style-name="T405_15">name</text:span><text:span text:style-name="T405_16">01</text:span></text:p>
      <text:p text:style-name="P406"><text:span text:style-name="T406_1">factom</text:span><text:span text:style-name="T406_2">-</text:span><text:span text:style-name="T406_3">cli</text:span><text:span text:style-name="T406_4"><text:s/></text:span><text:span text:style-name="T406_5">newtransaction</text:span><text:span text:style-name="T406_6"><text:s/></text:span><text:span text:style-name="T406_7">transaction</text:span><text:span text:style-name="T406_8">08</text:span></text:p>
      <text:p text:style-name="P407"><text:span text:style-name="T407_1">factom</text:span><text:span text:style-name="T407_2">-</text:span><text:span text:style-name="T407_3">cli</text:span><text:span text:style-name="T407_4"><text:s/></text:span><text:span text:style-name="T407_5">addinput</text:span><text:span text:style-name="T407_6"><text:s/></text:span><text:span text:style-name="T407_7">transaction</text:span><text:span text:style-name="T407_8">08<text:s/></text:span><text:span text:style-name="T407_9">factoid</text:span><text:span text:style-name="T407_10">-</text:span><text:span text:style-name="T407_11">wallet</text:span><text:span text:style-name="T407_12">-</text:span><text:span text:style-name="T407_13">address</text:span><text:span text:style-name="T407_14">-</text:span><text:span text:style-name="T407_15">name</text:span><text:span text:style-name="T407_16">01<text:s/>-1</text:span></text:p>
      <text:p text:style-name="P408"><text:span text:style-name="T408_1">factom</text:span><text:span text:style-name="T408_2">-</text:span><text:span text:style-name="T408_3">cli</text:span><text:span text:style-name="T408_4"><text:s/></text:span><text:span text:style-name="T408_5">sign</text:span><text:span text:style-name="T408_6"><text:s/></text:span><text:span text:style-name="T408_7">transaction</text:span><text:span text:style-name="T408_8">08</text:span></text:p>
      <text:p text:style-name="P409"><text:span text:style-name="T409_1">factom</text:span><text:span text:style-name="T409_2">-</text:span><text:span text:style-name="T409_3">cli</text:span><text:span text:style-name="T409_4"><text:s/></text:span><text:span text:style-name="T409_5">submit</text:span><text:span text:style-name="T409_6"><text:s/></text:span><text:span text:style-name="T409_7">transaction</text:span><text:span text:style-name="T409_8">08</text:span></text:p>
      <text:p text:style-name="P410"><text:span text:style-name="T410_1">factom</text:span><text:span text:style-name="T410_2">-</text:span><text:span text:style-name="T410_3">cli</text:span><text:span text:style-name="T410_4"><text:s/></text:span><text:span text:style-name="T410_5">balance</text:span><text:span text:style-name="T410_6"><text:s/></text:span><text:span text:style-name="T410_7">fct</text:span><text:span text:style-name="T410_8"><text:s/></text:span><text:span text:style-name="T410_9">factoid</text:span><text:span text:style-name="T410_10">-</text:span><text:span text:style-name="T410_11">wallet</text:span><text:span text:style-name="T410_12">-</text:span><text:span text:style-name="T410_13">address</text:span><text:span text:style-name="T410_14">-</text:span><text:span text:style-name="T410_15">name</text:span><text:span text:style-name="T410_16">01</text:span></text:p>
      <text:p text:style-name="P411"><text:span text:style-name="T411_1">echo</text:span></text:p>
      <text:p text:style-name="P412"/>
      <text:p text:style-name="P413"><text:span text:style-name="T413_1">echo</text:span><text:span text:style-name="T413_2"><text:s/>2.9.2<text:s/></text:span><text:span text:style-name="T413_3">ADD</text:span><text:span text:style-name="T413_4"><text:s/></text:span><text:span text:style-name="T413_5">INPUT</text:span><text:span text:style-name="T413_6"><text:s/></text:span><text:span text:style-name="T413_7">OF</text:span><text:span text:style-name="T413_8"><text:s/>0<text:s/></text:span><text:span text:style-name="T413_9">FACTOIDS</text:span><text:span text:style-name="T413_10"><text:s/></text:span><text:span text:style-name="T413_11">TO</text:span><text:span text:style-name="T413_12"><text:s/></text:span><text:span text:style-name="T413_13">TRANSACTION</text:span><text:span text:style-name="T413_14"><text:s text:c="3"/><text:tab/><text:s/></text:span></text:p>
      <text:p text:style-name="P414"><text:span text:style-name="T414_1">factom</text:span><text:span text:style-name="T414_2">-</text:span><text:span text:style-name="T414_3">cli</text:span><text:span text:style-name="T414_4"><text:s/></text:span><text:span text:style-name="T414_5">balance</text:span><text:span text:style-name="T414_6"><text:s/></text:span><text:span text:style-name="T414_7">fct</text:span><text:span text:style-name="T414_8"><text:s/></text:span><text:span text:style-name="T414_9">factoid</text:span><text:span text:style-name="T414_10">-</text:span><text:span text:style-name="T414_11">wallet</text:span><text:span text:style-name="T414_12">-</text:span><text:span text:style-name="T414_13">address</text:span><text:span text:style-name="T414_14">-</text:span><text:span text:style-name="T414_15">name</text:span><text:span text:style-name="T414_16">03</text:span></text:p>
      <text:p text:style-name="P415"><text:span text:style-name="T415_1">factom</text:span><text:span text:style-name="T415_2">-</text:span><text:span text:style-name="T415_3">cli</text:span><text:span text:style-name="T415_4"><text:s/></text:span><text:span text:style-name="T415_5">newtransaction</text:span><text:span text:style-name="T415_6"><text:s/></text:span><text:span text:style-name="T415_7">transaction</text:span><text:span text:style-name="T415_8">09</text:span></text:p>
      <text:p text:style-name="P416"><text:span text:style-name="T416_1">factom</text:span><text:span text:style-name="T416_2">-</text:span><text:span text:style-name="T416_3">cli</text:span><text:span text:style-name="T416_4"><text:s/></text:span><text:span text:style-name="T416_5">addinput</text:span><text:span text:style-name="T416_6"><text:s/></text:span><text:span text:style-name="T416_7">transaction</text:span><text:span text:style-name="T416_8">09<text:s/></text:span><text:span text:style-name="T416_9">factoid</text:span><text:span text:style-name="T416_10">-</text:span><text:span text:style-name="T416_11">wallet</text:span><text:span text:style-name="T416_12">-</text:span><text:span text:style-name="T416_13">address</text:span><text:span text:style-name="T416_14">-</text:span><text:span text:style-name="T416_15">name</text:span><text:span text:style-name="T416_16">03<text:s/>0</text:span></text:p>
      <text:p text:style-name="P417"><text:span text:style-name="T417_1">factom</text:span><text:span text:style-name="T417_2">-</text:span><text:span text:style-name="T417_3">cli</text:span><text:span text:style-name="T417_4"><text:s/></text:span><text:span text:style-name="T417_5">sign</text:span><text:span text:style-name="T417_6"><text:s/></text:span><text:span text:style-name="T417_7">transaction</text:span><text:span text:style-name="T417_8">09</text:span></text:p>
      <text:p text:style-name="P418"><text:span text:style-name="T418_1">factom</text:span><text:span text:style-name="T418_2">-</text:span><text:span text:style-name="T418_3">cli</text:span><text:span text:style-name="T418_4"><text:s/></text:span><text:span text:style-name="T418_5">submit</text:span><text:span text:style-name="T418_6"><text:s/></text:span><text:span text:style-name="T418_7">transaction</text:span><text:span text:style-name="T418_8">09</text:span></text:p>
      <text:p text:style-name="P419"><text:span text:style-name="T419_1">factom</text:span><text:span text:style-name="T419_2">-</text:span><text:span text:style-name="T419_3">cli</text:span><text:span text:style-name="T419_4"><text:s/></text:span><text:span text:style-name="T419_5">balance</text:span><text:span text:style-name="T419_6"><text:s/></text:span><text:span text:style-name="T419_7">fct</text:span><text:span text:style-name="T419_8"><text:s/></text:span><text:span text:style-name="T419_9">factoid</text:span><text:span text:style-name="T419_10">-</text:span><text:span text:style-name="T419_11">wallet</text:span><text:span text:style-name="T419_12">-</text:span><text:span text:style-name="T419_13">address</text:span><text:span text:style-name="T419_14">-</text:span><text:span text:style-name="T419_15">name</text:span><text:span text:style-name="T419_16">03</text:span></text:p>
      <text:p text:style-name="P420"><text:span text:style-name="T420_1">echo</text:span></text:p>
      <text:p text:style-name="P421"/>
      <text:p text:style-name="P422"><text:span text:style-name="T422_1">echo</text:span><text:span text:style-name="T422_2"><text:s/>2.9.3<text:s/></text:span><text:span text:style-name="T422_3">ADD</text:span><text:span text:style-name="T422_4"><text:s/></text:span><text:span text:style-name="T422_5">TOO</text:span><text:span text:style-name="T422_6"><text:s/></text:span><text:span text:style-name="T422_7">SMALL</text:span><text:span text:style-name="T422_8"><text:s/></text:span><text:span text:style-name="T422_9">INPUT</text:span><text:span text:style-name="T422_10"><text:s/></text:span><text:span text:style-name="T422_11">OF</text:span><text:span text:style-name="T422_12"><text:s/>0.000000009<text:s/></text:span><text:span text:style-name="T422_13">FACTOIDS</text:span><text:span text:style-name="T422_14"><text:s/></text:span><text:span text:style-name="T422_15">TO</text:span><text:span text:style-name="T422_16"><text:s/></text:span><text:span text:style-name="T422_17">TRANSACTION</text:span><text:span text:style-name="T422_18"><text:s text:c="3"/><text:tab/><text:s/></text:span></text:p>
      <text:p text:style-name="P423"><text:span text:style-name="T423_1">factom</text:span><text:span text:style-name="T423_2">-</text:span><text:span text:style-name="T423_3">cli</text:span><text:span text:style-name="T423_4"><text:s/></text:span><text:span text:style-name="T423_5">newtransaction</text:span><text:span text:style-name="T423_6"><text:s/></text:span><text:span text:style-name="T423_7">transaction</text:span><text:span text:style-name="T423_8">10</text:span></text:p>
      <text:p text:style-name="P424"><text:span text:style-name="T424_1">factom</text:span><text:span text:style-name="T424_2">-</text:span><text:span text:style-name="T424_3">cli</text:span><text:span text:style-name="T424_4"><text:s/></text:span><text:span text:style-name="T424_5">addinput</text:span><text:span text:style-name="T424_6"><text:s/></text:span><text:span text:style-name="T424_7">transaction</text:span><text:span text:style-name="T424_8">10<text:s/></text:span><text:span text:style-name="T424_9">factoid</text:span><text:span text:style-name="T424_10">-</text:span><text:span text:style-name="T424_11">wallet</text:span><text:span text:style-name="T424_12">-</text:span><text:span text:style-name="T424_13">address</text:span><text:span text:style-name="T424_14">-</text:span><text:span text:style-name="T424_15">name</text:span><text:span text:style-name="T424_16">03<text:s/>0.000000009</text:span></text:p>
      <text:p text:style-name="P425"><text:span text:style-name="T425_1">factom</text:span><text:span text:style-name="T425_2">-</text:span><text:span text:style-name="T425_3">cli</text:span><text:span text:style-name="T425_4"><text:s/></text:span><text:span text:style-name="T425_5">sign</text:span><text:span text:style-name="T425_6"><text:s/></text:span><text:span text:style-name="T425_7">transaction</text:span><text:span text:style-name="T425_8">10</text:span></text:p>
      <text:p text:style-name="P426"><text:span text:style-name="T426_1">factom</text:span><text:span text:style-name="T426_2">-</text:span><text:span text:style-name="T426_3">cli</text:span><text:span text:style-name="T426_4"><text:s/></text:span><text:span text:style-name="T426_5">submit</text:span><text:span text:style-name="T426_6"><text:s/></text:span><text:span text:style-name="T426_7">transaction</text:span><text:span text:style-name="T426_8">10</text:span></text:p>
      <text:p text:style-name="P427"><text:span text:style-name="T427_1">factom</text:span><text:span text:style-name="T427_2">-</text:span><text:span text:style-name="T427_3">cli</text:span><text:span text:style-name="T427_4"><text:s/></text:span><text:span text:style-name="T427_5">balance</text:span><text:span text:style-name="T427_6"><text:s/></text:span><text:span text:style-name="T427_7">fct</text:span><text:span text:style-name="T427_8"><text:s/></text:span><text:span text:style-name="T427_9">factoid</text:span><text:span text:style-name="T427_10">-</text:span><text:span text:style-name="T427_11">wallet</text:span><text:span text:style-name="T427_12">-</text:span><text:span text:style-name="T427_13">address</text:span><text:span text:style-name="T427_14">-</text:span><text:span text:style-name="T427_15">name</text:span><text:span text:style-name="T427_16">03</text:span></text:p>
      <text:p text:style-name="P428"><text:span text:style-name="T428_1">echo</text:span></text:p>
      <text:p text:style-name="P429"/>
      <text:p text:style-name="P430"><text:span text:style-name="T430_1">echo</text:span><text:span text:style-name="T430_2"><text:s/>2.9.4<text:s/></text:span><text:span text:style-name="T430_3">ADD</text:span><text:span text:style-name="T430_4"><text:s/></text:span><text:span text:style-name="T430_5">FRACTIONAL</text:span><text:span text:style-name="T430_6"><text:s/></text:span><text:span text:style-name="T430_7">INPUT</text:span><text:span text:style-name="T430_8"><text:s/></text:span><text:span text:style-name="T430_9">OF</text:span><text:span text:style-name="T430_10"><text:s/></text:span><text:span text:style-name="T430_11">FACTOIDS</text:span><text:span text:style-name="T430_12"><text:s/></text:span><text:span text:style-name="T430_13">TO</text:span><text:span text:style-name="T430_14"><text:s/></text:span><text:span text:style-name="T430_15">TRANSACTION</text:span><text:span text:style-name="T430_16"><text:s text:c="3"/><text:tab/><text:s/></text:span></text:p>
      <text:p text:style-name="P431"><text:span text:style-name="T431_1">factom</text:span><text:span text:style-name="T431_2">-</text:span><text:span text:style-name="T431_3">cli</text:span><text:span text:style-name="T431_4"><text:s/></text:span><text:span text:style-name="T431_5">newtransaction</text:span><text:span text:style-name="T431_6"><text:s/></text:span><text:span text:style-name="T431_7">transaction</text:span><text:span text:style-name="T431_8">11</text:span></text:p>
      <text:p text:style-name="P432"><text:span text:style-name="T432_1">factom</text:span><text:span text:style-name="T432_2">-</text:span><text:span text:style-name="T432_3">cli</text:span><text:span text:style-name="T432_4"><text:s/></text:span><text:span text:style-name="T432_5">addinput</text:span><text:span text:style-name="T432_6"><text:s/></text:span><text:span text:style-name="T432_7">transaction</text:span><text:span text:style-name="T432_8">11<text:s/></text:span><text:span text:style-name="T432_9">factoid</text:span><text:span text:style-name="T432_10">-</text:span><text:span text:style-name="T432_11">wallet</text:span><text:span text:style-name="T432_12">-</text:span><text:span text:style-name="T432_13">address</text:span><text:span text:style-name="T432_14">-</text:span><text:span text:style-name="T432_15">name</text:span><text:span text:style-name="T432_16">03<text:s/>0.5</text:span></text:p>
      <text:p text:style-name="P433"><text:span text:style-name="T433_1">factom</text:span><text:span text:style-name="T433_2">-</text:span><text:span text:style-name="T433_3">cli</text:span><text:span text:style-name="T433_4"><text:s/></text:span><text:span text:style-name="T433_5">sign</text:span><text:span text:style-name="T433_6"><text:s/></text:span><text:span text:style-name="T433_7">transaction</text:span><text:span text:style-name="T433_8">11</text:span></text:p>
      <text:p text:style-name="P434"><text:span text:style-name="T434_1">factom</text:span><text:span text:style-name="T434_2">-</text:span><text:span text:style-name="T434_3">cli</text:span><text:span text:style-name="T434_4"><text:s/></text:span><text:span text:style-name="T434_5">submit</text:span><text:span text:style-name="T434_6"><text:s/></text:span><text:span text:style-name="T434_7">transaction</text:span><text:span text:style-name="T434_8">11</text:span></text:p>
      <text:p text:style-name="P435"><text:span text:style-name="T435_1">factom</text:span><text:span text:style-name="T435_2">-</text:span><text:span text:style-name="T435_3">cli</text:span><text:span text:style-name="T435_4"><text:s/></text:span><text:span text:style-name="T435_5">balance</text:span><text:span text:style-name="T435_6"><text:s/></text:span><text:span text:style-name="T435_7">fct</text:span><text:span text:style-name="T435_8"><text:s/></text:span><text:span text:style-name="T435_9">factoid</text:span><text:span text:style-name="T435_10">-</text:span><text:span text:style-name="T435_11">wallet</text:span><text:span text:style-name="T435_12">-</text:span><text:span text:style-name="T435_13">address</text:span><text:span text:style-name="T435_14">-</text:span><text:span text:style-name="T435_15">name</text:span><text:span text:style-name="T435_16">03</text:span></text:p>
      <text:p text:style-name="P436"><text:span text:style-name="T436_1">echo</text:span></text:p>
      <text:p text:style-name="P437"/>
      <text:p text:style-name="P438"><text:span text:style-name="T438_1">echo</text:span><text:span text:style-name="T438_2"><text:s/>2.9.5<text:s/></text:span><text:span text:style-name="T438_3">ADD</text:span><text:span text:style-name="T438_4"><text:s/></text:span><text:span text:style-name="T438_5">FRACTIONAL</text:span><text:span text:style-name="T438_6"><text:s/></text:span><text:span text:style-name="T438_7">INPUT</text:span><text:span text:style-name="T438_8"><text:s/></text:span><text:span text:style-name="T438_9">OF</text:span><text:span text:style-name="T438_10"><text:s/></text:span><text:span text:style-name="T438_11">FACTOIDS</text:span><text:span text:style-name="T438_12"><text:s/></text:span><text:span text:style-name="T438_13">WITHOUT</text:span><text:span text:style-name="T438_14"><text:s/></text:span><text:span text:style-name="T438_15">LEADING</text:span><text:span text:style-name="T438_16"><text:s/>0<text:s/></text:span><text:span text:style-name="T438_17">TO</text:span><text:span text:style-name="T438_18"><text:s/></text:span><text:span text:style-name="T438_19">TRANSACTION</text:span><text:span text:style-name="T438_20"><text:s text:c="3"/><text:tab/><text:s/></text:span></text:p>
      <text:p text:style-name="P439"><text:span text:style-name="T439_1">factom</text:span><text:span text:style-name="T439_2">-</text:span><text:span text:style-name="T439_3">cli</text:span><text:span text:style-name="T439_4"><text:s/></text:span><text:span text:style-name="T439_5">newtransaction</text:span><text:span text:style-name="T439_6"><text:s/></text:span><text:span text:style-name="T439_7">transaction</text:span><text:span text:style-name="T439_8">12</text:span></text:p>
      <text:p text:style-name="P440"><text:span text:style-name="T440_1">factom</text:span><text:span text:style-name="T440_2">-</text:span><text:span text:style-name="T440_3">cli</text:span><text:span text:style-name="T440_4"><text:s/></text:span><text:span text:style-name="T440_5">addinput</text:span><text:span text:style-name="T440_6"><text:s/></text:span><text:span text:style-name="T440_7">transaction</text:span><text:span text:style-name="T440_8">12<text:s/></text:span><text:span text:style-name="T440_9">factoid</text:span><text:span text:style-name="T440_10">-</text:span><text:span text:style-name="T440_11">wallet</text:span><text:span text:style-name="T440_12">-</text:span><text:span text:style-name="T440_13">address</text:span><text:span text:style-name="T440_14">-</text:span><text:span text:style-name="T440_15">name</text:span><text:span text:style-name="T440_16">03<text:s/>.5</text:span></text:p>
      <text:p text:style-name="P441"><text:span text:style-name="T441_1">factom</text:span><text:span text:style-name="T441_2">-</text:span><text:span text:style-name="T441_3">cli</text:span><text:span text:style-name="T441_4"><text:s/></text:span><text:span text:style-name="T441_5">sign</text:span><text:span text:style-name="T441_6"><text:s/></text:span><text:span text:style-name="T441_7">transaction</text:span><text:span text:style-name="T441_8">12</text:span></text:p>
      <text:p text:style-name="P442"><text:span text:style-name="T442_1">factom</text:span><text:span text:style-name="T442_2">-</text:span><text:span text:style-name="T442_3">cli</text:span><text:span text:style-name="T442_4"><text:s/></text:span><text:span text:style-name="T442_5">submit</text:span><text:span text:style-name="T442_6"><text:s/></text:span><text:span text:style-name="T442_7">transaction</text:span><text:span text:style-name="T442_8">12</text:span></text:p>
      <text:p text:style-name="P443"><text:span text:style-name="T443_1">factom</text:span><text:span text:style-name="T443_2">-</text:span><text:span text:style-name="T443_3">cli</text:span><text:span text:style-name="T443_4"><text:s/></text:span><text:span text:style-name="T443_5">balance</text:span><text:span text:style-name="T443_6"><text:s/></text:span><text:span text:style-name="T443_7">fct</text:span><text:span text:style-name="T443_8"><text:s/></text:span><text:span text:style-name="T443_9">factoid</text:span><text:span text:style-name="T443_10">-</text:span><text:span text:style-name="T443_11">wallet</text:span><text:span text:style-name="T443_12">-</text:span><text:span text:style-name="T443_13">address</text:span><text:span text:style-name="T443_14">-</text:span><text:span text:style-name="T443_15">name</text:span><text:span text:style-name="T443_16">03</text:span></text:p>
      <text:p text:style-name="P444"><text:span text:style-name="T444_1">echo</text:span></text:p>
      <text:p text:style-name="P445"/>
      <text:p text:style-name="P446"><text:span text:style-name="T446_1">echo</text:span><text:span text:style-name="T446_2"><text:s/>2.9.6<text:s/></text:span><text:span text:style-name="T446_3">ADD</text:span><text:span text:style-name="T446_4"><text:s/></text:span><text:span text:style-name="T446_5">INPUT</text:span><text:span text:style-name="T446_6"><text:s/></text:span><text:span text:style-name="T446_7">LARGER</text:span><text:span text:style-name="T446_8"><text:s/></text:span><text:span text:style-name="T446_9">THAN</text:span><text:span text:style-name="T446_10"><text:s/></text:span><text:span text:style-name="T446_11">FACTOID</text:span><text:span text:style-name="T446_12"><text:s/></text:span><text:span text:style-name="T446_13">BALANCE</text:span><text:span text:style-name="T446_14"><text:s/></text:span><text:span text:style-name="T446_15">TO</text:span><text:span text:style-name="T446_16"><text:s/></text:span><text:span text:style-name="T446_17">TRANSACTION</text:span><text:span text:style-name="T446_18"><text:s text:c="3"/><text:tab/><text:s/></text:span></text:p>
      <text:p text:style-name="P447"><text:span text:style-name="T447_1">factom</text:span><text:span text:style-name="T447_2">-</text:span><text:span text:style-name="T447_3">cli</text:span><text:span text:style-name="T447_4"><text:s/></text:span><text:span text:style-name="T447_5">newtransaction</text:span><text:span text:style-name="T447_6"><text:s/></text:span><text:span text:style-name="T447_7">transaction</text:span><text:span text:style-name="T447_8">13</text:span></text:p>
      <text:p text:style-name="P448"><text:span text:style-name="T448_1">factom</text:span><text:span text:style-name="T448_2">-</text:span><text:span text:style-name="T448_3">cli</text:span><text:span text:style-name="T448_4"><text:s/></text:span><text:span text:style-name="T448_5">addinput</text:span><text:span text:style-name="T448_6"><text:s/></text:span><text:span text:style-name="T448_7">transaction</text:span><text:span text:style-name="T448_8">13<text:s/></text:span><text:span text:style-name="T448_9">factoid</text:span><text:span text:style-name="T448_10">-</text:span><text:span text:style-name="T448_11">wallet</text:span><text:span text:style-name="T448_12">-</text:span><text:span text:style-name="T448_13">address</text:span><text:span text:style-name="T448_14">-</text:span><text:span text:style-name="T448_15">name</text:span><text:span text:style-name="T448_16">01<text:s/>21000</text:span></text:p>
      <text:p text:style-name="P449"><text:span text:style-name="T449_1">factom</text:span><text:span text:style-name="T449_2">-</text:span><text:span text:style-name="T449_3">cli</text:span><text:span text:style-name="T449_4"><text:s/></text:span><text:span text:style-name="T449_5">sign</text:span><text:span text:style-name="T449_6"><text:s/></text:span><text:span text:style-name="T449_7">transaction</text:span><text:span text:style-name="T449_8">13</text:span></text:p>
      <text:p text:style-name="P450"><text:span text:style-name="T450_1">factom</text:span><text:span text:style-name="T450_2">-</text:span><text:span text:style-name="T450_3">cli</text:span><text:span text:style-name="T450_4"><text:s/></text:span><text:span text:style-name="T450_5">submit</text:span><text:span text:style-name="T450_6"><text:s/></text:span><text:span text:style-name="T450_7">transaction</text:span><text:span text:style-name="T450_8">13</text:span></text:p>
      <text:p text:style-name="P451"><text:span text:style-name="T451_1">factom</text:span><text:span text:style-name="T451_2">-</text:span><text:span text:style-name="T451_3">cli</text:span><text:span text:style-name="T451_4"><text:s/></text:span><text:span text:style-name="T451_5">balance</text:span><text:span text:style-name="T451_6"><text:s/></text:span><text:span text:style-name="T451_7">fct</text:span><text:span text:style-name="T451_8"><text:s/></text:span><text:span text:style-name="T451_9">factoid</text:span><text:span text:style-name="T451_10">-</text:span><text:span text:style-name="T451_11">wallet</text:span><text:span text:style-name="T451_12">-</text:span><text:span text:style-name="T451_13">address</text:span><text:span text:style-name="T451_14">-</text:span><text:span text:style-name="T451_15">name</text:span><text:span text:style-name="T451_16">03</text:span></text:p>
      <text:p text:style-name="P452"><text:span text:style-name="T452_1">echo</text:span></text:p>
      <text:p text:style-name="P453"/>
      <text:p text:style-name="P454"><text:span text:style-name="T454_1">echo</text:span><text:span text:style-name="T454_2"><text:s/>2.9.7<text:s/></text:span><text:span text:style-name="T454_3">ADD</text:span><text:span text:style-name="T454_4"><text:s/></text:span><text:span text:style-name="T454_5">LARGEST</text:span><text:span text:style-name="T454_6"><text:s/></text:span><text:span text:style-name="T454_7">ALLOWABLE</text:span><text:span text:style-name="T454_8"><text:s/></text:span><text:span text:style-name="T454_9">INPUT</text:span><text:span text:style-name="T454_10"><text:s/></text:span><text:span text:style-name="T454_11">OF</text:span><text:span text:style-name="T454_12"><text:s/>92233720368.54775806<text:s/></text:span><text:span text:style-name="T454_13">FACTOIDS</text:span><text:span text:style-name="T454_14"><text:s/></text:span><text:span text:style-name="T454_15">TO</text:span><text:span text:style-name="T454_16"><text:s/></text:span><text:span text:style-name="T454_17">TRANSACTION</text:span><text:span text:style-name="T454_18"><text:s text:c="3"/><text:tab/><text:s/></text:span></text:p>
      <text:p text:style-name="P455"><text:span text:style-name="T455_1">factom</text:span><text:span text:style-name="T455_2">-</text:span><text:span text:style-name="T455_3">cli</text:span><text:span text:style-name="T455_4"><text:s/></text:span><text:span text:style-name="T455_5">newtransaction</text:span><text:span text:style-name="T455_6"><text:s/></text:span><text:span text:style-name="T455_7">transaction</text:span><text:span text:style-name="T455_8">14</text:span></text:p>
      <text:p text:style-name="P456"><text:span text:style-name="T456_1">factom</text:span><text:span text:style-name="T456_2">-</text:span><text:span text:style-name="T456_3">cli</text:span><text:span text:style-name="T456_4"><text:s/></text:span><text:span text:style-name="T456_5">addinput</text:span><text:span text:style-name="T456_6"><text:s/></text:span><text:span text:style-name="T456_7">transaction</text:span><text:span text:style-name="T456_8">14<text:s/></text:span><text:span text:style-name="T456_9">factoid</text:span><text:span text:style-name="T456_10">-</text:span><text:span text:style-name="T456_11">wallet</text:span><text:span text:style-name="T456_12">-</text:span><text:span text:style-name="T456_13">address</text:span><text:span text:style-name="T456_14">-</text:span><text:span text:style-name="T456_15">name</text:span><text:span text:style-name="T456_16">03<text:s/>92233720368.54775806</text:span></text:p>
      <text:p text:style-name="P457"><text:span text:style-name="T457_1">factom</text:span><text:span text:style-name="T457_2">-</text:span><text:span text:style-name="T457_3">cli</text:span><text:span text:style-name="T457_4"><text:s/></text:span><text:span text:style-name="T457_5">sign</text:span><text:span text:style-name="T457_6"><text:s/></text:span><text:span text:style-name="T457_7">transaction</text:span><text:span text:style-name="T457_8">14</text:span></text:p>
      <text:p text:style-name="P458"><text:span text:style-name="T458_1">factom</text:span><text:span text:style-name="T458_2">-</text:span><text:span text:style-name="T458_3">cli</text:span><text:span text:style-name="T458_4"><text:s/></text:span><text:span text:style-name="T458_5">submit</text:span><text:span text:style-name="T458_6"><text:s/></text:span><text:span text:style-name="T458_7">transaction</text:span><text:span text:style-name="T458_8">14</text:span></text:p>
      <text:p text:style-name="P459"><text:span text:style-name="T459_1">factom</text:span><text:span text:style-name="T459_2">-</text:span><text:span text:style-name="T459_3">cli</text:span><text:span text:style-name="T459_4"><text:s/></text:span><text:span text:style-name="T459_5">balance</text:span><text:span text:style-name="T459_6"><text:s/></text:span><text:span text:style-name="T459_7">fct</text:span><text:span text:style-name="T459_8"><text:s/></text:span><text:span text:style-name="T459_9">factoid</text:span><text:span text:style-name="T459_10">-</text:span><text:span text:style-name="T459_11">wallet</text:span><text:span text:style-name="T459_12">-</text:span><text:span text:style-name="T459_13">address</text:span><text:span text:style-name="T459_14">-</text:span><text:span text:style-name="T459_15">name</text:span><text:span text:style-name="T459_16">03</text:span></text:p>
      <text:p text:style-name="P460"><text:span text:style-name="T460_1">echo</text:span></text:p>
      <text:p text:style-name="P461"/>
      <text:p text:style-name="P462"><text:span text:style-name="T462_1">echo</text:span><text:span text:style-name="T462_2"><text:s/>2.9.8<text:s/></text:span><text:span text:style-name="T462_3">ADD</text:span><text:span text:style-name="T462_4"><text:s/></text:span><text:span text:style-name="T462_5">TOO</text:span><text:span text:style-name="T462_6"><text:s/></text:span><text:span text:style-name="T462_7">LARGE</text:span><text:span text:style-name="T462_8"><text:s/></text:span><text:span text:style-name="T462_9">INPUT</text:span><text:span text:style-name="T462_10"><text:s/></text:span><text:span text:style-name="T462_11">OF</text:span><text:span text:style-name="T462_12"><text:s/>92233720369<text:s/></text:span><text:span text:style-name="T462_13">FACTOIDS</text:span><text:span text:style-name="T462_14"><text:s/></text:span><text:span text:style-name="T462_15">TO</text:span><text:span text:style-name="T462_16"><text:s/></text:span><text:span text:style-name="T462_17">TRANSACTION</text:span><text:span text:style-name="T462_18"><text:s text:c="3"/><text:tab/><text:s/></text:span></text:p>
      <text:p text:style-name="P463"><text:span text:style-name="T463_1">factom</text:span><text:span text:style-name="T463_2">-</text:span><text:span text:style-name="T463_3">cli</text:span><text:span text:style-name="T463_4"><text:s/></text:span><text:span text:style-name="T463_5">newtransaction</text:span><text:span text:style-name="T463_6"><text:s/></text:span><text:span text:style-name="T463_7">transaction</text:span><text:span text:style-name="T463_8">15</text:span></text:p>
      <text:p text:style-name="P464"><text:span text:style-name="T464_1">factom</text:span><text:span text:style-name="T464_2">-</text:span><text:span text:style-name="T464_3">cli</text:span><text:span text:style-name="T464_4"><text:s/></text:span><text:span text:style-name="T464_5">addinput</text:span><text:span text:style-name="T464_6"><text:s/></text:span><text:span text:style-name="T464_7">transaction</text:span><text:span text:style-name="T464_8">15<text:s/></text:span><text:span text:style-name="T464_9">factoid</text:span><text:span text:style-name="T464_10">-</text:span><text:span text:style-name="T464_11">wallet</text:span><text:span text:style-name="T464_12">-</text:span><text:span text:style-name="T464_13">address</text:span><text:span text:style-name="T464_14">-</text:span><text:span text:style-name="T464_15">name</text:span><text:span text:style-name="T464_16">03<text:s/>92233720369</text:span></text:p>
      <text:p text:style-name="P465"><text:span text:style-name="T465_1">factom</text:span><text:span text:style-name="T465_2">-</text:span><text:span text:style-name="T465_3">cli</text:span><text:span text:style-name="T465_4"><text:s/></text:span><text:span text:style-name="T465_5">sign</text:span><text:span text:style-name="T465_6"><text:s/></text:span><text:span text:style-name="T465_7">transaction</text:span><text:span text:style-name="T465_8">15</text:span></text:p>
      <text:p text:style-name="P466"><text:span text:style-name="T466_1">factom</text:span><text:span text:style-name="T466_2">-</text:span><text:span text:style-name="T466_3">cli</text:span><text:span text:style-name="T466_4"><text:s/></text:span><text:span text:style-name="T466_5">submit</text:span><text:span text:style-name="T466_6"><text:s/></text:span><text:span text:style-name="T466_7">transaction</text:span><text:span text:style-name="T466_8">15</text:span></text:p>
      <text:p text:style-name="P467"><text:span text:style-name="T467_1">factom</text:span><text:span text:style-name="T467_2">-</text:span><text:span text:style-name="T467_3">cli</text:span><text:span text:style-name="T467_4"><text:s/></text:span><text:span text:style-name="T467_5">balance</text:span><text:span text:style-name="T467_6"><text:s/></text:span><text:span text:style-name="T467_7">fct</text:span><text:span text:style-name="T467_8"><text:s/></text:span><text:span text:style-name="T467_9">factoid</text:span><text:span text:style-name="T467_10">-</text:span><text:span text:style-name="T467_11">wallet</text:span><text:span text:style-name="T467_12">-</text:span><text:span text:style-name="T467_13">address</text:span><text:span text:style-name="T467_14">-</text:span><text:span text:style-name="T467_15">name</text:span><text:span text:style-name="T467_16">03</text:span></text:p>
      <text:p text:style-name="P468"><text:span text:style-name="T468_1">echo</text:span></text:p>
      <text:p text:style-name="P469"/>
      <text:p text:style-name="P470"><text:span text:style-name="T470_1">echo</text:span><text:span text:style-name="T470_2"><text:s/>2.9.9<text:s/></text:span><text:span text:style-name="T470_3">CREATE</text:span><text:span text:style-name="T470_4"><text:s/></text:span><text:span text:style-name="T470_5">LARGEST</text:span><text:span text:style-name="T470_6"><text:s/></text:span><text:span text:style-name="T470_7">ALLOWABLE</text:span><text:span text:style-name="T470_8"><text:s/></text:span><text:span text:style-name="T470_9">TRANSACTION</text:span><text:span text:style-name="T470_10"><text:s/>\(10</text:span><text:span text:style-name="T470_11">KB</text:span><text:span text:style-name="T470_12">\)<text:s text:c="3"/><text:tab/><text:s/></text:span></text:p>
      <text:p text:style-name="P471"><text:span text:style-name="T471_1">factom</text:span><text:span text:style-name="T471_2">-</text:span><text:span text:style-name="T471_3">cli</text:span><text:span text:style-name="T471_4"><text:s/></text:span><text:span text:style-name="T471_5">newtransaction</text:span><text:span text:style-name="T471_6"><text:s/></text:span><text:span text:style-name="T471_7">transaction</text:span><text:span text:style-name="T471_8">16</text:span></text:p>
      <text:p text:style-name="P472"><text:span text:style-name="T472_1">for</text:span><text:span text:style-name="T472_2"><text:s/>((</text:span><text:span text:style-name="T472_3">i</text:span><text:span text:style-name="T472_4">=0;<text:s/></text:span><text:span text:style-name="T472_5">i</text:span><text:span text:style-name="T472_6"><text:s/>&lt;<text:s/>76;<text:s/></text:span><text:span text:style-name="T472_7">i</text:span><text:span text:style-name="T472_8">++));<text:s/></text:span><text:span text:style-name="T472_9">do</text:span></text:p>
      <text:p text:style-name="P473"><text:span text:style-name="T473_1"><text:tab/></text:span><text:span text:style-name="T473_2">factom</text:span><text:span text:style-name="T473_3">-</text:span><text:span text:style-name="T473_4">cli</text:span><text:span text:style-name="T473_5"><text:s/></text:span><text:span text:style-name="T473_6">newtransaction</text:span><text:span text:style-name="T473_7"><text:s/></text:span><text:span text:style-name="T473_8">transfertransaction</text:span><text:span text:style-name="T473_9">$</text:span><text:span text:style-name="T473_10">i</text:span></text:p>
      <text:p text:style-name="P474"><text:span text:style-name="T474_1"><text:tab/></text:span><text:span text:style-name="T474_2">factom</text:span><text:span text:style-name="T474_3">-</text:span><text:span text:style-name="T474_4">cli</text:span><text:span text:style-name="T474_5"><text:s/></text:span><text:span text:style-name="T474_6">addinput</text:span><text:span text:style-name="T474_7"><text:s/></text:span><text:span text:style-name="T474_8">transfertransaction</text:span><text:span text:style-name="T474_9">$</text:span><text:span text:style-name="T474_10">i</text:span><text:span text:style-name="T474_11"><text:s/></text:span><text:span text:style-name="T474_12">dummy</text:span><text:span text:style-name="T474_13">0<text:s/>2</text:span></text:p>
      <text:p text:style-name="P475"><text:span text:style-name="T475_1"><text:tab/></text:span><text:span text:style-name="T475_2">factom</text:span><text:span text:style-name="T475_3">-</text:span><text:span text:style-name="T475_4">cli</text:span><text:span text:style-name="T475_5"><text:s/></text:span><text:span text:style-name="T475_6">generateaddress</text:span><text:span text:style-name="T475_7"><text:s/></text:span><text:span text:style-name="T475_8">fct</text:span><text:span text:style-name="T475_9"><text:s/></text:span><text:span text:style-name="T475_10">input</text:span><text:span text:style-name="T475_11">-</text:span><text:span text:style-name="T475_12">address</text:span><text:span text:style-name="T475_13">-</text:span><text:span text:style-name="T475_14">name</text:span><text:span text:style-name="T475_15">$</text:span><text:span text:style-name="T475_16">i</text:span></text:p>
      <text:p text:style-name="P476"><text:span text:style-name="T476_1"><text:tab/></text:span><text:span text:style-name="T476_2">factom</text:span><text:span text:style-name="T476_3">-</text:span><text:span text:style-name="T476_4">cli</text:span><text:span text:style-name="T476_5"><text:s/></text:span><text:span text:style-name="T476_6">addoutput</text:span><text:span text:style-name="T476_7"><text:s/></text:span><text:span text:style-name="T476_8">transfertransaction</text:span><text:span text:style-name="T476_9">$</text:span><text:span text:style-name="T476_10">i</text:span><text:span text:style-name="T476_11"><text:s/></text:span><text:span text:style-name="T476_12">input</text:span><text:span text:style-name="T476_13">-</text:span><text:span text:style-name="T476_14">address</text:span><text:span text:style-name="T476_15">-</text:span><text:span text:style-name="T476_16">name</text:span><text:span text:style-name="T476_17">$</text:span><text:span text:style-name="T476_18">i</text:span><text:span text:style-name="T476_19"><text:s/>1.99</text:span></text:p>
      <text:p text:style-name="P477"><text:span text:style-name="T477_1"><text:tab/></text:span><text:span text:style-name="T477_2">factom</text:span><text:span text:style-name="T477_3">-</text:span><text:span text:style-name="T477_4">cli</text:span><text:span text:style-name="T477_5"><text:s/></text:span><text:span text:style-name="T477_6">sign</text:span><text:span text:style-name="T477_7"><text:s/></text:span><text:span text:style-name="T477_8">transfertransaction</text:span><text:span text:style-name="T477_9">$</text:span><text:span text:style-name="T477_10">i</text:span></text:p>
      <text:p text:style-name="P478"><text:span text:style-name="T478_1"><text:tab/></text:span><text:span text:style-name="T478_2">factom</text:span><text:span text:style-name="T478_3">-</text:span><text:span text:style-name="T478_4">cli</text:span><text:span text:style-name="T478_5"><text:s/></text:span><text:span text:style-name="T478_6">submit</text:span><text:span text:style-name="T478_7"><text:s/></text:span><text:span text:style-name="T478_8">transfertransaction</text:span><text:span text:style-name="T478_9">$</text:span><text:span text:style-name="T478_10">i</text:span></text:p>
      <text:p text:style-name="P479"><text:span text:style-name="T479_1"><text:tab/></text:span><text:span text:style-name="T479_2">j</text:span><text:span text:style-name="T479_3">=`</text:span><text:span text:style-name="T479_4">echo</text:span><text:span text:style-name="T479_5"><text:s/>"</text:span><text:span text:style-name="T479_6">scale</text:span><text:span text:style-name="T479_7">=8;$</text:span><text:span text:style-name="T479_8">i</text:span><text:span text:style-name="T479_9">/100"<text:s/>|<text:s/></text:span><text:span text:style-name="T479_10">bc</text:span><text:span text:style-name="T479_11">`</text:span></text:p>
      <text:p text:style-name="P480"><text:span text:style-name="T480_1"><text:tab/></text:span><text:span text:style-name="T480_2">factom</text:span><text:span text:style-name="T480_3">-</text:span><text:span text:style-name="T480_4">cli</text:span><text:span text:style-name="T480_5"><text:s/></text:span><text:span text:style-name="T480_6">addinput</text:span><text:span text:style-name="T480_7"><text:s/></text:span><text:span text:style-name="T480_8">transaction</text:span><text:span text:style-name="T480_9">16<text:s/></text:span><text:span text:style-name="T480_10">input</text:span><text:span text:style-name="T480_11">-</text:span><text:span text:style-name="T480_12">address</text:span><text:span text:style-name="T480_13">-</text:span><text:span text:style-name="T480_14">name</text:span><text:span text:style-name="T480_15">$</text:span><text:span text:style-name="T480_16">i</text:span><text:span text:style-name="T480_17"><text:s/>$</text:span><text:span text:style-name="T480_18">j</text:span></text:p>
      <text:p text:style-name="P481"><text:span text:style-name="T481_1">done</text:span></text:p>
      <text:p text:style-name="P482"><text:span text:style-name="T482_1">factom</text:span><text:span text:style-name="T482_2">-</text:span><text:span text:style-name="T482_3">cli</text:span><text:span text:style-name="T482_4"><text:s/></text:span><text:span text:style-name="T482_5">sign</text:span><text:span text:style-name="T482_6"><text:s/></text:span><text:span text:style-name="T482_7">transaction</text:span><text:span text:style-name="T482_8">16</text:span></text:p>
      <text:p text:style-name="P483"><text:span text:style-name="T483_1">factom</text:span><text:span text:style-name="T483_2">-</text:span><text:span text:style-name="T483_3">cli</text:span><text:span text:style-name="T483_4"><text:s/></text:span><text:span text:style-name="T483_5">submit</text:span><text:span text:style-name="T483_6"><text:s/></text:span><text:span text:style-name="T483_7">transaction</text:span><text:span text:style-name="T483_8">16</text:span></text:p>
      <text:p text:style-name="P484"><text:span text:style-name="T484_1">echo</text:span></text:p>
      <text:p text:style-name="P485"/>
      <text:p text:style-name="P486"><text:span text:style-name="T486_1">echo</text:span><text:span text:style-name="T486_2"><text:s/>2.9.10<text:s/></text:span><text:span text:style-name="T486_3">TRY</text:span><text:span text:style-name="T486_4"><text:s/></text:span><text:span text:style-name="T486_5">TO</text:span><text:span text:style-name="T486_6"><text:s/></text:span><text:span text:style-name="T486_7">CREATE</text:span><text:span text:style-name="T486_8"><text:s/></text:span><text:span text:style-name="T486_9">TRANSACTION</text:span><text:span text:style-name="T486_10"><text:s/></text:span><text:span text:style-name="T486_11">LARGER</text:span><text:span text:style-name="T486_12"><text:s/></text:span><text:span text:style-name="T486_13">THAN</text:span><text:span text:style-name="T486_14"><text:s/></text:span><text:span text:style-name="T486_15">ALLOWABLE</text:span><text:span text:style-name="T486_16"><text:s/>\(\&gt;10</text:span><text:span text:style-name="T486_17">KB</text:span><text:span text:style-name="T486_18">\)<text:s text:c="3"/><text:tab/><text:s/></text:span></text:p>
      <text:p text:style-name="P487"><text:span text:style-name="T487_1">factom</text:span><text:span text:style-name="T487_2">-</text:span><text:span text:style-name="T487_3">cli</text:span><text:span text:style-name="T487_4"><text:s/></text:span><text:span text:style-name="T487_5">newtransaction</text:span><text:span text:style-name="T487_6"><text:s/></text:span><text:span text:style-name="T487_7">transaction</text:span><text:span text:style-name="T487_8">17</text:span></text:p>
      <text:p text:style-name="P488"><text:span text:style-name="T488_1">factom</text:span><text:span text:style-name="T488_2">-</text:span><text:span text:style-name="T488_3">cli</text:span><text:span text:style-name="T488_4"><text:s/></text:span><text:span text:style-name="T488_5">newtransaction</text:span><text:span text:style-name="T488_6"><text:s/></text:span><text:span text:style-name="T488_7">transfertransaction</text:span><text:span text:style-name="T488_8">76</text:span></text:p>
      <text:p text:style-name="P489"><text:span text:style-name="T489_1">factom</text:span><text:span text:style-name="T489_2">-</text:span><text:span text:style-name="T489_3">cli</text:span><text:span text:style-name="T489_4"><text:s/></text:span><text:span text:style-name="T489_5">addinput</text:span><text:span text:style-name="T489_6"><text:s/></text:span><text:span text:style-name="T489_7">transfertransaction</text:span><text:span text:style-name="T489_8">76<text:s/></text:span><text:span text:style-name="T489_9">dummy</text:span><text:span text:style-name="T489_10">0<text:s/>2</text:span></text:p>
      <text:p text:style-name="P490"><text:span text:style-name="T490_1">factom</text:span><text:span text:style-name="T490_2">-</text:span><text:span text:style-name="T490_3">cli</text:span><text:span text:style-name="T490_4"><text:s/></text:span><text:span text:style-name="T490_5">generateaddress</text:span><text:span text:style-name="T490_6"><text:s/></text:span><text:span text:style-name="T490_7">fct</text:span><text:span text:style-name="T490_8"><text:s/></text:span><text:span text:style-name="T490_9">input</text:span><text:span text:style-name="T490_10">-</text:span><text:span text:style-name="T490_11">address</text:span><text:span text:style-name="T490_12">-</text:span><text:span text:style-name="T490_13">name</text:span><text:span text:style-name="T490_14">76</text:span></text:p>
      <text:p text:style-name="P491"><text:span text:style-name="T491_1">factom</text:span><text:span text:style-name="T491_2">-</text:span><text:span text:style-name="T491_3">cli</text:span><text:span text:style-name="T491_4"><text:s/></text:span><text:span text:style-name="T491_5">addoutput</text:span><text:span text:style-name="T491_6"><text:s/></text:span><text:span text:style-name="T491_7">transfertransaction</text:span><text:span text:style-name="T491_8">76<text:s/></text:span><text:span text:style-name="T491_9">input</text:span><text:span text:style-name="T491_10">-</text:span><text:span text:style-name="T491_11">address</text:span><text:span text:style-name="T491_12">-</text:span><text:span text:style-name="T491_13">name</text:span><text:span text:style-name="T491_14">76<text:s/>1.99</text:span></text:p>
      <text:p text:style-name="P492"><text:span text:style-name="T492_1">factom</text:span><text:span text:style-name="T492_2">-</text:span><text:span text:style-name="T492_3">cli</text:span><text:span text:style-name="T492_4"><text:s/></text:span><text:span text:style-name="T492_5">sign</text:span><text:span text:style-name="T492_6"><text:s/></text:span><text:span text:style-name="T492_7">transfertransaction</text:span><text:span text:style-name="T492_8">76</text:span></text:p>
      <text:p text:style-name="P493"><text:span text:style-name="T493_1">factom</text:span><text:span text:style-name="T493_2">-</text:span><text:span text:style-name="T493_3">cli</text:span><text:span text:style-name="T493_4"><text:s/></text:span><text:span text:style-name="T493_5">submit</text:span><text:span text:style-name="T493_6"><text:s/></text:span><text:span text:style-name="T493_7">transfertransaction</text:span><text:span text:style-name="T493_8">76</text:span></text:p>
      <text:p text:style-name="P494"><text:span text:style-name="T494_1">for</text:span><text:span text:style-name="T494_2"><text:s/>((</text:span><text:span text:style-name="T494_3">i</text:span><text:span text:style-name="T494_4">=0;<text:s/></text:span><text:span text:style-name="T494_5">i</text:span><text:span text:style-name="T494_6"><text:s/>&lt;<text:s/>77;<text:s/></text:span><text:span text:style-name="T494_7">i</text:span><text:span text:style-name="T494_8">++));<text:s/></text:span><text:span text:style-name="T494_9">do</text:span></text:p>
      <text:p text:style-name="P495"><text:span text:style-name="T495_1"><text:tab/></text:span><text:span text:style-name="T495_2">j</text:span><text:span text:style-name="T495_3">=`</text:span><text:span text:style-name="T495_4">echo</text:span><text:span text:style-name="T495_5"><text:s/>"</text:span><text:span text:style-name="T495_6">scale</text:span><text:span text:style-name="T495_7">=8;$</text:span><text:span text:style-name="T495_8">i</text:span><text:span text:style-name="T495_9">/100"<text:s/>|<text:s/></text:span><text:span text:style-name="T495_10">bc</text:span><text:span text:style-name="T495_11">`</text:span></text:p>
      <text:p text:style-name="P496"><text:span text:style-name="T496_1"><text:tab/></text:span><text:span text:style-name="T496_2">factom</text:span><text:span text:style-name="T496_3">-</text:span><text:span text:style-name="T496_4">cli</text:span><text:span text:style-name="T496_5"><text:s/></text:span><text:span text:style-name="T496_6">addinput</text:span><text:span text:style-name="T496_7"><text:s/></text:span><text:span text:style-name="T496_8">transaction</text:span><text:span text:style-name="T496_9">17<text:s/></text:span><text:span text:style-name="T496_10">input</text:span><text:span text:style-name="T496_11">-</text:span><text:span text:style-name="T496_12">address</text:span><text:span text:style-name="T496_13">-</text:span><text:span text:style-name="T496_14">name</text:span><text:span text:style-name="T496_15">$</text:span><text:span text:style-name="T496_16">i</text:span><text:span text:style-name="T496_17"><text:s/>$</text:span><text:span text:style-name="T496_18">j</text:span></text:p>
      <text:p text:style-name="P497"><text:span text:style-name="T497_1">done</text:span></text:p>
      <text:p text:style-name="P498"><text:span text:style-name="T498_1">factom</text:span><text:span text:style-name="T498_2">-</text:span><text:span text:style-name="T498_3">cli</text:span><text:span text:style-name="T498_4"><text:s/></text:span><text:span text:style-name="T498_5">sign</text:span><text:span text:style-name="T498_6"><text:s/></text:span><text:span text:style-name="T498_7">transaction</text:span><text:span text:style-name="T498_8">17</text:span></text:p>
      <text:p text:style-name="P499"><text:span text:style-name="T499_1">factom</text:span><text:span text:style-name="T499_2">-</text:span><text:span text:style-name="T499_3">cli</text:span><text:span text:style-name="T499_4"><text:s/></text:span><text:span text:style-name="T499_5">submit</text:span><text:span text:style-name="T499_6"><text:s/></text:span><text:span text:style-name="T499_7">transaction</text:span><text:span text:style-name="T499_8">17</text:span></text:p>
      <text:p text:style-name="P500"><text:span text:style-name="T500_1">echo</text:span></text:p>
      <text:p text:style-name="P501"/>
      <text:p text:style-name="P502"><text:span text:style-name="T502_1">echo</text:span><text:span text:style-name="T502_2"><text:s/>3<text:s/></text:span><text:span text:style-name="T502_3">CHAIN</text:span></text:p>
      <text:p text:style-name="P503"><text:span text:style-name="T503_1">echo</text:span></text:p>
      <text:p text:style-name="P504"><text:span text:style-name="T504_1">echo</text:span><text:span text:style-name="T504_2"><text:s/>3.1<text:s/></text:span><text:span text:style-name="T504_3">MAKE</text:span><text:span text:style-name="T504_4"><text:s/></text:span><text:span text:style-name="T504_5">CHAINS</text:span></text:p>
      <text:p text:style-name="P505"><text:span text:style-name="T505_1">echo</text:span></text:p>
      <text:p text:style-name="P506"><text:span text:style-name="T506_1">echo</text:span><text:span text:style-name="T506_2"><text:s/>3.1.1<text:s/></text:span><text:span text:style-name="T506_3">TRY</text:span><text:span text:style-name="T506_4"><text:s/></text:span><text:span text:style-name="T506_5">TO</text:span><text:span text:style-name="T506_6"><text:s/></text:span><text:span text:style-name="T506_7">MAKE</text:span><text:span text:style-name="T506_8"><text:s/></text:span><text:span text:style-name="T506_9">CHAIN</text:span><text:span text:style-name="T506_10"><text:s/></text:span><text:span text:style-name="T506_11">USING</text:span><text:span text:style-name="T506_12"><text:s/></text:span><text:span text:style-name="T506_13">NON</text:span><text:span text:style-name="T506_14">-</text:span><text:span text:style-name="T506_15">EXISTENT</text:span><text:span text:style-name="T506_16"><text:s/></text:span><text:span text:style-name="T506_17">ENTRY</text:span><text:span text:style-name="T506_18"><text:s/></text:span><text:span text:style-name="T506_19">CREDIT</text:span><text:span text:style-name="T506_20"><text:s/></text:span><text:span text:style-name="T506_21">ADDRESS</text:span></text:p>
      <text:p text:style-name="P507"><text:span text:style-name="T507_1">echo</text:span></text:p>
      <text:p text:style-name="P508"><text:span text:style-name="T508_1">echo</text:span><text:span text:style-name="T508_2"><text:s/></text:span><text:span text:style-name="T508_3">Proposed</text:span><text:span text:style-name="T508_4"><text:s/></text:span><text:span text:style-name="T508_5">New</text:span><text:span text:style-name="T508_6"><text:s/></text:span><text:span text:style-name="T508_7">Chain</text:span><text:span text:style-name="T508_8"><text:s/></text:span><text:span text:style-name="T508_9">ID</text:span></text:p>
      <text:p text:style-name="P509"><text:span text:style-name="T509_1">CHAINID</text:span><text:span text:style-name="T509_2">=$(</text:span><text:span text:style-name="T509_3">factom</text:span><text:span text:style-name="T509_4">-</text:span><text:span text:style-name="T509_5">cli</text:span><text:span text:style-name="T509_6"><text:s/></text:span><text:span text:style-name="T509_7">mkchain</text:span><text:span text:style-name="T509_8"><text:s/>-</text:span><text:span text:style-name="T509_9">e</text:span><text:span text:style-name="T509_10"><text:s/>1<text:s/>-</text:span><text:span text:style-name="T509_11">e</text:span><text:span text:style-name="T509_12"><text:s/>1<text:s/></text:span><text:span text:style-name="T509_13">xxx</text:span><text:span text:style-name="T509_14"><text:s/>&lt;~/</text:span><text:span text:style-name="T509_15">testing</text:span><text:span text:style-name="T509_16">/</text:span><text:span text:style-name="T509_17">testing</text:span><text:span text:style-name="T509_18">/</text:span><text:span text:style-name="T509_19">test</text:span><text:span text:style-name="T509_20">-</text:span><text:span text:style-name="T509_21">plans</text:span><text:span text:style-name="T509_22">-</text:span><text:span text:style-name="T509_23">and</text:span><text:span text:style-name="T509_24">-</text:span><text:span text:style-name="T509_25">scripts</text:span><text:span text:style-name="T509_26">/</text:span><text:span text:style-name="T509_27">Robert</text:span><text:span text:style-name="T509_28">-</text:span><text:span text:style-name="T509_29">API</text:span><text:span text:style-name="T509_30">/</text:span><text:span text:style-name="T509_31">entries</text:span><text:span text:style-name="T509_32">/</text:span><text:span text:style-name="T509_33">small</text:span><text:span text:style-name="T509_34">-</text:span><text:span text:style-name="T509_35">entry</text:span><text:span text:style-name="T509_36"><text:s/>|<text:s/></text:span><text:span text:style-name="T509_37">awk</text:span><text:span text:style-name="T509_38"><text:s/>'{</text:span><text:span text:style-name="T509_39">print</text:span><text:span text:style-name="T509_40"><text:s/>$3}')</text:span></text:p>
      <text:p text:style-name="P510"><text:span text:style-name="T510_1">echo</text:span><text:span text:style-name="T510_2"><text:s/>$</text:span><text:span text:style-name="T510_3">CHAINID</text:span></text:p>
      <text:p text:style-name="P511"><text:span text:style-name="T511_1">echo</text:span></text:p>
      <text:p text:style-name="P512"><text:span text:style-name="T512_1">echo</text:span><text:span text:style-name="T512_2"><text:s/></text:span><text:span text:style-name="T512_3">WAITING</text:span><text:span text:style-name="T512_4"><text:s/>60<text:s/></text:span><text:span text:style-name="T512_5">SECONDS</text:span><text:span text:style-name="T512_6"><text:s/></text:span><text:span text:style-name="T512_7">FOR</text:span><text:span text:style-name="T512_8"><text:s/></text:span><text:span text:style-name="T512_9">DIRECTORY</text:span><text:span text:style-name="T512_10"><text:s/></text:span><text:span text:style-name="T512_11">BLOCK</text:span><text:span text:style-name="T512_12"><text:s/></text:span><text:span text:style-name="T512_13">TO</text:span><text:span text:style-name="T512_14"><text:s/></text:span><text:span text:style-name="T512_15">CLOSE</text:span></text:p>
      <text:p text:style-name="P513"><text:span text:style-name="T513_1">sleep</text:span><text:span text:style-name="T513_2"><text:s/>60</text:span></text:p>
      <text:p text:style-name="P514"><text:span text:style-name="T514_1">echo</text:span><text:span text:style-name="T514_2"><text:s/></text:span><text:span text:style-name="T514_3">Chain</text:span><text:span text:style-name="T514_4"><text:s/></text:span><text:span text:style-name="T514_5">Head</text:span><text:span text:style-name="T514_6"><text:s/></text:span><text:span text:style-name="T514_7">Merkelroot</text:span></text:p>
      <text:p text:style-name="P515"><text:span text:style-name="T515_1">HEAD</text:span><text:span text:style-name="T515_2">=$(</text:span><text:span text:style-name="T515_3">factom</text:span><text:span text:style-name="T515_4">-</text:span><text:span text:style-name="T515_5">cli</text:span><text:span text:style-name="T515_6"><text:s/></text:span><text:span text:style-name="T515_7">get</text:span><text:span text:style-name="T515_8"><text:s/></text:span><text:span text:style-name="T515_9">chain</text:span><text:span text:style-name="T515_10"><text:s/>$</text:span><text:span text:style-name="T515_11">CHAINID</text:span><text:span text:style-name="T515_12">)</text:span></text:p>
      <text:p text:style-name="P516"><text:span text:style-name="T516_1">echo</text:span><text:span text:style-name="T516_2"><text:s/>$</text:span><text:span text:style-name="T516_3">HEAD</text:span></text:p>
      <text:p text:style-name="P517"><text:span text:style-name="T517_1">factom</text:span><text:span text:style-name="T517_2">-</text:span><text:span text:style-name="T517_3">cli</text:span><text:span text:style-name="T517_4"><text:s/></text:span><text:span text:style-name="T517_5">balance</text:span><text:span text:style-name="T517_6"><text:s/></text:span><text:span text:style-name="T517_7">ec</text:span><text:span text:style-name="T517_8"><text:s/></text:span><text:span text:style-name="T517_9">xxx</text:span></text:p>
      <text:p text:style-name="P518"><text:span text:style-name="T518_1">echo</text:span></text:p>
      <text:p text:style-name="P519"/>
      <text:p text:style-name="P520"><text:span text:style-name="T520_1">echo</text:span><text:span text:style-name="T520_2"><text:s/>3.1.2<text:s/></text:span><text:span text:style-name="T520_3">TRY</text:span><text:span text:style-name="T520_4"><text:s/></text:span><text:span text:style-name="T520_5">TO</text:span><text:span text:style-name="T520_6"><text:s/></text:span><text:span text:style-name="T520_7">MAKE</text:span><text:span text:style-name="T520_8"><text:s/></text:span><text:span text:style-name="T520_9">CHAIN</text:span><text:span text:style-name="T520_10"><text:s/></text:span><text:span text:style-name="T520_11">USING</text:span><text:span text:style-name="T520_12"><text:s/></text:span><text:span text:style-name="T520_13">FACTOID</text:span><text:span text:style-name="T520_14"><text:s/></text:span><text:span text:style-name="T520_15">WALLET</text:span><text:span text:style-name="T520_16"><text:s/></text:span><text:span text:style-name="T520_17">ADDRESS</text:span><text:span text:style-name="T520_18"><text:s/></text:span><text:span text:style-name="T520_19">RATHER</text:span><text:span text:style-name="T520_20"><text:s/></text:span><text:span text:style-name="T520_21">THAN</text:span><text:span text:style-name="T520_22"><text:s/></text:span><text:span text:style-name="T520_23">ENTRY</text:span><text:span text:style-name="T520_24"><text:s/></text:span><text:span text:style-name="T520_25">CREDIT</text:span><text:span text:style-name="T520_26"><text:s/></text:span><text:span text:style-name="T520_27">WALLET</text:span><text:span text:style-name="T520_28"><text:s/></text:span><text:span text:style-name="T520_29">ADDRESS</text:span></text:p>
      <text:p text:style-name="P521"><text:span text:style-name="T521_1">echo</text:span></text:p>
      <text:p text:style-name="P522"><text:span text:style-name="T522_1">factom</text:span><text:span text:style-name="T522_2">-</text:span><text:span text:style-name="T522_3">cli</text:span><text:span text:style-name="T522_4"><text:s/></text:span><text:span text:style-name="T522_5">balance</text:span><text:span text:style-name="T522_6"><text:s/></text:span><text:span text:style-name="T522_7">fct</text:span><text:span text:style-name="T522_8"><text:s/></text:span><text:span text:style-name="T522_9">factoid</text:span><text:span text:style-name="T522_10">-</text:span><text:span text:style-name="T522_11">wallet</text:span><text:span text:style-name="T522_12">-</text:span><text:span text:style-name="T522_13">address</text:span><text:span text:style-name="T522_14">-</text:span><text:span text:style-name="T522_15">name</text:span><text:span text:style-name="T522_16">03</text:span></text:p>
      <text:p text:style-name="P523"><text:span text:style-name="T523_1">echo</text:span><text:span text:style-name="T523_2"><text:s/></text:span><text:span text:style-name="T523_3">Proposed</text:span><text:span text:style-name="T523_4"><text:s/></text:span><text:span text:style-name="T523_5">New</text:span><text:span text:style-name="T523_6"><text:s/></text:span><text:span text:style-name="T523_7">Chain</text:span><text:span text:style-name="T523_8"><text:s/></text:span><text:span text:style-name="T523_9">ID</text:span></text:p>
      <text:p text:style-name="P524"><text:span text:style-name="T524_1">CHAINID</text:span><text:span text:style-name="T524_2">=$(</text:span><text:span text:style-name="T524_3">factom</text:span><text:span text:style-name="T524_4">-</text:span><text:span text:style-name="T524_5">cli</text:span><text:span text:style-name="T524_6"><text:s/></text:span><text:span text:style-name="T524_7">mkchain</text:span><text:span text:style-name="T524_8"><text:s/>-</text:span><text:span text:style-name="T524_9">e</text:span><text:span text:style-name="T524_10"><text:s/>2<text:s/>-</text:span><text:span text:style-name="T524_11">e</text:span><text:span text:style-name="T524_12"><text:s/>2<text:s/></text:span><text:span text:style-name="T524_13">factoid</text:span><text:span text:style-name="T524_14">-</text:span><text:span text:style-name="T524_15">wallet</text:span><text:span text:style-name="T524_16">-</text:span><text:span text:style-name="T524_17">address</text:span><text:span text:style-name="T524_18">-</text:span><text:span text:style-name="T524_19">name</text:span><text:span text:style-name="T524_20">03<text:s/>&lt;~/</text:span><text:span text:style-name="T524_21">testing</text:span><text:span text:style-name="T524_22">/</text:span><text:span text:style-name="T524_23">testing</text:span><text:span text:style-name="T524_24">/</text:span><text:span text:style-name="T524_25">test</text:span><text:span text:style-name="T524_26">-</text:span><text:span text:style-name="T524_27">plans</text:span><text:span text:style-name="T524_28">-</text:span><text:span text:style-name="T524_29">and</text:span><text:span text:style-name="T524_30">-</text:span><text:span text:style-name="T524_31">scripts</text:span><text:span text:style-name="T524_32">/</text:span><text:span text:style-name="T524_33">Robert</text:span><text:span text:style-name="T524_34">-</text:span><text:span text:style-name="T524_35">API</text:span><text:span text:style-name="T524_36">/</text:span><text:span text:style-name="T524_37">entries</text:span><text:span text:style-name="T524_38">/</text:span><text:span text:style-name="T524_39">small</text:span><text:span text:style-name="T524_40">-</text:span><text:span text:style-name="T524_41">entry</text:span><text:span text:style-name="T524_42"><text:s/>|<text:s/></text:span><text:span text:style-name="T524_43">awk</text:span><text:span text:style-name="T524_44"><text:s/>'{</text:span><text:span text:style-name="T524_45">printf</text:span><text:span text:style-name="T524_46"><text:s/>$3}')</text:span></text:p>
      <text:p text:style-name="P525"><text:span text:style-name="T525_1">echo</text:span><text:span text:style-name="T525_2"><text:s/>$</text:span><text:span text:style-name="T525_3">CHAINID</text:span></text:p>
      <text:p text:style-name="P526"><text:span text:style-name="T526_1">echo</text:span></text:p>
      <text:p text:style-name="P527"><text:span text:style-name="T527_1">echo</text:span><text:span text:style-name="T527_2"><text:s/></text:span><text:span text:style-name="T527_3">WAITING</text:span><text:span text:style-name="T527_4"><text:s/>60<text:s/></text:span><text:span text:style-name="T527_5">SECONDS</text:span><text:span text:style-name="T527_6"><text:s/></text:span><text:span text:style-name="T527_7">FOR</text:span><text:span text:style-name="T527_8"><text:s/></text:span><text:span text:style-name="T527_9">DIRECTORY</text:span><text:span text:style-name="T527_10"><text:s/></text:span><text:span text:style-name="T527_11">BLOCK</text:span><text:span text:style-name="T527_12"><text:s/></text:span><text:span text:style-name="T527_13">TO</text:span><text:span text:style-name="T527_14"><text:s/></text:span><text:span text:style-name="T527_15">CLOSE</text:span></text:p>
      <text:p text:style-name="P528"><text:span text:style-name="T528_1">sleep</text:span><text:span text:style-name="T528_2"><text:s/>60</text:span></text:p>
      <text:p text:style-name="P529"><text:span text:style-name="T529_1">echo</text:span><text:span text:style-name="T529_2"><text:s/></text:span><text:span text:style-name="T529_3">Chain</text:span><text:span text:style-name="T529_4"><text:s/></text:span><text:span text:style-name="T529_5">Head</text:span><text:span text:style-name="T529_6"><text:s/></text:span><text:span text:style-name="T529_7">Merkelroot</text:span></text:p>
      <text:p text:style-name="P530"><text:span text:style-name="T530_1">HEAD</text:span><text:span text:style-name="T530_2">=$(</text:span><text:span text:style-name="T530_3">factom</text:span><text:span text:style-name="T530_4">-</text:span><text:span text:style-name="T530_5">cli</text:span><text:span text:style-name="T530_6"><text:s/></text:span><text:span text:style-name="T530_7">get</text:span><text:span text:style-name="T530_8"><text:s/></text:span><text:span text:style-name="T530_9">chain</text:span><text:span text:style-name="T530_10"><text:s/>$</text:span><text:span text:style-name="T530_11">CHAINID</text:span><text:span text:style-name="T530_12">)</text:span></text:p>
      <text:p text:style-name="P531"><text:span text:style-name="T531_1">echo</text:span><text:span text:style-name="T531_2"><text:s/>$</text:span><text:span text:style-name="T531_3">HEAD</text:span></text:p>
      <text:p text:style-name="P532"><text:span text:style-name="T532_1">factom</text:span><text:span text:style-name="T532_2">-</text:span><text:span text:style-name="T532_3">cli</text:span><text:span text:style-name="T532_4"><text:s/></text:span><text:span text:style-name="T532_5">balance</text:span><text:span text:style-name="T532_6"><text:s/></text:span><text:span text:style-name="T532_7">fct</text:span><text:span text:style-name="T532_8"><text:s/></text:span><text:span text:style-name="T532_9">factoid</text:span><text:span text:style-name="T532_10">-</text:span><text:span text:style-name="T532_11">wallet</text:span><text:span text:style-name="T532_12">-</text:span><text:span text:style-name="T532_13">address</text:span><text:span text:style-name="T532_14">-</text:span><text:span text:style-name="T532_15">name</text:span><text:span text:style-name="T532_16">03</text:span></text:p>
      <text:p text:style-name="P533"><text:span text:style-name="T533_1">echo</text:span></text:p>
      <text:p text:style-name="P534"/>
      <text:p text:style-name="P535"><text:span text:style-name="T535_1">echo</text:span><text:span text:style-name="T535_2"><text:s/>3.1.3<text:s/></text:span><text:span text:style-name="T535_3">MAKE</text:span><text:span text:style-name="T535_4"><text:s/></text:span><text:span text:style-name="T535_5">CHAIN</text:span><text:span text:style-name="T535_6"><text:s/></text:span><text:span text:style-name="T535_7">WITH</text:span><text:span text:style-name="T535_8"><text:s/></text:span><text:span text:style-name="T535_9">SMALL</text:span><text:span text:style-name="T535_10"><text:s/></text:span><text:span text:style-name="T535_11">ENTRY</text:span></text:p>
      <text:p text:style-name="P536"><text:span text:style-name="T536_1">echo</text:span></text:p>
      <text:p text:style-name="P537"><text:span text:style-name="T537_1">factom</text:span><text:span text:style-name="T537_2">-</text:span><text:span text:style-name="T537_3">cli</text:span><text:span text:style-name="T537_4"><text:s/></text:span><text:span text:style-name="T537_5">balance</text:span><text:span text:style-name="T537_6"><text:s/></text:span><text:span text:style-name="T537_7">ec</text:span><text:span text:style-name="T537_8"><text:s/></text:span><text:span text:style-name="T537_9">ec</text:span><text:span text:style-name="T537_10">-</text:span><text:span text:style-name="T537_11">wallet</text:span><text:span text:style-name="T537_12">-</text:span><text:span text:style-name="T537_13">address</text:span><text:span text:style-name="T537_14">-</text:span><text:span text:style-name="T537_15">name</text:span><text:span text:style-name="T537_16">01</text:span></text:p>
      <text:p text:style-name="P538"><text:span text:style-name="T538_1">echo</text:span><text:span text:style-name="T538_2"><text:s/></text:span><text:span text:style-name="T538_3">Proposed</text:span><text:span text:style-name="T538_4"><text:s/></text:span><text:span text:style-name="T538_5">New</text:span><text:span text:style-name="T538_6"><text:s/></text:span><text:span text:style-name="T538_7">Chain</text:span><text:span text:style-name="T538_8"><text:s/></text:span><text:span text:style-name="T538_9">ID</text:span></text:p>
      <text:p text:style-name="P539"><text:span text:style-name="T539_1">CHAINIDGOOD</text:span><text:span text:style-name="T539_2">=$(</text:span><text:span text:style-name="T539_3">factom</text:span><text:span text:style-name="T539_4">-</text:span><text:span text:style-name="T539_5">cli</text:span><text:span text:style-name="T539_6"><text:s/></text:span><text:span text:style-name="T539_7">mkchain</text:span><text:span text:style-name="T539_8"><text:s/>-</text:span><text:span text:style-name="T539_9">e</text:span><text:span text:style-name="T539_10"><text:s/>3<text:s/>-</text:span><text:span text:style-name="T539_11">e</text:span><text:span text:style-name="T539_12"><text:s/>3<text:s/></text:span><text:span text:style-name="T539_13">ec</text:span><text:span text:style-name="T539_14">-</text:span><text:span text:style-name="T539_15">wallet</text:span><text:span text:style-name="T539_16">-</text:span><text:span text:style-name="T539_17">address</text:span><text:span text:style-name="T539_18">-</text:span><text:span text:style-name="T539_19">name</text:span><text:span text:style-name="T539_20">01<text:s/>&lt;~/</text:span><text:span text:style-name="T539_21">testing</text:span><text:span text:style-name="T539_22">/</text:span><text:span text:style-name="T539_23">testing</text:span><text:span text:style-name="T539_24">/</text:span><text:span text:style-name="T539_25">test</text:span><text:span text:style-name="T539_26">-</text:span><text:span text:style-name="T539_27">plans</text:span><text:span text:style-name="T539_28">-</text:span><text:span text:style-name="T539_29">and</text:span><text:span text:style-name="T539_30">-</text:span><text:span text:style-name="T539_31">scripts</text:span><text:span text:style-name="T539_32">/</text:span><text:span text:style-name="T539_33">Robert</text:span><text:span text:style-name="T539_34">-</text:span><text:span text:style-name="T539_35">API</text:span><text:span text:style-name="T539_36">/</text:span><text:span text:style-name="T539_37">entries</text:span><text:span text:style-name="T539_38">/</text:span><text:span text:style-name="T539_39">small</text:span><text:span text:style-name="T539_40">-</text:span><text:span text:style-name="T539_41">entry</text:span><text:span text:style-name="T539_42"><text:s/>|<text:s/></text:span><text:span text:style-name="T539_43">awk</text:span><text:span text:style-name="T539_44"><text:s/>'{</text:span><text:span text:style-name="T539_45">printf</text:span><text:span text:style-name="T539_46"><text:s/>$3}')</text:span></text:p>
      <text:p text:style-name="P540"><text:span text:style-name="T540_1">echo</text:span><text:span text:style-name="T540_2"><text:s/>$</text:span><text:span text:style-name="T540_3">CHAINIDGOOD</text:span></text:p>
      <text:p text:style-name="P541"><text:span text:style-name="T541_1">echo</text:span></text:p>
      <text:p text:style-name="P542"><text:span text:style-name="T542_1">echo</text:span><text:span text:style-name="T542_2"><text:s/></text:span><text:span text:style-name="T542_3">WAITING</text:span><text:span text:style-name="T542_4"><text:s/>60<text:s/></text:span><text:span text:style-name="T542_5">SECONDS</text:span><text:span text:style-name="T542_6"><text:s/></text:span><text:span text:style-name="T542_7">FOR</text:span><text:span text:style-name="T542_8"><text:s/></text:span><text:span text:style-name="T542_9">DIRECTORY</text:span><text:span text:style-name="T542_10"><text:s/></text:span><text:span text:style-name="T542_11">BLOCK</text:span><text:span text:style-name="T542_12"><text:s/></text:span><text:span text:style-name="T542_13">TO</text:span><text:span text:style-name="T542_14"><text:s/></text:span><text:span text:style-name="T542_15">CLOSE</text:span></text:p>
      <text:p text:style-name="P543"><text:span text:style-name="T543_1">sleep</text:span><text:span text:style-name="T543_2"><text:s/>60</text:span></text:p>
      <text:p text:style-name="P544"><text:span text:style-name="T544_1">echo</text:span><text:span text:style-name="T544_2"><text:s/></text:span><text:span text:style-name="T544_3">Chain</text:span><text:span text:style-name="T544_4"><text:s/></text:span><text:span text:style-name="T544_5">Head</text:span><text:span text:style-name="T544_6"><text:s/></text:span><text:span text:style-name="T544_7">Merkelroot</text:span></text:p>
      <text:p text:style-name="P545"><text:span text:style-name="T545_1">HEADGOOD</text:span><text:span text:style-name="T545_2">=$(</text:span><text:span text:style-name="T545_3">factom</text:span><text:span text:style-name="T545_4">-</text:span><text:span text:style-name="T545_5">cli</text:span><text:span text:style-name="T545_6"><text:s/></text:span><text:span text:style-name="T545_7">get</text:span><text:span text:style-name="T545_8"><text:s/></text:span><text:span text:style-name="T545_9">chain</text:span><text:span text:style-name="T545_10"><text:s/>$</text:span><text:span text:style-name="T545_11">CHAINIDGOOD</text:span><text:span text:style-name="T545_12">)</text:span></text:p>
      <text:p text:style-name="P546"><text:span text:style-name="T546_1">echo</text:span><text:span text:style-name="T546_2"><text:s/>$</text:span><text:span text:style-name="T546_3">HEADGOOD</text:span></text:p>
      <text:p text:style-name="P547"><text:span text:style-name="T547_1">factom</text:span><text:span text:style-name="T547_2">-</text:span><text:span text:style-name="T547_3">cli</text:span><text:span text:style-name="T547_4"><text:s/></text:span><text:span text:style-name="T547_5">balance</text:span><text:span text:style-name="T547_6"><text:s/></text:span><text:span text:style-name="T547_7">ec</text:span><text:span text:style-name="T547_8"><text:s/></text:span><text:span text:style-name="T547_9">ec</text:span><text:span text:style-name="T547_10">-</text:span><text:span text:style-name="T547_11">wallet</text:span><text:span text:style-name="T547_12">-</text:span><text:span text:style-name="T547_13">address</text:span><text:span text:style-name="T547_14">-</text:span><text:span text:style-name="T547_15">name</text:span><text:span text:style-name="T547_16">01</text:span></text:p>
      <text:p text:style-name="P548"><text:span text:style-name="T548_1">echo</text:span></text:p>
      <text:p text:style-name="P549"/>
      <text:p text:style-name="P550"><text:span text:style-name="T550_1">echo</text:span><text:span text:style-name="T550_2"><text:s/>3.1.4<text:s/></text:span><text:span text:style-name="T550_3">MAKE</text:span><text:span text:style-name="T550_4"><text:s/></text:span><text:span text:style-name="T550_5">CHAIN</text:span><text:span text:style-name="T550_6"><text:s/></text:span><text:span text:style-name="T550_7">WITH</text:span><text:span text:style-name="T550_8"><text:s/></text:span><text:span text:style-name="T550_9">ENTRY</text:span><text:span text:style-name="T550_10"><text:s/>\(</text:span><text:span text:style-name="T550_11">INCLUDING</text:span><text:span text:style-name="T550_12"><text:s/></text:span><text:span text:style-name="T550_13">EXTERNAL</text:span><text:span text:style-name="T550_14"><text:s/></text:span><text:span text:style-name="T550_15">ID</text:span><text:span text:style-name="T550_16">\)<text:s/></text:span><text:span text:style-name="T550_17">SIZE</text:span><text:span text:style-name="T550_18"><text:s/></text:span><text:span text:style-name="T550_19">OF</text:span><text:span text:style-name="T550_20"><text:s/>10202<text:s/></text:span><text:span text:style-name="T550_21">BYTES</text:span></text:p>
      <text:p text:style-name="P551"><text:span text:style-name="T551_1">echo</text:span></text:p>
      <text:p text:style-name="P552"><text:span text:style-name="T552_1">echo</text:span><text:span text:style-name="T552_2"><text:s/></text:span><text:span text:style-name="T552_3">Proposed</text:span><text:span text:style-name="T552_4"><text:s/></text:span><text:span text:style-name="T552_5">New</text:span><text:span text:style-name="T552_6"><text:s/></text:span><text:span text:style-name="T552_7">Chain</text:span><text:span text:style-name="T552_8"><text:s/></text:span><text:span text:style-name="T552_9">ID</text:span></text:p>
      <text:p text:style-name="P553"><text:span text:style-name="T553_1">CHAINID</text:span><text:span text:style-name="T553_2">=$(</text:span><text:span text:style-name="T553_3">factom</text:span><text:span text:style-name="T553_4">-</text:span><text:span text:style-name="T553_5">cli</text:span><text:span text:style-name="T553_6"><text:s/></text:span><text:span text:style-name="T553_7">mkchain</text:span><text:span text:style-name="T553_8"><text:s/>-</text:span><text:span text:style-name="T553_9">e</text:span><text:span text:style-name="T553_10"><text:s/>4<text:s/>-</text:span><text:span text:style-name="T553_11">e</text:span><text:span text:style-name="T553_12"><text:s/>4<text:s/>$</text:span><text:span text:style-name="T553_13">ECWALLETADDRESSKEY</text:span><text:span text:style-name="T553_14">01<text:s/>&lt;~/</text:span><text:span text:style-name="T553_15">testing</text:span><text:span text:style-name="T553_16">/</text:span><text:span text:style-name="T553_17">testing</text:span><text:span text:style-name="T553_18">/</text:span><text:span text:style-name="T553_19">test</text:span><text:span text:style-name="T553_20">-</text:span><text:span text:style-name="T553_21">plans</text:span><text:span text:style-name="T553_22">-</text:span><text:span text:style-name="T553_23">and</text:span><text:span text:style-name="T553_24">-</text:span><text:span text:style-name="T553_25">scripts</text:span><text:span text:style-name="T553_26">/</text:span><text:span text:style-name="T553_27">Robert</text:span><text:span text:style-name="T553_28">-</text:span><text:span text:style-name="T553_29">API</text:span><text:span text:style-name="T553_30">/</text:span><text:span text:style-name="T553_31">entries</text:span><text:span text:style-name="T553_32">/</text:span><text:span text:style-name="T553_33">big</text:span><text:span text:style-name="T553_34">-</text:span><text:span text:style-name="T553_35">entry</text:span><text:span text:style-name="T553_36"><text:s/>|<text:s/></text:span><text:span text:style-name="T553_37">awk</text:span><text:span text:style-name="T553_38"><text:s/>'{</text:span><text:span text:style-name="T553_39">printf</text:span><text:span text:style-name="T553_40"><text:s/>$3}')</text:span></text:p>
      <text:p text:style-name="P554"><text:span text:style-name="T554_1">echo</text:span><text:span text:style-name="T554_2"><text:s/>$</text:span><text:span text:style-name="T554_3">CHAINID</text:span></text:p>
      <text:p text:style-name="P555"><text:span text:style-name="T555_1">echo</text:span></text:p>
      <text:p text:style-name="P556"><text:span text:style-name="T556_1">echo</text:span><text:span text:style-name="T556_2"><text:s/></text:span><text:span text:style-name="T556_3">WAITING</text:span><text:span text:style-name="T556_4"><text:s/>60<text:s/></text:span><text:span text:style-name="T556_5">SECONDS</text:span><text:span text:style-name="T556_6"><text:s/></text:span><text:span text:style-name="T556_7">FOR</text:span><text:span text:style-name="T556_8"><text:s/></text:span><text:span text:style-name="T556_9">DIRECTORY</text:span><text:span text:style-name="T556_10"><text:s/></text:span><text:span text:style-name="T556_11">BLOCK</text:span><text:span text:style-name="T556_12"><text:s/></text:span><text:span text:style-name="T556_13">TO</text:span><text:span text:style-name="T556_14"><text:s/></text:span><text:span text:style-name="T556_15">CLOSE</text:span></text:p>
      <text:p text:style-name="P557"><text:span text:style-name="T557_1">sleep</text:span><text:span text:style-name="T557_2"><text:s/>60</text:span></text:p>
      <text:p text:style-name="P558"><text:span text:style-name="T558_1">echo</text:span><text:span text:style-name="T558_2"><text:s/></text:span><text:span text:style-name="T558_3">Chain</text:span><text:span text:style-name="T558_4"><text:s/></text:span><text:span text:style-name="T558_5">Head</text:span><text:span text:style-name="T558_6"><text:s/></text:span><text:span text:style-name="T558_7">Merkelroot</text:span></text:p>
      <text:p text:style-name="P559"><text:span text:style-name="T559_1">HEAD</text:span><text:span text:style-name="T559_2">=$(</text:span><text:span text:style-name="T559_3">factom</text:span><text:span text:style-name="T559_4">-</text:span><text:span text:style-name="T559_5">cli</text:span><text:span text:style-name="T559_6"><text:s/></text:span><text:span text:style-name="T559_7">get</text:span><text:span text:style-name="T559_8"><text:s/></text:span><text:span text:style-name="T559_9">chain</text:span><text:span text:style-name="T559_10"><text:s/>$</text:span><text:span text:style-name="T559_11">CHAINID</text:span><text:span text:style-name="T559_12">)</text:span></text:p>
      <text:p text:style-name="P560"><text:span text:style-name="T560_1">echo</text:span><text:span text:style-name="T560_2"><text:s/>$</text:span><text:span text:style-name="T560_3">HEAD</text:span></text:p>
      <text:p text:style-name="P561"><text:span text:style-name="T561_1">factom</text:span><text:span text:style-name="T561_2">-</text:span><text:span text:style-name="T561_3">cli</text:span><text:span text:style-name="T561_4"><text:s/></text:span><text:span text:style-name="T561_5">balance</text:span><text:span text:style-name="T561_6"><text:s/></text:span><text:span text:style-name="T561_7">ec</text:span><text:span text:style-name="T561_8"><text:s/>$</text:span><text:span text:style-name="T561_9">ECWALLETADDRESSKEY</text:span><text:span text:style-name="T561_10">01</text:span></text:p>
      <text:p text:style-name="P562"><text:span text:style-name="T562_1">echo</text:span></text:p>
      <text:p text:style-name="P563"/>
      <text:p text:style-name="P564"><text:span text:style-name="T564_1">echo</text:span><text:span text:style-name="T564_2"><text:s/>3.1.5<text:s/></text:span><text:span text:style-name="T564_3">MAKE</text:span><text:span text:style-name="T564_4"><text:s/></text:span><text:span text:style-name="T564_5">CHAIN</text:span><text:span text:style-name="T564_6"><text:s/></text:span><text:span text:style-name="T564_7">WITH</text:span><text:span text:style-name="T564_8"><text:s/></text:span><text:span text:style-name="T564_9">MAXIMUM</text:span><text:span text:style-name="T564_10"><text:s/></text:span><text:span text:style-name="T564_11">ENTRY</text:span><text:span text:style-name="T564_12"><text:s/>\(</text:span><text:span text:style-name="T564_13">INCLUDING</text:span><text:span text:style-name="T564_14"><text:s/></text:span><text:span text:style-name="T564_15">EXTERNAL</text:span><text:span text:style-name="T564_16"><text:s/></text:span><text:span text:style-name="T564_17">ID</text:span><text:span text:style-name="T564_18">\)<text:s/></text:span><text:span text:style-name="T564_19">SIZE</text:span><text:span text:style-name="T564_20"><text:s/>\(10240<text:s/></text:span><text:span text:style-name="T564_21">BYTES</text:span><text:span text:style-name="T564_22">\)</text:span></text:p>
      <text:p text:style-name="P565"><text:span text:style-name="T565_1">echo</text:span></text:p>
      <text:p text:style-name="P566"><text:span text:style-name="T566_1">echo</text:span><text:span text:style-name="T566_2"><text:s/></text:span><text:span text:style-name="T566_3">Proposed</text:span><text:span text:style-name="T566_4"><text:s/></text:span><text:span text:style-name="T566_5">New</text:span><text:span text:style-name="T566_6"><text:s/></text:span><text:span text:style-name="T566_7">Chain</text:span><text:span text:style-name="T566_8"><text:s/></text:span><text:span text:style-name="T566_9">ID</text:span></text:p>
      <text:p text:style-name="P567"><text:span text:style-name="T567_1">CHAINID</text:span><text:span text:style-name="T567_2">=$(</text:span><text:span text:style-name="T567_3">factom</text:span><text:span text:style-name="T567_4">-</text:span><text:span text:style-name="T567_5">cli</text:span><text:span text:style-name="T567_6"><text:s/></text:span><text:span text:style-name="T567_7">mkchain</text:span><text:span text:style-name="T567_8"><text:s/>-</text:span><text:span text:style-name="T567_9">e</text:span><text:span text:style-name="T567_10"><text:s/>12345678901234567890<text:s/>-</text:span><text:span text:style-name="T567_11">e</text:span><text:span text:style-name="T567_12"><text:s/>12345678901234567890<text:s/></text:span><text:span text:style-name="T567_13">ec</text:span><text:span text:style-name="T567_14">-</text:span><text:span text:style-name="T567_15">wallet</text:span><text:span text:style-name="T567_16">-</text:span><text:span text:style-name="T567_17">address</text:span><text:span text:style-name="T567_18">-</text:span><text:span text:style-name="T567_19">name</text:span><text:span text:style-name="T567_20">01<text:s/>&lt;~/</text:span><text:span text:style-name="T567_21">testing</text:span><text:span text:style-name="T567_22">/</text:span><text:span text:style-name="T567_23">testing</text:span><text:span text:style-name="T567_24">/</text:span><text:span text:style-name="T567_25">test</text:span><text:span text:style-name="T567_26">-</text:span><text:span text:style-name="T567_27">plans</text:span><text:span text:style-name="T567_28">-</text:span><text:span text:style-name="T567_29">and</text:span><text:span text:style-name="T567_30">-</text:span><text:span text:style-name="T567_31">scripts</text:span><text:span text:style-name="T567_32">/</text:span><text:span text:style-name="T567_33">Robert</text:span><text:span text:style-name="T567_34">-</text:span><text:span text:style-name="T567_35">API</text:span><text:span text:style-name="T567_36">/</text:span><text:span text:style-name="T567_37">entries</text:span><text:span text:style-name="T567_38">/</text:span><text:span text:style-name="T567_39">big</text:span><text:span text:style-name="T567_40">-</text:span><text:span text:style-name="T567_41">entry</text:span><text:span text:style-name="T567_42"><text:s/>|<text:s/></text:span><text:span text:style-name="T567_43">awk</text:span><text:span text:style-name="T567_44"><text:s/>'{</text:span><text:span text:style-name="T567_45">printf</text:span><text:span text:style-name="T567_46"><text:s/>$3}')</text:span></text:p>
      <text:p text:style-name="P568"><text:span text:style-name="T568_1">echo</text:span><text:span text:style-name="T568_2"><text:s/>$</text:span><text:span text:style-name="T568_3">CHAINID</text:span></text:p>
      <text:p text:style-name="P569"><text:span text:style-name="T569_1">echo</text:span></text:p>
      <text:p text:style-name="P570"><text:span text:style-name="T570_1">echo</text:span><text:span text:style-name="T570_2"><text:s/></text:span><text:span text:style-name="T570_3">WAITING</text:span><text:span text:style-name="T570_4"><text:s/>60<text:s/></text:span><text:span text:style-name="T570_5">SECONDS</text:span><text:span text:style-name="T570_6"><text:s/></text:span><text:span text:style-name="T570_7">FOR</text:span><text:span text:style-name="T570_8"><text:s/></text:span><text:span text:style-name="T570_9">DIRECTORY</text:span><text:span text:style-name="T570_10"><text:s/></text:span><text:span text:style-name="T570_11">BLOCK</text:span><text:span text:style-name="T570_12"><text:s/></text:span><text:span text:style-name="T570_13">TO</text:span><text:span text:style-name="T570_14"><text:s/></text:span><text:span text:style-name="T570_15">CLOSE</text:span></text:p>
      <text:p text:style-name="P571"><text:span text:style-name="T571_1">sleep</text:span><text:span text:style-name="T571_2"><text:s/>60</text:span></text:p>
      <text:p text:style-name="P572"><text:span text:style-name="T572_1">echo</text:span><text:span text:style-name="T572_2"><text:s/></text:span><text:span text:style-name="T572_3">Chain</text:span><text:span text:style-name="T572_4"><text:s/></text:span><text:span text:style-name="T572_5">Head</text:span><text:span text:style-name="T572_6"><text:s/></text:span><text:span text:style-name="T572_7">Merkelroot</text:span></text:p>
      <text:p text:style-name="P573"><text:span text:style-name="T573_1">HEAD</text:span><text:span text:style-name="T573_2">=$(</text:span><text:span text:style-name="T573_3">factom</text:span><text:span text:style-name="T573_4">-</text:span><text:span text:style-name="T573_5">cli</text:span><text:span text:style-name="T573_6"><text:s/></text:span><text:span text:style-name="T573_7">get</text:span><text:span text:style-name="T573_8"><text:s/></text:span><text:span text:style-name="T573_9">chain</text:span><text:span text:style-name="T573_10"><text:s/>$</text:span><text:span text:style-name="T573_11">CHAINID</text:span><text:span text:style-name="T573_12">)</text:span></text:p>
      <text:p text:style-name="P574"><text:span text:style-name="T574_1">echo</text:span><text:span text:style-name="T574_2"><text:s/>$</text:span><text:span text:style-name="T574_3">HEAD</text:span></text:p>
      <text:p text:style-name="P575"><text:span text:style-name="T575_1">factom</text:span><text:span text:style-name="T575_2">-</text:span><text:span text:style-name="T575_3">cli</text:span><text:span text:style-name="T575_4"><text:s/></text:span><text:span text:style-name="T575_5">balance</text:span><text:span text:style-name="T575_6"><text:s/></text:span><text:span text:style-name="T575_7">ec</text:span><text:span text:style-name="T575_8"><text:s/></text:span><text:span text:style-name="T575_9">ec</text:span><text:span text:style-name="T575_10">-</text:span><text:span text:style-name="T575_11">wallet</text:span><text:span text:style-name="T575_12">-</text:span><text:span text:style-name="T575_13">address</text:span><text:span text:style-name="T575_14">-</text:span><text:span text:style-name="T575_15">name</text:span><text:span text:style-name="T575_16">01</text:span></text:p>
      <text:p text:style-name="P576"><text:span text:style-name="T576_1">echo</text:span></text:p>
      <text:p text:style-name="P577"/>
      <text:p text:style-name="P578"><text:span text:style-name="T578_1">echo</text:span><text:span text:style-name="T578_2"><text:s/>3.1.6<text:s/></text:span><text:span text:style-name="T578_3">TRY</text:span><text:span text:style-name="T578_4"><text:s/></text:span><text:span text:style-name="T578_5">TO</text:span><text:span text:style-name="T578_6"><text:s/></text:span><text:span text:style-name="T578_7">MAKE</text:span><text:span text:style-name="T578_8"><text:s/></text:span><text:span text:style-name="T578_9">CHAIN</text:span><text:span text:style-name="T578_10"><text:s/></text:span><text:span text:style-name="T578_11">WITH</text:span><text:span text:style-name="T578_12"><text:s/></text:span><text:span text:style-name="T578_13">ENTRY</text:span><text:span text:style-name="T578_14"><text:s/>\(</text:span><text:span text:style-name="T578_15">INCLUDING</text:span><text:span text:style-name="T578_16"><text:s/></text:span><text:span text:style-name="T578_17">EXTERNAL</text:span><text:span text:style-name="T578_18"><text:s/></text:span><text:span text:style-name="T578_19">ID</text:span><text:span text:style-name="T578_20">\)<text:s/></text:span><text:span text:style-name="T578_21">SIZE</text:span><text:span text:style-name="T578_22"><text:s/>\&gt;10240<text:s/></text:span><text:span text:style-name="T578_23">BYTES</text:span></text:p>
      <text:p text:style-name="P579"><text:span text:style-name="T579_1">echo</text:span></text:p>
      <text:p text:style-name="P580"><text:span text:style-name="T580_1">echo</text:span><text:span text:style-name="T580_2"><text:s/></text:span><text:span text:style-name="T580_3">Proposed</text:span><text:span text:style-name="T580_4"><text:s/></text:span><text:span text:style-name="T580_5">New</text:span><text:span text:style-name="T580_6"><text:s/></text:span><text:span text:style-name="T580_7">Chain</text:span><text:span text:style-name="T580_8"><text:s/></text:span><text:span text:style-name="T580_9">ID</text:span></text:p>
      <text:p text:style-name="P581"><text:span text:style-name="T581_1">CHAINID</text:span><text:span text:style-name="T581_2">=$(</text:span><text:span text:style-name="T581_3">factom</text:span><text:span text:style-name="T581_4">-</text:span><text:span text:style-name="T581_5">cli</text:span><text:span text:style-name="T581_6"><text:s/></text:span><text:span text:style-name="T581_7">mkchain</text:span><text:span text:style-name="T581_8"><text:s/>-</text:span><text:span text:style-name="T581_9">e</text:span><text:span text:style-name="T581_10"><text:s/>123456789012345678901<text:s/>-</text:span><text:span text:style-name="T581_11">e</text:span><text:span text:style-name="T581_12"><text:s/>12345678901234567890<text:s/>$</text:span><text:span text:style-name="T581_13">ECWALLETADDRESSKEY</text:span><text:span text:style-name="T581_14">01<text:s/>&lt;~/</text:span><text:span text:style-name="T581_15">testing</text:span><text:span text:style-name="T581_16">/</text:span><text:span text:style-name="T581_17">testing</text:span><text:span text:style-name="T581_18">/</text:span><text:span text:style-name="T581_19">test</text:span><text:span text:style-name="T581_20">-</text:span><text:span text:style-name="T581_21">plans</text:span><text:span text:style-name="T581_22">-</text:span><text:span text:style-name="T581_23">and</text:span><text:span text:style-name="T581_24">-</text:span><text:span text:style-name="T581_25">scripts</text:span><text:span text:style-name="T581_26">/</text:span><text:span text:style-name="T581_27">Robert</text:span><text:span text:style-name="T581_28">-</text:span><text:span text:style-name="T581_29">API</text:span><text:span text:style-name="T581_30">/</text:span><text:span text:style-name="T581_31">entries</text:span><text:span text:style-name="T581_32">/</text:span><text:span text:style-name="T581_33">big</text:span><text:span text:style-name="T581_34">-</text:span><text:span text:style-name="T581_35">entry</text:span><text:span text:style-name="T581_36"><text:s/>|<text:s/></text:span><text:span text:style-name="T581_37">awk</text:span><text:span text:style-name="T581_38"><text:s/>'{</text:span><text:span text:style-name="T581_39">printf</text:span><text:span text:style-name="T581_40"><text:s/>$3}')</text:span></text:p>
      <text:p text:style-name="P582"><text:span text:style-name="T582_1">echo</text:span><text:span text:style-name="T582_2"><text:s/>$</text:span><text:span text:style-name="T582_3">CHAINID</text:span></text:p>
      <text:p text:style-name="P583"><text:span text:style-name="T583_1">echo</text:span></text:p>
      <text:p text:style-name="P584"><text:span text:style-name="T584_1">echo</text:span><text:span text:style-name="T584_2"><text:s/></text:span><text:span text:style-name="T584_3">WAITING</text:span><text:span text:style-name="T584_4"><text:s/>60<text:s/></text:span><text:span text:style-name="T584_5">SECONDS</text:span><text:span text:style-name="T584_6"><text:s/></text:span><text:span text:style-name="T584_7">FOR</text:span><text:span text:style-name="T584_8"><text:s/></text:span><text:span text:style-name="T584_9">DIRECTORY</text:span><text:span text:style-name="T584_10"><text:s/></text:span><text:span text:style-name="T584_11">BLOCK</text:span><text:span text:style-name="T584_12"><text:s/></text:span><text:span text:style-name="T584_13">TO</text:span><text:span text:style-name="T584_14"><text:s/></text:span><text:span text:style-name="T584_15">CLOSE</text:span></text:p>
      <text:p text:style-name="P585"><text:span text:style-name="T585_1">sleep</text:span><text:span text:style-name="T585_2"><text:s/>60</text:span></text:p>
      <text:p text:style-name="P586"><text:span text:style-name="T586_1">echo</text:span><text:span text:style-name="T586_2"><text:s/></text:span><text:span text:style-name="T586_3">Chain</text:span><text:span text:style-name="T586_4"><text:s/></text:span><text:span text:style-name="T586_5">Head</text:span><text:span text:style-name="T586_6"><text:s/></text:span><text:span text:style-name="T586_7">Merkelroot</text:span></text:p>
      <text:p text:style-name="P587"><text:span text:style-name="T587_1">HEAD</text:span><text:span text:style-name="T587_2">=$(</text:span><text:span text:style-name="T587_3">factom</text:span><text:span text:style-name="T587_4">-</text:span><text:span text:style-name="T587_5">cli</text:span><text:span text:style-name="T587_6"><text:s/></text:span><text:span text:style-name="T587_7">get</text:span><text:span text:style-name="T587_8"><text:s/></text:span><text:span text:style-name="T587_9">chain</text:span><text:span text:style-name="T587_10"><text:s/>$</text:span><text:span text:style-name="T587_11">CHAINID</text:span><text:span text:style-name="T587_12">)</text:span></text:p>
      <text:p text:style-name="P588"><text:span text:style-name="T588_1">echo</text:span><text:span text:style-name="T588_2"><text:s/>$</text:span><text:span text:style-name="T588_3">HEAD</text:span></text:p>
      <text:p text:style-name="P589"><text:span text:style-name="T589_1">factom</text:span><text:span text:style-name="T589_2">-</text:span><text:span text:style-name="T589_3">cli</text:span><text:span text:style-name="T589_4"><text:s/></text:span><text:span text:style-name="T589_5">balance</text:span><text:span text:style-name="T589_6"><text:s/></text:span><text:span text:style-name="T589_7">ec</text:span><text:span text:style-name="T589_8"><text:s/>$</text:span><text:span text:style-name="T589_9">ECWALLETADDRESSKEY</text:span><text:span text:style-name="T589_10">01</text:span></text:p>
      <text:p text:style-name="P590"><text:span text:style-name="T590_1">echo</text:span></text:p>
      <text:p text:style-name="P591"/>
      <text:p text:style-name="P592"><text:span text:style-name="T592_1">echo</text:span><text:span text:style-name="T592_2"><text:s/>3.1.7<text:s/></text:span><text:span text:style-name="T592_3">MAKE</text:span><text:span text:style-name="T592_4"><text:s/></text:span><text:span text:style-name="T592_5">CHAIN</text:span><text:span text:style-name="T592_6"><text:s/></text:span><text:span text:style-name="T592_7">THAT</text:span><text:span text:style-name="T592_8"><text:s/></text:span><text:span text:style-name="T592_9">ALREADY</text:span><text:span text:style-name="T592_10"><text:s/></text:span><text:span text:style-name="T592_11">EXISTS</text:span></text:p>
      <text:p text:style-name="P593"><text:span text:style-name="T593_1">echo</text:span></text:p>
      <text:p text:style-name="P594"><text:span text:style-name="T594_1">echo</text:span><text:span text:style-name="T594_2"><text:s/></text:span><text:span text:style-name="T594_3">Proposed</text:span><text:span text:style-name="T594_4"><text:s/></text:span><text:span text:style-name="T594_5">New</text:span><text:span text:style-name="T594_6"><text:s/></text:span><text:span text:style-name="T594_7">Chain</text:span><text:span text:style-name="T594_8"><text:s/></text:span><text:span text:style-name="T594_9">ID</text:span></text:p>
      <text:p text:style-name="P595"><text:span text:style-name="T595_1">CHAINID</text:span><text:span text:style-name="T595_2">=$(</text:span><text:span text:style-name="T595_3">factom</text:span><text:span text:style-name="T595_4">-</text:span><text:span text:style-name="T595_5">cli</text:span><text:span text:style-name="T595_6"><text:s/></text:span><text:span text:style-name="T595_7">mkchain</text:span><text:span text:style-name="T595_8"><text:s/>-</text:span><text:span text:style-name="T595_9">e</text:span><text:span text:style-name="T595_10"><text:s/>3<text:s/>-</text:span><text:span text:style-name="T595_11">e</text:span><text:span text:style-name="T595_12"><text:s/>3<text:s/></text:span><text:span text:style-name="T595_13">ec</text:span><text:span text:style-name="T595_14">-</text:span><text:span text:style-name="T595_15">wallet</text:span><text:span text:style-name="T595_16">-</text:span><text:span text:style-name="T595_17">address</text:span><text:span text:style-name="T595_18">-</text:span><text:span text:style-name="T595_19">name</text:span><text:span text:style-name="T595_20">01<text:s/>&lt;~/</text:span><text:span text:style-name="T595_21">testing</text:span><text:span text:style-name="T595_22">/</text:span><text:span text:style-name="T595_23">testing</text:span><text:span text:style-name="T595_24">/</text:span><text:span text:style-name="T595_25">test</text:span><text:span text:style-name="T595_26">-</text:span><text:span text:style-name="T595_27">plans</text:span><text:span text:style-name="T595_28">-</text:span><text:span text:style-name="T595_29">and</text:span><text:span text:style-name="T595_30">-</text:span><text:span text:style-name="T595_31">scripts</text:span><text:span text:style-name="T595_32">/</text:span><text:span text:style-name="T595_33">Robert</text:span><text:span text:style-name="T595_34">-</text:span><text:span text:style-name="T595_35">API</text:span><text:span text:style-name="T595_36">/</text:span><text:span text:style-name="T595_37">entries</text:span><text:span text:style-name="T595_38">/</text:span><text:span text:style-name="T595_39">small</text:span><text:span text:style-name="T595_40">-</text:span><text:span text:style-name="T595_41">entry</text:span><text:span text:style-name="T595_42"><text:s/>|<text:s/></text:span><text:span text:style-name="T595_43">awk</text:span><text:span text:style-name="T595_44"><text:s/>'{</text:span><text:span text:style-name="T595_45">printf</text:span><text:span text:style-name="T595_46"><text:s/>$3}')</text:span></text:p>
      <text:p text:style-name="P596"><text:span text:style-name="T596_1">echo</text:span><text:span text:style-name="T596_2"><text:s/>$</text:span><text:span text:style-name="T596_3">CHAINID</text:span></text:p>
      <text:p text:style-name="P597"><text:span text:style-name="T597_1">echo</text:span></text:p>
      <text:p text:style-name="P598"><text:span text:style-name="T598_1">echo</text:span><text:span text:style-name="T598_2"><text:s/></text:span><text:span text:style-name="T598_3">WAITING</text:span><text:span text:style-name="T598_4"><text:s/>60<text:s/></text:span><text:span text:style-name="T598_5">SECONDS</text:span><text:span text:style-name="T598_6"><text:s/></text:span><text:span text:style-name="T598_7">FOR</text:span><text:span text:style-name="T598_8"><text:s/></text:span><text:span text:style-name="T598_9">DIRECTORY</text:span><text:span text:style-name="T598_10"><text:s/></text:span><text:span text:style-name="T598_11">BLOCK</text:span><text:span text:style-name="T598_12"><text:s/></text:span><text:span text:style-name="T598_13">TO</text:span><text:span text:style-name="T598_14"><text:s/></text:span><text:span text:style-name="T598_15">CLOSE</text:span></text:p>
      <text:p text:style-name="P599"><text:span text:style-name="T599_1">sleep</text:span><text:span text:style-name="T599_2"><text:s/>60</text:span></text:p>
      <text:p text:style-name="P600"><text:span text:style-name="T600_1">echo</text:span><text:span text:style-name="T600_2"><text:s/></text:span><text:span text:style-name="T600_3">Chain</text:span><text:span text:style-name="T600_4"><text:s/></text:span><text:span text:style-name="T600_5">Head</text:span><text:span text:style-name="T600_6"><text:s/></text:span><text:span text:style-name="T600_7">Merkelroot</text:span></text:p>
      <text:p text:style-name="P601"><text:span text:style-name="T601_1">HEAD</text:span><text:span text:style-name="T601_2">=$(</text:span><text:span text:style-name="T601_3">factom</text:span><text:span text:style-name="T601_4">-</text:span><text:span text:style-name="T601_5">cli</text:span><text:span text:style-name="T601_6"><text:s/></text:span><text:span text:style-name="T601_7">get</text:span><text:span text:style-name="T601_8"><text:s/></text:span><text:span text:style-name="T601_9">chain</text:span><text:span text:style-name="T601_10"><text:s/>$</text:span><text:span text:style-name="T601_11">CHAINID</text:span><text:span text:style-name="T601_12">)</text:span></text:p>
      <text:p text:style-name="P602"><text:span text:style-name="T602_1">echo</text:span><text:span text:style-name="T602_2"><text:s/>$</text:span><text:span text:style-name="T602_3">HEAD</text:span></text:p>
      <text:p text:style-name="P603"><text:span text:style-name="T603_1">factom</text:span><text:span text:style-name="T603_2">-</text:span><text:span text:style-name="T603_3">cli</text:span><text:span text:style-name="T603_4"><text:s/></text:span><text:span text:style-name="T603_5">balance</text:span><text:span text:style-name="T603_6"><text:s/></text:span><text:span text:style-name="T603_7">ec</text:span><text:span text:style-name="T603_8"><text:s/></text:span><text:span text:style-name="T603_9">ec</text:span><text:span text:style-name="T603_10">-</text:span><text:span text:style-name="T603_11">wallet</text:span><text:span text:style-name="T603_12">-</text:span><text:span text:style-name="T603_13">address</text:span><text:span text:style-name="T603_14">-</text:span><text:span text:style-name="T603_15">name</text:span><text:span text:style-name="T603_16">01</text:span></text:p>
      <text:p text:style-name="P604"><text:span text:style-name="T604_1">echo</text:span></text:p>
      <text:p text:style-name="P605"/>
      <text:p text:style-name="P606"><text:span text:style-name="T606_1">echo</text:span><text:span text:style-name="T606_2"><text:s/>3.1.8<text:s/></text:span><text:span text:style-name="T606_3">TRY</text:span><text:span text:style-name="T606_4"><text:s/></text:span><text:span text:style-name="T606_5">TO</text:span><text:span text:style-name="T606_6"><text:s/></text:span><text:span text:style-name="T606_7">MAKE</text:span><text:span text:style-name="T606_8"><text:s/></text:span><text:span text:style-name="T606_9">SAME</text:span><text:span text:style-name="T606_10"><text:s/></text:span><text:span text:style-name="T606_11">CHAIN</text:span><text:span text:style-name="T606_12"><text:s/></text:span><text:span text:style-name="T606_13">USING</text:span><text:span text:style-name="T606_14"><text:s/></text:span><text:span text:style-name="T606_15">DIFFERENT</text:span><text:span text:style-name="T606_16"><text:s/></text:span><text:span text:style-name="T606_17">INITIAL</text:span><text:span text:style-name="T606_18"><text:s/></text:span><text:span text:style-name="T606_19">ENTRY</text:span></text:p>
      <text:p text:style-name="P607"><text:span text:style-name="T607_1">echo</text:span></text:p>
      <text:p text:style-name="P608"><text:span text:style-name="T608_1">echo</text:span><text:span text:style-name="T608_2"><text:s/></text:span><text:span text:style-name="T608_3">Proposed</text:span><text:span text:style-name="T608_4"><text:s/></text:span><text:span text:style-name="T608_5">New</text:span><text:span text:style-name="T608_6"><text:s/></text:span><text:span text:style-name="T608_7">Chain</text:span><text:span text:style-name="T608_8"><text:s/></text:span><text:span text:style-name="T608_9">ID</text:span></text:p>
      <text:p text:style-name="P609"><text:span text:style-name="T609_1">CHAINID</text:span><text:span text:style-name="T609_2">=$(</text:span><text:span text:style-name="T609_3">factom</text:span><text:span text:style-name="T609_4">-</text:span><text:span text:style-name="T609_5">cli</text:span><text:span text:style-name="T609_6"><text:s/></text:span><text:span text:style-name="T609_7">mkchain</text:span><text:span text:style-name="T609_8"><text:s/>-</text:span><text:span text:style-name="T609_9">e</text:span><text:span text:style-name="T609_10"><text:s/>3<text:s/>-</text:span><text:span text:style-name="T609_11">e</text:span><text:span text:style-name="T609_12"><text:s/>3<text:s/>$</text:span><text:span text:style-name="T609_13">ECWALLETADDRESSKEY</text:span><text:span text:style-name="T609_14">01<text:s/>&lt;~/</text:span><text:span text:style-name="T609_15">testing</text:span><text:span text:style-name="T609_16">/</text:span><text:span text:style-name="T609_17">testing</text:span><text:span text:style-name="T609_18">/</text:span><text:span text:style-name="T609_19">test</text:span><text:span text:style-name="T609_20">-</text:span><text:span text:style-name="T609_21">plans</text:span><text:span text:style-name="T609_22">-</text:span><text:span text:style-name="T609_23">and</text:span><text:span text:style-name="T609_24">-</text:span><text:span text:style-name="T609_25">scripts</text:span><text:span text:style-name="T609_26">/</text:span><text:span text:style-name="T609_27">Robert</text:span><text:span text:style-name="T609_28">-</text:span><text:span text:style-name="T609_29">API</text:span><text:span text:style-name="T609_30">/</text:span><text:span text:style-name="T609_31">entries</text:span><text:span text:style-name="T609_32">/</text:span><text:span text:style-name="T609_33">big</text:span><text:span text:style-name="T609_34">-</text:span><text:span text:style-name="T609_35">entry</text:span><text:span text:style-name="T609_36"><text:s/>|<text:s/></text:span><text:span text:style-name="T609_37">awk</text:span><text:span text:style-name="T609_38"><text:s/>'{</text:span><text:span text:style-name="T609_39">printf</text:span><text:span text:style-name="T609_40"><text:s/>$3}')</text:span></text:p>
      <text:p text:style-name="P610"><text:span text:style-name="T610_1">echo</text:span><text:span text:style-name="T610_2"><text:s/>$</text:span><text:span text:style-name="T610_3">CHAINID</text:span></text:p>
      <text:p text:style-name="P611"><text:span text:style-name="T611_1">echo</text:span></text:p>
      <text:p text:style-name="P612"><text:span text:style-name="T612_1">echo</text:span><text:span text:style-name="T612_2"><text:s/></text:span><text:span text:style-name="T612_3">WAITING</text:span><text:span text:style-name="T612_4"><text:s/>60<text:s/></text:span><text:span text:style-name="T612_5">SECONDS</text:span><text:span text:style-name="T612_6"><text:s/></text:span><text:span text:style-name="T612_7">FOR</text:span><text:span text:style-name="T612_8"><text:s/></text:span><text:span text:style-name="T612_9">DIRECTORY</text:span><text:span text:style-name="T612_10"><text:s/></text:span><text:span text:style-name="T612_11">BLOCK</text:span><text:span text:style-name="T612_12"><text:s/></text:span><text:span text:style-name="T612_13">TO</text:span><text:span text:style-name="T612_14"><text:s/></text:span><text:span text:style-name="T612_15">CLOSE</text:span></text:p>
      <text:p text:style-name="P613"><text:span text:style-name="T613_1">sleep</text:span><text:span text:style-name="T613_2"><text:s/>60</text:span></text:p>
      <text:p text:style-name="P614"><text:span text:style-name="T614_1">echo</text:span><text:span text:style-name="T614_2"><text:s/></text:span><text:span text:style-name="T614_3">Chain</text:span><text:span text:style-name="T614_4"><text:s/></text:span><text:span text:style-name="T614_5">Head</text:span><text:span text:style-name="T614_6"><text:s/></text:span><text:span text:style-name="T614_7">Merkelroot</text:span></text:p>
      <text:p text:style-name="P615"><text:span text:style-name="T615_1">HEAD</text:span><text:span text:style-name="T615_2">=$(</text:span><text:span text:style-name="T615_3">factom</text:span><text:span text:style-name="T615_4">-</text:span><text:span text:style-name="T615_5">cli</text:span><text:span text:style-name="T615_6"><text:s/></text:span><text:span text:style-name="T615_7">get</text:span><text:span text:style-name="T615_8"><text:s/></text:span><text:span text:style-name="T615_9">chain</text:span><text:span text:style-name="T615_10"><text:s/>$</text:span><text:span text:style-name="T615_11">CHAINID</text:span><text:span text:style-name="T615_12">)</text:span></text:p>
      <text:p text:style-name="P616"><text:span text:style-name="T616_1">echo</text:span><text:span text:style-name="T616_2"><text:s/>$</text:span><text:span text:style-name="T616_3">HEAD</text:span></text:p>
      <text:p text:style-name="P617"><text:span text:style-name="T617_1">factom</text:span><text:span text:style-name="T617_2">-</text:span><text:span text:style-name="T617_3">cli</text:span><text:span text:style-name="T617_4"><text:s/></text:span><text:span text:style-name="T617_5">balance</text:span><text:span text:style-name="T617_6"><text:s/></text:span><text:span text:style-name="T617_7">ec</text:span><text:span text:style-name="T617_8"><text:s/>$</text:span><text:span text:style-name="T617_9">ECWALLETADDRESSKEY</text:span><text:span text:style-name="T617_10">01</text:span></text:p>
      <text:p text:style-name="P618"><text:span text:style-name="T618_1">echo</text:span></text:p>
      <text:p text:style-name="P619"/>
      <text:p text:style-name="P620"><text:span text:style-name="T620_1">echo</text:span><text:span text:style-name="T620_2"><text:s/>3.2<text:s/></text:span><text:span text:style-name="T620_3">ENTRY</text:span><text:span text:style-name="T620_4"><text:s/></text:span><text:span text:style-name="T620_5">BLOCK</text:span><text:span text:style-name="T620_6"><text:s/></text:span><text:span text:style-name="T620_7">CHAIN</text:span></text:p>
      <text:p text:style-name="P621"><text:span text:style-name="T621_1">echo</text:span></text:p>
      <text:p text:style-name="P622"><text:span text:style-name="T622_1">echo</text:span><text:span text:style-name="T622_2"><text:s/>3.2.1<text:s/></text:span><text:span text:style-name="T622_3">SHOW</text:span><text:span text:style-name="T622_4"><text:s/></text:span><text:span text:style-name="T622_5">ENTRY</text:span><text:span text:style-name="T622_6"><text:s/></text:span><text:span text:style-name="T622_7">BLOCK</text:span><text:span text:style-name="T622_8"><text:s/></text:span><text:span text:style-name="T622_9">CHAIN</text:span></text:p>
      <text:p text:style-name="P623"><text:span text:style-name="T623_1">ENTRYKEYMERKELROOT</text:span><text:span text:style-name="T623_2">=$</text:span><text:span text:style-name="T623_3">HEADGOOD</text:span></text:p>
      <text:p text:style-name="P624"><text:span text:style-name="T624_1">until</text:span><text:span text:style-name="T624_2"><text:s/>[<text:s/>"$</text:span><text:span text:style-name="T624_3">ENTRYKEYMERKELROOT</text:span><text:span text:style-name="T624_4">"<text:s/>=<text:s text:c="2"/>'0000000000000000000000000000000000000000000000000000000000000000'<text:s/>-</text:span><text:span text:style-name="T624_5">o</text:span><text:span text:style-name="T624_6"><text:s/>"$</text:span><text:span text:style-name="T624_7">ENTRYKEYMERKELROOT</text:span><text:span text:style-name="T624_8">"<text:s/>=<text:s/>""<text:s/>];<text:s/></text:span><text:span text:style-name="T624_9">do</text:span></text:p>
      <text:p text:style-name="P625"><text:span text:style-name="T625_1"><text:tab/></text:span><text:span text:style-name="T625_2">RESULT</text:span><text:span text:style-name="T625_3">=$(</text:span><text:span text:style-name="T625_4">factom</text:span><text:span text:style-name="T625_5">-</text:span><text:span text:style-name="T625_6">cli</text:span><text:span text:style-name="T625_7"><text:s/></text:span><text:span text:style-name="T625_8">get</text:span><text:span text:style-name="T625_9"><text:s/></text:span><text:span text:style-name="T625_10">eblock</text:span><text:span text:style-name="T625_11"><text:s/>$</text:span><text:span text:style-name="T625_12">ENTRYKEYMERKELROOT</text:span><text:span text:style-name="T625_13">)</text:span></text:p>
      <text:p text:style-name="P626"><text:span text:style-name="T626_1">#<text:s text:c="3"/></text:span><text:span text:style-name="T626_2">echo</text:span><text:span text:style-name="T626_3"><text:s/>$</text:span><text:span text:style-name="T626_4">RESULT</text:span></text:p>
      <text:p text:style-name="P627"><text:span text:style-name="T627_1"><text:tab/></text:span><text:span text:style-name="T627_2">SEQNO</text:span><text:span text:style-name="T627_3">=$(</text:span><text:span text:style-name="T627_4">echo</text:span><text:span text:style-name="T627_5"><text:s/>$</text:span><text:span text:style-name="T627_6">RESULT</text:span><text:span text:style-name="T627_7"><text:s/>|<text:s/></text:span><text:span text:style-name="T627_8">awk</text:span><text:span text:style-name="T627_9"><text:s/>'{</text:span><text:span text:style-name="T627_10">printf</text:span><text:span text:style-name="T627_11"><text:s/>$2}')</text:span></text:p>
      <text:p text:style-name="P628"><text:span text:style-name="T628_1"><text:tab/></text:span><text:span text:style-name="T628_2">TIMESTAMP</text:span><text:span text:style-name="T628_3">=$(</text:span><text:span text:style-name="T628_4">echo</text:span><text:span text:style-name="T628_5"><text:s/>$</text:span><text:span text:style-name="T628_6">RESULT</text:span><text:span text:style-name="T628_7"><text:s/>|<text:s/></text:span><text:span text:style-name="T628_8">awk</text:span><text:span text:style-name="T628_9"><text:s/>'{</text:span><text:span text:style-name="T628_10">printf</text:span><text:span text:style-name="T628_11"><text:s/>$8}')<text:s text:c="4"/></text:span></text:p>
      <text:p text:style-name="P629"><text:span text:style-name="T629_1"><text:tab/></text:span><text:span text:style-name="T629_2">EBCHAINID</text:span><text:span text:style-name="T629_3">=$(</text:span><text:span text:style-name="T629_4">echo</text:span><text:span text:style-name="T629_5"><text:s/>$</text:span><text:span text:style-name="T629_6">RESULT</text:span><text:span text:style-name="T629_7"><text:s/>|<text:s/></text:span><text:span text:style-name="T629_8">awk</text:span><text:span text:style-name="T629_9"><text:s/>'{</text:span><text:span text:style-name="T629_10">printf</text:span><text:span text:style-name="T629_11"><text:s/>$4}')</text:span></text:p>
      <text:p text:style-name="P630"><text:span text:style-name="T630_1"><text:tab/></text:span><text:span text:style-name="T630_2">ENTRYKEYMERKELROOT</text:span><text:span text:style-name="T630_3">=$(</text:span><text:span text:style-name="T630_4">echo</text:span><text:span text:style-name="T630_5"><text:s/>$</text:span><text:span text:style-name="T630_6">RESULT</text:span><text:span text:style-name="T630_7"><text:s/>|<text:s/></text:span><text:span text:style-name="T630_8">awk</text:span><text:span text:style-name="T630_9"><text:s/>'{</text:span><text:span text:style-name="T630_10">printf</text:span><text:span text:style-name="T630_11"><text:s/>$6}')</text:span></text:p>
      <text:p text:style-name="P631"><text:span text:style-name="T631_1"><text:tab/></text:span><text:span text:style-name="T631_2">echo</text:span><text:span text:style-name="T631_3"><text:s/></text:span><text:span text:style-name="T631_4">ENTRY</text:span><text:span text:style-name="T631_5"><text:s/></text:span><text:span text:style-name="T631_6">BLOCK</text:span></text:p>
      <text:p text:style-name="P632"><text:span text:style-name="T632_1"><text:tab/></text:span><text:span text:style-name="T632_2">echo</text:span><text:span text:style-name="T632_3"><text:s/>-----------</text:span></text:p>
      <text:p text:style-name="P633"><text:span text:style-name="T633_1"><text:tab/></text:span><text:span text:style-name="T633_2">echo</text:span><text:span text:style-name="T633_3"><text:s/></text:span><text:span text:style-name="T633_4">Sequence</text:span><text:span text:style-name="T633_5"><text:s/></text:span><text:span text:style-name="T633_6">Number</text:span><text:span text:style-name="T633_7"><text:s/>-<text:s/></text:span><text:span text:style-name="T633_8">Time</text:span><text:span text:style-name="T633_9"><text:s/></text:span><text:span text:style-name="T633_10">Stamp</text:span></text:p>
      <text:p text:style-name="P634"><text:span text:style-name="T634_1"><text:tab/></text:span><text:span text:style-name="T634_2">echo</text:span><text:span text:style-name="T634_3"><text:s/>$</text:span><text:span text:style-name="T634_4">SEQNO</text:span><text:span text:style-name="T634_5"><text:s/>$</text:span><text:span text:style-name="T634_6">TIMESTAMP</text:span></text:p>
      <text:p text:style-name="P635"><text:span text:style-name="T635_1"><text:tab/></text:span><text:span text:style-name="T635_2">echo</text:span><text:span text:style-name="T635_3"><text:s/></text:span><text:span text:style-name="T635_4">Chain</text:span><text:span text:style-name="T635_5"><text:s/></text:span><text:span text:style-name="T635_6">ID</text:span></text:p>
      <text:p text:style-name="P636"><text:span text:style-name="T636_1"><text:tab/></text:span><text:span text:style-name="T636_2">echo</text:span><text:span text:style-name="T636_3"><text:s/>$</text:span><text:span text:style-name="T636_4">EBCHAINID</text:span></text:p>
      <text:p text:style-name="P637"><text:span text:style-name="T637_1"><text:tab/></text:span><text:span text:style-name="T637_2">echo</text:span><text:span text:style-name="T637_3"><text:s/></text:span><text:span text:style-name="T637_4">Previous</text:span><text:span text:style-name="T637_5"><text:s/></text:span><text:span text:style-name="T637_6">Entry</text:span><text:span text:style-name="T637_7"><text:s/></text:span><text:span text:style-name="T637_8">Block</text:span><text:span text:style-name="T637_9"><text:s/></text:span><text:span text:style-name="T637_10">Key</text:span><text:span text:style-name="T637_11"><text:s/></text:span><text:span text:style-name="T637_12">Merkel</text:span><text:span text:style-name="T637_13"><text:s/></text:span><text:span text:style-name="T637_14">Root</text:span></text:p>
      <text:p text:style-name="P638"><text:span text:style-name="T638_1"><text:tab/></text:span><text:span text:style-name="T638_2">echo</text:span><text:span text:style-name="T638_3"><text:s/>$</text:span><text:span text:style-name="T638_4">ENTRYKEYMERKELROOT</text:span></text:p>
      <text:p text:style-name="P639"><text:span text:style-name="T639_1"><text:tab/></text:span><text:span text:style-name="T639_2">echo</text:span></text:p>
      <text:p text:style-name="P640"><text:span text:style-name="T640_1"><text:tab/></text:span><text:span text:style-name="T640_2">ENTRYINDEX</text:span><text:span text:style-name="T640_3">=12</text:span></text:p>
      <text:p text:style-name="P641"><text:span text:style-name="T641_1"><text:tab/></text:span><text:span text:style-name="T641_2">ENTRYTIMESTAMP</text:span><text:span text:style-name="T641_3">=$(</text:span><text:span text:style-name="T641_4">echo</text:span><text:span text:style-name="T641_5"><text:s/>$</text:span><text:span text:style-name="T641_6">RESULT</text:span><text:span text:style-name="T641_7"><text:s/>|<text:s/></text:span><text:span text:style-name="T641_8">awk</text:span><text:span text:style-name="T641_9"><text:s/>'{</text:span><text:span text:style-name="T641_10">printf</text:span><text:span text:style-name="T641_11"><text:s/>$12}')</text:span></text:p>
      <text:p text:style-name="P642"><text:span text:style-name="T642_1"><text:tab/></text:span><text:span text:style-name="T642_2">until</text:span><text:span text:style-name="T642_3"><text:s/>[<text:s/>"$</text:span><text:span text:style-name="T642_4">ENTRYTIMESTAMP</text:span><text:span text:style-name="T642_5">"<text:s/>=<text:s/>""<text:s/>];<text:s/></text:span><text:span text:style-name="T642_6">do</text:span></text:p>
      <text:p text:style-name="P643"><text:span text:style-name="T643_1"><text:s text:c="4"/><text:tab/></text:span><text:span text:style-name="T643_2">echo</text:span><text:span text:style-name="T643_3"><text:s/>"<text:tab/>"</text:span><text:span text:style-name="T643_4">ENTRY</text:span></text:p>
      <text:p text:style-name="P644"><text:span text:style-name="T644_1"><text:s text:c="4"/><text:tab/></text:span><text:span text:style-name="T644_2">echo</text:span><text:span text:style-name="T644_3"><text:s/>"<text:tab/>"-----</text:span></text:p>
      <text:p text:style-name="P645"><text:span text:style-name="T645_1"><text:s text:c="4"/><text:tab/></text:span><text:span text:style-name="T645_2">echo</text:span><text:span text:style-name="T645_3"><text:s/>"<text:tab/>"</text:span><text:span text:style-name="T645_4">Entry</text:span><text:span text:style-name="T645_5"><text:s/></text:span><text:span text:style-name="T645_6">Time</text:span><text:span text:style-name="T645_7"><text:s/></text:span><text:span text:style-name="T645_8">Stamp</text:span></text:p>
      <text:p text:style-name="P646"><text:span text:style-name="T646_1"><text:s text:c="4"/><text:tab/></text:span><text:span text:style-name="T646_2">echo</text:span><text:span text:style-name="T646_3"><text:s/>"<text:tab/>"$</text:span><text:span text:style-name="T646_4">ENTRYTIMESTAMP</text:span></text:p>
      <text:p text:style-name="P647"><text:span text:style-name="T647_1"><text:s text:c="4"/><text:tab/></text:span><text:span text:style-name="T647_2">echo</text:span><text:span text:style-name="T647_3"><text:s/>"<text:tab/>"</text:span><text:span text:style-name="T647_4">Entry</text:span><text:span text:style-name="T647_5"><text:s/></text:span><text:span text:style-name="T647_6">Hash</text:span></text:p>
      <text:p text:style-name="P648"><text:span text:style-name="T648_1"><text:s text:c="4"/><text:tab/></text:span><text:span text:style-name="T648_2">ENTRYHASH</text:span><text:span text:style-name="T648_3">=$(</text:span><text:span text:style-name="T648_4">echo</text:span><text:span text:style-name="T648_5"><text:s/>$</text:span><text:span text:style-name="T648_6">RESULT</text:span><text:span text:style-name="T648_7"><text:s/>|<text:s/></text:span><text:span text:style-name="T648_8">awk</text:span><text:span text:style-name="T648_9"><text:s/>-</text:span><text:span text:style-name="T648_10">v</text:span><text:span text:style-name="T648_11"><text:s/></text:span><text:span text:style-name="T648_12">INDEX</text:span><text:span text:style-name="T648_13">="$(($</text:span><text:span text:style-name="T648_14">ENTRYINDEX</text:span><text:span text:style-name="T648_15"><text:s/>+<text:s/>2))"<text:s/>'{</text:span><text:span text:style-name="T648_16">printf</text:span><text:span text:style-name="T648_17"><text:s/>$</text:span><text:span text:style-name="T648_18">INDEX</text:span><text:span text:style-name="T648_19">}')</text:span></text:p>
      <text:p text:style-name="P649"><text:span text:style-name="T649_1"><text:s text:c="4"/><text:tab/></text:span><text:span text:style-name="T649_2">echo</text:span><text:span text:style-name="T649_3"><text:s/>"<text:tab/>"$</text:span><text:span text:style-name="T649_4">ENTRYHASH</text:span></text:p>
      <text:p text:style-name="P650"><text:span text:style-name="T650_1"><text:s text:c="4"/><text:tab/></text:span><text:span text:style-name="T650_2">factom</text:span><text:span text:style-name="T650_3">-</text:span><text:span text:style-name="T650_4">cli</text:span><text:span text:style-name="T650_5"><text:s/></text:span><text:span text:style-name="T650_6">get</text:span><text:span text:style-name="T650_7"><text:s/></text:span><text:span text:style-name="T650_8">entry</text:span><text:span text:style-name="T650_9"><text:s/>$</text:span><text:span text:style-name="T650_10">ENTRYHASH</text:span></text:p>
      <text:p text:style-name="P651"><text:span text:style-name="T651_1"><text:s text:c="4"/><text:tab/>((</text:span><text:span text:style-name="T651_2">ENTRYINDEX</text:span><text:span text:style-name="T651_3">+=7))</text:span></text:p>
      <text:p text:style-name="P652"><text:span text:style-name="T652_1"><text:s text:c="4"/><text:tab/></text:span><text:span text:style-name="T652_2">ENTRYTIMESTAMP</text:span><text:span text:style-name="T652_3">=$(</text:span><text:span text:style-name="T652_4">echo</text:span><text:span text:style-name="T652_5"><text:s/>$</text:span><text:span text:style-name="T652_6">RESULT</text:span><text:span text:style-name="T652_7"><text:s/>|<text:s/></text:span><text:span text:style-name="T652_8">awk</text:span><text:span text:style-name="T652_9"><text:s/>-</text:span><text:span text:style-name="T652_10">v</text:span><text:span text:style-name="T652_11"><text:s/></text:span><text:span text:style-name="T652_12">INDEX</text:span><text:span text:style-name="T652_13">="$</text:span><text:span text:style-name="T652_14">ENTRYINDEX</text:span><text:span text:style-name="T652_15">"<text:s/>'{</text:span><text:span text:style-name="T652_16">printf</text:span><text:span text:style-name="T652_17"><text:s/>$</text:span><text:span text:style-name="T652_18">INDEX</text:span><text:span text:style-name="T652_19">}')</text:span></text:p>
      <text:p text:style-name="P653"><text:span text:style-name="T653_1"><text:tab/></text:span><text:span text:style-name="T653_2">echo</text:span></text:p>
      <text:p text:style-name="P654"><text:span text:style-name="T654_1"><text:tab/></text:span><text:span text:style-name="T654_2">done</text:span></text:p>
      <text:p text:style-name="P655"><text:span text:style-name="T655_1">done</text:span></text:p>
      <text:p text:style-name="P656"><text:span text:style-name="T656_1">echo</text:span></text:p>
      <text:p text:style-name="P657"/>
      <text:p text:style-name="P658"><text:span text:style-name="T658_1">echo</text:span><text:span text:style-name="T658_2"><text:s/>3.2.2<text:s/></text:span><text:span text:style-name="T658_3">TRY</text:span><text:span text:style-name="T658_4"><text:s/></text:span><text:span text:style-name="T658_5">TO</text:span><text:span text:style-name="T658_6"><text:s/></text:span><text:span text:style-name="T658_7">ADD</text:span><text:span text:style-name="T658_8"><text:s/></text:span><text:span text:style-name="T658_9">ENTRY</text:span><text:span text:style-name="T658_10"><text:s/></text:span><text:span text:style-name="T658_11">TO</text:span><text:span text:style-name="T658_12"><text:s/></text:span><text:span text:style-name="T658_13">CHAIN</text:span><text:span text:style-name="T658_14"><text:s/></text:span><text:span text:style-name="T658_15">USING</text:span><text:span text:style-name="T658_16"><text:s/></text:span><text:span text:style-name="T658_17">FACTOID</text:span><text:span text:style-name="T658_18"><text:s/></text:span><text:span text:style-name="T658_19">WALLET</text:span><text:span text:style-name="T658_20"><text:s/></text:span><text:span text:style-name="T658_21">ADDRESS</text:span><text:span text:style-name="T658_22"><text:s/></text:span><text:span text:style-name="T658_23">RATHER</text:span><text:span text:style-name="T658_24"><text:s/></text:span><text:span text:style-name="T658_25">THAN</text:span><text:span text:style-name="T658_26"><text:s/></text:span><text:span text:style-name="T658_27">ENTRY</text:span><text:span text:style-name="T658_28"><text:s/></text:span><text:span text:style-name="T658_29">CREDIT</text:span><text:span text:style-name="T658_30"><text:s/></text:span><text:span text:style-name="T658_31">WALLET</text:span><text:span text:style-name="T658_32"><text:s/></text:span><text:span text:style-name="T658_33">ADDRESS</text:span></text:p>
      <text:p text:style-name="P659"><text:span text:style-name="T659_1">echo</text:span><text:span text:style-name="T659_2"><text:s/>3.2.2.1<text:s/></text:span><text:span text:style-name="T659_3">ADD</text:span><text:span text:style-name="T659_4"><text:s/></text:span><text:span text:style-name="T659_5">ENTRY</text:span><text:span text:style-name="T659_6"><text:s/></text:span><text:span text:style-name="T659_7">TO</text:span><text:span text:style-name="T659_8"><text:s/></text:span><text:span text:style-name="T659_9">CHAIN</text:span></text:p>
      <text:p text:style-name="P660"><text:span text:style-name="T660_1">factom</text:span><text:span text:style-name="T660_2">-</text:span><text:span text:style-name="T660_3">cli</text:span><text:span text:style-name="T660_4"><text:s/></text:span><text:span text:style-name="T660_5">balance</text:span><text:span text:style-name="T660_6"><text:s/></text:span><text:span text:style-name="T660_7">fct</text:span><text:span text:style-name="T660_8"><text:s/>$</text:span><text:span text:style-name="T660_9">FACTOIDWALLETADDRESSKEY</text:span><text:span text:style-name="T660_10">03</text:span></text:p>
      <text:p text:style-name="P661"><text:span text:style-name="T661_1">factom</text:span><text:span text:style-name="T661_2">-</text:span><text:span text:style-name="T661_3">cli</text:span><text:span text:style-name="T661_4"><text:s/></text:span><text:span text:style-name="T661_5">put</text:span><text:span text:style-name="T661_6"><text:s/>-</text:span><text:span text:style-name="T661_7">e</text:span><text:span text:style-name="T661_8"><text:s/>5<text:s/>-</text:span><text:span text:style-name="T661_9">e</text:span><text:span text:style-name="T661_10"><text:s/>5<text:s/>-</text:span><text:span text:style-name="T661_11">c</text:span><text:span text:style-name="T661_12"><text:s/>$</text:span><text:span text:style-name="T661_13">CHAINIDGOOD</text:span><text:span text:style-name="T661_14"><text:s/>$</text:span><text:span text:style-name="T661_15">FACTOIDWALLETADDRESSKEY</text:span><text:span text:style-name="T661_16">03<text:s/>&lt;~/</text:span><text:span text:style-name="T661_17">testing</text:span><text:span text:style-name="T661_18">/</text:span><text:span text:style-name="T661_19">testing</text:span><text:span text:style-name="T661_20">/</text:span><text:span text:style-name="T661_21">test</text:span><text:span text:style-name="T661_22">-</text:span><text:span text:style-name="T661_23">plans</text:span><text:span text:style-name="T661_24">-</text:span><text:span text:style-name="T661_25">and</text:span><text:span text:style-name="T661_26">-</text:span><text:span text:style-name="T661_27">scripts</text:span><text:span text:style-name="T661_28">/</text:span><text:span text:style-name="T661_29">Robert</text:span><text:span text:style-name="T661_30">-</text:span><text:span text:style-name="T661_31">API</text:span><text:span text:style-name="T661_32">/</text:span><text:span text:style-name="T661_33">entries</text:span><text:span text:style-name="T661_34">/</text:span><text:span text:style-name="T661_35">small</text:span><text:span text:style-name="T661_36">-</text:span><text:span text:style-name="T661_37">entry</text:span></text:p>
      <text:p text:style-name="P662"><text:span text:style-name="T662_1">echo</text:span><text:span text:style-name="T662_2"><text:s/></text:span><text:span text:style-name="T662_3">Chain</text:span><text:span text:style-name="T662_4"><text:s/></text:span><text:span text:style-name="T662_5">Head</text:span><text:span text:style-name="T662_6"><text:s/></text:span><text:span text:style-name="T662_7">Merkelroot</text:span></text:p>
      <text:p text:style-name="P663"><text:span text:style-name="T663_1">echo</text:span><text:span text:style-name="T663_2"><text:s/></text:span><text:span text:style-name="T663_3">WAITING</text:span><text:span text:style-name="T663_4"><text:s/>60<text:s/></text:span><text:span text:style-name="T663_5">SECONDS</text:span><text:span text:style-name="T663_6"><text:s/></text:span><text:span text:style-name="T663_7">FOR</text:span><text:span text:style-name="T663_8"><text:s/></text:span><text:span text:style-name="T663_9">DIRECTORY</text:span><text:span text:style-name="T663_10"><text:s/></text:span><text:span text:style-name="T663_11">BLOCK</text:span><text:span text:style-name="T663_12"><text:s/></text:span><text:span text:style-name="T663_13">TO</text:span><text:span text:style-name="T663_14"><text:s/></text:span><text:span text:style-name="T663_15">CLOSE</text:span></text:p>
      <text:p text:style-name="P664"><text:span text:style-name="T664_1">sleep</text:span><text:span text:style-name="T664_2"><text:s/>60</text:span></text:p>
      <text:p text:style-name="P665"><text:span text:style-name="T665_1">HEAD</text:span><text:span text:style-name="T665_2">=$(</text:span><text:span text:style-name="T665_3">factom</text:span><text:span text:style-name="T665_4">-</text:span><text:span text:style-name="T665_5">cli</text:span><text:span text:style-name="T665_6"><text:s/></text:span><text:span text:style-name="T665_7">get</text:span><text:span text:style-name="T665_8"><text:s/></text:span><text:span text:style-name="T665_9">chain</text:span><text:span text:style-name="T665_10"><text:s/>$</text:span><text:span text:style-name="T665_11">CHAINIDGOOD</text:span><text:span text:style-name="T665_12">)</text:span></text:p>
      <text:p text:style-name="P666"><text:span text:style-name="T666_1">echo</text:span><text:span text:style-name="T666_2"><text:s/>$</text:span><text:span text:style-name="T666_3">HEAD</text:span></text:p>
      <text:p text:style-name="P667"><text:span text:style-name="T667_1">factom</text:span><text:span text:style-name="T667_2">-</text:span><text:span text:style-name="T667_3">cli</text:span><text:span text:style-name="T667_4"><text:s/></text:span><text:span text:style-name="T667_5">balance</text:span><text:span text:style-name="T667_6"><text:s/></text:span><text:span text:style-name="T667_7">fct</text:span><text:span text:style-name="T667_8"><text:s/>$</text:span><text:span text:style-name="T667_9">FACTOIDWALLETADDRESSKEY</text:span><text:span text:style-name="T667_10">03</text:span></text:p>
      <text:p text:style-name="P668"><text:span text:style-name="T668_1">echo</text:span></text:p>
      <text:p text:style-name="P669"/>
      <text:p text:style-name="P670"><text:span text:style-name="T670_1">echo</text:span><text:span text:style-name="T670_2"><text:s/>3.2.2.2<text:s/></text:span><text:span text:style-name="T670_3">TRACE</text:span><text:span text:style-name="T670_4"><text:s/></text:span><text:span text:style-name="T670_5">ENTRY</text:span><text:span text:style-name="T670_6"><text:s/></text:span><text:span text:style-name="T670_7">BLOCK</text:span><text:span text:style-name="T670_8"><text:s/></text:span><text:span text:style-name="T670_9">CHAIN</text:span></text:p>
      <text:p text:style-name="P671"><text:span text:style-name="T671_1">ENTRYKEYMERKELROOT</text:span><text:span text:style-name="T671_2">=$</text:span><text:span text:style-name="T671_3">HEAD</text:span></text:p>
      <text:p text:style-name="P672"><text:span text:style-name="T672_1">until</text:span><text:span text:style-name="T672_2"><text:s/>[<text:s/>"$</text:span><text:span text:style-name="T672_3">ENTRYKEYMERKELROOT</text:span><text:span text:style-name="T672_4">"<text:s/>=<text:s text:c="2"/>'0000000000000000000000000000000000000000000000000000000000000000'<text:s/>-</text:span><text:span text:style-name="T672_5">o</text:span><text:span text:style-name="T672_6"><text:s/>"$</text:span><text:span text:style-name="T672_7">ENTRYKEYMERKELROOT</text:span><text:span text:style-name="T672_8">"<text:s/>=<text:s/>""<text:s/>];<text:s/></text:span><text:span text:style-name="T672_9">do</text:span></text:p>
      <text:p text:style-name="P673"><text:span text:style-name="T673_1"><text:tab/></text:span><text:span text:style-name="T673_2">RESULT</text:span><text:span text:style-name="T673_3">=$(</text:span><text:span text:style-name="T673_4">factom</text:span><text:span text:style-name="T673_5">-</text:span><text:span text:style-name="T673_6">cli</text:span><text:span text:style-name="T673_7"><text:s/></text:span><text:span text:style-name="T673_8">get</text:span><text:span text:style-name="T673_9"><text:s/></text:span><text:span text:style-name="T673_10">eblock</text:span><text:span text:style-name="T673_11"><text:s/>$</text:span><text:span text:style-name="T673_12">ENTRYKEYMERKELROOT</text:span><text:span text:style-name="T673_13">)</text:span></text:p>
      <text:p text:style-name="P674"><text:span text:style-name="T674_1">#<text:s text:c="3"/></text:span><text:span text:style-name="T674_2">echo</text:span><text:span text:style-name="T674_3"><text:s/>$</text:span><text:span text:style-name="T674_4">RESULT</text:span></text:p>
      <text:p text:style-name="P675"><text:span text:style-name="T675_1"><text:tab/></text:span><text:span text:style-name="T675_2">SEQNO</text:span><text:span text:style-name="T675_3">=$(</text:span><text:span text:style-name="T675_4">echo</text:span><text:span text:style-name="T675_5"><text:s/>$</text:span><text:span text:style-name="T675_6">RESULT</text:span><text:span text:style-name="T675_7"><text:s/>|<text:s/></text:span><text:span text:style-name="T675_8">awk</text:span><text:span text:style-name="T675_9"><text:s/>'{</text:span><text:span text:style-name="T675_10">printf</text:span><text:span text:style-name="T675_11"><text:s/>$2}')</text:span></text:p>
      <text:p text:style-name="P676"><text:span text:style-name="T676_1"><text:tab/></text:span><text:span text:style-name="T676_2">TIMESTAMP</text:span><text:span text:style-name="T676_3">=$(</text:span><text:span text:style-name="T676_4">echo</text:span><text:span text:style-name="T676_5"><text:s/>$</text:span><text:span text:style-name="T676_6">RESULT</text:span><text:span text:style-name="T676_7"><text:s/>|<text:s/></text:span><text:span text:style-name="T676_8">awk</text:span><text:span text:style-name="T676_9"><text:s/>'{</text:span><text:span text:style-name="T676_10">printf</text:span><text:span text:style-name="T676_11"><text:s/>$8}')<text:s text:c="4"/></text:span></text:p>
      <text:p text:style-name="P677"><text:span text:style-name="T677_1"><text:tab/></text:span><text:span text:style-name="T677_2">EBCHAINID</text:span><text:span text:style-name="T677_3">=$(</text:span><text:span text:style-name="T677_4">echo</text:span><text:span text:style-name="T677_5"><text:s/>$</text:span><text:span text:style-name="T677_6">RESULT</text:span><text:span text:style-name="T677_7"><text:s/>|<text:s/></text:span><text:span text:style-name="T677_8">awk</text:span><text:span text:style-name="T677_9"><text:s/>'{</text:span><text:span text:style-name="T677_10">printf</text:span><text:span text:style-name="T677_11"><text:s/>$4}')</text:span></text:p>
      <text:p text:style-name="P678"><text:span text:style-name="T678_1"><text:tab/></text:span><text:span text:style-name="T678_2">ENTRYKEYMERKELROOT</text:span><text:span text:style-name="T678_3">=$(</text:span><text:span text:style-name="T678_4">echo</text:span><text:span text:style-name="T678_5"><text:s/>$</text:span><text:span text:style-name="T678_6">RESULT</text:span><text:span text:style-name="T678_7"><text:s/>|<text:s/></text:span><text:span text:style-name="T678_8">awk</text:span><text:span text:style-name="T678_9"><text:s/>'{</text:span><text:span text:style-name="T678_10">printf</text:span><text:span text:style-name="T678_11"><text:s/>$6}')</text:span></text:p>
      <text:p text:style-name="P679"><text:span text:style-name="T679_1"><text:tab/></text:span><text:span text:style-name="T679_2">echo</text:span><text:span text:style-name="T679_3"><text:s/></text:span><text:span text:style-name="T679_4">ENTRY</text:span><text:span text:style-name="T679_5"><text:s/></text:span><text:span text:style-name="T679_6">BLOCK</text:span></text:p>
      <text:p text:style-name="P680"><text:span text:style-name="T680_1"><text:tab/></text:span><text:span text:style-name="T680_2">echo</text:span><text:span text:style-name="T680_3"><text:s/>-----------</text:span></text:p>
      <text:p text:style-name="P681"><text:span text:style-name="T681_1"><text:tab/></text:span><text:span text:style-name="T681_2">echo</text:span><text:span text:style-name="T681_3"><text:s/></text:span><text:span text:style-name="T681_4">Sequence</text:span><text:span text:style-name="T681_5"><text:s/></text:span><text:span text:style-name="T681_6">Number</text:span><text:span text:style-name="T681_7"><text:s/>-<text:s/></text:span><text:span text:style-name="T681_8">Time</text:span><text:span text:style-name="T681_9"><text:s/></text:span><text:span text:style-name="T681_10">Stamp</text:span></text:p>
      <text:p text:style-name="P682"><text:span text:style-name="T682_1"><text:tab/></text:span><text:span text:style-name="T682_2">echo</text:span><text:span text:style-name="T682_3"><text:s/>$</text:span><text:span text:style-name="T682_4">SEQNO</text:span><text:span text:style-name="T682_5"><text:s/>$</text:span><text:span text:style-name="T682_6">TIMESTAMP</text:span></text:p>
      <text:p text:style-name="P683"><text:span text:style-name="T683_1"><text:tab/></text:span><text:span text:style-name="T683_2">echo</text:span><text:span text:style-name="T683_3"><text:s/></text:span><text:span text:style-name="T683_4">Chain</text:span><text:span text:style-name="T683_5"><text:s/></text:span><text:span text:style-name="T683_6">ID</text:span></text:p>
      <text:p text:style-name="P684"><text:span text:style-name="T684_1"><text:tab/></text:span><text:span text:style-name="T684_2">echo</text:span><text:span text:style-name="T684_3"><text:s/>$</text:span><text:span text:style-name="T684_4">EBCHAINID</text:span></text:p>
      <text:p text:style-name="P685"><text:span text:style-name="T685_1"><text:tab/></text:span><text:span text:style-name="T685_2">echo</text:span><text:span text:style-name="T685_3"><text:s/></text:span><text:span text:style-name="T685_4">Previous</text:span><text:span text:style-name="T685_5"><text:s/></text:span><text:span text:style-name="T685_6">Entry</text:span><text:span text:style-name="T685_7"><text:s/></text:span><text:span text:style-name="T685_8">Block</text:span><text:span text:style-name="T685_9"><text:s/></text:span><text:span text:style-name="T685_10">Key</text:span><text:span text:style-name="T685_11"><text:s/></text:span><text:span text:style-name="T685_12">Merkel</text:span><text:span text:style-name="T685_13"><text:s/></text:span><text:span text:style-name="T685_14">Root</text:span></text:p>
      <text:p text:style-name="P686"><text:span text:style-name="T686_1"><text:tab/></text:span><text:span text:style-name="T686_2">echo</text:span><text:span text:style-name="T686_3"><text:s/>$</text:span><text:span text:style-name="T686_4">ENTRYKEYMERKELROOT</text:span></text:p>
      <text:p text:style-name="P687"><text:span text:style-name="T687_1"><text:tab/></text:span><text:span text:style-name="T687_2">echo</text:span></text:p>
      <text:p text:style-name="P688"><text:span text:style-name="T688_1"><text:tab/></text:span><text:span text:style-name="T688_2">ENTRYINDEX</text:span><text:span text:style-name="T688_3">=12</text:span></text:p>
      <text:p text:style-name="P689"><text:span text:style-name="T689_1"><text:tab/></text:span><text:span text:style-name="T689_2">ENTRYTIMESTAMP</text:span><text:span text:style-name="T689_3">=$(</text:span><text:span text:style-name="T689_4">echo</text:span><text:span text:style-name="T689_5"><text:s/>$</text:span><text:span text:style-name="T689_6">RESULT</text:span><text:span text:style-name="T689_7"><text:s/>|<text:s/></text:span><text:span text:style-name="T689_8">awk</text:span><text:span text:style-name="T689_9"><text:s/>'{</text:span><text:span text:style-name="T689_10">printf</text:span><text:span text:style-name="T689_11"><text:s/>$12}')</text:span></text:p>
      <text:p text:style-name="P690"><text:span text:style-name="T690_1"><text:tab/></text:span><text:span text:style-name="T690_2">until</text:span><text:span text:style-name="T690_3"><text:s/>[<text:s/>"$</text:span><text:span text:style-name="T690_4">ENTRYTIMESTAMP</text:span><text:span text:style-name="T690_5">"<text:s/>=<text:s/>""<text:s/>];<text:s/></text:span><text:span text:style-name="T690_6">do</text:span></text:p>
      <text:p text:style-name="P691"><text:span text:style-name="T691_1"><text:s text:c="4"/><text:tab/></text:span><text:span text:style-name="T691_2">echo</text:span><text:span text:style-name="T691_3"><text:s/>"<text:tab/>"</text:span><text:span text:style-name="T691_4">ENTRY</text:span></text:p>
      <text:p text:style-name="P692"><text:span text:style-name="T692_1"><text:s text:c="4"/><text:tab/></text:span><text:span text:style-name="T692_2">echo</text:span><text:span text:style-name="T692_3"><text:s/>"<text:tab/>"-----</text:span></text:p>
      <text:p text:style-name="P693"><text:span text:style-name="T693_1"><text:s text:c="4"/><text:tab/></text:span><text:span text:style-name="T693_2">echo</text:span><text:span text:style-name="T693_3"><text:s/>"<text:tab/>"</text:span><text:span text:style-name="T693_4">Entry</text:span><text:span text:style-name="T693_5"><text:s/></text:span><text:span text:style-name="T693_6">Time</text:span><text:span text:style-name="T693_7"><text:s/></text:span><text:span text:style-name="T693_8">Stamp</text:span></text:p>
      <text:p text:style-name="P694"><text:span text:style-name="T694_1"><text:s text:c="4"/><text:tab/></text:span><text:span text:style-name="T694_2">echo</text:span><text:span text:style-name="T694_3"><text:s/>"<text:tab/>"$</text:span><text:span text:style-name="T694_4">ENTRYTIMESTAMP</text:span></text:p>
      <text:p text:style-name="P695"><text:span text:style-name="T695_1"><text:s text:c="4"/><text:tab/></text:span><text:span text:style-name="T695_2">echo</text:span><text:span text:style-name="T695_3"><text:s/>"<text:tab/>"</text:span><text:span text:style-name="T695_4">Entry</text:span><text:span text:style-name="T695_5"><text:s/></text:span><text:span text:style-name="T695_6">Hash</text:span></text:p>
      <text:p text:style-name="P696"><text:span text:style-name="T696_1"><text:s text:c="4"/><text:tab/></text:span><text:span text:style-name="T696_2">ENTRYHASH</text:span><text:span text:style-name="T696_3">=$(</text:span><text:span text:style-name="T696_4">echo</text:span><text:span text:style-name="T696_5"><text:s/>$</text:span><text:span text:style-name="T696_6">RESULT</text:span><text:span text:style-name="T696_7"><text:s/>|<text:s/></text:span><text:span text:style-name="T696_8">awk</text:span><text:span text:style-name="T696_9"><text:s/>-</text:span><text:span text:style-name="T696_10">v</text:span><text:span text:style-name="T696_11"><text:s/></text:span><text:span text:style-name="T696_12">INDEX</text:span><text:span text:style-name="T696_13">="$(($</text:span><text:span text:style-name="T696_14">ENTRYINDEX</text:span><text:span text:style-name="T696_15"><text:s/>+<text:s/>2))"<text:s/>'{</text:span><text:span text:style-name="T696_16">printf</text:span><text:span text:style-name="T696_17"><text:s/>$</text:span><text:span text:style-name="T696_18">INDEX</text:span><text:span text:style-name="T696_19">}')</text:span></text:p>
      <text:p text:style-name="P697"><text:span text:style-name="T697_1"><text:s text:c="4"/><text:tab/></text:span><text:span text:style-name="T697_2">echo</text:span><text:span text:style-name="T697_3"><text:s/>"<text:tab/>"$</text:span><text:span text:style-name="T697_4">ENTRYHASH</text:span></text:p>
      <text:p text:style-name="P698"><text:span text:style-name="T698_1"><text:s text:c="4"/><text:tab/></text:span><text:span text:style-name="T698_2">factom</text:span><text:span text:style-name="T698_3">-</text:span><text:span text:style-name="T698_4">cli</text:span><text:span text:style-name="T698_5"><text:s/></text:span><text:span text:style-name="T698_6">get</text:span><text:span text:style-name="T698_7"><text:s/></text:span><text:span text:style-name="T698_8">entry</text:span><text:span text:style-name="T698_9"><text:s/>$</text:span><text:span text:style-name="T698_10">ENTRYHASH</text:span></text:p>
      <text:p text:style-name="P699"><text:span text:style-name="T699_1"><text:s text:c="4"/><text:tab/>((</text:span><text:span text:style-name="T699_2">ENTRYINDEX</text:span><text:span text:style-name="T699_3">+=7))</text:span></text:p>
      <text:p text:style-name="P700"><text:span text:style-name="T700_1"><text:s text:c="4"/><text:tab/></text:span><text:span text:style-name="T700_2">ENTRYTIMESTAMP</text:span><text:span text:style-name="T700_3">=$(</text:span><text:span text:style-name="T700_4">echo</text:span><text:span text:style-name="T700_5"><text:s/>$</text:span><text:span text:style-name="T700_6">RESULT</text:span><text:span text:style-name="T700_7"><text:s/>|<text:s/></text:span><text:span text:style-name="T700_8">awk</text:span><text:span text:style-name="T700_9"><text:s/>-</text:span><text:span text:style-name="T700_10">v</text:span><text:span text:style-name="T700_11"><text:s/></text:span><text:span text:style-name="T700_12">INDEX</text:span><text:span text:style-name="T700_13">="$</text:span><text:span text:style-name="T700_14">ENTRYINDEX</text:span><text:span text:style-name="T700_15">"<text:s/>'{</text:span><text:span text:style-name="T700_16">printf</text:span><text:span text:style-name="T700_17"><text:s/>$</text:span><text:span text:style-name="T700_18">INDEX</text:span><text:span text:style-name="T700_19">}')</text:span></text:p>
      <text:p text:style-name="P701"><text:span text:style-name="T701_1"><text:tab/></text:span><text:span text:style-name="T701_2">echo</text:span></text:p>
      <text:p text:style-name="P702"><text:span text:style-name="T702_1"><text:tab/></text:span><text:span text:style-name="T702_2">done</text:span></text:p>
      <text:p text:style-name="P703"><text:span text:style-name="T703_1">done</text:span></text:p>
      <text:p text:style-name="P704"><text:span text:style-name="T704_1">echo</text:span></text:p>
      <text:p text:style-name="P705"/>
      <text:p text:style-name="P706"><text:span text:style-name="T706_1">echo</text:span><text:span text:style-name="T706_2"><text:s/>3.2.3<text:s/></text:span><text:span text:style-name="T706_3">ADD</text:span><text:span text:style-name="T706_4"><text:s/></text:span><text:span text:style-name="T706_5">ENTRY</text:span><text:span text:style-name="T706_6"><text:s/></text:span><text:span text:style-name="T706_7">TO</text:span><text:span text:style-name="T706_8"><text:s/></text:span><text:span text:style-name="T706_9">CHAIN</text:span><text:span text:style-name="T706_10"><text:s/></text:span><text:span text:style-name="T706_11">USING</text:span><text:span text:style-name="T706_12"><text:s/></text:span><text:span text:style-name="T706_13">ENTRY</text:span><text:span text:style-name="T706_14"><text:s/></text:span><text:span text:style-name="T706_15">CREDIT</text:span><text:span text:style-name="T706_16"><text:s/></text:span><text:span text:style-name="T706_17">WALLET</text:span><text:span text:style-name="T706_18"><text:s/></text:span><text:span text:style-name="T706_19">ADDRESS</text:span></text:p>
      <text:p text:style-name="P707"><text:span text:style-name="T707_1">echo</text:span><text:span text:style-name="T707_2"><text:s/>3.2.3.1<text:s/></text:span><text:span text:style-name="T707_3">ADD</text:span><text:span text:style-name="T707_4"><text:s/></text:span><text:span text:style-name="T707_5">ENTRY</text:span><text:span text:style-name="T707_6"><text:s/></text:span><text:span text:style-name="T707_7">TO</text:span><text:span text:style-name="T707_8"><text:s/></text:span><text:span text:style-name="T707_9">CHAIN</text:span></text:p>
      <text:p text:style-name="P708"><text:span text:style-name="T708_1">factom</text:span><text:span text:style-name="T708_2">-</text:span><text:span text:style-name="T708_3">cli</text:span><text:span text:style-name="T708_4"><text:s/></text:span><text:span text:style-name="T708_5">balance</text:span><text:span text:style-name="T708_6"><text:s/></text:span><text:span text:style-name="T708_7">ec</text:span><text:span text:style-name="T708_8"><text:s/></text:span><text:span text:style-name="T708_9">ec</text:span><text:span text:style-name="T708_10">-</text:span><text:span text:style-name="T708_11">wallet</text:span><text:span text:style-name="T708_12">-</text:span><text:span text:style-name="T708_13">address</text:span><text:span text:style-name="T708_14">-</text:span><text:span text:style-name="T708_15">name</text:span><text:span text:style-name="T708_16">01</text:span></text:p>
      <text:p text:style-name="P709"><text:span text:style-name="T709_1">factom</text:span><text:span text:style-name="T709_2">-</text:span><text:span text:style-name="T709_3">cli</text:span><text:span text:style-name="T709_4"><text:s/></text:span><text:span text:style-name="T709_5">put</text:span><text:span text:style-name="T709_6"><text:s/>-</text:span><text:span text:style-name="T709_7">e</text:span><text:span text:style-name="T709_8"><text:s/>6<text:s/>-</text:span><text:span text:style-name="T709_9">e</text:span><text:span text:style-name="T709_10"><text:s/>6<text:s/>-</text:span><text:span text:style-name="T709_11">c</text:span><text:span text:style-name="T709_12"><text:s/>$</text:span><text:span text:style-name="T709_13">CHAINIDGOOD</text:span><text:span text:style-name="T709_14"><text:s/></text:span><text:span text:style-name="T709_15">ec</text:span><text:span text:style-name="T709_16">-</text:span><text:span text:style-name="T709_17">wallet</text:span><text:span text:style-name="T709_18">-</text:span><text:span text:style-name="T709_19">address</text:span><text:span text:style-name="T709_20">-</text:span><text:span text:style-name="T709_21">name</text:span><text:span text:style-name="T709_22">01<text:s/>&lt;~/</text:span><text:span text:style-name="T709_23">testing</text:span><text:span text:style-name="T709_24">/</text:span><text:span text:style-name="T709_25">testing</text:span><text:span text:style-name="T709_26">/</text:span><text:span text:style-name="T709_27">test</text:span><text:span text:style-name="T709_28">-</text:span><text:span text:style-name="T709_29">plans</text:span><text:span text:style-name="T709_30">-</text:span><text:span text:style-name="T709_31">and</text:span><text:span text:style-name="T709_32">-</text:span><text:span text:style-name="T709_33">scripts</text:span><text:span text:style-name="T709_34">/</text:span><text:span text:style-name="T709_35">Robert</text:span><text:span text:style-name="T709_36">-</text:span><text:span text:style-name="T709_37">API</text:span><text:span text:style-name="T709_38">/</text:span><text:span text:style-name="T709_39">entries</text:span><text:span text:style-name="T709_40">/</text:span><text:span text:style-name="T709_41">another</text:span><text:span text:style-name="T709_42">-</text:span><text:span text:style-name="T709_43">small</text:span><text:span text:style-name="T709_44">-</text:span><text:span text:style-name="T709_45">entry</text:span></text:p>
      <text:p text:style-name="P710"><text:span text:style-name="T710_1">echo</text:span><text:span text:style-name="T710_2"><text:s/></text:span><text:span text:style-name="T710_3">Chain</text:span><text:span text:style-name="T710_4"><text:s/></text:span><text:span text:style-name="T710_5">Head</text:span><text:span text:style-name="T710_6"><text:s/></text:span><text:span text:style-name="T710_7">Merkelroot</text:span></text:p>
      <text:p text:style-name="P711"><text:span text:style-name="T711_1">echo</text:span><text:span text:style-name="T711_2"><text:s/></text:span><text:span text:style-name="T711_3">WAITING</text:span><text:span text:style-name="T711_4"><text:s/>60<text:s/></text:span><text:span text:style-name="T711_5">SECONDS</text:span><text:span text:style-name="T711_6"><text:s/></text:span><text:span text:style-name="T711_7">FOR</text:span><text:span text:style-name="T711_8"><text:s/></text:span><text:span text:style-name="T711_9">DIRECTORY</text:span><text:span text:style-name="T711_10"><text:s/></text:span><text:span text:style-name="T711_11">BLOCK</text:span><text:span text:style-name="T711_12"><text:s/></text:span><text:span text:style-name="T711_13">TO</text:span><text:span text:style-name="T711_14"><text:s/></text:span><text:span text:style-name="T711_15">CLOSE</text:span></text:p>
      <text:p text:style-name="P712"><text:span text:style-name="T712_1">sleep</text:span><text:span text:style-name="T712_2"><text:s/>60</text:span></text:p>
      <text:p text:style-name="P713"><text:span text:style-name="T713_1">HEADGOOD</text:span><text:span text:style-name="T713_2">=$(</text:span><text:span text:style-name="T713_3">factom</text:span><text:span text:style-name="T713_4">-</text:span><text:span text:style-name="T713_5">cli</text:span><text:span text:style-name="T713_6"><text:s/></text:span><text:span text:style-name="T713_7">get</text:span><text:span text:style-name="T713_8"><text:s/></text:span><text:span text:style-name="T713_9">chain</text:span><text:span text:style-name="T713_10"><text:s/>$</text:span><text:span text:style-name="T713_11">CHAINIDGOOD</text:span><text:span text:style-name="T713_12">)</text:span></text:p>
      <text:p text:style-name="P714"><text:span text:style-name="T714_1">echo</text:span><text:span text:style-name="T714_2"><text:s/>$</text:span><text:span text:style-name="T714_3">HEADGOOD</text:span></text:p>
      <text:p text:style-name="P715"><text:span text:style-name="T715_1">factom</text:span><text:span text:style-name="T715_2">-</text:span><text:span text:style-name="T715_3">cli</text:span><text:span text:style-name="T715_4"><text:s/></text:span><text:span text:style-name="T715_5">balance</text:span><text:span text:style-name="T715_6"><text:s/></text:span><text:span text:style-name="T715_7">ec</text:span><text:span text:style-name="T715_8"><text:s/></text:span><text:span text:style-name="T715_9">ec</text:span><text:span text:style-name="T715_10">-</text:span><text:span text:style-name="T715_11">wallet</text:span><text:span text:style-name="T715_12">-</text:span><text:span text:style-name="T715_13">address</text:span><text:span text:style-name="T715_14">-</text:span><text:span text:style-name="T715_15">name</text:span><text:span text:style-name="T715_16">01</text:span></text:p>
      <text:p text:style-name="P716"><text:span text:style-name="T716_1">echo</text:span></text:p>
      <text:p text:style-name="P717"/>
      <text:p text:style-name="P718"><text:span text:style-name="T718_1">echo</text:span><text:span text:style-name="T718_2"><text:s/>3.2.3.2<text:s/></text:span><text:span text:style-name="T718_3">TRACE</text:span><text:span text:style-name="T718_4"><text:s/></text:span><text:span text:style-name="T718_5">ENTRY</text:span><text:span text:style-name="T718_6"><text:s/></text:span><text:span text:style-name="T718_7">BLOCK</text:span><text:span text:style-name="T718_8"><text:s/></text:span><text:span text:style-name="T718_9">CHAIN</text:span></text:p>
      <text:p text:style-name="P719"><text:span text:style-name="T719_1">ENTRYKEYMERKELROOT</text:span><text:span text:style-name="T719_2">=$</text:span><text:span text:style-name="T719_3">HEADGOOD</text:span></text:p>
      <text:p text:style-name="P720"><text:span text:style-name="T720_1">until</text:span><text:span text:style-name="T720_2"><text:s/>[<text:s/>"$</text:span><text:span text:style-name="T720_3">ENTRYKEYMERKELROOT</text:span><text:span text:style-name="T720_4">"<text:s/>=<text:s text:c="2"/>'0000000000000000000000000000000000000000000000000000000000000000'<text:s/>-</text:span><text:span text:style-name="T720_5">o</text:span><text:span text:style-name="T720_6"><text:s/>"$</text:span><text:span text:style-name="T720_7">ENTRYKEYMERKELROOT</text:span><text:span text:style-name="T720_8">"<text:s/>=<text:s/>""<text:s/>];<text:s/></text:span><text:span text:style-name="T720_9">do</text:span></text:p>
      <text:p text:style-name="P721"><text:span text:style-name="T721_1"><text:tab/></text:span><text:span text:style-name="T721_2">RESULT</text:span><text:span text:style-name="T721_3">=$(</text:span><text:span text:style-name="T721_4">factom</text:span><text:span text:style-name="T721_5">-</text:span><text:span text:style-name="T721_6">cli</text:span><text:span text:style-name="T721_7"><text:s/></text:span><text:span text:style-name="T721_8">get</text:span><text:span text:style-name="T721_9"><text:s/></text:span><text:span text:style-name="T721_10">eblock</text:span><text:span text:style-name="T721_11"><text:s/>$</text:span><text:span text:style-name="T721_12">ENTRYKEYMERKELROOT</text:span><text:span text:style-name="T721_13">)</text:span></text:p>
      <text:p text:style-name="P722"><text:span text:style-name="T722_1">#<text:s text:c="3"/></text:span><text:span text:style-name="T722_2">echo</text:span><text:span text:style-name="T722_3"><text:s/>$</text:span><text:span text:style-name="T722_4">RESULT</text:span></text:p>
      <text:p text:style-name="P723"><text:span text:style-name="T723_1"><text:tab/></text:span><text:span text:style-name="T723_2">SEQNO</text:span><text:span text:style-name="T723_3">=$(</text:span><text:span text:style-name="T723_4">echo</text:span><text:span text:style-name="T723_5"><text:s/>$</text:span><text:span text:style-name="T723_6">RESULT</text:span><text:span text:style-name="T723_7"><text:s/>|<text:s/></text:span><text:span text:style-name="T723_8">awk</text:span><text:span text:style-name="T723_9"><text:s/>'{</text:span><text:span text:style-name="T723_10">printf</text:span><text:span text:style-name="T723_11"><text:s/>$2}')</text:span></text:p>
      <text:p text:style-name="P724"><text:span text:style-name="T724_1"><text:tab/></text:span><text:span text:style-name="T724_2">TIMESTAMP</text:span><text:span text:style-name="T724_3">=$(</text:span><text:span text:style-name="T724_4">echo</text:span><text:span text:style-name="T724_5"><text:s/>$</text:span><text:span text:style-name="T724_6">RESULT</text:span><text:span text:style-name="T724_7"><text:s/>|<text:s/></text:span><text:span text:style-name="T724_8">awk</text:span><text:span text:style-name="T724_9"><text:s/>'{</text:span><text:span text:style-name="T724_10">printf</text:span><text:span text:style-name="T724_11"><text:s/>$8}')<text:s text:c="4"/></text:span></text:p>
      <text:p text:style-name="P725"><text:span text:style-name="T725_1"><text:tab/></text:span><text:span text:style-name="T725_2">EBCHAINID</text:span><text:span text:style-name="T725_3">=$(</text:span><text:span text:style-name="T725_4">echo</text:span><text:span text:style-name="T725_5"><text:s/>$</text:span><text:span text:style-name="T725_6">RESULT</text:span><text:span text:style-name="T725_7"><text:s/>|<text:s/></text:span><text:span text:style-name="T725_8">awk</text:span><text:span text:style-name="T725_9"><text:s/>'{</text:span><text:span text:style-name="T725_10">printf</text:span><text:span text:style-name="T725_11"><text:s/>$4}')</text:span></text:p>
      <text:p text:style-name="P726"><text:span text:style-name="T726_1"><text:tab/></text:span><text:span text:style-name="T726_2">ENTRYKEYMERKELROOT</text:span><text:span text:style-name="T726_3">=$(</text:span><text:span text:style-name="T726_4">echo</text:span><text:span text:style-name="T726_5"><text:s/>$</text:span><text:span text:style-name="T726_6">RESULT</text:span><text:span text:style-name="T726_7"><text:s/>|<text:s/></text:span><text:span text:style-name="T726_8">awk</text:span><text:span text:style-name="T726_9"><text:s/>'{</text:span><text:span text:style-name="T726_10">printf</text:span><text:span text:style-name="T726_11"><text:s/>$6}')</text:span></text:p>
      <text:p text:style-name="P727"><text:span text:style-name="T727_1"><text:tab/></text:span><text:span text:style-name="T727_2">echo</text:span><text:span text:style-name="T727_3"><text:s/></text:span><text:span text:style-name="T727_4">ENTRY</text:span><text:span text:style-name="T727_5"><text:s/></text:span><text:span text:style-name="T727_6">BLOCK</text:span></text:p>
      <text:p text:style-name="P728"><text:span text:style-name="T728_1"><text:tab/></text:span><text:span text:style-name="T728_2">echo</text:span><text:span text:style-name="T728_3"><text:s/>-----------</text:span></text:p>
      <text:p text:style-name="P729"><text:span text:style-name="T729_1"><text:tab/></text:span><text:span text:style-name="T729_2">echo</text:span><text:span text:style-name="T729_3"><text:s/></text:span><text:span text:style-name="T729_4">Sequence</text:span><text:span text:style-name="T729_5"><text:s/></text:span><text:span text:style-name="T729_6">Number</text:span><text:span text:style-name="T729_7"><text:s/>-<text:s/></text:span><text:span text:style-name="T729_8">Time</text:span><text:span text:style-name="T729_9"><text:s/></text:span><text:span text:style-name="T729_10">Stamp</text:span></text:p>
      <text:p text:style-name="P730"><text:span text:style-name="T730_1"><text:tab/></text:span><text:span text:style-name="T730_2">echo</text:span><text:span text:style-name="T730_3"><text:s/>$</text:span><text:span text:style-name="T730_4">SEQNO</text:span><text:span text:style-name="T730_5"><text:s/>$</text:span><text:span text:style-name="T730_6">TIMESTAMP</text:span></text:p>
      <text:p text:style-name="P731"><text:span text:style-name="T731_1"><text:tab/></text:span><text:span text:style-name="T731_2">echo</text:span><text:span text:style-name="T731_3"><text:s/></text:span><text:span text:style-name="T731_4">Chain</text:span><text:span text:style-name="T731_5"><text:s/></text:span><text:span text:style-name="T731_6">ID</text:span></text:p>
      <text:p text:style-name="P732"><text:span text:style-name="T732_1"><text:tab/></text:span><text:span text:style-name="T732_2">echo</text:span><text:span text:style-name="T732_3"><text:s/>$</text:span><text:span text:style-name="T732_4">EBCHAINID</text:span></text:p>
      <text:p text:style-name="P733"><text:span text:style-name="T733_1"><text:tab/></text:span><text:span text:style-name="T733_2">echo</text:span><text:span text:style-name="T733_3"><text:s/></text:span><text:span text:style-name="T733_4">Previous</text:span><text:span text:style-name="T733_5"><text:s/></text:span><text:span text:style-name="T733_6">Entry</text:span><text:span text:style-name="T733_7"><text:s/></text:span><text:span text:style-name="T733_8">Block</text:span><text:span text:style-name="T733_9"><text:s/></text:span><text:span text:style-name="T733_10">Key</text:span><text:span text:style-name="T733_11"><text:s/></text:span><text:span text:style-name="T733_12">Merkel</text:span><text:span text:style-name="T733_13"><text:s/></text:span><text:span text:style-name="T733_14">Root</text:span></text:p>
      <text:p text:style-name="P734"><text:span text:style-name="T734_1"><text:tab/></text:span><text:span text:style-name="T734_2">echo</text:span><text:span text:style-name="T734_3"><text:s/>$</text:span><text:span text:style-name="T734_4">ENTRYKEYMERKELROOT</text:span></text:p>
      <text:p text:style-name="P735"><text:span text:style-name="T735_1"><text:tab/></text:span><text:span text:style-name="T735_2">echo</text:span></text:p>
      <text:p text:style-name="P736"><text:span text:style-name="T736_1"><text:tab/></text:span><text:span text:style-name="T736_2">ENTRYINDEX</text:span><text:span text:style-name="T736_3">=12</text:span></text:p>
      <text:p text:style-name="P737"><text:span text:style-name="T737_1"><text:tab/></text:span><text:span text:style-name="T737_2">ENTRYTIMESTAMP</text:span><text:span text:style-name="T737_3">=$(</text:span><text:span text:style-name="T737_4">echo</text:span><text:span text:style-name="T737_5"><text:s/>$</text:span><text:span text:style-name="T737_6">RESULT</text:span><text:span text:style-name="T737_7"><text:s/>|<text:s/></text:span><text:span text:style-name="T737_8">awk</text:span><text:span text:style-name="T737_9"><text:s/>'{</text:span><text:span text:style-name="T737_10">printf</text:span><text:span text:style-name="T737_11"><text:s/>$12}')</text:span></text:p>
      <text:p text:style-name="P738"><text:span text:style-name="T738_1"><text:tab/></text:span><text:span text:style-name="T738_2">until</text:span><text:span text:style-name="T738_3"><text:s/>[<text:s/>"$</text:span><text:span text:style-name="T738_4">ENTRYTIMESTAMP</text:span><text:span text:style-name="T738_5">"<text:s/>=<text:s/>""<text:s/>];<text:s/></text:span><text:span text:style-name="T738_6">do</text:span></text:p>
      <text:p text:style-name="P739"><text:span text:style-name="T739_1"><text:s text:c="4"/><text:tab/></text:span><text:span text:style-name="T739_2">echo</text:span><text:span text:style-name="T739_3"><text:s/>"<text:tab/>"</text:span><text:span text:style-name="T739_4">ENTRY</text:span></text:p>
      <text:p text:style-name="P740"><text:span text:style-name="T740_1"><text:s text:c="4"/><text:tab/></text:span><text:span text:style-name="T740_2">echo</text:span><text:span text:style-name="T740_3"><text:s/>"<text:tab/>"-----</text:span></text:p>
      <text:p text:style-name="P741"><text:span text:style-name="T741_1"><text:s text:c="4"/><text:tab/></text:span><text:span text:style-name="T741_2">echo</text:span><text:span text:style-name="T741_3"><text:s/>"<text:tab/>"</text:span><text:span text:style-name="T741_4">Entry</text:span><text:span text:style-name="T741_5"><text:s/></text:span><text:span text:style-name="T741_6">Time</text:span><text:span text:style-name="T741_7"><text:s/></text:span><text:span text:style-name="T741_8">Stamp</text:span></text:p>
      <text:p text:style-name="P742"><text:span text:style-name="T742_1"><text:s text:c="4"/><text:tab/></text:span><text:span text:style-name="T742_2">echo</text:span><text:span text:style-name="T742_3"><text:s/>"<text:tab/>"$</text:span><text:span text:style-name="T742_4">ENTRYTIMESTAMP</text:span></text:p>
      <text:p text:style-name="P743"><text:span text:style-name="T743_1"><text:s text:c="4"/><text:tab/></text:span><text:span text:style-name="T743_2">echo</text:span><text:span text:style-name="T743_3"><text:s/>"<text:tab/>"</text:span><text:span text:style-name="T743_4">Entry</text:span><text:span text:style-name="T743_5"><text:s/></text:span><text:span text:style-name="T743_6">Hash</text:span></text:p>
      <text:p text:style-name="P744"><text:span text:style-name="T744_1"><text:s text:c="4"/><text:tab/></text:span><text:span text:style-name="T744_2">ENTRYHASH</text:span><text:span text:style-name="T744_3">=$(</text:span><text:span text:style-name="T744_4">echo</text:span><text:span text:style-name="T744_5"><text:s/>$</text:span><text:span text:style-name="T744_6">RESULT</text:span><text:span text:style-name="T744_7"><text:s/>|<text:s/></text:span><text:span text:style-name="T744_8">awk</text:span><text:span text:style-name="T744_9"><text:s/>-</text:span><text:span text:style-name="T744_10">v</text:span><text:span text:style-name="T744_11"><text:s/></text:span><text:span text:style-name="T744_12">INDEX</text:span><text:span text:style-name="T744_13">="$(($</text:span><text:span text:style-name="T744_14">ENTRYINDEX</text:span><text:span text:style-name="T744_15"><text:s/>+<text:s/>2))"<text:s/>'{</text:span><text:span text:style-name="T744_16">printf</text:span><text:span text:style-name="T744_17"><text:s/>$</text:span><text:span text:style-name="T744_18">INDEX</text:span><text:span text:style-name="T744_19">}')</text:span></text:p>
      <text:p text:style-name="P745"><text:span text:style-name="T745_1"><text:s text:c="4"/><text:tab/></text:span><text:span text:style-name="T745_2">echo</text:span><text:span text:style-name="T745_3"><text:s/>"<text:tab/>"$</text:span><text:span text:style-name="T745_4">ENTRYHASH</text:span></text:p>
      <text:p text:style-name="P746"><text:span text:style-name="T746_1"><text:s text:c="4"/><text:tab/></text:span><text:span text:style-name="T746_2">factom</text:span><text:span text:style-name="T746_3">-</text:span><text:span text:style-name="T746_4">cli</text:span><text:span text:style-name="T746_5"><text:s/></text:span><text:span text:style-name="T746_6">get</text:span><text:span text:style-name="T746_7"><text:s/></text:span><text:span text:style-name="T746_8">entry</text:span><text:span text:style-name="T746_9"><text:s/>$</text:span><text:span text:style-name="T746_10">ENTRYHASH</text:span></text:p>
      <text:p text:style-name="P747"><text:span text:style-name="T747_1"><text:s text:c="4"/><text:tab/>((</text:span><text:span text:style-name="T747_2">ENTRYINDEX</text:span><text:span text:style-name="T747_3">+=7))</text:span></text:p>
      <text:p text:style-name="P748"><text:span text:style-name="T748_1"><text:s text:c="4"/><text:tab/></text:span><text:span text:style-name="T748_2">ENTRYTIMESTAMP</text:span><text:span text:style-name="T748_3">=$(</text:span><text:span text:style-name="T748_4">echo</text:span><text:span text:style-name="T748_5"><text:s/>$</text:span><text:span text:style-name="T748_6">RESULT</text:span><text:span text:style-name="T748_7"><text:s/>|<text:s/></text:span><text:span text:style-name="T748_8">awk</text:span><text:span text:style-name="T748_9"><text:s/>-</text:span><text:span text:style-name="T748_10">v</text:span><text:span text:style-name="T748_11"><text:s/></text:span><text:span text:style-name="T748_12">INDEX</text:span><text:span text:style-name="T748_13">="$</text:span><text:span text:style-name="T748_14">ENTRYINDEX</text:span><text:span text:style-name="T748_15">"<text:s/>'{</text:span><text:span text:style-name="T748_16">printf</text:span><text:span text:style-name="T748_17"><text:s/>$</text:span><text:span text:style-name="T748_18">INDEX</text:span><text:span text:style-name="T748_19">}')</text:span></text:p>
      <text:p text:style-name="P749"><text:span text:style-name="T749_1"><text:tab/></text:span><text:span text:style-name="T749_2">echo</text:span></text:p>
      <text:p text:style-name="P750"><text:span text:style-name="T750_1"><text:tab/></text:span><text:span text:style-name="T750_2">done</text:span></text:p>
      <text:p text:style-name="P751"><text:span text:style-name="T751_1">done</text:span></text:p>
      <text:p text:style-name="P752"><text:span text:style-name="T752_1">echo</text:span></text:p>
      <text:p text:style-name="P753"/>
      <text:p text:style-name="P754"><text:span text:style-name="T754_1">:<text:s/>&lt;&lt;'</text:span><text:span text:style-name="T754_2">EOF</text:span><text:span text:style-name="T754_3">'</text:span></text:p>
      <text:p text:style-name="P755"/>
      <text:p text:style-name="P756"><text:span text:style-name="T756_1">echo</text:span><text:span text:style-name="T756_2"><text:s/>3.2.4<text:s/></text:span><text:span text:style-name="T756_3">MAKE</text:span><text:span text:style-name="T756_4"><text:s/></text:span><text:span text:style-name="T756_5">MANY</text:span><text:span text:style-name="T756_6"><text:s/></text:span><text:span text:style-name="T756_7">ENTRIES</text:span></text:p>
      <text:p text:style-name="P757"><text:span text:style-name="T757_1">echo</text:span></text:p>
      <text:p text:style-name="P758"><text:span text:style-name="T758_1">for</text:span><text:span text:style-name="T758_2"><text:s/>((</text:span><text:span text:style-name="T758_3">i</text:span><text:span text:style-name="T758_4">=0;<text:s/></text:span><text:span text:style-name="T758_5">i</text:span><text:span text:style-name="T758_6"><text:s/>&lt;<text:s/>100;<text:s/></text:span><text:span text:style-name="T758_7">i</text:span><text:span text:style-name="T758_8">++));<text:s/></text:span><text:span text:style-name="T758_9">do</text:span></text:p>
      <text:p text:style-name="P759"><text:span text:style-name="T759_1"><text:tab/></text:span><text:span text:style-name="T759_2">for</text:span><text:span text:style-name="T759_3"><text:s/>((</text:span><text:span text:style-name="T759_4">j</text:span><text:span text:style-name="T759_5">=0;<text:s/></text:span><text:span text:style-name="T759_6">j</text:span><text:span text:style-name="T759_7"><text:s/>&lt;<text:s/>500;<text:s/></text:span><text:span text:style-name="T759_8">j</text:span><text:span text:style-name="T759_9">++));<text:s/></text:span><text:span text:style-name="T759_10">do</text:span></text:p>
      <text:p text:style-name="P760"><text:span text:style-name="T760_1"><text:tab/></text:span><text:span text:style-name="T760_2">echo</text:span><text:span text:style-name="T760_3"><text:s/>$</text:span><text:span text:style-name="T760_4">i</text:span><text:span text:style-name="T760_5"><text:s/>$</text:span><text:span text:style-name="T760_6">j</text:span><text:span text:style-name="T760_7"><text:s/>|<text:s/></text:span><text:span text:style-name="T760_8">factom</text:span><text:span text:style-name="T760_9">-</text:span><text:span text:style-name="T760_10">cli</text:span><text:span text:style-name="T760_11"><text:s/></text:span><text:span text:style-name="T760_12">put</text:span><text:span text:style-name="T760_13"><text:s/>-</text:span><text:span text:style-name="T760_14">c</text:span><text:span text:style-name="T760_15"><text:s/>$</text:span><text:span text:style-name="T760_16">CHAINIDGOOD</text:span><text:span text:style-name="T760_17"><text:s/>-</text:span><text:span text:style-name="T760_18">e</text:span><text:span text:style-name="T760_19"><text:s/>$</text:span><text:span text:style-name="T760_20">i</text:span><text:span text:style-name="T760_21"><text:s/>-</text:span><text:span text:style-name="T760_22">e</text:span><text:span text:style-name="T760_23"><text:s/>$</text:span><text:span text:style-name="T760_24">j</text:span><text:span text:style-name="T760_25"><text:s/></text:span><text:span text:style-name="T760_26">dummy</text:span><text:span text:style-name="T760_27">5<text:s/>&amp;</text:span></text:p>
      <text:p text:style-name="P761"><text:span text:style-name="T761_1"><text:tab/></text:span><text:span text:style-name="T761_2">done</text:span></text:p>
      <text:p text:style-name="P762"><text:span text:style-name="T762_1">echo</text:span><text:span text:style-name="T762_2"><text:s/>$(($</text:span><text:span text:style-name="T762_3">i</text:span><text:span text:style-name="T762_4">+1))<text:s/></text:span><text:span text:style-name="T762_5">of</text:span><text:span text:style-name="T762_6"><text:s/>100<text:s/></text:span><text:span text:style-name="T762_7">groups</text:span><text:span text:style-name="T762_8"><text:s/></text:span><text:span text:style-name="T762_9">of</text:span><text:span text:style-name="T762_10"><text:s/>500<text:s/></text:span><text:span text:style-name="T762_11">finished</text:span></text:p>
      <text:p text:style-name="P763"><text:span text:style-name="T763_1">sleep</text:span><text:span text:style-name="T763_2"><text:s/>1</text:span></text:p>
      <text:p text:style-name="P764"><text:span text:style-name="T764_1">done</text:span></text:p>
      <text:p text:style-name="P765"><text:span text:style-name="T765_1">echo</text:span></text:p>
      <text:p text:style-name="P766"/>
      <text:p text:style-name="P767"><text:span text:style-name="T767_1">EOF</text:span></text:p>
      <text:p text:style-name="P768"/>
      <text:p text:style-name="P769"><text:span text:style-name="T769_1">echo</text:span><text:span text:style-name="T769_2"><text:s/>3.3<text:s/></text:span><text:span text:style-name="T769_3">DIRECTORY</text:span><text:span text:style-name="T769_4"><text:s/></text:span><text:span text:style-name="T769_5">BLOCK</text:span><text:span text:style-name="T769_6"><text:s/></text:span><text:span text:style-name="T769_7">CHAIN</text:span></text:p>
      <text:p text:style-name="P770"><text:span text:style-name="T770_1">echo</text:span></text:p>
      <text:p text:style-name="P771"><text:span text:style-name="T771_1">echo</text:span><text:span text:style-name="T771_2"><text:s/>3.3.1<text:s/></text:span><text:span text:style-name="T771_3">TRACE</text:span><text:span text:style-name="T771_4"><text:s/></text:span><text:span text:style-name="T771_5">DIRECTORY</text:span><text:span text:style-name="T771_6"><text:s/></text:span><text:span text:style-name="T771_7">BLOCK</text:span><text:span text:style-name="T771_8"><text:s/></text:span><text:span text:style-name="T771_9">CHAIN</text:span></text:p>
      <text:p text:style-name="P772"><text:span text:style-name="T772_1">#'</text:span><text:span text:style-name="T772_2">s</text:span><text:span text:style-name="T772_3">/[{}]//</text:span><text:span text:style-name="T772_4">g</text:span><text:span text:style-name="T772_5">'<text:s text:c="2"/>|<text:s/></text:span><text:span text:style-name="T772_6">sed</text:span><text:span text:style-name="T772_7"><text:s/>'</text:span><text:span text:style-name="T772_8">s</text:span><text:span text:style-name="T772_9">/^.//'<text:s text:c="2"/>|<text:s/></text:span><text:span text:style-name="T772_10">sed</text:span><text:span text:style-name="T772_11"><text:s/>'</text:span><text:span text:style-name="T772_12">s</text:span><text:span text:style-name="T772_13">/.$//'</text:span></text:p>
      <text:p text:style-name="P773"><text:span text:style-name="T773_1">HEAD</text:span><text:span text:style-name="T773_2">=$(</text:span><text:span text:style-name="T773_3">factom</text:span><text:span text:style-name="T773_4">-</text:span><text:span text:style-name="T773_5">cli</text:span><text:span text:style-name="T773_6"><text:s/></text:span><text:span text:style-name="T773_7">get</text:span><text:span text:style-name="T773_8"><text:s/></text:span><text:span text:style-name="T773_9">head</text:span><text:span text:style-name="T773_10">)</text:span></text:p>
      <text:p text:style-name="P774"><text:span text:style-name="T774_1">echo</text:span><text:span text:style-name="T774_2"><text:s/>$</text:span><text:span text:style-name="T774_3">HEAD</text:span></text:p>
      <text:p text:style-name="P775"><text:span text:style-name="T775_1">DIRECTORYKEYMERKELROOT</text:span><text:span text:style-name="T775_2">=$</text:span><text:span text:style-name="T775_3">HEAD</text:span></text:p>
      <text:p text:style-name="P776"><text:span text:style-name="T776_1">until</text:span><text:span text:style-name="T776_2"><text:s/>[<text:s/>"$</text:span><text:span text:style-name="T776_3">DIRECTORYKEYMERKELROOT</text:span><text:span text:style-name="T776_4">"<text:s/>=<text:s/>"0000000000000000000000000000000000000000000000000000000000000000"<text:s/>-</text:span><text:span text:style-name="T776_5">o</text:span><text:span text:style-name="T776_6"><text:s/>"$</text:span><text:span text:style-name="T776_7">DIRECTORYKEYMERKELROOT</text:span><text:span text:style-name="T776_8">"<text:s/>=<text:s/>""<text:s/>];<text:s/></text:span><text:span text:style-name="T776_9">do</text:span></text:p>
      <text:p text:style-name="P777"><text:span text:style-name="T777_1"><text:tab/></text:span><text:span text:style-name="T777_2">RESULT</text:span><text:span text:style-name="T777_3">=$(</text:span><text:span text:style-name="T777_4">factom</text:span><text:span text:style-name="T777_5">-</text:span><text:span text:style-name="T777_6">cli</text:span><text:span text:style-name="T777_7"><text:s/></text:span><text:span text:style-name="T777_8">get</text:span><text:span text:style-name="T777_9"><text:s/></text:span><text:span text:style-name="T777_10">dblock</text:span><text:span text:style-name="T777_11"><text:s/>$</text:span><text:span text:style-name="T777_12">DIRECTORYKEYMERKELROOT</text:span><text:span text:style-name="T777_13">)</text:span></text:p>
      <text:p text:style-name="P778"><text:span text:style-name="T778_1">#<text:s text:c="3"/></text:span><text:span text:style-name="T778_2">echo</text:span><text:span text:style-name="T778_3"><text:s/>$</text:span><text:span text:style-name="T778_4">RESULT</text:span></text:p>
      <text:p text:style-name="P779"><text:span text:style-name="T779_1"><text:tab/></text:span><text:span text:style-name="T779_2">DIRECTORYKEYMERKELROOT</text:span><text:span text:style-name="T779_3">=$(</text:span><text:span text:style-name="T779_4">echo</text:span><text:span text:style-name="T779_5"><text:s/>$</text:span><text:span text:style-name="T779_6">RESULT</text:span><text:span text:style-name="T779_7"><text:s/>|<text:s/></text:span><text:span text:style-name="T779_8">awk</text:span><text:span text:style-name="T779_9"><text:s/>'{</text:span><text:span text:style-name="T779_10">printf</text:span><text:span text:style-name="T779_11"><text:s/>$2}')</text:span></text:p>
      <text:p text:style-name="P780"><text:span text:style-name="T780_1"><text:tab/></text:span><text:span text:style-name="T780_2">TIMESTAMP</text:span><text:span text:style-name="T780_3">=$(</text:span><text:span text:style-name="T780_4">echo</text:span><text:span text:style-name="T780_5"><text:s/>$</text:span><text:span text:style-name="T780_6">RESULT</text:span><text:span text:style-name="T780_7"><text:s/>|<text:s/></text:span><text:span text:style-name="T780_8">awk</text:span><text:span text:style-name="T780_9"><text:s/>'{</text:span><text:span text:style-name="T780_10">printf</text:span><text:span text:style-name="T780_11"><text:s/>$4}')<text:s text:c="4"/></text:span></text:p>
      <text:p text:style-name="P781"><text:span text:style-name="T781_1"><text:tab/></text:span><text:span text:style-name="T781_2">SEQNO</text:span><text:span text:style-name="T781_3">=$(</text:span><text:span text:style-name="T781_4">echo</text:span><text:span text:style-name="T781_5"><text:s/>$</text:span><text:span text:style-name="T781_6">RESULT</text:span><text:span text:style-name="T781_7"><text:s/>|<text:s/></text:span><text:span text:style-name="T781_8">awk</text:span><text:span text:style-name="T781_9"><text:s/>'{</text:span><text:span text:style-name="T781_10">printf</text:span><text:span text:style-name="T781_11"><text:s/>$6}')</text:span></text:p>
      <text:p text:style-name="P782"><text:span text:style-name="T782_1"><text:tab/></text:span><text:span text:style-name="T782_2">echo</text:span><text:span text:style-name="T782_3"><text:s/></text:span><text:span text:style-name="T782_4">DIRECTORY</text:span><text:span text:style-name="T782_5"><text:s/></text:span><text:span text:style-name="T782_6">BLOCK</text:span></text:p>
      <text:p text:style-name="P783"><text:span text:style-name="T783_1"><text:tab/></text:span><text:span text:style-name="T783_2">echo</text:span><text:span text:style-name="T783_3"><text:s/>---------------</text:span></text:p>
      <text:p text:style-name="P784"><text:span text:style-name="T784_1"><text:tab/></text:span><text:span text:style-name="T784_2">echo</text:span><text:span text:style-name="T784_3"><text:s/></text:span><text:span text:style-name="T784_4">Previous</text:span><text:span text:style-name="T784_5"><text:s/></text:span><text:span text:style-name="T784_6">Directory</text:span><text:span text:style-name="T784_7"><text:s/></text:span><text:span text:style-name="T784_8">Block</text:span><text:span text:style-name="T784_9"><text:s/></text:span><text:span text:style-name="T784_10">Key</text:span><text:span text:style-name="T784_11"><text:s/></text:span><text:span text:style-name="T784_12">Merkel</text:span><text:span text:style-name="T784_13"><text:s/></text:span><text:span text:style-name="T784_14">Root</text:span><text:span text:style-name="T784_15"><text:s/>-<text:s/></text:span><text:span text:style-name="T784_16">Time</text:span><text:span text:style-name="T784_17"><text:s/></text:span><text:span text:style-name="T784_18">Stamp</text:span><text:span text:style-name="T784_19"><text:s/>-<text:s/></text:span><text:span text:style-name="T784_20">Sequence</text:span><text:span text:style-name="T784_21"><text:s/></text:span><text:span text:style-name="T784_22">Number</text:span></text:p>
      <text:p text:style-name="P785"><text:span text:style-name="T785_1"><text:tab/></text:span><text:span text:style-name="T785_2">echo</text:span><text:span text:style-name="T785_3"><text:s/>$</text:span><text:span text:style-name="T785_4">DIRECTORYKEYMERKELROOT</text:span><text:span text:style-name="T785_5"><text:s/>$</text:span><text:span text:style-name="T785_6">TIMESTAMP</text:span><text:span text:style-name="T785_7"><text:s/>$</text:span><text:span text:style-name="T785_8">SEQNO</text:span></text:p>
      <text:p text:style-name="P786"><text:span text:style-name="T786_1"><text:tab/></text:span><text:span text:style-name="T786_2">echo</text:span></text:p>
      <text:p text:style-name="P787"><text:span text:style-name="T787_1"><text:tab/></text:span><text:span text:style-name="T787_2">EBCHAINIDINDEX</text:span><text:span text:style-name="T787_3">=10</text:span></text:p>
      <text:p text:style-name="P788"><text:span text:style-name="T788_1"><text:tab/></text:span><text:span text:style-name="T788_2">EBCHAINID</text:span><text:span text:style-name="T788_3">=$(</text:span><text:span text:style-name="T788_4">echo</text:span><text:span text:style-name="T788_5"><text:s/>$</text:span><text:span text:style-name="T788_6">RESULT</text:span><text:span text:style-name="T788_7"><text:s/>|<text:s/></text:span><text:span text:style-name="T788_8">awk</text:span><text:span text:style-name="T788_9"><text:s/>'{</text:span><text:span text:style-name="T788_10">printf</text:span><text:span text:style-name="T788_11"><text:s/>$10}')</text:span></text:p>
      <text:p text:style-name="P789"><text:span text:style-name="T789_1"><text:tab/></text:span><text:span text:style-name="T789_2">until</text:span><text:span text:style-name="T789_3"><text:s/>[<text:s/>"$</text:span><text:span text:style-name="T789_4">EBCHAINID</text:span><text:span text:style-name="T789_5">"<text:s/>=<text:s/>""<text:s/>];<text:s/></text:span><text:span text:style-name="T789_6">do</text:span></text:p>
      <text:p text:style-name="P790"><text:span text:style-name="T790_1"><text:s text:c="4"/><text:tab/></text:span><text:span text:style-name="T790_2">EBKEYMERKELROOT</text:span><text:span text:style-name="T790_3">=$(</text:span><text:span text:style-name="T790_4">echo</text:span><text:span text:style-name="T790_5"><text:s/>$</text:span><text:span text:style-name="T790_6">RESULT</text:span><text:span text:style-name="T790_7"><text:s/>|<text:s/></text:span><text:span text:style-name="T790_8">awk</text:span><text:span text:style-name="T790_9"><text:s/>-</text:span><text:span text:style-name="T790_10">v</text:span><text:span text:style-name="T790_11"><text:s/></text:span><text:span text:style-name="T790_12">INDEX</text:span><text:span text:style-name="T790_13">="$(($</text:span><text:span text:style-name="T790_14">EBCHAINIDINDEX</text:span><text:span text:style-name="T790_15"><text:s/>+<text:s/>2))"<text:s/>'{</text:span><text:span text:style-name="T790_16">printf</text:span><text:span text:style-name="T790_17"><text:s/>$</text:span><text:span text:style-name="T790_18">INDEX</text:span><text:span text:style-name="T790_19">}')</text:span></text:p>
      <text:p text:style-name="P791"><text:span text:style-name="T791_1"><text:s text:c="4"/><text:tab/></text:span><text:span text:style-name="T791_2">echo</text:span><text:span text:style-name="T791_3"><text:s/>"<text:tab/>"</text:span><text:span text:style-name="T791_4">ENTRY</text:span><text:span text:style-name="T791_5"><text:s/></text:span><text:span text:style-name="T791_6">BLOCK</text:span></text:p>
      <text:p text:style-name="P792"><text:span text:style-name="T792_1"><text:s text:c="4"/><text:tab/></text:span><text:span text:style-name="T792_2">echo</text:span><text:span text:style-name="T792_3"><text:s/>"<text:tab/>"-----------</text:span></text:p>
      <text:p text:style-name="P793"><text:span text:style-name="T793_1"><text:s text:c="4"/><text:tab/></text:span><text:span text:style-name="T793_2">echo</text:span><text:span text:style-name="T793_3"><text:s/>"<text:tab/>"</text:span><text:span text:style-name="T793_4">Entry</text:span><text:span text:style-name="T793_5"><text:s/></text:span><text:span text:style-name="T793_6">Block</text:span><text:span text:style-name="T793_7"><text:s/></text:span><text:span text:style-name="T793_8">Chain</text:span><text:span text:style-name="T793_9"><text:s/></text:span><text:span text:style-name="T793_10">ID</text:span></text:p>
      <text:p text:style-name="P794"><text:span text:style-name="T794_1"><text:s text:c="4"/><text:tab/></text:span><text:span text:style-name="T794_2">echo</text:span><text:span text:style-name="T794_3"><text:s/>"<text:tab/>"$</text:span><text:span text:style-name="T794_4">EBCHAINID</text:span></text:p>
      <text:p text:style-name="P795"><text:span text:style-name="T795_1"><text:s text:c="4"/><text:tab/></text:span><text:span text:style-name="T795_2">echo</text:span><text:span text:style-name="T795_3"><text:s/>"<text:tab/>"</text:span><text:span text:style-name="T795_4">Entry</text:span><text:span text:style-name="T795_5"><text:s/></text:span><text:span text:style-name="T795_6">Block</text:span><text:span text:style-name="T795_7"><text:s/></text:span><text:span text:style-name="T795_8">Key</text:span><text:span text:style-name="T795_9"><text:s/></text:span><text:span text:style-name="T795_10">Merkel</text:span><text:span text:style-name="T795_11"><text:s/></text:span><text:span text:style-name="T795_12">Root</text:span></text:p>
      <text:p text:style-name="P796"><text:span text:style-name="T796_1"><text:s text:c="4"/><text:tab/></text:span><text:span text:style-name="T796_2">echo</text:span><text:span text:style-name="T796_3"><text:s/>"<text:tab/>"$</text:span><text:span text:style-name="T796_4">EBKEYMERKELROOT</text:span></text:p>
      <text:p text:style-name="P797"><text:span text:style-name="T797_1"><text:s text:c="4"/><text:tab/>((</text:span><text:span text:style-name="T797_2">EBCHAINIDINDEX</text:span><text:span text:style-name="T797_3">+=7))</text:span></text:p>
      <text:p text:style-name="P798"><text:span text:style-name="T798_1"><text:s text:c="4"/><text:tab/></text:span><text:span text:style-name="T798_2">EBCHAINID</text:span><text:span text:style-name="T798_3">=$(</text:span><text:span text:style-name="T798_4">echo</text:span><text:span text:style-name="T798_5"><text:s/>$</text:span><text:span text:style-name="T798_6">RESULT</text:span><text:span text:style-name="T798_7"><text:s/>|<text:s/></text:span><text:span text:style-name="T798_8">awk</text:span><text:span text:style-name="T798_9"><text:s/>-</text:span><text:span text:style-name="T798_10">v</text:span><text:span text:style-name="T798_11"><text:s/></text:span><text:span text:style-name="T798_12">INDEX</text:span><text:span text:style-name="T798_13">="$</text:span><text:span text:style-name="T798_14">EBCHAINIDINDEX</text:span><text:span text:style-name="T798_15">"<text:s/>'{</text:span><text:span text:style-name="T798_16">printf</text:span><text:span text:style-name="T798_17"><text:s/>$</text:span><text:span text:style-name="T798_18">INDEX</text:span><text:span text:style-name="T798_19">}')</text:span></text:p>
      <text:p text:style-name="P799"><text:span text:style-name="T799_1"><text:tab/></text:span><text:span text:style-name="T799_2">echo</text:span></text:p>
      <text:p text:style-name="P800"><text:span text:style-name="T800_1"><text:tab/></text:span><text:span text:style-name="T800_2">done</text:span></text:p>
      <text:p text:style-name="P801"><text:span text:style-name="T801_1">done</text:span></text:p>
      <text:p text:style-name="P802"><text:span text:style-name="T802_1">echo</text:span></text:p>
      <text:p text:style-name="P803"/>
      <text:p text:style-name="P804"/>
      <text:p text:style-name="P805"/>
      <text:p text:style-name="P806"/>
      <text:p text:style-name="P807"/>
      <text:p text:style-name="P808"/>
      <text:p text:style-name="P809"/>
      <text:p text:style-name="P810"/>
      <text:p text:style-name="P81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